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cef2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6262"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769c"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e3f3"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cef2b" officeooo:paragraph-rsid="000cef2b"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6262" officeooo:paragraph-rsid="000e6262"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769c" officeooo:paragraph-rsid="000ee3f3"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6cbb" officeooo:paragraph-rsid="00136cbb"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3ca1d"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448f4d"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20e49a" style:font-style-asian="normal" style:font-weight-asian="normal"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31432e"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6c563" officeooo:paragraph-rsid="0016c563"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b3988" officeooo:paragraph-rsid="000cef2b"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25c5d5" style:font-style-asian="normal" style:font-weight-asian="normal"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31432e" style:font-style-asian="normal" style:font-weight-asian="normal"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5c5d5" style:font-style-asian="normal" style:font-weight-asian="normal"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f740b"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9575f" officeooo:paragraph-rsid="002f740b"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af0f2" officeooo:paragraph-rsid="002f740b"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cfdb2" officeooo:paragraph-rsid="002f740b"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0ead2" officeooo:paragraph-rsid="00448f4d"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56e10" officeooo:paragraph-rsid="00456e10"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71066" officeooo:paragraph-rsid="00456e10"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2b3d4" officeooo:paragraph-rsid="0020e49a"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4bce25"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58ece2" style:font-style-asian="normal" style:font-weight-asian="normal" style:font-style-complex="normal" style:font-weight-complex="normal" fo:hyphenate="true" fo:hyphenation-remain-char-count="2" fo:hyphenation-push-char-count="2"/>
    </style:style>
    <style:style style:name="P3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5cd49" officeooo:paragraph-rsid="004bce25"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8ece2" officeooo:paragraph-rsid="0058ece2" style:font-style-asian="normal" style:font-weight-asian="normal" style:font-style-complex="normal" style:font-weight-complex="normal" fo:hyphenate="true" fo:hyphenation-remain-char-count="2" fo:hyphenation-push-char-count="2"/>
    </style:style>
    <style:style style:name="P4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995a0" officeooo:paragraph-rsid="0058ece2"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a0eb7" officeooo:paragraph-rsid="0058ece2" style:font-style-asian="normal" style:font-weight-asian="normal" style:font-style-complex="normal" style:font-weight-complex="normal" fo:hyphenate="true" fo:hyphenation-remain-char-count="2" fo:hyphenation-push-char-count="2"/>
    </style:style>
    <style:style style:name="P4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b7f57" officeooo:paragraph-rsid="0058ece2" style:font-style-asian="normal" style:font-weight-asian="normal" style:font-style-complex="normal" style:font-weight-complex="normal" fo:hyphenate="true" fo:hyphenation-remain-char-count="2" fo:hyphenation-push-char-count="2"/>
    </style:style>
    <style:style style:name="P4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ce06f" officeooo:paragraph-rsid="0058ece2" style:font-style-asian="normal" style:font-weight-asian="normal" style:font-style-complex="normal" style:font-weight-complex="normal" fo:hyphenate="true" fo:hyphenation-remain-char-count="2" fo:hyphenation-push-char-count="2"/>
    </style:style>
    <style:style style:name="P4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8ece2" style:font-style-asian="normal" style:font-weight-asian="normal" style:font-style-complex="normal" style:font-weight-complex="normal" fo:hyphenate="true" fo:hyphenation-remain-char-count="2" fo:hyphenation-push-char-count="2"/>
    </style:style>
    <style:style style:name="P4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d372b" style:font-style-asian="normal" style:font-weight-asian="normal" style:font-style-complex="normal" style:font-weight-complex="normal" fo:hyphenate="true" fo:hyphenation-remain-char-count="2" fo:hyphenation-push-char-count="2"/>
    </style:style>
    <style:style style:name="P4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5d372b" style:font-style-asian="normal" style:font-weight-asian="normal" style:font-style-complex="normal" style:font-weight-complex="normal" fo:hyphenate="true" fo:hyphenation-remain-char-count="2" fo:hyphenation-push-char-count="2"/>
    </style:style>
    <style:style style:name="P4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4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5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5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5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5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5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bold" style:font-style-asian="italic" style:font-weight-asian="bold" style:font-style-complex="italic" style:font-weight-complex="bold" fo:hyphenate="true" fo:hyphenation-remain-char-count="2" fo:hyphenation-push-char-count="2"/>
    </style:style>
    <style:style style:name="P5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style:font-style-asian="italic" style:font-weight-asian="normal" style:font-style-complex="italic" style:font-weight-complex="normal" fo:hyphenate="true" fo:hyphenation-remain-char-count="2" fo:hyphenation-push-char-count="2"/>
    </style:style>
    <style:style style:name="P5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25c5d5" officeooo:paragraph-rsid="0025c5d5" style:font-style-asian="italic" style:font-weight-asian="normal" style:font-style-complex="italic" style:font-weight-complex="normal" fo:hyphenate="true" fo:hyphenation-remain-char-count="2" fo:hyphenation-push-char-count="2"/>
    </style:style>
    <style:style style:name="P5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56e10" style:font-style-asian="italic" style:font-weight-asian="normal" style:font-style-complex="italic" style:font-weight-complex="normal" fo:hyphenate="true" fo:hyphenation-remain-char-count="2" fo:hyphenation-push-char-count="2"/>
    </style:style>
    <style:style style:name="P5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81481" style:font-style-asian="italic" style:font-weight-asian="normal" style:font-style-complex="italic" style:font-weight-complex="normal" fo:hyphenate="true" fo:hyphenation-remain-char-count="2" fo:hyphenation-push-char-count="2"/>
    </style:style>
    <style:style style:name="P6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9f7b9" style:font-style-asian="italic" style:font-weight-asian="normal" style:font-style-complex="italic" style:font-weight-complex="normal" fo:hyphenate="true" fo:hyphenation-remain-char-count="2" fo:hyphenation-push-char-count="2"/>
    </style:style>
    <style:style style:name="P6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bce25" style:font-style-asian="italic" style:font-weight-asian="normal" style:font-style-complex="italic" style:font-weight-complex="normal" fo:hyphenate="true" fo:hyphenation-remain-char-count="2" fo:hyphenation-push-char-count="2"/>
    </style:style>
    <style:style style:name="P6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56e10" officeooo:paragraph-rsid="00456e10" style:font-style-asian="italic" style:font-weight-asian="normal" style:font-style-complex="italic" style:font-weight-complex="normal" fo:hyphenate="true" fo:hyphenation-remain-char-count="2" fo:hyphenation-push-char-count="2"/>
    </style:style>
    <style:style style:name="P6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71066" officeooo:paragraph-rsid="00456e10" style:font-style-asian="italic" style:font-weight-asian="normal" style:font-style-complex="italic" style:font-weight-complex="normal" fo:hyphenate="true" fo:hyphenation-remain-char-count="2" fo:hyphenation-push-char-count="2"/>
    </style:style>
    <style:style style:name="P6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81481" style:font-style-asian="italic" style:font-weight-asian="normal" style:font-style-complex="italic" style:font-weight-complex="normal" fo:hyphenate="true" fo:hyphenation-remain-char-count="2" fo:hyphenation-push-char-count="2"/>
    </style:style>
    <style:style style:name="P6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9f7b9" style:font-style-asian="italic" style:font-weight-asian="normal" style:font-style-complex="italic" style:font-weight-complex="normal" fo:hyphenate="true" fo:hyphenation-remain-char-count="2" fo:hyphenation-push-char-count="2"/>
    </style:style>
    <style:style style:name="P6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9f7b9" officeooo:paragraph-rsid="004bce25" style:font-style-asian="italic" style:font-weight-asian="normal" style:font-style-complex="italic" style:font-weight-complex="normal" fo:hyphenate="true" fo:hyphenation-remain-char-count="2" fo:hyphenation-push-char-count="2"/>
    </style:style>
    <style:style style:name="P67"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hyphenate="true" fo:hyphenation-remain-char-count="2" fo:hyphenation-push-char-count="2"/>
    </style:style>
    <style:style style:name="P68"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bold" style:font-weight-asian="bold" style:font-weight-complex="bold" fo:hyphenate="true" fo:hyphenation-remain-char-count="2" fo:hyphenation-push-char-count="2"/>
    </style:style>
    <style:style style:name="P69"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style:font-style-asian="italic" style:font-style-complex="italic" fo:hyphenate="true" fo:hyphenation-remain-char-count="2" fo:hyphenation-push-char-count="2"/>
    </style:style>
    <style:style style:name="P70"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normal" style:font-style-asian="italic" style:font-weight-asian="normal" style:font-style-complex="italic" style:font-weight-complex="normal" fo:hyphenate="true" fo:hyphenation-remain-char-count="2" fo:hyphenation-push-char-count="2"/>
    </style:style>
    <style:style style:name="P71"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bold" style:font-style-asian="italic" style:font-weight-asian="bold" style:font-style-complex="italic" style:font-weight-complex="bold" fo:hyphenate="true" fo:hyphenation-remain-char-count="2" fo:hyphenation-push-char-count="2"/>
    </style:style>
    <style:style style:name="P72"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style:font-style-asian="normal" style:font-style-complex="normal" fo:hyphenate="true" fo:hyphenation-remain-char-count="2" fo:hyphenation-push-char-count="2"/>
    </style:style>
    <style:style style:name="P73"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74"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5"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normal" style:font-weight-asian="normal" style:font-weight-complex="normal" fo:hyphenate="true" fo:hyphenation-remain-char-count="2" fo:hyphenation-push-char-count="2"/>
    </style:style>
    <style:style style:name="P76"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7"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bold" style:font-style-asian="normal" style:font-weight-asian="bold" style:font-style-complex="normal" style:font-weight-complex="bold" fo:hyphenate="true" fo:hyphenation-remain-char-count="2" fo:hyphenation-push-char-count="2"/>
    </style:style>
    <style:style style:name="P78"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italic" fo:font-weight="normal" style:font-style-asian="italic" style:font-weight-asian="normal" style:font-style-complex="italic" style:font-weight-complex="normal" fo:hyphenate="true" fo:hyphenation-remain-char-count="2" fo:hyphenation-push-char-count="2"/>
    </style:style>
    <style:style style:name="P79" style:family="paragraph" style:parent-style-name="Standard">
      <style:paragraph-properties fo:text-align="justify" style:justify-single-word="false" fo:hyphenation-ladder-count="no-limit">
        <style:tab-stops>
          <style:tab-stop style:position="0.344cm"/>
        </style:tab-stops>
      </style:paragraph-properties>
      <style:text-properties fo:hyphenate="true" fo:hyphenation-remain-char-count="2" fo:hyphenation-push-char-count="2"/>
    </style:style>
    <style:style style:name="P80" style:family="paragraph" style:parent-style-name="Standard">
      <style:paragraph-properties fo:text-align="justify" style:justify-single-word="false" fo:hyphenation-ladder-count="no-limit">
        <style:tab-stops>
          <style:tab-stop style:position="0.344cm"/>
        </style:tab-stops>
      </style:paragraph-properties>
      <style:text-properties fo:font-weight="bold" style:font-weight-asian="bold" style:font-weight-complex="bold" fo:hyphenate="true" fo:hyphenation-remain-char-count="2" fo:hyphenation-push-char-count="2"/>
    </style:style>
    <style:style style:name="P81" style:family="paragraph" style:parent-style-name="Standard">
      <style:paragraph-properties fo:text-align="justify" style:justify-single-word="false" fo:hyphenation-ladder-count="no-limit">
        <style:tab-stops>
          <style:tab-stop style:position="0.344cm"/>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82"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8ece2" style:font-style-asian="normal" style:font-style-complex="normal" fo:hyphenate="true" fo:hyphenation-remain-char-count="2" fo:hyphenation-push-char-count="2"/>
    </style:style>
    <style:style style:name="P83"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d372b" style:font-style-asian="normal" style:font-style-complex="normal" fo:hyphenate="true" fo:hyphenation-remain-char-count="2" fo:hyphenation-push-char-count="2"/>
    </style:style>
    <style:style style:name="P84"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e9025" style:font-style-asian="normal" style:font-style-complex="normal" fo:hyphenate="true" fo:hyphenation-remain-char-count="2" fo:hyphenation-push-char-count="2"/>
    </style:style>
    <style:style style:name="P85"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013ce" officeooo:paragraph-rsid="0058ece2" style:font-style-asian="normal" style:font-style-complex="normal" fo:hyphenate="true" fo:hyphenation-remain-char-count="2" fo:hyphenation-push-char-count="2"/>
    </style:style>
    <style:style style:name="P86"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21c95" officeooo:paragraph-rsid="0058ece2" style:font-style-asian="normal" style:font-style-complex="normal" fo:hyphenate="true" fo:hyphenation-remain-char-count="2" fo:hyphenation-push-char-count="2"/>
    </style:style>
    <style:style style:name="P87"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013ce" officeooo:paragraph-rsid="0058ece2" style:font-style-asian="italic" style:font-style-complex="italic" fo:hyphenate="true" fo:hyphenation-remain-char-count="2" fo:hyphenation-push-char-count="2"/>
    </style:style>
    <style:style style:name="P88"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21c95" officeooo:paragraph-rsid="0058ece2" style:font-style-asian="italic" style:font-style-complex="italic" fo:hyphenate="true" fo:hyphenation-remain-char-count="2" fo:hyphenation-push-char-count="2"/>
    </style:style>
    <style:style style:name="P89" style:family="paragraph" style:parent-style-name="Standard" style:master-page-name="">
      <style:paragraph-properties fo:text-align="justify" style:justify-single-word="false" fo:hyphenation-ladder-count="no-limit" style:page-number="auto" fo:break-before="page">
        <style:tab-stops>
          <style:tab-stop style:position="0.344cm"/>
        </style:tab-stops>
      </style:paragraph-properties>
      <style:text-properties style:text-position="0% 100%"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9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9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9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9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9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9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9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9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9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9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10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10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10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10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10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10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10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10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10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10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11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11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11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11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11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11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11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11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11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11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12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12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12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12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12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12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12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12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12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12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13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13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13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13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13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13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13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13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13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13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14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14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14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14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14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14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14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14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14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14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15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15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15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15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15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15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15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15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15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15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16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6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6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6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6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6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6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6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paragraph-rsid="008965da" fo:hyphenate="true" fo:hyphenation-remain-char-count="2" fo:hyphenation-push-char-count="2"/>
    </style:style>
    <style:style style:name="P16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rsid="008965da" officeooo:paragraph-rsid="008965da" fo:hyphenate="true" fo:hyphenation-remain-char-count="2" fo:hyphenation-push-char-count="2"/>
    </style:style>
    <style:style style:name="P169" style:family="paragraph" style:parent-style-name="Standard" style:master-page-name="">
      <style:paragraph-properties fo:margin-left="0cm" fo:margin-right="0cm" fo:text-align="justify" style:justify-single-word="false" fo:hyphenation-ladder-count="no-limit" fo:text-indent="0.499cm" style:auto-text-indent="false" style:page-number="auto"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7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7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7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18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18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18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18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18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19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19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19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19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19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19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19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0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3078d" officeooo:paragraph-rsid="00a3078d" style:font-style-asian="italic" style:font-weight-asian="normal" style:font-style-complex="italic" style:font-weight-complex="normal" fo:hyphenate="true" fo:hyphenation-remain-char-count="2" fo:hyphenation-push-char-count="2"/>
    </style:style>
    <style:style style:name="P20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0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0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0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0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0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0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0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0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1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1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1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13" style:family="paragraph" style:parent-style-name="Standard">
      <style:paragraph-properties fo:text-align="justify" style:justify-single-word="false" fo:hyphenation-ladder-count="no-limit" fo:break-before="page">
        <style:tab-stops>
          <style:tab-stop style:position="0.344cm"/>
        </style:tab-stops>
      </style:paragraph-properties>
      <style:text-properties fo:font-variant="normal" fo:text-transform="none" fo:color="#252525" fo:letter-spacing="normal" fo:language="de" fo:country="DE" fo:font-style="normal" fo:font-weight="normal" officeooo:rsid="001f9a38" officeooo:paragraph-rsid="001f9a38" style:font-style-asian="normal" style:font-weight-asian="normal" style:font-style-complex="normal" style:font-weight-complex="normal" fo:hyphenate="true" fo:hyphenation-remain-char-count="2" fo:hyphenation-push-char-count="2"/>
    </style:style>
    <style:style style:name="P214" style:family="paragraph" style:parent-style-name="Heading_20_1">
      <style:text-properties officeooo:paragraph-rsid="005a0eb7"/>
    </style:style>
    <style:style style:name="P215" style:family="paragraph" style:parent-style-name="Heading_20_1">
      <style:text-properties fo:language="de" fo:country="DE"/>
    </style:style>
    <style:style style:name="P216" style:family="paragraph" style:parent-style-name="Heading_20_1">
      <style:text-properties fo:font-style="normal" officeooo:rsid="0020e49a" style:font-style-asian="normal" style:font-style-complex="normal"/>
    </style:style>
    <style:style style:name="P217" style:family="paragraph" style:parent-style-name="Heading_20_1">
      <style:paragraph-properties>
        <style:tab-stops>
          <style:tab-stop style:position="12.435cm"/>
        </style:tab-stops>
      </style:paragraph-properties>
      <style:text-properties fo:font-style="normal" officeooo:rsid="001e7a5c" style:font-style-asian="normal" style:font-style-complex="normal"/>
    </style:style>
    <style:style style:name="P218" style:family="paragraph" style:parent-style-name="Heading_20_1">
      <style:paragraph-properties fo:break-before="page"/>
    </style:style>
    <style:style style:name="P219" style:family="paragraph" style:parent-style-name="Contents_20_Heading" style:master-page-name="">
      <style:paragraph-properties style:page-number="auto"/>
    </style:style>
    <style:style style:name="P22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9506c" style:font-style-asian="italic" style:font-style-complex="italic"/>
    </style:style>
    <style:style style:name="T3" style:family="text">
      <style:text-properties fo:font-style="italic" officeooo:rsid="000b3988" style:font-style-asian="italic" style:font-style-complex="italic"/>
    </style:style>
    <style:style style:name="T4" style:family="text">
      <style:text-properties fo:font-style="italic" officeooo:rsid="000cef2b" style:font-style-asian="italic" style:font-style-complex="italic"/>
    </style:style>
    <style:style style:name="T5" style:family="text">
      <style:text-properties fo:font-style="italic" officeooo:rsid="000e6262" style:font-style-asian="italic" style:font-style-complex="italic"/>
    </style:style>
    <style:style style:name="T6" style:family="text">
      <style:text-properties fo:font-style="italic" officeooo:rsid="000e769c" style:font-style-asian="italic" style:font-style-complex="italic"/>
    </style:style>
    <style:style style:name="T7" style:family="text">
      <style:text-properties fo:font-style="italic" officeooo:rsid="000ee3f3" style:font-style-asian="italic" style:font-style-complex="italic"/>
    </style:style>
    <style:style style:name="T8" style:family="text">
      <style:text-properties fo:font-style="italic" officeooo:rsid="0012c39e" style:font-style-asian="italic" style:font-style-complex="italic"/>
    </style:style>
    <style:style style:name="T9" style:family="text">
      <style:text-properties fo:font-style="italic" officeooo:rsid="00136cbb" style:font-style-asian="italic" style:font-style-complex="italic"/>
    </style:style>
    <style:style style:name="T10" style:family="text">
      <style:text-properties fo:font-style="italic" officeooo:rsid="0013ca1d" style:font-style-asian="italic" style:font-style-complex="italic"/>
    </style:style>
    <style:style style:name="T11" style:family="text">
      <style:text-properties fo:font-style="italic" officeooo:rsid="002dbcc5" style:font-style-asian="italic" style:font-style-complex="italic"/>
    </style:style>
    <style:style style:name="T12" style:family="text">
      <style:text-properties fo:font-style="italic" officeooo:rsid="002f740b" style:font-style-asian="italic" style:font-style-complex="italic"/>
    </style:style>
    <style:style style:name="T13" style:family="text">
      <style:text-properties fo:font-style="italic" officeooo:rsid="0031432e" style:font-style-asian="italic" style:font-style-complex="italic"/>
    </style:style>
    <style:style style:name="T14" style:family="text">
      <style:text-properties fo:font-style="italic" officeooo:rsid="00377108" style:font-style-asian="italic" style:font-style-complex="italic"/>
    </style:style>
    <style:style style:name="T15" style:family="text">
      <style:text-properties fo:font-style="italic" officeooo:rsid="0039575f" style:font-style-asian="italic" style:font-style-complex="italic"/>
    </style:style>
    <style:style style:name="T16" style:family="text">
      <style:text-properties fo:font-style="italic" officeooo:rsid="003af0f2" style:font-style-asian="italic" style:font-style-complex="italic"/>
    </style:style>
    <style:style style:name="T17" style:family="text">
      <style:text-properties fo:font-style="italic" officeooo:rsid="003cfdb2" style:font-style-asian="italic" style:font-style-complex="italic"/>
    </style:style>
    <style:style style:name="T18" style:family="text">
      <style:text-properties fo:font-style="italic" officeooo:rsid="00456e10" style:font-style-asian="italic" style:font-style-complex="italic"/>
    </style:style>
    <style:style style:name="T19" style:family="text">
      <style:text-properties fo:font-style="italic" officeooo:rsid="00539b5d" style:font-style-asian="italic" style:font-style-complex="italic"/>
    </style:style>
    <style:style style:name="T20" style:family="text">
      <style:text-properties fo:font-style="italic" officeooo:rsid="0055cd49" style:font-style-asian="italic" style:font-style-complex="italic"/>
    </style:style>
    <style:style style:name="T21" style:family="text">
      <style:text-properties fo:font-style="italic" officeooo:rsid="001013ce" style:font-style-asian="italic" style:font-style-complex="italic"/>
    </style:style>
    <style:style style:name="T22" style:family="text">
      <style:text-properties fo:font-style="italic" officeooo:rsid="00121c95" style:font-style-asian="italic" style:font-style-complex="italic"/>
    </style:style>
    <style:style style:name="T23" style:family="text">
      <style:text-properties fo:font-style="italic" officeooo:rsid="0060a04a" style:font-style-asian="italic" style:font-style-complex="italic"/>
    </style:style>
    <style:style style:name="T24" style:family="text">
      <style:text-properties fo:font-style="italic" officeooo:rsid="0062a79f" style:font-style-asian="italic" style:font-style-complex="italic"/>
    </style:style>
    <style:style style:name="T25" style:family="text">
      <style:text-properties fo:font-style="italic" officeooo:rsid="00635308" style:font-style-asian="italic" style:font-style-complex="italic"/>
    </style:style>
    <style:style style:name="T26" style:family="text">
      <style:text-properties fo:font-style="italic" officeooo:rsid="00652569" style:font-style-asian="italic" style:font-style-complex="italic"/>
    </style:style>
    <style:style style:name="T27" style:family="text">
      <style:text-properties fo:font-style="italic" officeooo:rsid="00661168" style:font-style-asian="italic" style:font-style-complex="italic"/>
    </style:style>
    <style:style style:name="T28" style:family="text">
      <style:text-properties fo:font-style="italic" officeooo:rsid="0067422c"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1afa9b" style:font-style-asian="italic" style:font-weight-asian="normal" style:font-style-complex="italic" style:font-weight-complex="normal"/>
    </style:style>
    <style:style style:name="T31" style:family="text">
      <style:text-properties fo:font-style="italic" style:text-underline-style="none" fo:font-weight="normal" style:font-style-asian="italic" style:font-weight-asian="normal" style:font-style-complex="italic" style:font-weight-complex="normal"/>
    </style:style>
    <style:style style:name="T32" style:family="text">
      <style:text-properties fo:font-style="italic" style:text-underline-style="none" officeooo:rsid="00635308"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456e10" style:font-style-asian="normal" style:font-style-complex="normal"/>
    </style:style>
    <style:style style:name="T35" style:family="text">
      <style:text-properties fo:font-style="normal" officeooo:rsid="00471066" style:font-style-asian="normal" style:font-style-complex="normal"/>
    </style:style>
    <style:style style:name="T36" style:family="text">
      <style:text-properties fo:font-style="normal" officeooo:rsid="0049f7b9" style:font-style-asian="normal" style:font-style-complex="normal"/>
    </style:style>
    <style:style style:name="T37" style:family="text">
      <style:text-properties fo:font-style="normal" officeooo:rsid="004bce25" style:font-style-asian="normal" style:font-style-complex="normal"/>
    </style:style>
    <style:style style:name="T38" style:family="text">
      <style:text-properties fo:font-style="normal" officeooo:rsid="004ce20e" style:font-style-asian="normal" style:font-style-complex="normal"/>
    </style:style>
    <style:style style:name="T39" style:family="text">
      <style:text-properties fo:font-style="normal" officeooo:rsid="004f8be0" style:font-style-asian="normal" style:font-style-complex="normal"/>
    </style:style>
    <style:style style:name="T40" style:family="text">
      <style:text-properties fo:font-style="normal" officeooo:rsid="0073b719" style:font-style-asian="normal" style:font-style-complex="normal"/>
    </style:style>
    <style:style style:name="T41" style:family="text">
      <style:text-properties fo:font-style="normal" officeooo:rsid="0073fd50" style:font-style-asian="normal" style:font-style-complex="normal"/>
    </style:style>
    <style:style style:name="T42" style:family="text">
      <style:text-properties fo:font-style="normal" officeooo:rsid="00740af0" style:font-style-asian="normal" style:font-style-complex="normal"/>
    </style:style>
    <style:style style:name="T43" style:family="text">
      <style:text-properties fo:font-style="normal" officeooo:rsid="0075fbf0" style:font-style-asian="normal" style:font-style-complex="normal"/>
    </style:style>
    <style:style style:name="T44" style:family="text">
      <style:text-properties fo:font-style="normal" officeooo:rsid="007695d3" style:font-style-asian="normal" style:font-style-complex="normal"/>
    </style:style>
    <style:style style:name="T45" style:family="text">
      <style:text-properties fo:font-style="normal" officeooo:rsid="007921ba" style:font-style-asian="normal" style:font-style-complex="normal"/>
    </style:style>
    <style:style style:name="T46" style:family="text">
      <style:text-properties fo:font-style="normal" officeooo:rsid="007a2bed" style:font-style-asian="normal" style:font-style-complex="normal"/>
    </style:style>
    <style:style style:name="T47" style:family="text">
      <style:text-properties fo:font-style="normal" officeooo:rsid="001e0680" style:font-style-asian="normal" style:font-style-complex="normal"/>
    </style:style>
    <style:style style:name="T48" style:family="text">
      <style:text-properties fo:font-style="normal" officeooo:rsid="001e7a5c" style:font-style-asian="normal" style:font-style-complex="normal"/>
    </style:style>
    <style:style style:name="T49" style:family="text">
      <style:text-properties fo:font-style="normal" officeooo:rsid="007c1bd8" style:font-style-asian="normal" style:font-style-complex="normal"/>
    </style:style>
    <style:style style:name="T50" style:family="text">
      <style:text-properties fo:font-style="normal" officeooo:rsid="007ea58f" style:font-style-asian="normal" style:font-style-complex="normal"/>
    </style:style>
    <style:style style:name="T51" style:family="text">
      <style:text-properties fo:font-style="normal" officeooo:rsid="0081268f" style:font-style-asian="normal" style:font-style-complex="normal"/>
    </style:style>
    <style:style style:name="T52" style:family="text">
      <style:text-properties fo:font-style="normal" officeooo:rsid="0082b36e" style:font-style-asian="normal" style:font-style-complex="normal"/>
    </style:style>
    <style:style style:name="T53" style:family="text">
      <style:text-properties fo:font-style="normal" officeooo:rsid="00843ea0" style:font-style-asian="normal" style:font-style-complex="normal"/>
    </style:style>
    <style:style style:name="T54" style:family="text">
      <style:text-properties fo:font-style="normal" officeooo:rsid="0084b9ea" style:font-style-asian="normal" style:font-style-complex="normal"/>
    </style:style>
    <style:style style:name="T55" style:family="text">
      <style:text-properties fo:font-style="normal" officeooo:rsid="0085d3da" style:font-style-asian="normal" style:font-style-complex="normal"/>
    </style:style>
    <style:style style:name="T56" style:family="text">
      <style:text-properties fo:font-style="normal" officeooo:rsid="0087d43b" style:font-style-asian="normal" style:font-style-complex="normal"/>
    </style:style>
    <style:style style:name="T57" style:family="text">
      <style:text-properties fo:font-style="normal" officeooo:rsid="0088e38d" style:font-style-asian="normal" style:font-style-complex="normal"/>
    </style:style>
    <style:style style:name="T58" style:family="text">
      <style:text-properties fo:font-style="normal" officeooo:rsid="008965da" style:font-style-asian="normal" style:font-style-complex="normal"/>
    </style:style>
    <style:style style:name="T59" style:family="text">
      <style:text-properties fo:font-style="normal" officeooo:rsid="00936a9d" style:font-style-asian="normal" style:font-style-complex="normal"/>
    </style:style>
    <style:style style:name="T60" style:family="text">
      <style:text-properties fo:font-style="normal" officeooo:rsid="0093b281" style:font-style-asian="normal" style:font-style-complex="normal"/>
    </style:style>
    <style:style style:name="T61" style:family="text">
      <style:text-properties fo:font-style="normal" officeooo:rsid="00947d98" style:font-style-asian="normal" style:font-style-complex="normal"/>
    </style:style>
    <style:style style:name="T62" style:family="text">
      <style:text-properties fo:font-style="normal" officeooo:rsid="00973fca" style:font-style-asian="normal" style:font-style-complex="normal"/>
    </style:style>
    <style:style style:name="T63" style:family="text">
      <style:text-properties fo:font-style="normal" officeooo:rsid="009a19f6" style:font-style-asian="normal" style:font-style-complex="normal"/>
    </style:style>
    <style:style style:name="T64" style:family="text">
      <style:text-properties fo:font-style="normal" officeooo:rsid="009bddba" style:font-style-asian="normal" style:font-style-complex="normal"/>
    </style:style>
    <style:style style:name="T65" style:family="text">
      <style:text-properties fo:font-style="normal" officeooo:rsid="0074a41f" style:font-style-asian="normal" style:font-style-complex="normal"/>
    </style:style>
    <style:style style:name="T66" style:family="text">
      <style:text-properties fo:font-style="normal" officeooo:rsid="00a1a711" style:font-style-asian="normal" style:font-style-complex="normal"/>
    </style:style>
    <style:style style:name="T67" style:family="text">
      <style:text-properties fo:font-style="normal" officeooo:rsid="00a1d164" style:font-style-asian="normal" style:font-style-complex="normal"/>
    </style:style>
    <style:style style:name="T68" style:family="text">
      <style:text-properties fo:font-style="normal" officeooo:rsid="00a3078d" style:font-style-asian="normal" style:font-style-complex="normal"/>
    </style:style>
    <style:style style:name="T69" style:family="text">
      <style:text-properties fo:font-style="normal" officeooo:rsid="00a39aef" style:font-style-asian="normal" style:font-style-complex="normal"/>
    </style:style>
    <style:style style:name="T70" style:family="text">
      <style:text-properties fo:font-style="normal" officeooo:rsid="00a6dded" style:font-style-asian="normal" style:font-style-complex="normal"/>
    </style:style>
    <style:style style:name="T71" style:family="text">
      <style:text-properties fo:font-style="normal" officeooo:rsid="00a9dfd3" style:font-style-asian="normal" style:font-style-complex="normal"/>
    </style:style>
    <style:style style:name="T72" style:family="text">
      <style:text-properties fo:font-style="normal" officeooo:rsid="00aa4671" style:font-style-asian="normal" style:font-style-complex="normal"/>
    </style:style>
    <style:style style:name="T73" style:family="text">
      <style:text-properties fo:font-style="normal" officeooo:rsid="00ad13da" style:font-style-asian="normal" style:font-style-complex="normal"/>
    </style:style>
    <style:style style:name="T74" style:family="text">
      <style:text-properties fo:font-style="normal" officeooo:rsid="00ad51d1" style:font-style-asian="normal" style:font-style-complex="normal"/>
    </style:style>
    <style:style style:name="T75" style:family="text">
      <style:text-properties fo:font-style="normal" officeooo:rsid="00ae3d84" style:font-style-asian="normal" style:font-style-complex="normal"/>
    </style:style>
    <style:style style:name="T76" style:family="text">
      <style:text-properties fo:font-style="normal" officeooo:rsid="00af0ef8" style:font-style-asian="normal" style:font-style-complex="normal"/>
    </style:style>
    <style:style style:name="T77" style:family="text">
      <style:text-properties fo:font-style="normal" officeooo:rsid="00affd3e"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weight="normal" style:font-weight-asian="normal" style:font-weight-complex="normal"/>
    </style:style>
    <style:style style:name="T80" style:family="text">
      <style:text-properties style:text-position="0% 100%" fo:font-style="normal" fo:font-weight="normal" style:font-style-asian="normal" style:font-weight-asian="normal" style:font-style-complex="normal" style:font-weight-complex="normal"/>
    </style:style>
    <style:style style:name="T81" style:family="text">
      <style:text-properties style:text-position="0% 100%" fo:font-weight="normal" style:font-weight-asian="normal" style:font-weight-complex="normal"/>
    </style:style>
    <style:style style:name="T82" style:family="text">
      <style:text-properties style:text-position="0% 100%" officeooo:rsid="0060a04a"/>
    </style:style>
    <style:style style:name="T83" style:family="text">
      <style:text-properties style:text-underline-style="none" fo:font-weight="normal" style:font-weight-asian="normal" style:font-weight-complex="normal"/>
    </style:style>
    <style:style style:name="T84" style:family="text">
      <style:text-properties style:text-underline-style="none" officeooo:rsid="0062a79f"/>
    </style:style>
    <style:style style:name="T85" style:family="text">
      <style:text-properties fo:font-variant="normal" fo:text-transform="none" fo:color="#252525" fo:letter-spacing="normal" fo:font-weight="normal" style:font-weight-asian="normal" style:font-weight-complex="normal"/>
    </style:style>
    <style:style style:name="T86"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87"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88" style:family="text">
      <style:text-properties fo:font-variant="normal" fo:text-transform="none" fo:color="#252525" fo:letter-spacing="normal" fo:language="de" fo:country="DE" fo:font-style="normal" fo:font-weight="normal" style:font-style-asian="normal" style:font-weight-asian="normal" style:font-style-complex="normal" style:font-weight-complex="normal"/>
    </style:style>
    <style:style style:name="T89" style:family="text">
      <style:text-properties fo:font-variant="normal" fo:text-transform="none" fo:color="#252525" fo:letter-spacing="normal" fo:language="de" fo:country="DE" fo:font-style="normal" fo:font-weight="normal" officeooo:rsid="0014f9e1" style:font-style-asian="normal" style:font-weight-asian="normal" style:font-style-complex="normal" style:font-weight-complex="normal"/>
    </style:style>
    <style:style style:name="T90" style:family="text">
      <style:text-properties fo:font-variant="normal" fo:text-transform="none" fo:color="#252525" fo:letter-spacing="normal" fo:language="de" fo:country="DE" fo:font-style="normal" fo:font-weight="normal" officeooo:rsid="00554bc6" style:font-style-asian="normal" style:font-weight-asian="normal" style:font-style-complex="normal" style:font-weight-complex="normal"/>
    </style:style>
    <style:style style:name="T91" style:family="text">
      <style:text-properties fo:font-variant="normal" fo:text-transform="none" fo:color="#252525" fo:letter-spacing="normal" fo:language="de" fo:country="DE" fo:font-style="normal" fo:font-weight="normal" officeooo:rsid="0088e38d" style:font-style-asian="normal" style:font-weight-asian="normal" style:font-style-complex="normal" style:font-weight-complex="normal"/>
    </style:style>
    <style:style style:name="T92" style:family="text">
      <style:text-properties fo:font-variant="normal" fo:text-transform="none" fo:color="#252525" fo:letter-spacing="normal" fo:language="de" fo:country="DE" fo:font-style="normal" fo:font-weight="normal" officeooo:rsid="008965da" style:font-style-asian="normal" style:font-weight-asian="normal" style:font-style-complex="normal" style:font-weight-complex="normal"/>
    </style:style>
    <style:style style:name="T93" style:family="text">
      <style:text-properties fo:font-variant="normal" fo:text-transform="none" fo:color="#252525" fo:letter-spacing="normal" fo:language="de" fo:country="DE" fo:font-style="normal" fo:font-weight="normal" officeooo:rsid="0089b089" style:font-style-asian="normal" style:font-weight-asian="normal" style:font-style-complex="normal" style:font-weight-complex="normal"/>
    </style:style>
    <style:style style:name="T94" style:family="text">
      <style:text-properties fo:font-variant="normal" fo:text-transform="none" fo:color="#252525" fo:letter-spacing="normal" fo:language="de" fo:country="DE" fo:font-style="italic" fo:font-weight="normal" style:font-style-asian="italic" style:font-weight-asian="normal" style:font-style-complex="italic" style:font-weight-complex="normal"/>
    </style:style>
    <style:style style:name="T95" style:family="text">
      <style:text-properties fo:font-variant="normal" fo:text-transform="none" fo:color="#252525" fo:letter-spacing="normal" fo:language="de" fo:country="DE" fo:font-style="italic" fo:font-weight="normal" officeooo:rsid="001013ce" style:font-style-asian="italic" style:font-weight-asian="normal" style:font-style-complex="italic" style:font-weight-complex="normal"/>
    </style:style>
    <style:style style:name="T96" style:family="text">
      <style:text-properties fo:font-variant="normal" fo:text-transform="none" fo:color="#252525" fo:letter-spacing="normal" fo:language="de" fo:country="DE" fo:font-style="italic" fo:font-weight="normal" officeooo:rsid="0058ece2" style:font-style-asian="italic" style:font-weight-asian="normal" style:font-style-complex="italic" style:font-weight-complex="normal"/>
    </style:style>
    <style:style style:name="T97" style:family="text">
      <style:text-properties fo:font-variant="normal" fo:text-transform="none" fo:color="#252525" fo:letter-spacing="normal" fo:language="de" fo:country="DE" fo:font-weight="normal" officeooo:rsid="00137bc9" style:font-weight-asian="normal" style:font-weight-complex="normal"/>
    </style:style>
    <style:style style:name="T98" style:family="text">
      <style:text-properties fo:font-variant="normal" fo:text-transform="none" fo:color="#252525" fo:letter-spacing="normal" fo:language="de" fo:country="DE" fo:font-weight="normal" officeooo:rsid="00149059" style:font-weight-asian="normal" style:font-weight-complex="normal"/>
    </style:style>
    <style:style style:name="T99" style:family="text">
      <style:text-properties fo:font-variant="normal" fo:text-transform="none" fo:color="#252525" fo:letter-spacing="normal" fo:language="de" fo:country="DE" fo:font-weight="normal" officeooo:rsid="0058ece2" style:font-weight-asian="normal" style:font-weight-complex="normal"/>
    </style:style>
    <style:style style:name="T100" style:family="text">
      <style:text-properties fo:font-variant="normal" fo:text-transform="none" fo:color="#252525" fo:letter-spacing="normal" fo:language="de" fo:country="DE" fo:font-weight="normal" officeooo:rsid="005995a0" style:font-weight-asian="normal" style:font-weight-complex="normal"/>
    </style:style>
    <style:style style:name="T101" style:family="text">
      <style:text-properties fo:font-variant="normal" fo:text-transform="none" fo:color="#252525" fo:letter-spacing="normal" fo:language="de" fo:country="DE" fo:font-weight="normal" officeooo:rsid="005a0eb7" style:font-weight-asian="normal" style:font-weight-complex="normal"/>
    </style:style>
    <style:style style:name="T102" style:family="text">
      <style:text-properties fo:font-variant="normal" fo:text-transform="none" fo:color="#252525" fo:letter-spacing="normal" fo:language="de" fo:country="DE" fo:font-weight="normal" officeooo:rsid="005b7f57" style:font-weight-asian="normal" style:font-weight-complex="normal"/>
    </style:style>
    <style:style style:name="T103" style:family="text">
      <style:text-properties fo:font-variant="normal" fo:text-transform="none" fo:color="#252525" fo:letter-spacing="normal" fo:language="de" fo:country="DE" fo:font-weight="normal" officeooo:rsid="005ce06f" style:font-weight-asian="normal" style:font-weight-complex="normal"/>
    </style:style>
    <style:style style:name="T104" style:family="text">
      <style:text-properties fo:font-variant="normal" fo:text-transform="none" fo:color="#252525" fo:letter-spacing="normal" fo:language="de" fo:country="DE" fo:font-weight="normal" officeooo:rsid="005d372b" style:font-weight-asian="normal" style:font-weight-complex="normal"/>
    </style:style>
    <style:style style:name="T105" style:family="text">
      <style:text-properties fo:font-variant="normal" fo:text-transform="none" fo:color="#252525" fo:letter-spacing="normal" fo:language="de" fo:country="DE" fo:font-weight="normal" officeooo:rsid="005e9025" style:font-weight-asian="normal" style:font-weight-complex="normal"/>
    </style:style>
    <style:style style:name="T106" style:family="text">
      <style:text-properties officeooo:rsid="0007bf7a"/>
    </style:style>
    <style:style style:name="T107" style:family="text">
      <style:text-properties officeooo:rsid="00093ce0"/>
    </style:style>
    <style:style style:name="T108" style:family="text">
      <style:text-properties officeooo:rsid="0009506c"/>
    </style:style>
    <style:style style:name="T109" style:family="text">
      <style:text-properties officeooo:rsid="000b3988"/>
    </style:style>
    <style:style style:name="T110" style:family="text">
      <style:text-properties officeooo:rsid="000cef2b"/>
    </style:style>
    <style:style style:name="T111" style:family="text">
      <style:text-properties officeooo:rsid="000e6262"/>
    </style:style>
    <style:style style:name="T112" style:family="text">
      <style:text-properties officeooo:rsid="000e769c"/>
    </style:style>
    <style:style style:name="T113" style:family="text">
      <style:text-properties officeooo:rsid="000f3516"/>
    </style:style>
    <style:style style:name="T114" style:family="text">
      <style:text-properties officeooo:rsid="00113d1c"/>
    </style:style>
    <style:style style:name="T115" style:family="text">
      <style:text-properties officeooo:rsid="0012c39e"/>
    </style:style>
    <style:style style:name="T116" style:family="text">
      <style:text-properties officeooo:rsid="0013ca1d"/>
    </style:style>
    <style:style style:name="T117" style:family="text">
      <style:text-properties officeooo:rsid="0014f9e1"/>
    </style:style>
    <style:style style:name="T118" style:family="text">
      <style:text-properties officeooo:rsid="0016c563"/>
    </style:style>
    <style:style style:name="T119" style:family="text">
      <style:text-properties officeooo:rsid="001850e6"/>
    </style:style>
    <style:style style:name="T120" style:family="text">
      <style:text-properties officeooo:rsid="00197a00"/>
    </style:style>
    <style:style style:name="T121" style:family="text">
      <style:text-properties officeooo:rsid="001ca5c2"/>
    </style:style>
    <style:style style:name="T122" style:family="text">
      <style:text-properties officeooo:rsid="001f9a63"/>
    </style:style>
    <style:style style:name="T123" style:family="text">
      <style:text-properties officeooo:rsid="0023139b"/>
    </style:style>
    <style:style style:name="T124" style:family="text">
      <style:text-properties officeooo:rsid="0024cc69"/>
    </style:style>
    <style:style style:name="T125" style:family="text">
      <style:text-properties officeooo:rsid="0025c5d5"/>
    </style:style>
    <style:style style:name="T126" style:family="text">
      <style:text-properties officeooo:rsid="00269fed"/>
    </style:style>
    <style:style style:name="T127" style:family="text">
      <style:text-properties officeooo:rsid="0027d1db"/>
    </style:style>
    <style:style style:name="T128" style:family="text">
      <style:text-properties officeooo:rsid="002857d2"/>
    </style:style>
    <style:style style:name="T129" style:family="text">
      <style:text-properties officeooo:rsid="002aea35"/>
    </style:style>
    <style:style style:name="T130" style:family="text">
      <style:text-properties officeooo:rsid="002bd855"/>
    </style:style>
    <style:style style:name="T131" style:family="text">
      <style:text-properties officeooo:rsid="002dbcc5"/>
    </style:style>
    <style:style style:name="T132" style:family="text">
      <style:text-properties officeooo:rsid="002f740b"/>
    </style:style>
    <style:style style:name="T133" style:family="text">
      <style:text-properties officeooo:rsid="0031432e"/>
    </style:style>
    <style:style style:name="T134" style:family="text">
      <style:text-properties officeooo:rsid="00316d40"/>
    </style:style>
    <style:style style:name="T135" style:family="text">
      <style:text-properties officeooo:rsid="0032adb6"/>
    </style:style>
    <style:style style:name="T136" style:family="text">
      <style:text-properties officeooo:rsid="00342a55"/>
    </style:style>
    <style:style style:name="T137" style:family="text">
      <style:text-properties officeooo:rsid="003437ac"/>
    </style:style>
    <style:style style:name="T138" style:family="text">
      <style:text-properties officeooo:rsid="00345262"/>
    </style:style>
    <style:style style:name="T139" style:family="text">
      <style:text-properties officeooo:rsid="00351ab5"/>
    </style:style>
    <style:style style:name="T140" style:family="text">
      <style:text-properties officeooo:rsid="00361bc8"/>
    </style:style>
    <style:style style:name="T141" style:family="text">
      <style:text-properties officeooo:rsid="003719b3"/>
    </style:style>
    <style:style style:name="T142" style:family="text">
      <style:text-properties officeooo:rsid="00377108"/>
    </style:style>
    <style:style style:name="T143" style:family="text">
      <style:text-properties officeooo:rsid="0039575f"/>
    </style:style>
    <style:style style:name="T144" style:family="text">
      <style:text-properties officeooo:rsid="003af0f2"/>
    </style:style>
    <style:style style:name="T145" style:family="text">
      <style:text-properties officeooo:rsid="003cfdb2"/>
    </style:style>
    <style:style style:name="T146" style:family="text">
      <style:text-properties officeooo:rsid="003d3646"/>
    </style:style>
    <style:style style:name="T147" style:family="text">
      <style:text-properties officeooo:rsid="003f3291"/>
    </style:style>
    <style:style style:name="T148" style:family="text">
      <style:text-properties officeooo:rsid="0040ead2"/>
    </style:style>
    <style:style style:name="T149" style:family="text">
      <style:text-properties officeooo:rsid="00448f4d"/>
    </style:style>
    <style:style style:name="T150" style:family="text">
      <style:text-properties officeooo:rsid="00456e10"/>
    </style:style>
    <style:style style:name="T151" style:family="text">
      <style:text-properties officeooo:rsid="00481481"/>
    </style:style>
    <style:style style:name="T152" style:family="text">
      <style:text-properties officeooo:rsid="0049f7b9"/>
    </style:style>
    <style:style style:name="T153" style:family="text">
      <style:text-properties officeooo:rsid="004bce25"/>
    </style:style>
    <style:style style:name="T154" style:family="text">
      <style:text-properties officeooo:rsid="005113ad"/>
    </style:style>
    <style:style style:name="T155" style:family="text">
      <style:text-properties officeooo:rsid="00539b5d"/>
    </style:style>
    <style:style style:name="T156" style:family="text">
      <style:text-properties officeooo:rsid="00554bc6"/>
    </style:style>
    <style:style style:name="T157" style:family="text">
      <style:text-properties officeooo:rsid="0055cd49"/>
    </style:style>
    <style:style style:name="T158" style:family="text">
      <style:text-properties officeooo:rsid="00577755"/>
    </style:style>
    <style:style style:name="T159" style:family="text">
      <style:text-properties officeooo:rsid="001013ce"/>
    </style:style>
    <style:style style:name="T160" style:family="text">
      <style:text-properties officeooo:rsid="00121c95"/>
    </style:style>
    <style:style style:name="T161" style:family="text">
      <style:text-properties officeooo:rsid="005a0eb7"/>
    </style:style>
    <style:style style:name="T162" style:family="text">
      <style:text-properties officeooo:rsid="005b7f57"/>
    </style:style>
    <style:style style:name="T163" style:family="text">
      <style:text-properties officeooo:rsid="005e9025"/>
    </style:style>
    <style:style style:name="T164" style:family="text">
      <style:text-properties officeooo:rsid="0060a04a"/>
    </style:style>
    <style:style style:name="T165" style:family="text">
      <style:text-properties officeooo:rsid="00612378"/>
    </style:style>
    <style:style style:name="T166" style:family="text">
      <style:text-properties officeooo:rsid="0062a79f"/>
    </style:style>
    <style:style style:name="T167" style:family="text">
      <style:text-properties officeooo:rsid="00635308"/>
    </style:style>
    <style:style style:name="T168" style:family="text">
      <style:text-properties officeooo:rsid="00652569"/>
    </style:style>
    <style:style style:name="T169" style:family="text">
      <style:text-properties officeooo:rsid="0065f47d"/>
    </style:style>
    <style:style style:name="T170" style:family="text">
      <style:text-properties officeooo:rsid="00661168"/>
    </style:style>
    <style:style style:name="T171" style:family="text">
      <style:text-properties officeooo:rsid="0067422c"/>
    </style:style>
    <style:style style:name="T172" style:family="text">
      <style:text-properties officeooo:rsid="00683e1f"/>
    </style:style>
    <style:style style:name="T173" style:family="text">
      <style:text-properties officeooo:rsid="006baf8d"/>
    </style:style>
    <style:style style:name="T174" style:family="text">
      <style:text-properties officeooo:rsid="006c50c3"/>
    </style:style>
    <style:style style:name="T175" style:family="text">
      <style:text-properties officeooo:rsid="006c77b7"/>
    </style:style>
    <style:style style:name="T176" style:family="text">
      <style:text-properties officeooo:rsid="006e4de7"/>
    </style:style>
    <style:style style:name="T177" style:family="text">
      <style:text-properties officeooo:rsid="006f8c63"/>
    </style:style>
    <style:style style:name="T178" style:family="text">
      <style:text-properties officeooo:rsid="0070b72a"/>
    </style:style>
    <style:style style:name="T179" style:family="text">
      <style:text-properties officeooo:rsid="0073fd50"/>
    </style:style>
    <style:style style:name="T180" style:family="text">
      <style:text-properties officeooo:rsid="0085d3da"/>
    </style:style>
    <style:style style:name="T181" style:family="text">
      <style:text-properties officeooo:rsid="008b6ac9"/>
    </style:style>
    <style:style style:name="T182" style:family="text">
      <style:text-properties officeooo:rsid="008c0927"/>
    </style:style>
    <style:style style:name="T183" style:family="text">
      <style:text-properties officeooo:rsid="008c8977"/>
    </style:style>
    <style:style style:name="T184" style:family="text">
      <style:text-properties officeooo:rsid="00920280"/>
    </style:style>
    <style:style style:name="T185" style:family="text">
      <style:text-properties officeooo:rsid="009a19f6"/>
    </style:style>
    <style:style style:name="T186" style:family="text">
      <style:text-properties officeooo:rsid="009bddba"/>
    </style:style>
    <style:style style:name="T187" style:family="text">
      <style:text-properties officeooo:rsid="0074a41f"/>
    </style:style>
    <style:style style:name="T188" style:family="text">
      <style:text-properties officeooo:rsid="009e0d7e"/>
    </style:style>
    <style:style style:name="T189" style:family="text">
      <style:text-properties officeooo:rsid="009ef20f"/>
    </style:style>
    <style:style style:name="T190" style:family="text">
      <style:text-properties officeooo:rsid="009fae10"/>
    </style:style>
    <style:style style:name="T191" style:family="text">
      <style:text-properties officeooo:rsid="00a01156"/>
    </style:style>
    <style:style style:name="T192" style:family="text">
      <style:text-properties officeooo:rsid="00ad51d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19">Inhaltsverzeichnis</text:p>
          </text:index-title>
          <text:p text:style-name="P220"><text:a xlink:type="simple" xlink:href="#__RefHeading___Toc5866_563923414" text:style-name="Index_20_Link" text:visited-style-name="Index_20_Link">AKT 1 - Erwacht<text:tab/>3</text:a></text:p>
          <text:p text:style-name="P220"><text:a xlink:type="simple" xlink:href="#__RefHeading__13968_2035619654" text:style-name="Index_20_Link" text:visited-style-name="Index_20_Link">Dania – versucht einen Kunden zu bestehlen<text:tab/>3</text:a></text:p>
          <text:p text:style-name="P220"><text:a xlink:type="simple" xlink:href="#__RefHeading__13970_2035619654" text:style-name="Index_20_Link" text:visited-style-name="Index_20_Link">Marcin – überlebt ein Attentat und findet Dania auf der Straße liegen<text:tab/>4</text:a></text:p>
          <text:p text:style-name="P220"><text:a xlink:type="simple" xlink:href="#__RefHeading__13972_2035619654" text:style-name="Index_20_Link" text:visited-style-name="Index_20_Link">Dania – trifft Marcin und spioniert Gabor aus<text:tab/>5</text:a></text:p>
          <text:p text:style-name="P220"><text:a xlink:type="simple" xlink:href="#__RefHeading__13974_2035619654" text:style-name="Index_20_Link" text:visited-style-name="Index_20_Link">Marcin – stiehlt Gabors Brockenvorrat<text:tab/>9</text:a></text:p>
          <text:p text:style-name="P220"><text:a xlink:type="simple" xlink:href="#__RefHeading__13976_2035619654" text:style-name="Index_20_Link" text:visited-style-name="Index_20_Link">Dania – tötet Gabor und flieht vor seinen Kameraden<text:tab/>10</text:a></text:p>
          <text:p text:style-name="P220"><text:a xlink:type="simple" xlink:href="#__RefHeading___Toc5868_563923414" text:style-name="Index_20_Link" text:visited-style-name="Index_20_Link">AKT 2 - Ausgestoßen<text:tab/>12</text:a></text:p>
          <text:p text:style-name="P220"><text:a xlink:type="simple" xlink:href="#__RefHeading__13978_2035619654" text:style-name="Index_20_Link" text:visited-style-name="Index_20_Link">Thorn – wird vom Orden ausgestoßen und rettet Dania<text:tab/>12</text:a></text:p>
          <text:p text:style-name="P220"><text:a xlink:type="simple" xlink:href="#__RefHeading__13980_2035619654" text:style-name="Index_20_Link" text:visited-style-name="Index_20_Link">Marcin – lernt Thorn kennen, sie verschwören sich, mithilfe von Bor die Macht zu ergreifen<text:tab/>14</text:a></text:p>
          <text:p text:style-name="P220"><text:a xlink:type="simple" xlink:href="#__RefHeading__13982_2035619654" text:style-name="Index_20_Link" text:visited-style-name="Index_20_Link">Thorn – legt sich schlafen und freut sich seines Hochstaplertums<text:tab/>15</text:a></text:p>
          <text:p text:style-name="P220"><text:a xlink:type="simple" xlink:href="#__RefHeading__13984_2035619654" text:style-name="Index_20_Link" text:visited-style-name="Index_20_Link">Dania – überzeugt Marcin, es mit dem Komplott zu versuchen<text:tab/>16</text:a></text:p>
          <text:p text:style-name="P220"><text:a xlink:type="simple" xlink:href="#__RefHeading__13986_2035619654" text:style-name="Index_20_Link" text:visited-style-name="Index_20_Link">Varg – trifft sich mit Thorn, Der ihn von seinem Plan überzeugt<text:tab/>17</text:a></text:p>
          <text:p text:style-name="P220"><text:a xlink:type="simple" xlink:href="#__RefHeading__13988_2035619654" text:style-name="Index_20_Link" text:visited-style-name="Index_20_Link">Dania – lernt von Thorn den Umgang mit Bor<text:tab/>19</text:a></text:p>
          <text:p text:style-name="P220"><text:a xlink:type="simple" xlink:href="#__RefHeading__13990_2035619654" text:style-name="Index_20_Link" text:visited-style-name="Index_20_Link">Varg – sitzt in der Schule und lernt etwas über Mythologie<text:tab/>21</text:a></text:p>
          <text:p text:style-name="P220"><text:a xlink:type="simple" xlink:href="#__RefHeading__13992_2035619654" text:style-name="Index_20_Link" text:visited-style-name="Index_20_Link">Dania – tötet Kenin auf seiner Party<text:tab/>23</text:a></text:p>
          <text:p text:style-name="P220"><text:a xlink:type="simple" xlink:href="#__RefHeading__13994_2035619654" text:style-name="Index_20_Link" text:visited-style-name="Index_20_Link">Marcin – tötet Kenins vermeintlichen Mörder und ernennt sich zum Hauptmann<text:tab/>25</text:a></text:p>
          <text:p text:style-name="P220"><text:a xlink:type="simple" xlink:href="#__RefHeading__13996_2035619654" text:style-name="Index_20_Link" text:visited-style-name="Index_20_Link">Thorn – versucht Einlass zu Arghan Howl zu erlangen<text:tab/>27</text:a></text:p>
          <text:p text:style-name="P220"><text:a xlink:type="simple" xlink:href="#__RefHeading__13998_2035619654" text:style-name="Index_20_Link" text:visited-style-name="Index_20_Link">Dania – fährt mit Marcin nach Hause und freut sich über ihren neuen Beruf<text:tab/>29</text:a></text:p>
          <text:p text:style-name="P220"><text:a xlink:type="simple" xlink:href="#__RefHeading__14000_2035619654" text:style-name="Index_20_Link" text:visited-style-name="Index_20_Link">Thorn – überzeugt Arghan von seiner Sache<text:tab/>30</text:a></text:p>
          <text:p text:style-name="P220"><text:a xlink:type="simple" xlink:href="#__RefHeading__14002_2035619654" text:style-name="Index_20_Link" text:visited-style-name="Index_20_Link">Joran – hat eine Kreativblockade und reflektiert über sein Leben<text:tab/>31</text:a></text:p>
          <text:p text:style-name="P220"><text:a xlink:type="simple" xlink:href="#__RefHeading__14004_2035619654" text:style-name="Index_20_Link" text:visited-style-name="Index_20_Link">Marcin – ist depressiv und wird von Thorns Idee, ein geheimes Labor zu bauen, wieder aktiv<text:tab/>33</text:a></text:p>
          <text:p text:style-name="P220"><text:a xlink:type="simple" xlink:href="#__RefHeading__14006_2035619654" text:style-name="Index_20_Link" text:visited-style-name="Index_20_Link">Varg – wird von Thorn von Magie überzeugt<text:tab/>35</text:a></text:p>
          <text:p text:style-name="P220"><text:a xlink:type="simple" xlink:href="#__RefHeading__14008_2035619654" text:style-name="Index_20_Link" text:visited-style-name="Index_20_Link">Joran – wird von Arghan zur Ausbildung Danias und Vargs gebracht<text:tab/>37</text:a></text:p>
          <text:p text:style-name="P220"><text:a xlink:type="simple" xlink:href="#__RefHeading__14010_2035619654" text:style-name="Index_20_Link" text:visited-style-name="Index_20_Link">Thorn – reflektiert über seine Verlogenheit und Pläne<text:tab/>38</text:a></text:p>
          <text:p text:style-name="P220"><text:a xlink:type="simple" xlink:href="#__RefHeading__14012_2035619654" text:style-name="Index_20_Link" text:visited-style-name="Index_20_Link">Dania – wacht auf Brocken im Labor auf<text:tab/>39</text:a></text:p>
          <text:p text:style-name="P220"><text:a xlink:type="simple" xlink:href="#__RefHeading__14014_2035619654" text:style-name="Index_20_Link" text:visited-style-name="Index_20_Link">Joran – reist in den elften Bezirk und lernt Dania kennen<text:tab/>41</text:a></text:p>
          <text:p text:style-name="P220"><text:a xlink:type="simple" xlink:href="#__RefHeading__14016_2035619654" text:style-name="Index_20_Link" text:visited-style-name="Index_20_Link">Dania – lernt Varg kennen und führt mit Varg und Joran eine theologische Diskussion<text:tab/>42</text:a></text:p>
          <text:p text:style-name="P220"><text:a xlink:type="simple" xlink:href="#__RefHeading__14018_2035619654" text:style-name="Index_20_Link" text:visited-style-name="Index_20_Link">Thorn – planen die Machtergreifung und den Fall des Ordens<text:tab/>46</text:a></text:p>
          <text:p text:style-name="P220"><text:a xlink:type="simple" xlink:href="#__RefHeading__14020_2035619654" text:style-name="Index_20_Link" text:visited-style-name="Index_20_Link">Varg – und Dania üben dem Schwertkampf<text:tab/>48</text:a></text:p>
          <text:p text:style-name="P220"><text:a xlink:type="simple" xlink:href="#__RefHeading__14022_2035619654" text:style-name="Index_20_Link" text:visited-style-name="Index_20_Link">Marcin – überlebt Tomans Attentat und plant mit Thorn die Übernahme des achten Bezirks<text:tab/>50</text:a></text:p>
          <text:p text:style-name="P220"><text:a xlink:type="simple" xlink:href="#__RefHeading__14024_2035619654" text:style-name="Index_20_Link" text:visited-style-name="Index_20_Link">Joran – macht einen Lehrplan für Dania und Varg<text:tab/>53</text:a></text:p>
          <text:p text:style-name="P220"><text:a xlink:type="simple" xlink:href="#__RefHeading__14026_2035619654" text:style-name="Index_20_Link" text:visited-style-name="Index_20_Link">Dania – bringt Magister Darn um<text:tab/>55</text:a></text:p>
          <text:p text:style-name="P220"><text:a xlink:type="simple" xlink:href="#__RefHeading__14028_2035619654" text:style-name="Index_20_Link" text:visited-style-name="Index_20_Link">Marcin – ködert Hakun mit Geschichte über Revolte im achten Bezirk<text:tab/>59</text:a></text:p>
          <text:p text:style-name="P220"><text:a xlink:type="simple" xlink:href="#__RefHeading__14030_2035619654" text:style-name="Index_20_Link" text:visited-style-name="Index_20_Link">Thorn – wird zum Magister für Bezirk acht gewählt<text:tab/>62</text:a></text:p>
          <text:p text:style-name="P220"><text:a xlink:type="simple" xlink:href="#__RefHeading__14032_2035619654" text:style-name="Index_20_Link" text:visited-style-name="Index_20_Link">Marcin – plant mit den Hauptleuten des achten Bezirks die Revolte<text:tab/>64</text:a></text:p>
          <text:p text:style-name="P220"><text:a xlink:type="simple" xlink:href="#__RefHeading__14034_2035619654" text:style-name="Index_20_Link" text:visited-style-name="Index_20_Link">Thorn – bezieht sein neues Büro und befördert einen Feldwebel<text:tab/>67</text:a></text:p>
          <text:p text:style-name="P220"><text:a xlink:type="simple" xlink:href="#__RefHeading__14036_2035619654" text:style-name="Index_20_Link" text:visited-style-name="Index_20_Link">Varg – Kampftraining mit Dania und Streit mit Joran<text:tab/>68</text:a></text:p>
          <text:p text:style-name="P220"><text:a xlink:type="simple" xlink:href="#__RefHeading__14038_2035619654" text:style-name="Index_20_Link" text:visited-style-name="Index_20_Link">Marcin – inszeniert eine Schlacht und wird Hauptmann des achten Bezirks<text:tab/>70</text:a></text:p>
          <text:p text:style-name="P220"><text:a xlink:type="simple" xlink:href="#__RefHeading___Toc10949_1886493331" text:style-name="Index_20_Link" text:visited-style-name="Index_20_Link">Joran – geht mit Dania spazieren und findet einen A'kradizz<text:tab/>74</text:a></text:p>
          <text:p text:style-name="P220"><text:a xlink:type="simple" xlink:href="#__RefHeading__14040_2035619654" text:style-name="Index_20_Link" text:visited-style-name="Index_20_Link">Dragan – bewacht Hakun bei einem Treffen mit Marcin und wird bedrängt<text:tab/>76</text:a></text:p>
          <text:p text:style-name="P220"><text:a xlink:type="simple" xlink:href="#__RefHeading__14042_2035619654" text:style-name="Index_20_Link" text:visited-style-name="Index_20_Link">Dania – bringt mit Marcin und Varg Hakun um und lernt Dragans Tante kennen<text:tab/>80</text:a></text:p>
          <text:p text:style-name="P220"><text:a xlink:type="simple" xlink:href="#__RefHeading__14044_2035619654" text:style-name="Index_20_Link" text:visited-style-name="Index_20_Link">Thorn – hält Gericht im achten Bezirk und begutachtet den A'kraddiz bei einer Besprechung<text:tab/>84</text:a></text:p>
          <text:p text:style-name="P220"><text:a xlink:type="simple" xlink:href="#__RefHeading__14046_2035619654" text:style-name="Index_20_Link" text:visited-style-name="Index_20_Link">Varg – hat ein peinliches Gespräch mit Dania<text:tab/>87</text:a></text:p>
          <text:p text:style-name="P220"><text:a xlink:type="simple" xlink:href="#__RefHeading__14048_2035619654" text:style-name="Index_20_Link" text:visited-style-name="Index_20_Link">Joran – Albtraumsequenz, Arghan beauftragt ihn mit Schulgründung<text:tab/>89</text:a></text:p>
          <text:p text:style-name="P220"><text:a xlink:type="simple" xlink:href="#__RefHeading__14050_2035619654" text:style-name="Index_20_Link" text:visited-style-name="Index_20_Link">Thorn – auf Magister Darns Trauerfeier<text:tab/>93</text:a></text:p>
          <text:p text:style-name="P220"><text:a xlink:type="simple" xlink:href="#__RefHeading__14052_2035619654" text:style-name="Index_20_Link" text:visited-style-name="Index_20_Link">Marcin – und Toman geraten in einen Hinterhalt im achten Bezirk<text:tab/>97</text:a></text:p>
          <text:p text:style-name="P220"><text:a xlink:type="simple" xlink:href="#__RefHeading__14054_2035619654" text:style-name="Index_20_Link" text:visited-style-name="Index_20_Link">Dania – bekommt ein Klappschwert, hebt mit Varg ein Drogenloch aus und entjungfert ihn<text:tab/>100</text:a></text:p>
          <text:p text:style-name="P220"><text:a xlink:type="simple" xlink:href="#__RefHeading__14056_2035619654" text:style-name="Index_20_Link" text:visited-style-name="Index_20_Link">Varg – und Dania befragen die Diebe<text:tab/>105</text:a></text:p>
          <text:p text:style-name="P220"><text:a xlink:type="simple" xlink:href="#__RefHeading__14058_2035619654" text:style-name="Index_20_Link" text:visited-style-name="Index_20_Link">Thorn – befiehlt Angriff auf Marcins Konkurrenz im achten Bezirk<text:tab/>106</text:a></text:p>
          <text:p text:style-name="P220"><text:a xlink:type="simple" xlink:href="#__RefHeading__14060_2035619654" text:style-name="Index_20_Link" text:visited-style-name="Index_20_Link">Dragan – keine Verstärkung für Bezirk sieben<text:tab/>106</text:a></text:p>
          <text:p text:style-name="P220"><text:soft-page-break/><text:a xlink:type="simple" xlink:href="#__RefHeading__14062_2035619654" text:style-name="Index_20_Link" text:visited-style-name="Index_20_Link">Joran – Die Eröffnung der Schule<text:tab/>109</text:a></text:p>
          <text:p text:style-name="P220"><text:a xlink:type="simple" xlink:href="#__RefHeading__14064_2035619654" text:style-name="Index_20_Link" text:visited-style-name="Index_20_Link">Varg – Ulpors Hinrichtung, im Orden, zweifelt mal wieder an Dania und Thorn<text:tab/>110</text:a></text:p>
          <text:p text:style-name="P220"><text:a xlink:type="simple" xlink:href="#__RefHeading__5823_1936027996" text:style-name="Index_20_Link" text:visited-style-name="Index_20_Link">Dania – redet mit Varg über den Orden, mit Howl wegen Aufgaben als professionelle Attentäterin und mit Joran über Schule, verpasste Chancen, Kindheit<text:tab/>114</text:a></text:p>
          <text:p text:style-name="P220"><text:a xlink:type="simple" xlink:href="#__RefHeading___Toc7112_1886493331" text:style-name="Index_20_Link" text:visited-style-name="Index_20_Link">Thorn – wird zum Ratsmitglied ernannt, plant mit Marcin und Arghan die Machtergreifung, Arghan erzählt ihm von Danias Anfrage<text:tab/>121</text:a></text:p>
          <text:p text:style-name="P220"><text:a xlink:type="simple" xlink:href="#__RefHeading___Toc10947_1886493331" text:style-name="Index_20_Link" text:visited-style-name="Index_20_Link">Marcin – trifft sich mit Dragan privat, es wird romantisch, keiner traut sich klar zu reden, Dragan muss auf die Toilette (Formatierung)<text:tab/>125</text:a></text:p>
          <text:p text:style-name="P220"><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28</text:a></text:p>
          <text:p text:style-name="P220"><text:a xlink:type="simple" xlink:href="#__RefHeading___Toc7393_734790973" text:style-name="Index_20_Link" text:visited-style-name="Index_20_Link">Dania – während die beiden rumturteln, schleicht sie sich in Dragans Haus und findet Beweise für seine Homosexualität<text:tab/>129</text:a></text:p>
          <text:p text:style-name="P220"><text:a xlink:type="simple" xlink:href="#__RefHeading___Toc7395_734790973" text:style-name="Index_20_Link" text:visited-style-name="Index_20_Link">(Thorn – Ratssitzung, es geht um langweilige Realpolitik)<text:tab/>132</text:a></text:p>
          <text:p text:style-name="P220"><text:a xlink:type="simple" xlink:href="#__RefHeading___Toc7397_734790973" text:style-name="Index_20_Link" text:visited-style-name="Index_20_Link"><text:span text:style-name="T33">Joran – träumt von Dania, wacht auf, nennt sich selbst verliebt, </text:span></text:a><text:a xlink:type="simple" xlink:href="#__RefHeading___Toc7397_734790973" text:style-name="Index_20_Link" text:visited-style-name="Index_20_Link"><text:span text:style-name="T33">versucht zu arbeiten zum runterkommen, Experiment geht schief, Unfall, aber nicht ernsthaft verletzt</text:span></text:a><text:a xlink:type="simple" xlink:href="#__RefHeading___Toc7397_734790973" text:style-name="Index_20_Link" text:visited-style-name="Index_20_Link"><text:tab/>132</text:a></text:p>
          <text:p text:style-name="P220"><text:a xlink:type="simple" xlink:href="#__RefHeading___Toc7399_734790973" text:style-name="Index_20_Link" text:visited-style-name="Index_20_Link">Varg – wacht davon auf, die beiden haben ein Gespräch über Wissenschaft, dann Religion, dann Dania<text:tab/>137</text:a></text:p>
          <text:p text:style-name="P220"><text:a xlink:type="simple" xlink:href="#__RefHeading___Toc7308_1708936629" text:style-name="Index_20_Link" text:visited-style-name="Index_20_Link">Thorn – redet mit Marcin und Dania über Dragans Erpressung, äußert sich verächtlich über Homosexualität, planen Ermordung des Patriziers<text:tab/>139</text:a></text:p>
          <text:p text:style-name="P220"><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41</text:a></text:p>
        </text:index-body>
      </text:table-of-content>
      <text:p text:style-name="P81"/>
      <text:h text:style-name="P218" text:outline-level="1"><text:bookmark-start text:name="__RefHeading___Toc5866_563923414"/><text:span text:style-name="T162">AKT 1 - </text:span>Erwacht<text:bookmark-end text:name="__RefHeading___Toc5866_563923414"/></text:h>
      <text:p text:style-name="P67"/>
      <text:h text:style-name="Heading_20_1" text:outline-level="1"><text:bookmark-start text:name="__RefHeading__13968_2035619654"/>Dania – <text:span text:style-name="T134">versucht einen Kunden zu bestehlen</text:span><text:bookmark-end text:name="__RefHeading__13968_2035619654"/></text:h>
      <text:p text:style-name="P68"/>
      <text:p text:style-name="P67"><text:tab/>Schweiß. </text:p>
      <text:p text:style-name="P67"><text:tab/>Haut. <text:line-break/><text:tab/>Haare.</text:p>
      <text:p text:style-name="P67"><text:tab/>Trost.</text:p>
      <text:p text:style-name="P67"><text:tab/>Ekel.</text:p>
      <text:p text:style-name="P67"><text:tab/>Reiz.</text:p>
      <text:p text:style-name="P67"><text:tab/>Ekel Ekel Ekel <text:span text:style-name="T1">Wer ist dieser Mann überhaupt</text:span> Ekel Ekel </text:p>
      <text:p text:style-name="P67"><text:tab/>Schweiß.</text:p>
      <text:p text:style-name="P69"><text:tab/>Ist das eine Träne? Schnell wegblinzeln, die darf er nicht sehen.</text:p>
      <text:p text:style-name="P67"><text:tab/>Mehr von diesen Haaren auf seiner Brust, die ein bisschen widerlich sind, doch das Brocken beginnt zu wirken, und BUNT.</text:p>
      <text:p text:style-name="P67"><text:tab/>BUNT? WER???</text:p>
      <text:p text:style-name="P67"><text:tab/>Dania wird leicht konfus, und sie dreht ihren Kopf panisch hin und her, obwohl sich an der Szenerie nichts verändert hat – und seine gleichmäßigen Stöße sie sowieso an Ort und Stelle halten. Das Brocken kühlt ihre plötzliche Angst, und sie findet sich ab mit ihrem Schicksal, <text:span text:style-name="T1">der ist wahrscheinlich eh bald fertig.</text:span><text:span text:style-name="T33"> Ein letztes Aufbäumen. Sie imitiert ein, zwei Stöhner. Dann entblößt er seine Würde auf typisch männliche Weise in einem orgasmischen Hecheln. Welche Würde, immerhin geht er zu einer Straßenhure wie ihr.</text:span></text:p>
      <text:p text:style-name="P67"><text:span text:style-name="T33"><text:tab/></text:span><text:span text:style-name="T1">Endlich</text:span><text:span text:style-name="T33"> rollte er von Dania herunter, Erleichterung machte es ihr viel leichter, postsexuelle glückliche Erschöpfung zu spielen. Nicht dass es ihn interessiert hätte, aber sie war professionell. Jetzt kam es darauf an. </text:span></text:p>
      <text:p text:style-name="P67"><text:span text:style-name="T33"><text:tab/>Er war selbst nicht ganz nüchtern, wie schnell würde er reagieren? Sie schätzt das Risiko ab. Er ist in dieser Verfassung definitiv am schwächsten, sie muss schnell handeln; sie zieht sich schnell ihr Kleid über, tritt ihm mit ihrem Stiefel ins Gesicht, greift seine Jacke mit der Brieftasche und stürzt aus seinem kleinen Verschlag auf die Straße, </text:span><text:span text:style-name="T1">jetzt bloß nicht zurückschauen </text:span><text:span text:style-name="T33">immer weiter vorwärts, die Gasse entlang, da vorne ist eine Ecke </text:span><text:span text:style-name="T1">dann kann ich verschwinden er sieht nicht welche Richtung ich nehme </text:span><text:span text:style-name="T33">nur noch ein paar Meter</text:span><text:span text:style-name="T1"> hat er die Hütte schon verlassen?</text:span><text:span text:style-name="T33"> Sie dreht ihren Kopf und linst nach hinten. </text:span></text:p>
      <text:p text:style-name="P72"/>
      <text:p text:style-name="P72"><text:tab/>Der Leser wird allerdings nicht erfahren, ob sie ihn sieht, denn sie rutscht auf dem üblichen Unrat aus und fällt. Durch eine der Gassen Lagons zu laufen ist nicht so eine einfache Sache wie in euren zivilisierten Straßen der ersten Welt, wo regelmäßig die Straßenreinigung vorbeikommt. In Lagon sieht niemand ein, einen Straßenreiniger zu bezahlen.</text:p>
      <text:p text:style-name="P72"/>
      <text:p text:style-name="P72"><text:tab/>Und ein zweites mal lag er auf ihr, diesmal nicht in demselben gewohnten unangenehmen Sinne, dafür umso gefährlicher für sie. Sie hätte ihm nicht zugetraut, dass er trotz seiner Nacktheit ohne weiteres auf die Straße stürzt, doch anscheinend war er betrunken genug, um sich nicht darum zu scheren, dass die Kinder, die am anderen Ende der Gasse spielten, sich über seinen faltigen Arsch lustig machten. </text:p>
      <text:p text:style-name="P72"><text:tab/>„Du dumme Hure dachtest wohl, du kannst mich ausrauben! Du glaubst doch nicht ernsthaft, dass in dieser Potte noch was drin ist, wenn ich schon zu einem freien Drecksstück wie dir gehen muss! Aber da hast du nicht mit mir gerechnet, du Fotze!!“ es ist immer wieder lustig, wie Menschen glauben, dass Schimpfwörter jemanden wie sie verletzen könnten. </text:p>
      <text:p text:style-name="P72"><text:tab/>Was sie allerdings verletzte, war der Schlag, den er ihr mit dem Ellenbogen auf den Hinterkopf versetzte, so dass Danias Kopf sich allzu rasant dem Boden näherte. Dem Schmerz nach zu urteilen, <text:soft-page-break/>war irgendwo unter der allgegenwärtigen Dreckschicht aus Staub, Müll, Blut und Scheiße mal ein Straßenpflaster gewesen. </text:p>
      <text:p text:style-name="P72"/>
      <text:h text:style-name="Heading_20_1" text:outline-level="1"><text:bookmark-start text:name="__RefHeading__13970_2035619654"/>Marcin – <text:span text:style-name="T134">überlebt ein Attentat und findet Dania auf der Straße liegen </text:span><text:bookmark-end text:name="__RefHeading__13970_2035619654"/></text:h>
      <text:p text:style-name="P73"/>
      <text:p text:style-name="P72"><text:tab/>„Ehrwürden, kommt schon, nur ein paar Flammlinge!! Ihr habt doch sicher ein wenig Wechselgeld einstecken! Es ist ja nicht für mich, ich muss für meine Kinder sorgen!! helfen sie mir!“ </text:p>
      <text:p text:style-name="P67"><text:span text:style-name="T33"><text:tab/>Marcin bemerkte den Mann kaum, bis dieser ihn an seinem Mantel zog. Er saß zerlumpt am Straßenrand und schien um Almosen zu betteln. Obwohl Marcin zu den </text:span><text:span text:style-name="T1">ehrbaren Dieben </text:span><text:span text:style-name="T33">gehörte</text:span><text:span text:style-name="T1">. </text:span><text:span text:style-name="T33">war er noch nie in seinem Leben mit Ehrwürden angesprochen worden. Als Gangmitglied erlebt man das nicht oft. </text:span></text:p>
      <text:p text:style-name="P72"><text:tab/>„Was ihr in eurem Leben durch böse Taten erreicht habt, könnt ihr durch Güte vielleicht wieder wettmachen! Die Flamme wird euch eure Güte vergelten und euch beschützen. Doch helft meiner Familie!“ </text:p>
      <text:p text:style-name="P72"><text:tab/>Der Bettler begann zunehmend, Marcin zu nerven. Er hatte Lukrativeres zu erledigen. „Deine sogenannte Flamme hat mich noch nie beschützt. Glaubst du, ich hätte solange überlebt, wenn ich nicht für jedes Almosen eine Gegenleistung einfordern würde? Kampfkraft hast du mir ja wohl kaum anzubieten. Also wenn du nicht irgendeine nützliche Information für mich hast, lass mich in Ruhe.“ Er zerrte sich los und ging weiter. </text:p>
      <text:p text:style-name="P67"><text:span text:style-name="T33"><text:tab/>Die </text:span><text:span text:style-name="T1">Ehrbaren Diebe </text:span><text:span text:style-name="T33">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Ehrbaren Diebe </text:span><text:span text:style-name="T33">immer Arbeit, und so funktionierte das Sozialsystem Lagons gegen Gefallen. Wer immer bereit war, einem Dieb einen Gefallen zu erweisen, konnte sich sicher sein, dass ihm geholfen wurde – denn die Diebe hatten einen komplizierten Ehrenkodex, der sie dazu zwang, einen Gefallen zu erwidern, wenn sie ihren Ruf nicht verlieren wollten. Und ein Dieb ohne Ruf war sehr bald entweder arbeitslos oder tot. </text:span></text:p>
      <text:p text:style-name="P67"><text:span text:style-name="T33"><text:tab/>Marcin trat eine leere Konservendose aus dem Weg. Er machte dabei einen trügerisch gelangweilten Eindruck, als würde ihn ein bisschen </text:span><text:span text:style-name="T1">Rodford Sweetcorn </text:span><text:span text:style-name="T33">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aschend flinke kleine Augen, die ihn musterten, als sollte er das auf keinen Fall bemerken. </text:span></text:p>
      <text:p text:style-name="P72"><text:tab/>Marcin schenkte ihm allerdings auch keine Reaktion, als die beiden aneinander vorüber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und durch den Schock ließ er ohne Umschweife sein Messer fallen, drehte sich um und rannte, als wäre ihm der Teufel auf den Fersen. </text:p>
      <text:p text:style-name="P72"><text:tab/>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72"><text:soft-page-break/></text:p>
      <text:p text:style-name="P67"><text:span text:style-name="T33"><text:tab/>Marcin war ein außergewöhnlich guter Dieb. Wobei man </text:span><text:span text:style-name="T1">gut</text:span><text:span text:style-name="T33"> in dem Fall besser mit </text:span><text:span text:style-name="T1">am Leben</text:span><text:span text:style-name="T33"> übersetzen konnte. Er war etwa dreißig Jahre alt, was selten war, denn ein Dieb überlebte meistens nicht besonders lange; das relativ gute Einkommen der erfolgreicheren Diebe zog die Aufmerksamkeit neidischer und ehrgeiziger Leute auf sich. </text:span></text:p>
      <text:p text:style-name="P67"><text:span text:style-name="T33"><text:tab/>Der eine Grund, dass Marcin so lange überlebt hatte, war seine übervorsichtige Wachsamkeit und sein taktisches Geschick; der andere Grund, für den er sich als relativ einzigartig betrachtete, war seine Zurückhaltung in Bezug auf übermäßigen Ehrgeiz. Marcin kannte seinen Platz in der Organisation der </text:span><text:span text:style-name="T1">Ehrbaren Diebe</text:span><text:span text:style-name="T33"> 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67"><text:span text:style-name="T33"><text:tab/>Der Grund, aus dem Dania sich mit Marcin befassen musste, war ihre Arbeit als freie Hure - die </text:span><text:span text:style-name="T1">Ehrbaren Diebe</text:span><text:span text:style-name="T33"> kontrollierten den illegalen Markt in ganz Lagon, unter anderem auch den für Frauenkörper. Indem sie auf eigene Faust arbeitete, musste sie sich die meiste Zeit vor Leuten wie Marcin verstecken. Wenn Marcin eine Freie unter die Augen kam, dann bot er ihr seinen „Schutz“ an, sofern sie hübsch genug war. Dafür, dass sie in einem seiner Häuser arbeiten durfte, durfte sie ihm in Zukunft neunzig Prozent des Gewinns abdrücken. Die hässlicheren hatten ihm nur einfach so den Großteil ihres Einkommens abzudrücken, sie bekamen das Angebot nicht, da er einen gewissen Qualitätsstandart wahren wollte. Wenn eine der Hübscheren sein Angebot hingegen ablehnte... </text:span></text:p>
      <text:p text:style-name="P72"><text:tab/>Konkurrenz war ein ganz übles Schimpfwort unter Dieben, und im Gegensatz zu gängigeren Schimpfwörtern auch eins mit Konsequenzen. Obwohl es selten jemand schaffte, es bis ganz zur letzten Silbe auszusprechen. Dania zählte sich zu den hübscheren Frauen, soweit ein Leben auf der Straße und in fremden, ungemütlichen Betten gut für die Schönheit ist; doch ganz hatte es ihre natürliche Schönheit nicht brechen können, Mutter war sie immerhin in all der Zeit nie geworden. </text:p>
      <text:p text:style-name="P72"><text:tab/>Bisher hatte sie eine Begegnung mit Marcin immer vermeiden können, doch in ihrem aktuellen Stadium der Bewusstlosigkeit war das nicht so einfach; So konnte sie sich nicht in den nächsten Hauseingang verdrücken, als er die Gasse betrat, in der sie lag. </text:p>
      <text:p text:style-name="P72"><text:tab/></text:p>
      <text:p text:style-name="P67"><text:span text:style-name="T33"><text:tab/>Marcin war nicht gerade einer der netteren Diebe, und eins seiner zahlreichen dunklen Geheimnisse machte ihn für Danias Schönheit eher unempfänglich. Doch es ist in jeder Welt etwas Magie, die dafür sorgt, dass solche Geschichten nicht auf diese Weise enden. Diese Magie nennt sich </text:span><text:span text:style-name="T1">Willkür des Autors</text:span><text:span text:style-name="T33">, und bevor der geneigte Leser jetzt genervt das Buch beiseite legt und sich betrogen fühlt, ebenjene Willkür sorgt für die schönsten Geschichten. Denn das Leben schreibt eben nicht das beste, die Welt ist ein verstrickter Sumpf aus egozentrischen Ärschen, die in ihrer Machtgier über Leichen gehen, und auch in Lagon ist das der natürliche Gang der Dinge.</text:span></text:p>
      <text:p text:style-name="P72"><text:tab/>Es gab jedoch durchaus einen Grund, warum Marcin Dania nicht einfach abstach. Jedenfalls schleppte er Dania in eins seiner unüblicheren Verstecke und ließ sie sich erholen.</text:p>
      <text:p text:style-name="P72"/>
      <text:h text:style-name="Heading_20_1" text:outline-level="1"><text:bookmark-start text:name="__RefHeading__13972_2035619654"/>Dania – <text:span text:style-name="T134">trifft Marcin und spioniert Gabor aus</text:span><text:bookmark-end text:name="__RefHeading__13972_2035619654"/></text:h>
      <text:p text:style-name="P73"/>
      <text:p text:style-name="P72"><text:tab/>Dania erwachte. Das war fürs erste eine Erleichterung für sie, denn davon kann man nach einem Missgeschick wie diesem nicht automatisch ausgehen. Sie war dennoch beunruhigt, denn der Ort gefiel ihr weniger; wer einmal in dem Versteck eines Diebes aufgewacht ist, der kennt das. Sie betastete ihr Gesicht. Ihr tat immer noch alles weh, doch das gröbste schien verheilt, und sie würde wohl keine sichtbaren Narben davontragen. Das war ganz gut für ihre Karriere. Wenn es nach dieser Begegnung noch eine geben würde. </text:p>
      <text:p text:style-name="P72"><text:tab/>In diesem Moment kam ein Mann ins Zimmer und störte sie bei ihrer Selbstbetrachtung. Er sah ein wenig finster aus, ein Mann, der noch nie jemandem auch nur eine Freude gemacht hatte; er war um die dreißig, schlecht rasiert und hatte etwa kinnlange schwarze Haare, die wohl von einem sehr untalentierten Straßenmädchen geschnitten worden waren. Er trug einen langen, schwarzen, ab<text:soft-page-break/>gewetzten Ledermantel, der schon ein paar Klingen abgekriegt hatte, und unter dem man mit etwas Geschick eine ganze Waffenkammer verstecken konnte. Auf dem Kopf hatte er eine schwarze Ballonmütze, das Markenzeichen der Ehrbaren Diebe.</text:p>
      <text:p text:style-name="P72"><text:tab/>„Ah, du bist aufgewacht, wie ich sehe.“ sagte er müde lächelnd.</text:p>
      <text:p text:style-name="P72"><text:tab/>Dania schnaubte. „Soll ich mich jetzt vielleicht bedanken?“</text:p>
      <text:p text:style-name="P72"><text:tab/>Er lachte ein zynisches Lachen. „Naja, immerhin habe ich dir einen ziemlichen Gefallen getan, indem ich dich vor allem möglichen Gesindel bewahrt habe.... du könntest genauso gut tot sein, wie fast alles, was sich wehrlos in einer Gasse der Slums aufhält.“ </text:p>
      <text:p text:style-name="P72"><text:tab/>„Na toll, du wirst mich ja wohl kaum umsonst gerettet haben... und wie ich das übliche Pack so kenne, habe ich keinen müden Flammling mehr in meinen Taschen. Wie kann ich dich denn sonst so belohnen, mein tapferer Held? Wenn du dir das nicht bereits alles genommen hast, während ich schlief.“</text:p>
      <text:p text:style-name="P72"><text:tab/>„Nein, daran bin ich nicht interessiert... mir fällt eine bessere Verwendung deiner Talente ein. Immerhin hat dir ein <text:span text:style-name="T1">Ehrbarer Dieb</text:span> einen Gefallen erwiesen, solche Gefallen zahlt man besser zurück, wie du weißt. Mich nennt man Marcin, hast du auch einen Namen?“</text:p>
      <text:p text:style-name="P72"><text:tab/>„Ich heiße Sonja.“ log sie.</text:p>
      <text:p text:style-name="P72"><text:tab/>„Hm, in deiner Tasche war ein Buch, mit Widmung für eine gewisse Dania... du kennst sie nicht zufällig?“ erwiderte er sarkastisch. „Du brauchst gar nicht erst versuchen, mich zu verarschen, das haben schon klügere versucht.“</text:p>
      <text:p text:style-name="P72"><text:tab/>„Gut, ich bin Dania. Was willst du von mir?“</text:p>
      <text:p text:style-name="P72"><text:tab/>„Mit deinen Talenten kommt man doch bestimmt ganz gut an gewisse Informationen, richtig? Ich brauche eine Spionin, die sich nicht zu mir zurückverfolgen lässt. Ich habe da einen gewissen Konkurrenten namens Gabor, weißt du, der hat den Fehler gemacht, sein Brockenrevier direkt neben meinem zu haben.... erzähl mir, wo er sein Brocken aufbewahrt und wo er schläft, und der Gefallen ist vergolten.“</text:p>
      <text:p text:style-name="P72"><text:tab/>Dania wagte sich vor. „Der Aufwand und das Risiko ist aber um einiges höher als der, den du hattest, als du mich gerettet hast...“</text:p>
      <text:p text:style-name="P67"><text:span text:style-name="T33"><text:tab/>„Na gut, ich stelle dir ein sauberes Kleid und eine Dosis Brocken. Du hast zwei Tage Zeit. Außerdem hast du noch nie meinen Namen gehört, mich noch nie gesehen, vergessen, wo sich dieses Versteck befindet und zwar auch, wenn </text:span><text:span text:style-name="T1">meine</text:span><text:span text:style-name="T33"> Leute dich fragen. Du hast hier keine Rückendeckung, verstanden? Keine Spur darf zu mir führen. Ich hole dir ein Ersatzkleid.“</text:span></text:p>
      <text:p text:style-name="P72"><text:tab/>Mit diesen Worten verließ er das Zimmer. Nach ein paar Minuten kam er mit einem schmucklosen, kurzen Kleid zurück, dass zwar neu, aber kaum für eine Hure geeignet war. „Damit fällst du, wenn du ihn beschatten musst, wenigstens nicht auf wie ein Haufen dreiköpfiger Inquisitoren.“ Er warf ihr noch einen kleinen Brocken sowie ein paar Münzen zu. „Hier, für deine Arbeitsmoral. Du verlässt und betrittst das Haus durch dieses Fenster, niemand soll dich sehen.“ Damit verschwand er wieder.</text:p>
      <text:p text:style-name="P72"/>
      <text:p text:style-name="P72"><text:tab/>Nach einer Weile und ein paar Fragen hatte sie Gabor gefunden. Er lehnte lässig an einem Hofeingang und wartete auf Kunden. Dania ging langsam vorbei und erhaschte einen Blick auf das Hofinnere. Die Wände an der Seite waren glatt, nach hinten ging eine Tür und ein kleines Fenster mit zerbrochener Scheibe in ein kleines Haus. Im Hof saß ein Junge, vielleicht elf Jahre alt, schüchtern an der Hauswand und wartete auf Befehle seines Arbeitgebers.</text:p>
      <text:p text:style-name="P72"><text:tab/>Dania ging um die Ecke und beobachtete Gabor unauffällig über einen Schminkspiegel. Ein abgemagerter Mann in Lumpen kam vorbei und bat Gabor um etwas Brocken. Er gab ihm ein paar Flammlinge. Gabor gab ein Handzeichen in den Hof, woraufhin der Junge mit ein paar Brocken wiederkam und sie dem Mann gab. Der Mann entfernte sich und der Junge setzte sich wieder in den Hof. </text:p>
      <text:p text:style-name="P67"><text:span text:style-name="T33"><text:tab/></text:span><text:span text:style-name="T1">Das ist also ihr Ablauf,</text:span><text:span text:style-name="T33"> dachte sie. </text:span><text:span text:style-name="T1">Bewahren sie das Brocken in dem Haus auf? Bestimmt nicht alles. Vielleicht kann ich das aus dem Jungen quetschen.Als erstes kümmere ich mich um Gabors Schlafplatz.</text:span><text:span text:style-name="T33"> Sie ging auf Gabor zu. </text:span></text:p>
      <text:p text:style-name="P72"><text:tab/>„Akzeptierst du als Bezahlung auch ein bisschen Liebe, Süßer? Du siehst müde aus, den ganzen Tag hier stehen und Geld scheffeln ist doch bestimmt anstrengend, ich könnte dich doch ein biss<text:soft-page-break/>chen massieren...“ sie trug extra dick auf, immerhin musste er so für eine Weile sein Geschäft aufgeben. Man konnte in seinem dümmlichen Gesicht geradezu beobachten, wie es ratterte. Doch einem weiteren Lächeln Danias konnte er sich nicht mehr widersetzen. Er rief dem Jungen zu, dass für heute Schluss sei und er morgen zur neunten Stunde wieder da sein solle. Zu Dania sagte er: </text:p>
      <text:p text:style-name="P72"><text:tab/>„Na gut, einen Brocken wäre mir das wohl wert...“ </text:p>
      <text:p text:style-name="P67"><text:span text:style-name="T33"><text:tab/></text:span><text:span text:style-name="T1">Es wirkt verdächtig, wenn ich nicht feilsche.</text:span><text:span text:style-name="T33"> „glaub mir, das wird dir mindestens fünf Brocken wert sein... glaubst du, ich bin eine gewöhnliche Straßenhure?“</text:span></text:p>
      <text:p text:style-name="P72"><text:tab/>„zwei Brocken kannst du haben, meinetwegen, wenn du mich begeisterst, denke ich über mehr nach.“ Für zwei Brocken hätte sie unter normalen Umständen kein bisschen Bein gezeigt, aber dieser Ansatz war ihre einzige gute Möglichkeit. </text:p>
      <text:p text:style-name="P72"><text:tab/>„Los, gehen wir zu dir, ich brenne schon fast!“ heuchelte sie Verlangen.</text:p>
      <text:p text:style-name="P72"><text:tab/>Er führte sie in einen Verschlag drei Straßen weiter. </text:p>
      <text:p text:style-name="P72"/>
      <text:p text:style-name="P72"><text:tab/>Aufgerissen, geplündert wie eine Packung Hoover Beans, und jetzt nur eine leere Tüte.</text:p>
      <text:p text:style-name="P72"><text:tab/>Allerdings eine Tüte, die sich immer noch in seiner Hand befand.</text:p>
      <text:p text:style-name="P69"><text:tab/>Würde er mich vielleicht behalten? <text:span text:style-name="T33">HarmoNIIIEMALS!!!! </text:span>Mich wollte noch nie jemand... </text:p>
      <text:p text:style-name="P69"><text:tab/>Ist es gut bei jemandem? </text:p>
      <text:p text:style-name="P69"><text:tab/>Brocken gäbe es wohl auch genug... oder ist das nur die Dosis, die mich mich das fragen lässt?</text:p>
      <text:p text:style-name="P72"><text:tab/>Auf dem Tisch lag noch eine kurze Line. Sie kroch unter der Decke hervor, hielt ihre Nase über das Pulver und zog es ein. ZOG ZOG ZOG BIS ER IN IHR EXPLODIERTE? WO WAR ER?? <text:span text:style-name="T1">LASST IHN MICH NEHMEN, BIS ER MICH ZURÜCKNIMMT</text:span> ist er der ominöse Richtige? </text:p>
      <text:p text:style-name="P69">Er sieht aus wie mein Vater, frage ich mich das gerade oder <text:span text:style-name="T33">BUNT BUNT </text:span>ekel?<text:span text:style-name="T33"> BUNT </text:span>gerade nicht. </text:p>
      <text:p text:style-name="P72"><text:tab/>Sie entschied sich, ihn sanft zu wecken. </text:p>
      <text:p text:style-name="P72"><text:tab/>„Willst du mich auch zu dir nehmen, schlagen, versorgen, hassen, lieben!!?? ficken, wenn dir danach ist?? was glaubst du, dass ich dich einfach wie meinen Vater aussehen lasse? Du wärst nicht mal gut für mich, wenn du zwanzig Jahre älter wärst!!!“</text:p>
      <text:p text:style-name="P72"><text:tab/>Gabor rappelte sich von ihrem gemeinsamen Nachtlager hoch. Er schaltete relativ schnell, dafür dass er kaum zwei Stunden Schlaf genossen hatte. „Warte, komm runter, Brocken und Wut sind keine gute Kombination!“ eine magische Entladung lies ein Glas auf dem Tisch zerspringen. „Krieg dich lieber wieder ein!!“ </text:p>
      <text:p text:style-name="P72"><text:tab/>Worte drangen aus seinem Mund, die ihn schmutziger und schmutziger erscheinen ließen. Was hatte sie sich eingebildet? Nie könnte er einem Wunder wie ihr das Feuer reichen. Nichtmal ihr Vater war schlimm genug, als dass er an ihn heranreichte. Wofür auch immer er sich hielt, er hatte ausgespielt. Er sollte schweigen. </text:p>
      <text:p text:style-name="P72"><text:tab/>Er verstummte mitten im Satz, seine Augen kniffen sich zusammen. Seine Konzentration schien zu schwinden, einen Augenblick später sank er in sich zusammen und begann zu schnarchen. Ihr Wille hatte ihn in den Schlaf geschickt. </text:p>
      <text:p text:style-name="P72"><text:tab/>Angewidert verließ sie Gabors Verschlag und trat auf die Straße. Heute konnte der erste Tag sein, an dem sie der Welt zeigte, wozu die Dania, die sie immer verabscheut hatten, wirklich fähig war. Oder war das nur, was das Brocken ihr immer einredete, wenn sie einem dieser Morgen beiwohnte? Die neunte Stunde war bereits überschritten, Gabor würde wohl zu spät zur Arbeit kommen. Das brachte sie auf eine Idee, wie sie an die andere Information kommen könnte. Sie merkte sich die Lage seiner wertlosen Hütte und begab sich zu dem Hof, wo er normalerweise sein Brocken loswurde.</text:p>
      <text:p text:style-name="P72"/>
      <text:p text:style-name="P72"><text:tab/>Brocken ist durchaus ein interessantes SubsTänzchen, wie dem Leser bereits aufgefallen sein müsste. Es sorgt für eine interessante Mischung aus Visionen, Größenwahn und zufälligen Entladungen magischer Natur, die es zu einer sehr gefährlichen Droge macht. </text:p>
      <text:p text:style-name="P72"><text:tab/>Der Grund, warum der Orden der Flamme hinter dem Brocken her war, waren allerdings nicht die psychedelischen Eigenschaften, die meisten Ordensmitglieder waren in der Hinsicht etwas prüde. Die Inquisitoren jagten Brockenhersteller und -dealer wegen den magischen Nebenwirkungen. Der Orden verdammte alles, was nur irgendwie nach Magie roch. Er war rund um die Uhr auf der Suche <text:soft-page-break/>nach heimlichen Magiern, Wombats und allem, was nur ein bisschen blitzte und blinkte. Die Macht des Ordens beruhte auf göttlichen Artefakten, den Flammensplittern, was rein rechtlich gesehen keine Magie, sondern die Gnade J'zharrs darstellte. Jede anders gestaltete Magie schränkte das Machtmonopol des Ordens ein, und wurde so natürlich bekämpft. Außerdem störten die Brockensüchtigen das Ideal der inneren Reinheit, dass die Anhänger J'zharrs verbreiteten.</text:p>
      <text:p text:style-name="P72"><text:tab/>Effektiv konnten sie aber nichts gegen die Sucht ausrichten, als ab und an eine Razzia gegen illegale Wombatfarmen durchzuführen. Ihr ideologischer Einfluss auf die Bevölkerung Lagons war enorm, doch einen Süchtigen überzeugen, die Religion muss erst noch erfunden werden.</text:p>
      <text:p text:style-name="P72"/>
      <text:p text:style-name="P72"><text:tab/>„Na, mein Kleiner, schon mal Brüste gesehen?“</text:p>
      <text:p text:style-name="P72"><text:tab/>Der Junge schaute sie mit so großen Augen an, als würde er mit den beiden Göttinnen, die halb aus dem Dekolleté rutschten, an Größe wetteifern wollen. </text:p>
      <text:p text:style-name="P72"><text:tab/>„M-mein Boss hat gesagt, ich soll nicht mit den Kunden reden!“</text:p>
      <text:p text:style-name="P72"><text:tab/>„Aber, aber, ich bin doch nicht als Kundin hier. Ich will dir Dinge zeigen, die Jungens in deinem Alter eigentlich noch nicht sehen dürfen... aber wer macht schon immer nur, was erlaubt ist.“ Dania zwinkerte verschmitzt und öffnete den obersten Verschluss ihres Mieders. „Erwachsene immer mit all ihren Regeln und Verboten, streben nach lauter unwichtigen Dingen, statt einfach mal einen Moment zu genießen.“ der zweite Verschluss fiel ihren flinken Fingern zum Opfer. „Mein großer Bruder war schon immer ein Arsch zu mir...“ Ihre Brüste berührten seine Wangen um ein Haar. „nie hat er mir von seinem Brockenversteck erzählt... irgendwann bin ich ihm mal heimlich gefolgt, und habe es herausgefunden, aber unser geschwisterliches Vertrauen war danach nicht mehr so fest.“ </text:p>
      <text:p text:style-name="P72"><text:tab/>„F-f-fest? D-d-darf ich die mal anfassen?“ </text:p>
      <text:p text:style-name="P72"><text:tab/>„Kommt darauf an, kann ich dir vertrauen?“</text:p>
      <text:p text:style-name="P72"><text:tab/>„J-j-jaa!!“ kam aus der tiefsten Inbrunst seiner Kinderseele.</text:p>
      <text:p text:style-name="P72"><text:tab/>„verrätst du mir denn dein Brockenversteck?“</text:p>
      <text:p text:style-name="P72"><text:tab/>„Ich kann es dir auch zeigen, Gabor meint, ich soll es direkt unter meinem Bett aufbewahren... ich wohne direkt in dem Haus hier am Ende des Hofes!“</text:p>
      <text:p text:style-name="P72"/>
      <text:p text:style-name="P72"><text:tab/>Triumph.</text:p>
      <text:p text:style-name="P72"><text:tab/><text:span text:style-name="T1">Kaum zu glauben, dass es etwas gibt, worin ich gut bin. Marcin wird stolz auf mich sein. Sogar Vater wäre stolz auf mich. </text:span>Größe. Wahre Größe. <text:span text:style-name="T1">Wäre heute einer der Tage, wo er mich nicht schlagen würde, wenn ich nach hause komme? </text:span>Hoffnung. <text:span text:style-name="T1">NIEMALS wird er mich wieder schlagen!! <text:tab/></text:span>Frieden. </text:p>
      <text:p text:style-name="P72"><text:tab/>Der Kick ließ langsam wieder nach, doch nach dem Jungen roch sie immer noch. <text:span text:style-name="T1">Ob das wohl eine gute Idee war, </text:span>fragte sie sich. <text:span text:style-name="T1">Geschadet hat es ihm denke ich nicht. Abgesehen von dem, was Marcin wohl mit ihm und seinem Brocken anstellt. Jungs träumen von so etwas. Und meine Jungfräulichkeit wurde mir vor meinem zwölften Lebensjahr genommen, insofern ist er ganz gut dabei.</text:span></text:p>
      <text:p text:style-name="P69"><text:tab/>Ich weiß nicht mal seinen Namen. Aber es ist gar nicht so unwahrscheinlich, dass niemand ihn weiß. </text:p>
      <text:p text:style-name="P72"><text:tab/>Wo die Farben wieder verschwanden, wurde ihr klar, dass der Junge gar nicht mehr lustig neben ihr herhüpfte, das war wohl eine Illusion gewesen. Die Visionen, die man auf Gabors Zeug bekam, waren echt tückisch. Würde dem Jungen wohl auf Dauer kaum gut bekommen, falls er es noch öfters nehmen wollte als nur heute. </text:p>
      <text:p text:style-name="P72"><text:tab/><text:span text:style-name="T1">Vielleicht hätte er sein erstes Mal nicht auf Brocken haben wollen,</text:span> dachte sie schmunzelnd. <text:span text:style-name="T1">Doch so konnte ich zwei erste Male verbinden. Jetzt kann er sich wie ein echter Mann fühlen. Vielleicht besser so, zu Kindern ist Lagon nicht besonders gut.</text:span></text:p>
      <text:p text:style-name="P72"><text:span text:style-name="T1"><text:tab/></text:span>Das unbeschreibliche Gefühl, auf die Realität Lagons zu blicken, auf seine Opfer, und Teil dieses Rädchenwerks zu sein, dass die einen an die Spitze, und die anderen unter die Räder drehte.</text:p>
      <text:p text:style-name="P72"><text:tab/>Zynische Leere.</text:p>
      <text:p text:style-name="P72"/>
      <text:p text:style-name="P72"><text:tab/>„Du bist schon etwas früher zurück, wie ich sehe. Ich hoffe, das bedeutet nicht, dass du einen Aufschub willst.“ Marcins kalte Augen hatten zu viele schlechte Spione gesehen. Und seine kräftigen Hände hatten ihre Rate schon oft verringert.</text:p>
      <text:p text:style-name="P72"><text:soft-page-break/><text:tab/>„Keine Sorge. Meinen Körper als Waffe einsetzen ist eins der Dinge, die ich ganz gut beherrsche. Gabor wohnt in einer armseligen Hütte drei Straßen von dem Hinterhof entfernt, wo er sein Zeug verkauft. Sein Zeug versteckt der Junge, mit dem er zusammenarbeitet, unter seinem Bett. Der schläft in dem Haus hinter dem Hof.“ </text:p>
      <text:p text:style-name="P72"><text:tab/>„Okay. Gut gemacht, ich denke, du hast Potential.“ Dania war sichtlich erleichtert. „Ich wäre verrückt, wenn ich eine Drogensüchtige das Brocken holen lassen würde, und außerdem hast du bei dem anderen Job vielleicht sogar mehr Chancen als ich. Du kommst leichter an ihn ran. Hast du schon mal jemanden getötet?“</text:p>
      <text:p text:style-name="P72"><text:tab/>Dania musste ungewollt schlucken. <text:span text:style-name="T1">Jetzt bloß nicht schwach wirken. Dieser Mann kann mir eine Zukunft und sichere Arbeit bieten, für die ich vielleicht nie wieder einen kleinen Jungen verführen muss.</text:span> „Ja, das ist kein Problem.“ <text:span text:style-name="T1">Auf Brocken kriege ich das hin. </text:span>„Gib mir eine kleine Dosis und ich tu das für dich. Du wirst sehen, ich werde dich wieder nicht enttäuschen. Aber mein Preis sind fünf Brocken, und ich will auch mal in Bargeld bezahlt werden. fünf Brocken und dreißig Flammlinge, das sollte dir eine Leiche ja wohl wert sein.“</text:p>
      <text:p text:style-name="P72"><text:tab/>„Abgemacht, das klingt nach einem Deal. Wir treffen uns hier wieder.“ Er warf ihr die Brocken hin. „Hier, da hast du deine Brocken. Das Geld gibt es hinterher.“ Dania legte sich eine erste Line und BLUT WIRD MIR DEN WEG SCHON WEISEN AUF DEM WEG IN EINE SIC- „Und hier hast du ein kleines Messer, das müsstest du ganz gut zwischen deinen Titten verstecken können. Schneid ihm am besten die Kehle durch, wenn er dir den Rücken zuwendet, wenn er das nicht tut, warte, bis er sich sicher fühlt und stoß es ihm ins Herz. Denk daran, du musst ihn überraschen. Der erste Mord ist der schwerste.“ -here Zukunft?</text:p>
      <text:p text:style-name="P72"><text:tab/>Angst.</text:p>
      <text:p text:style-name="P72"/>
      <text:h text:style-name="Heading_20_1" text:outline-level="1"><text:bookmark-start text:name="__RefHeading__13974_2035619654"/>Marcin – <text:span text:style-name="T134">stiehlt Gabors Brockenvorrat</text:span><text:bookmark-end text:name="__RefHeading__13974_2035619654"/></text:h>
      <text:p text:style-name="P72"/>
      <text:p text:style-name="P72"><text:tab/>Diese Dania war wahrscheinlich echt nicht so untalentiert. Sie hatte einen gewissen Pragmatismus, der sie zu einer ganz guten Spionin machte. Wenn sie nur nicht ständig auf Drogen wäre... doch das war in den Slums von Lagon eben ein unausweichliches Übel.</text:p>
      <text:p text:style-name="P72"><text:tab/>Marcin näherte sich dem Hof. Die Diebesmütze hatte er abgenommen und unter seinem Mantel versteckt. Musste ja nicht jede Spur gleich zu ihm führen. Ehrgeizige Diebe hatte nicht gerade ein einfacheres Leben. Der Junge saß im Hof und freute sich über die Schönheit der Welt und seines Hinterhofes. Ab und an sprossen plötzlich hier und da Blumen aus dem Boden, die unnatürlich lila schimmerten. Gabor war nicht da. </text:p>
      <text:p text:style-name="P72"><text:tab/>„Ist das dein Haus da, Junge?“ er reagierte nicht. „Junge, hörst du mich schlecht?“ Der Junge blickte ihn plötzlich trotzig an.</text:p>
      <text:p text:style-name="P72"><text:tab/>„Ich hab auch einen Namen, du nutzloser Junkie.“ </text:p>
      <text:p text:style-name="P72"><text:tab/>Das wunderte Marcin. Natürlich hatte er sich die Situation hier bereits selbst angeschaut, auch bevor er Dania das erste mal losgeschickt hatte. Marcin war ein Profi. Aber damals hatte dieser Junge nüchtern, schüchtern und teilnahmslos in der Ecke gehockt und gehorsam jedes Wort seines Bosses und Meisters abgewartet, um sofort pflichtbewusst aufzuspringen und jeden Befehl ordnungsgemäß auszuführen. Gut, Brocken machte Menschen größenwahnsinnig. Aber Gabor war kein so unfähiger Dieb, dass er seinen Untergebenen, gerade wenn sie noch so jung waren, Brocken erlaubte. Dieser hier kam offensichtlich gerade in die Pubertät. Das Alter, in dem Kinder gut zu manipulieren sind, wenn man ihnen Anerkennung vorgaukelt. Marcin hatte eine Idee. Er setzte seine Ballonmütze auf.</text:p>
      <text:p text:style-name="P72"><text:tab/>„Und wie heißt du, mein Junge?“</text:p>
      <text:p text:style-name="P72"><text:tab/>Plötzlich fing der Junge zu stammeln an. Er sprang auf und rannte panisch in Richtung Gasse. Marcin hatte sich geirrt, der hier hatte doch keinen Mumm, der war nicht für seine Zwecke geeignet, auch wenn er klug genug war, vor einer Ballonmütze, die er beschimpft hatte, wegzurennen. <text:tab/>Gelangweilt trat er die Tür zu seiner Hütte ein. Sie bestand nur aus einem einzigen Raum. In der Ecke lag eine zerschlissene Matratze mit einer sichtbaren Wölbung am Fußende. <text:span text:style-name="T1">Stümper</text:span>, dachte Marcin. Er hob sie hoch und zerrte eine Tüte mit Brocken unter ihr hervor. </text:p>
      <text:p text:style-name="P72"><text:soft-page-break/></text:p>
      <text:h text:style-name="Heading_20_1" text:outline-level="1"><text:bookmark-start text:name="__RefHeading__13976_2035619654"/>Dania – <text:span text:style-name="T134">tötet Gabor und flieht vor seinen Kameraden</text:span><text:bookmark-end text:name="__RefHeading__13976_2035619654"/></text:h>
      <text:p text:style-name="P72"/>
      <text:p text:style-name="P72"><text:tab/>Die Angst trieb sie vorwärts. Marcin hatte sie wieder durchschaut. <text:span text:style-name="T1">Der erste Mord ist der schwerste, </text:span>der Satz trieb sich immer tiefer in ihre Gedanken. Auf diesen Marcin musste sie aufpassen. Doch dass er <text:span text:style-name="T1">der erste Mord</text:span> gesagt hatte, erfüllte sie mit Hoffnung. Offenbar hatte er tatsächlich langfristige Pläne mit ihr. </text:p>
      <text:p text:style-name="P72"><text:tab/>Doch dafür musste sie erst mal den ersten hinter sich bringen. Die Fassade von Gabors Versteck ragte vor ihr in den Himmel. Die Visionen des Brocken lassen diese armselige Hüte wohl ziemlich groß erscheinen, <text:span text:style-name="T1">heute früh war das Ding doch noch nicht so groß? </text:span>Penismetaphern schossen dem Autor in den Sinn. Doch Dania stellte sich nur die Frage, wie zur Hölle sie ihren ersten Mord überstehen sollte. Sie zog noch eine Line Brocken. </text:p>
      <text:p text:style-name="P72"/>
      <text:p text:style-name="P72"><text:tab/>Gabor war verständlicherweise relativ irritiert, als die Hure, die ihn gestern um Brocken angehauen hatte und am nächsten morgen sehr verstört hatte, voll auf Drogen mit einem Messer in der Hand in sein Zimmer taumelte. Besonders die Kombination gibt ziemlich epische Szenen ab. Leute mit einem Messer sind gefährlich. Leute auf Drogen meistens eher lächerlich. Deswegen vermeiden die meisten Diebe übrigens Drogen bei Mordaufträgen.</text:p>
      <text:p text:style-name="P72"/>
      <text:p text:style-name="P69"><text:tab/>Was fällt ihm ein, sich zu wehren. Er zieht ein Schwert. Wie lächerlich. Wie erwartet. Hm, eine Mordlustige Brockenhure geht auf mich los, was mach ich bloß? Klar, ich ziehe ein Schwert. Idiot. Wieso muss diese Welt immer nach den Regeln gehen? Verdammt. </text:p>
      <text:p text:style-name="P69"><text:tab/>Naja, ein Schwert. Dagegen kann ich echt null ausrichten. Gut dass die Zeit gerade so langsam vergeht, normalerweise wäre ich bei all diesem Nachdenken in ungünstigen Situationen wohl bereits tot. </text:p>
      <text:p text:style-name="P69"><text:tab/>„Hast du nicht Lust, einfach das Schwert wieder hinzulegen und so zu tun, als wäre ich nicht da? Einfach das Interesse an mir verlieren? Hey, ich bin doch nur ein unwichtiger Scheißteil dieser kranken Stadt. Was gehe ich dich bitte an? Kümmere dich doch um deinen eigenen Scheiß.“ </text:p>
      <text:p text:style-name="P69"><text:tab/>Oh Mann, das klingt ja genial. SO rette ich mein Leben. Dania, sogar deine Fantasie verarscht dich. </text:p>
      <text:p text:style-name="P72"><text:tab/>Gabors Blick klärte sich. „Ja wenn das so ist“ sagte er. Desinteressiert legte er das Schwert weg und drehte ihr den Rücken zu. Es interessierte ihn nicht einmal, wie sie ihm den Mund zuhielt und die Kehle durchschnitt.</text:p>
      <text:p text:style-name="P72"/>
      <text:p text:style-name="P72"><text:tab/>Gabors Männer wären wohl ziemlich baff gewesen, wenn sie diese ungewollte magische Demonstration gesehen hätten. Doch dafür kamen sie zwei Minuten zu spät. Sie waren zu fünft und gerade auf dem Weg zu ihrem Auftraggeber, um ihre wöchentliche Bezahlung abzuholen. Sie unterhielten sich über unrealistische Vorgänge in Fantasy-Romanen.</text:p>
      <text:p text:style-name="P72"><text:tab/>„Ist doch klar, wenn dem Autor nicht mehr einfällt, wie es weitergehen könnte, wenn es keinen logischen Ausweg mehr zu geben scheint, wenn er sich in seiner Geschichte verrannt hat, alles was den meisten Idioten einfällt ist Magie. Plötzlich passiert Magie, irgendjemand entdeckt seine verborgenen magischen Talente, dreht plötzlich an dem Ring, den sein Großvater ihm vererbt hat, sagt plötzlich ein Wort, dass ihm <text:span text:style-name="T1">nur so </text:span>in den Sinn gekommen ist und seine Bedrohung in Asche verwandelt. Und die Geschichte wird wieder interessant. Ich bin es Leid, Freunde, ich bin es Leid.“</text:p>
      <text:p text:style-name="P72"><text:tab/>„Wem sagst du das, es ist echt lächerlich. Sämtliche ernstzunehmende Autoren lassen sich etwas sinnvolles einfallen, komplizierte Wendungen, Handlungsstränge, die schon vorher vorbereitet wurden und plötzlich zusammenführen, all solche Spielereien. Aber Fantasy-Autoren? Nichts als Magie. Keine Kreativität. Fantasy-Autoren sind wertlos, Müll. Diese ganzen Teenies können die ja vielleicht noch überzeugen, aber kein Wunder, dass das sonst niemand liest.“</text:p>
      <text:p text:style-name="P72"><text:tab/>Unter diesen blasphemischen Worten kommen sie in die Gasse, in der Gabors Haus steht, und nachdem einer von ihnen von einem Blitz erschlagen wird, gehen sie auf Eingang zu. Kurz bevor <text:soft-page-break/>sie das Haus betreten wollen, kommt ihnen eine sichtlich verstörte junge Frau entgegen und verschwindet Grußlos in die Nacht. </text:p>
      <text:p text:style-name="P72"><text:tab/>Sie kommt nicht weit, bis die Rufe ertönen. <text:span text:style-name="T1">Verdammtes Pech, die haben mir jetzt gerade noch gefehlt. Diesmal schau ich nicht zurück beim rennen. </text:span>Auf das Straßenpflaster achtend rennt sie vor sich hin, die Männer hinter ihr beklagen sich lautstark über den Tod ihres Arbeitgebers und dass „die Hure wahrscheinlich unseren Lohn geklaut“ hat. Ferner sind sie beunruhigt über das Wetter und die aktuelle politische Situation, doch das haut in Lagon niemanden mehr vom Hocker, deswegen meckern sie lieber über ihre verlorenen Flammlinge. </text:p>
      <text:p text:style-name="P72"><text:tab/><text:span text:style-name="T1">Mein Kleid behindert mich beim rennen, verdammt!! Ich will gar nicht wissen, was die wohl mit mir anstellen, wenn die mich erwischen. Mittlerweile haben sie auch das Meckern aufgegeben und werden schneller!! </text:span>Angst <text:span text:style-name="T1">nicht schon wieder vergewaltigt </text:span>Panik. <text:span text:style-name="T1">Nicht zurückschauen da vorne ist eine Ecke, die schaffe ich</text:span> Schock <text:span text:style-name="T1">ich habe gerade jemanden umgebracht! </text:span>Blut. <text:span text:style-name="T1">Verdammt, hinterlasse ich eine Spur?</text:span> Schock. <text:span text:style-name="T1">Habe ich das wirklich getan? </text:span>Gegenwind. <text:span text:style-name="T1">War da hinten nicht die Abzweigung? Da kann ich sie abschütteln! </text:span>Ecke. <text:span text:style-name="T1">Schnell hierum </text:span>Ein Inquisitor. <text:span text:style-name="T1">Ein Inquisitor? </text:span></text:p>
      <text:h text:style-name="P218" text:outline-level="1"><text:bookmark-start text:name="__RefHeading___Toc5868_563923414"/><text:span text:style-name="T162">AKT 2 - </text:span>Ausgestoßen<text:bookmark-end text:name="__RefHeading___Toc5868_563923414"/></text:h>
      <text:p text:style-name="P74"/>
      <text:h text:style-name="Heading_20_1" text:outline-level="1"><text:bookmark-start text:name="__RefHeading__13978_2035619654"/>Thorn – <text:span text:style-name="T134">wird vom Orden ausgestoßen und rettet Dania</text:span><text:bookmark-end text:name="__RefHeading__13978_2035619654"/></text:h>
      <text:p text:style-name="P74"/>
      <text:p text:style-name="P74"><text:tab/>Der Boden fühlte sich kalt an. </text:p>
      <text:p text:style-name="P74"><text:tab/>Rätselhaft. So war er ihm definitiv noch nie vorgekommen.</text:p>
      <text:p text:style-name="P74"><text:tab/>Auch wenn er diese Hallen nie als besonders einschüchternd empfunden hatte. Dieser Ort war immer nur eine Chance für ihn gewesen. </text:p>
      <text:p text:style-name="P74"><text:tab/>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74"><text:tab/>Die kratzige Stimme des Großinquisitors holte ihn zurück in die Wirklichkeit.</text:p>
      <text:p text:style-name="P74"><text:tab/>„… weshalb wir Thorn vo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69"><text:span text:style-name="T79"><text:tab/>Die ewige Litanei, wer nicht für uns ist, ist gegen uns, Vertrauen missbraucht, was weiß ich.</text:span><text:span text:style-name="T78"> </text:span></text:p>
      <text:p text:style-name="P74"><text:tab/>Es hing ihm sowieso langsam zum Halse raus, dieses ewige Gebuckel, diese vorgetäuschte Frömmigkeit. Wie viele Jahre hatte er an diesen verdammten Orden verschwendet? </text:p>
      <text:p text:style-name="P74"><text:tab/>Als sie ihn zum Portal schleiften, versuchte er vor lauter Verachtung gar nicht, sich zu wehren. Er stolperte die steinernen, erhabenen Treppen mehr herunter, als er stolzierte. Die Nächte im Kerker der Inquisition hatten ihn ein wenig entkräftet. Davon abgesehen war er noch nie von besonders guter körperlicher Verfassung gewesen. Sein Geist war seine Waffe. </text:p>
      <text:p text:style-name="P69"><text:span text:style-name="T78"><text:tab/></text:span><text:span text:style-name="T79">Was fällt diesen aufgeblasenen Schwachköpfen eigentlich ein? Denken, sie könnten mich, den großen THORN VON HARTLINGEN aus ihrem Orden werfen? Denen ist wohl nicht bewusst, wie sehr sie mich brauchen... </text:span></text:p>
      <text:p text:style-name="P69"><text:span text:style-name="T79"><text:tab/></text:span><text:span text:style-name="T78">Er rappelte sich auf, ignorierte die neugierigen Blicke und ging ziellos in irgendeine Richtung. </text:span></text:p>
      <text:p text:style-name="P69"><text:span text:style-name="T78"><text:tab/></text:span><text:span text:style-name="T79">Keiner von diesen Schlappschwänzen hat auch nur ein bisschen Weitblick. Nicht mehr lange, und ich hätte sie endlich aus ihrer Unwissenheit heraus in eine bessere Zukunft führen können! Aber diese Aufgeblasenen Wichtigtuerischen Arschgeigen...</text:span><text:span text:style-name="T78"> </text:span></text:p>
      <text:p text:style-name="P69"><text:span text:style-name="T78"><text:tab/>Je weiter er sich von den heiligen Hallen entfernte, desto leichter fiel ihm das fluchen, das er in all den Jahren als heiliger Inquisitor fast verlernt hatte. Eigentlich war es eine Befreiung, endlich frei denken, frei laufen, frei handeln konnte... nur diese verdammte keusche Robe hing ihm immer noch wie Blei am Körper, aus dickem, unbequemen braunen </text:span><text:span text:style-name="T79">Scheiß</text:span><text:span text:style-name="T78">stoff. </text:span></text:p>
      <text:p text:style-name="P69"><text:span text:style-name="T78"><text:tab/></text:span><text:span text:style-name="T79">Ich werde sowas von zurückkehren, ihr habt euch das jetzt eingebrockt, ihr habt es euch mit mir versaut, das hättet ihr euch wohl vorher überlegen sollen. Und wenn ich wiederkomme, werde ich eure SCHEISShallen mit Blu...</text:span></text:p>
      <text:p text:style-name="P69"><text:span text:style-name="T79"><text:tab/></text:span><text:span text:style-name="T78">„Entschuldigt, ehrwürdiger Inquisitor, mögt ihr mir vielleicht den Weg zu...“ </text:span></text:p>
      <text:p text:style-name="P74"><text:tab/>Der Mann konnte den Satz nicht vollenden, Thorns Hass hatte sich wie im vorrübergehen seiner Faust bemächtigt.</text:p>
      <text:p text:style-name="P69"><text:span text:style-name="T78"><text:tab/></text:span><text:span text:style-name="T79">..t streichen und eure Scheißroben allesamt verbrennen und eure ach so keuschen nackten Körper von Huren entwürdigen lassen und eure Eingeweide...</text:span></text:p>
      <text:p text:style-name="P69"><text:span text:style-name="T79"><text:tab/></text:span><text:span text:style-name="T78">Über kurz oder lang brauchte er wohl eine Unterkunft. Der Gedanke traf ihn wie ein Schlag. Er hatte eine Tasche mit Geld versteckt, für alle Fälle, aber die war am anderen Ende der Stadt in einem geheimen Postfach versteckt. Wo war er eigentlich? In seiner Rage war er wohl ein kleines bisschen </text:span><text:span text:style-name="T79">zu</text:span><text:span text:style-name="T78"> ziellos gelaufen. Hier kannte er sich nicht aus, auch wenn es nicht gerade nach einer guten Ecke aussah. Er rutschte in einer kleinen Pfütze mit undefinierbarem Inhalt aus. </text:span></text:p>
      <text:p text:style-name="P69"><text:span text:style-name="T78"><text:tab/></text:span><text:span text:style-name="T79">Was zur...</text:span></text:p>
      <text:p text:style-name="P74"><text:tab/>Thorn hätte sein Gleichgewicht wohl noch gefunden, wenn nicht just in diesem Moment eine <text:soft-page-break/>ziemlich panische, kühn bekleidete junge Frau mit schwarzen Haaren in ihn hineingerannt wäre. </text:p>
      <text:p text:style-name="P74"><text:tab/>„Helft mir, Hochwürden, grausame Häscher sind mir auf den Fersen!! Ich bin mir sicher, dass ich es euch vergüten kann.“ sie zwinkerte anzüglich. „doch helft mir, reinigt sie, was weiß ich, ihr seid doch ein Inquisitor!!“ </text:p>
      <text:p text:style-name="P74"><text:tab/>In diesem Moment kamen vier schlecht gelaunte bewaffnete Diebe um die Ecke. Auch sie guckten ziemlich blöd, als sie Dania in den Armen eines Inquisitors erblickten. Aufeinander liegend. In einer Dreckpfütze. Mühsam rappelte Thorn sich auf. </text:p>
      <text:p text:style-name="P72"><text:span text:style-name="T79"><text:tab/>„Da steht ihr, Blut im Sinn und starrt voll Hass. Hass ist alles, was euch ausmacht, alles was euch antreibt, alles, was euch am Leben erhält. Doch bedenket, wen hasset ihr wirklich?“ </text:span><text:span text:style-name="T29">Verdammt, </text:span><text:span text:style-name="T79">dachte er, </text:span><text:span text:style-name="T29">sie haben mir meinen Flammensplitter abgenommen, als sie mich rausgeworfen haben!</text:span><text:span text:style-name="T79">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r der Halunken hatte Tränen in den Augen.</text:span></text:p>
      <text:p text:style-name="P74"><text:tab/>Ein anderer schien nicht so überzeugt. „Das mit diesem reinigen sagt ihr immer, kurz bevor ihr euren komischen Feuerball rausholt und uns wegpustet, nichwa? Einer von euch Scheißfanatikern hat meinen Bruder getötet!“</text:p>
      <text:p text:style-name="P69"><text:span text:style-name="T79"><text:tab/>J'zharr müsste mich wirklich hassen. Wenn er noch exisiteren würde. </text:span><text:span text:style-name="T78">„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74"><text:tab/>Der f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meiner Schwester beworfen!“ der Wortführer schien noch nicht überzeugt. </text:p>
      <text:p text:style-name="P74"><text:tab/>„Siehest du, mein Sohn, das war alles im Sinne deines Bruders. Weißt du, jetzt trägt er ein Hemd aus Flammen, das sich fortlaufend selbst reinigt und seine Schwester muss er auch nicht mehr ertragen.“</text:p>
      <text:p text:style-name="P74"><text:tab/>„Naja, meine Schwester wurde leider auch -“</text:p>
      <text:p text:style-name="P74"><text:tab/>„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74"><text:tab/>Das Mädchen unterbrach ihn. „Ist ja gut, Inquisitor, sie sind weg.“ Gabors Schergen hatten wohl einen rationalen Kosten/Lohn-Vergleich angewendet und sich entschieden, dass keine Vagina der Welt den Aufwand wert war, erlöst zu werden. „Vielen Dank, mein Held... wollt ihr es gleich jetzt und hier, oder wollen wir uns einen netten -“ </text:p>
      <text:p text:style-name="P69"><text:span text:style-name="T78"><text:tab/>„Nein danke, ihr könnt euer Kleid anbehalten. Ich bin ein Inquisitor J'zharrs, </text:span><text:span text:style-name="T79">du</text:span><text:span text:style-name="T78"> wirst meine innere Reinheit nicht beflecken. Doch ich denke, ich habe anderweitige Verwendung für dich. Wie heißt du?“</text:span></text:p>
      <text:p text:style-name="P74"><text:tab/>„Hm, Leute haben mir schon ne Menge interessante Namen gegeben, mein Vater hat mich Dania genannt.“</text:p>
      <text:p text:style-name="P74"><text:tab/>„In Ordnung, und hast du eine Unterkunft hier in der Nähe? Ich schaffe es heute Nacht wohl nicht mehr zurück in die heiligen Hallen.“ </text:p>
      <text:p text:style-name="P74"><text:tab/>„Nun ja, Ich bin mir nicht sicher, ob das ihren Ansprüchen genügt...“</text:p>
      <text:p text:style-name="P69"><text:span text:style-name="T78"><text:tab/>„Ich bin ein heiliger Mann, und J'zharr predigt innerliche Reinheit, und nicht äußerliche.“ </text:span><text:span text:style-name="T79">Bei J'zharr, was gäbe ich nicht für ein gescheites Bett nach all den Jahren... doch wenn ich meine Tarnung aufrecht erhalten will, muss das wohl sein. Mit etwas Glück hat sie Kontakte.</text:span><text:span text:style-name="T78"> </text:span></text:p>
      <text:p text:style-name="P74"><text:tab/>„Das könnte das Problem sein, Ich kann euch einen Schlafplatz besorgen, doch die Bude gehört <text:soft-page-break/>dem wohl hinterhältigsten Dieb im ganzen siebten -“</text:p>
      <text:p text:style-name="P69"><text:span text:style-name="T78"><text:tab/>„Das ist wunderbar, J'zharr predigt, dass niemand verloren ist, wenn er bereut. Führe mich zu diesem Mann des Schmutzes.“ </text:span><text:span text:style-name="T79">JA verdammt!! Sie </text:span><text:span text:style-name="T78">hat</text:span><text:span text:style-name="T79"> Kontakte. </text:span></text:p>
      <text:p text:style-name="P69"><text:span text:style-name="T78"><text:tab/>„Ihr seid ein mutiger und guter Mensch, </text:span><text:span text:style-name="T80">Hochstapl – Verzeihung, Hochwürden, meine tiefste Entschuldigung!!“ Als sie sich tief bis zum Boden verbeugte, huschte ein diabolisches Grinsen über Thorns Gesicht, als er bedachte, wie nah sie damit an der Wahrheit war.</text:span></text:p>
      <text:p text:style-name="P76"/>
      <text:h text:style-name="Heading_20_1" text:outline-level="1"><text:bookmark-start text:name="__RefHeading__13980_2035619654"/>Marcin – <text:span text:style-name="T134">lernt Thorn kennen, sie verschwören sich, mithilfe von Bor die Macht zu ergreifen</text:span><text:bookmark-end text:name="__RefHeading__13980_2035619654"/></text:h>
      <text:p text:style-name="P76"/>
      <text:p text:style-name="P76"><text:tab/>„Und, wie ist es gelaufen?“ </text:p>
      <text:p text:style-name="P69"><text:span text:style-name="T80"><text:tab/>In diesem Moment nahm er den Mann war, der hinter Dania das Zimmer betrat. Er war glatzköpfig, hatte eine ziemlich undurchsichtige Miene aufgesetzt und trug – </text:span><text:span text:style-name="T81">eine Robe des Ordens der Flamme? Moment mal!!</text:span></text:p>
      <text:p text:style-name="P76"><text:tab/>„Warte mal, wer zur Hölle ist der Typ!!??“ Marcin war nicht besonders begeistert, dass er heiligen Besuch hatte. „Was fällt dir ein, jemanden mit hierherzubringen? Ohne dass er vorher von mir geprüft wurde? Hast du ihn wenigstens nach Waffen durchsucht!? Verdammt, ein Inquisitor!? Du bringst einen Inquisitor zu einem Dealer? Was für eine Auftragskillerin bist du eigentlich!?“</text:p>
      <text:p text:style-name="P76"><text:tab/>„Beruhige dich, beruhige dich, er ist nett. Er hat mir das Leben gerettet! Und Gabor ist tot, übrigens.“ </text:p>
      <text:p text:style-name="P69"><text:span text:style-name="T80"><text:tab/>„Nett? </text:span><text:span text:style-name="T81">Nett? </text:span><text:span text:style-name="T80">Meinst du 'Ich werde eure gesamten Brockenvorräte beschlagnahmen und euer Geschäft zerschlagen'-nett oder 'Ich verwandle euch gleich jetzt und hier in Aschenhaufen'-nett!? Was ist mit seiner Verstärkung? Wurdet ihr verfolgt? Weiß noch jemand, dass ihr hier seid? Verdammte Brockennutte.“ </text:span></text:p>
      <text:p text:style-name="P76"><text:tab/>Thorn meldete sich zu Wort. „Beruhige dich, Ich bin nicht im Auftrag des Ordens hier. Dein Brocken interessiert mich einen Dreck.“ Er entschied sich, die Karten auf den Tisch zu legen. „Im Gegenteil, Ich bin nicht gerade der orthodoxeste Inquisitor, und ich bin mir sicher, wir beide können uns gegenseitig helfen.... Vielleicht weißt du, wie zerstritten der Orden der Flamme ist. Nun, ich könnte Unterstützung von außen gebrauchen. Ich beobachte dich ohnehin schon seit einer Weile... dein kleines Unternehmen wäre ein guter Verbündeter für meine Zwecke.“ </text:p>
      <text:p text:style-name="P69"><text:span text:style-name="T80"><text:tab/>Marcin war sprachlos. </text:span><text:span text:style-name="T81">Was zur Hölle hat Dania mir da angeschleppt? Verdammt. Ein Inquisitor, der hinter mir her ist? Schon eine Weile hinter mir her war? Ich muss unvorsichtig gewesen sein. Ob einer meiner Leute... Dania kann es kaum gewesen sein, sie ist nicht lange genug dabei. Wurde Kenin misstrauisch? Nein, das wäre nicht sein Weg, diese Dinge zu regeln. </text:span></text:p>
      <text:p text:style-name="P76"><text:tab/>Thorn räusperte sich. „Bist du interessiert, neben erheblichem Reichtum auch große Macht auf politischer Ebene zu erlangen?“</text:p>
      <text:p text:style-name="P69"><text:span text:style-name="T80"><text:tab/>Bei diesen Worten brannte etwas unter Marcins Ballonmütze durch. </text:span><text:span text:style-name="T81">Meint er Macht oder Macht in meinem Sinne? Die, wo man nicht bei jedem Drink aufpassen muss, ob man gerade Opfer einer politischen Intrige wird?</text:span></text:p>
      <text:p text:style-name="P76"><text:tab/>„Ich weiß, wie ehrgeizig du bist. Keine Sorge, ich weiß einen Weg, wie du unter dem Radar bleiben kannst und trotzdem Macht ausüben kannst. Wusstest du, dass deine kleine Freundin hier eine natürliche Begabung für Magie besitzt? Wenn man ihr beibringen würde, wie sie sie richtig nutzt... dann wäre das sicher zu unser aller Vorteil.“</text:p>
      <text:p text:style-name="P76"><text:tab/><text:span text:style-name="T1">Der hat das Schlangensein aber ziemlich perfektioniert... ein Inquisitor, der die Magie unterstützt? Der magische Begabung erkennt? Zumindest weiß ich jetzt, dass man ihm nicht trauen sollte. Naja, mich haben schon einige versucht, übers Ohr zu hauen. Und wenn dem Orden meine Aktivitäten bekannt sind, bleibt mir eh nichts anderes übrig, als zu verschwinden. Dann lieber die Flucht nach vorn.</text:span></text:p>
      <text:p text:style-name="P76"><text:tab/>„Und warum sollte ich dir trauen, Inquisitor? Deine eigenen Brüder können das ja anscheinend auch nicht.“</text:p>
      <text:p text:style-name="P76"><text:tab/>„Musst du gar nicht. Mir reicht es, wenn ich dir trauen kann, du bist schließlich ein <text:span text:style-name="T1">ehrbarer</text:span> <text:soft-page-break/>Dieb. Ich helfe dir, egal ob du mir traust oder nicht. Ich könnte unserer kleinen Freundin ein paar Formeln beibringen, und dann können wir, wenn wir auf einem Level sind, uns zu dritt gegenseitig helfen.“</text:p>
      <text:p text:style-name="P76"><text:tab/>„Ich bin nicht vollständig überzeugt“, sagte Marcin misstrauisch. <text:span text:style-name="T1">Vielleicht kann ich ihn noch ein bisschen aus der Reserve locken.</text:span></text:p>
      <text:p text:style-name="P76"><text:tab/>„Ich mache dich zu dem höchsten Tier der ehrbaren Diebe, du hilfst mir, dieser Stadt meinen Stempel aufzudrücken.“ sagte Thorn. „Das dürfte doch nicht so schwer sein. Oh, und du kannst soviel Brocken haben, wie du willst“, fügte er mit einem Seitenblick auf Dania hinzu.</text:p>
      <text:p text:style-name="P76"><text:tab/>Dania saß regungslos in der Ecke, sie kam bei der Diskussion der zwei Männer nicht mehr mit. Sie hatte aufgehört, dem Geschehen zu folgen, als ihr nicht mehr klar war, ob sie einer der beiden umbringen wollte. Jetzt, wo das Adrenalin nachließ, spürte sie die lähmende Wirkung des Brockens wieder.</text:p>
      <text:p text:style-name="P76"><text:tab/>„Klar, ich helfe dir, dir den Weg nach oben zu morden, und wenn du dort bist, bin ich der einzige, der etwas gegen dich in der Hand hat, und wache eines morgens mit einem zweiten Grinsen auf“, sagte Marcin. „Klingt fair.“</text:p>
      <text:p text:style-name="P76"><text:tab/>„Glaub mir, da wo ich hin will, werde ich dich nie entbehren können... du bist ein Mann der Schatten, der Unterwelt. Ich bin für die Sonne gemacht, für das politische Parkett und das ewige Lächeln der Diplomatie. Wir ergänzen uns prima, denn du könntest mit meiner Position nichts anfangen und ich würde als Dieb wohl keine zwei Tage überleben, ehrbar oder nicht.“</text:p>
      <text:p text:style-name="P76"><text:tab/>Dania saß immer noch teilnahmslos in der Ecke.</text:p>
      <text:p text:style-name="P76"><text:tab/>„Ja, und wofür brauche ich dich, wenn du von Schatten eh nichts verstehst?“</text:p>
      <text:p text:style-name="P76"><text:tab/>„Die Welt besteht aus mehr als nur deinen Schatten, und wir haben alle drei Talente, die an der richtigen Stelle eingesetzt allen von uns dienen können. Du hast Informationen, Dania hat ihre magischen Kräfte sowie ihre Talente als Frau und ich habe Kontakte, Wissen und bin ein guter Strohmann für öffentliche Ämter. Jeder für sich alleine ist nichts, doch zu dritt können wir die <text:span text:style-name="T1">ganze verdammte Stadt </text:span>regieren!!“</text:p>
      <text:p text:style-name="P76"><text:tab/><text:span text:style-name="T1">Es gibt nichts gefährlicheres als einen Mann mit einer Vision. Zumindest hat er nicht vor, mir bei der erstbesten Gelegenheit in den Rücken zu stechen. Und Dania ist sowieso naiv genug, um ihm jedes einzelne Wort zu glauben. Magisches Talent? Vielleicht sind ihre Halluzinationen stärker. Aber fürs erste bleibt mir nichts anderes übrig, als gute Miene zu diesem Spiel zu machen. Wer weiß, was sich daraus entwickelt? </text:span>„Na gut, das klingt halbwegs vernünftig. Und was schlägst du konkret vor? Der erste Schritt in deinem bösen Masterplan?“</text:p>
      <text:p text:style-name="P76"><text:tab/>„Wie ist deine genaue Stellung bei den ehrbaren Dieben?“</text:p>
      <text:p text:style-name="P76"><text:tab/>„Ich bin Leutnant, mein Hauptmann ist Kenin. Ich bin so etwas wie seine rechte Hand. Ich regle zwar meine eigenen Geschäfte, aber er hört auf meinen Rat. Warum fragst du?“</text:p>
      <text:p text:style-name="P76"><text:tab/>„Nur mal angenommen, unser lieber Freund Kenin würde einen tragischen Unfall erleiden... als rechte Hand wärst du wohl sein direkter Nachfolger, oder?“ </text:p>
      <text:p text:style-name="P76"><text:tab/>„Verdammt, es gibt einen guten Grund, dass ich diese Stellung innehabe!! Hauptleute kriegen für meinen Geschmack zu oft die Kehle durchgeschnitten! Was glaubst du, wie ich es geschafft habe, so lange zu überleben!?“ </text:p>
      <text:p text:style-name="P76"><text:tab/>„Glaub mir, wenn wir da sind, wo wir hin wollen, wirst du alles wissen, was in dieser Stadt vorgeht, Während niemand deinen Namen oder dein Aussehen kennen wird. Es gibt einen Grund, warum Menschen nach Macht gieren – es ist toll, an der Macht zu sein. Wir beide sind die wohl hinterhältigsten Menschen in dieser ganzen verdammten Stadt. Das macht uns ziemlich gut darin, Hinterhalte zu durchschauen, oder? Und das ist das, was uns am Leben <text:span text:style-name="T1">und </text:span>an der Macht halten wird. Doch um dahin zu kommen, brauchen wir dich erst mal in einer einflussreicheren Position... und Dania ist unser Schlüssel dazu.“</text:p>
      <text:p text:style-name="P76"/>
      <text:h text:style-name="Heading_20_1" text:outline-level="1"><text:bookmark-start text:name="__RefHeading__13982_2035619654"/>Thorn – <text:span text:style-name="T135">legt sich schlafen und freut sich seines Hochstaplertums</text:span><text:bookmark-end text:name="__RefHeading__13982_2035619654"/></text:h>
      <text:p text:style-name="P76"/>
      <text:p text:style-name="P76"><text:soft-page-break/><text:tab/>Thorn streckte sich auf dem Lager aus, das Marcin ihm gewährt hatte. Es war eine ziemlich abgeranzte alte Matratze, die voller Flecken rätselhafter Herkunft war – und dass er sich in einem Bordell befand, erklärte nur etwa die Hälfte davon. </text:p>
      <text:p text:style-name="P76"><text:tab/><text:span text:style-name="T1">Ich sollte es mal mit Glücksspiel versuchen</text:span>, dachte er. <text:span text:style-name="T1">Ich wusste gar nicht, wie gut ich bluffen kann. Wie gut, dass er mir geglaubt hat, dass ich ihn schon länger beobachte... das hat wohl den Ausschlag gegeben, dass er mit mir zusammenarbeiten will.</text:span></text:p>
      <text:p text:style-name="P76"><text:tab/>Er hätte sich in diesem Moment gerne selbst betrachtet, in seiner ersten Nacht als Ex-Inquisitor und Hochstapler. Doch es befand sich kein Spiegel in dem engen Loch. Selbst wenn, es gab auch kein Licht, keine Kerzen, keine Schwefelhölzer, und er begann, seinen Flammensplitter schmerzlich zu vermissen. Er wunderte sich, wo er den Mut hergenommen hatte, ohne göttliche Macht im Rücken diesem Mörder so ins Gesicht zu lügen. </text:p>
      <text:p text:style-name="P76"><text:tab/><text:span text:style-name="T1">Dania magisches Talent, </text:span>dachte er, <text:span text:style-name="T1">dass ich nicht lache. Als ob Magie von Talent abhinge; aber wenn ich ihr die Formeln und die Zutaten verschaffe, und sie feststellt, dass es nichts leichteres gibt, als ein bisschen Staub herumzupusten, werden sie das schon glauben.</text:span></text:p>
      <text:p text:style-name="P76"><text:tab/>Heute hatte er Glück gehabt, unverschämtes Glück, dass er Dania gefunden hatte, und dass er den Abend überlebt hatte. Wenn sich diese Glück nun nur noch ein paar hundert Male ebenso verhielt, konnte er seine Träume vielleicht verwirklichen.</text:p>
      <text:p text:style-name="P76"/>
      <text:h text:style-name="Heading_20_1" text:outline-level="1"><text:bookmark-start text:name="__RefHeading__13984_2035619654"/>Dania – <text:span text:style-name="T135">überzeugt Marcin, es mit dem Komplott zu versuchen</text:span><text:bookmark-end text:name="__RefHeading__13984_2035619654"/></text:h>
      <text:p text:style-name="P76"/>
      <text:p text:style-name="P76"><text:tab/>Er schlug ihr ins Gesicht. </text:p>
      <text:p text:style-name="P76"><text:tab/>„Wenigstens deinen Auftrag hast du ausgeführt? Du verbrocktes Stück hast mir ja eine Scheiße ins Haus geschleppt... könnte irgendeine Spur zu mir führen? Jedenfalls dürfen die dich niemals zusammen mit mir sehen. Und Thorn am besten auch nicht.“ Rastlos schritt Marcin im Zimmer auf und ab. „Wie auch immer, da müssen wir jetzt durch.“ </text:p>
      <text:p text:style-name="P76"><text:tab/>„Ach was, Thorn scheint doch nett zu sein! Er hat mir das Leben gerettet. Davon abgesehen kann er uns beide unglaublich reich und mächtig machen, hat er gesagt!“ Dania war nicht halb so beunruhigt wie Marcin. <text:span text:style-name="T1">Thorn war jedenfalls bisher um einiges netter zu mir als dieser verdammte Dieb, ehrbar hin oder her</text:span>, dachte sie.</text:p>
      <text:p text:style-name="P76"><text:tab/>„Ich hätte dich für klüger gehalten, als einem Inquisitor zu vertrauen“, sagte Marcin. „auch wenn ich zugeben muss, dass sein Angebot verlockend klingt. Aber das müssen wir jetzt auslöffeln.“ </text:p>
      <text:p text:style-name="P76"><text:tab/>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bedenke doch mal, auf welche Ressourcen er Zugriff hat, von denen du nicht mal etwas ahnst... Er ist <text:span text:style-name="T1">öffentlich anerkannt</text:span>! Wenn wir es richtig anstellen, müssen wir keine Alten Säcke mehr ficken oder Brocken verkaufen, wir können einfach <text:span text:style-name="T1">verdammte Steuern einnehmen</text:span>! Organisiertes Verbrechen quasi! Bei J'zharr, hast du denn gar keinen Ehrgeiz!“</text:p>
      <text:p text:style-name="P76"><text:tab/>„Ehrgeiz ist eine ziemlich tödliche Eigenschaft unter Dieben.“</text:p>
      <text:p text:style-name="P76"><text:tab/>Dania seufzte. „Ist dein Horizont immer so winzig? Vielleicht solltest du mehr von deinem eigenen Zeug nehmen, dann würdest du deine Chancen erkennen... mit Thorns Hilfe wirst du nicht dein Leben lang Dieb bleiben, bis eines Tages eine Klinge auf dich wartet. Mit Thorns Hilfe wirst du am ende noch <text:span text:style-name="T1">Spion</text:span>. Das ist, was er von dir will.“</text:p>
      <text:p text:style-name="P76"><text:tab/>„Ich war mein Leben lang Dieb, das ist das, was ich am besten kann!“ </text:p>
      <text:p text:style-name="P76"><text:tab/>„Informationen sammeln, Leute hinterrücks erstechen, Beziehungen spielen lassen... das ist genau so die Stellenbeschreibung eines Spions wie eines Diebs, und genau da liegen doch deine Stärken! Kenin ist doch eh ein Narr, so lange wie ich in seinem Bezirk arbeiten konnte, ohne dass er davon Wind gekriegt hat. Du bist wie alt? Dreißig? Etwas älter? Und immer noch jeden Tag Angst haben müssen, dass plötzlich eine der Klingen trifft? Thorn gibt dir die Chance, deinen bisherigen Job aus <text:soft-page-break/>dem Hintergrund machen zu können.“</text:p>
      <text:p text:style-name="P76"><text:tab/>„Verdammt, du hast tatsächlich Überzeugungstalent... vielleicht hat Thorn recht, und du bist tatsächlich die richtige für diesen Job. Ich denke darüber nach, fürs erste müssen wir sowieso sein Spiel mitspielen, damit er seinen Freunden beim Orden nichts erzählt. Kenin umzubringen wird aber nicht so einfach wie Gabor, er ist nicht umsonst Hauptmann geworden; vielleicht kann Thorns magischer Schnickschnack das ja erleichtern, aber es darf trotzdem keine Spur zu mir führen, denk dran.“</text:p>
      <text:p text:style-name="P76"><text:tab/>Dania war erleichtert. So alt war Marcin also noch nicht, dass seine Engstirnigkeit schon überhand über seinen Ehrgeiz genommen hatte. Vielleicht war es aber auch genau das, und er sehnte sich nach einem sichereren Leben.</text:p>
      <text:p text:style-name="P76"/>
      <text:h text:style-name="Heading_20_1" text:outline-level="1"><text:bookmark-start text:name="__RefHeading__13986_2035619654"/>Varg – <text:span text:style-name="T135">trifft sich mit Thorn, Der ihn von seinem Plan überzeugt</text:span><text:bookmark-end text:name="__RefHeading__13986_2035619654"/></text:h>
      <text:p text:style-name="P76"/>
      <text:p text:style-name="P76"><text:tab/>Varg war ein gutaussehender Mann, geradezu eine Verschwendung für den Orden. Schon als er langsam in die Pubertät kam, hatten sich die Freundinnen seiner kleinen Schwestern mehr für seine goldblonden Haare interessiert als für seine Schwestern selbst. Er war wie durch ein Wunder von den typischen Hautkrankheiten verschont worden, die in seinem verdorbenen Viertel, dem neuntem Bezirk, die gesamte Bevölkerung plagten; als hielte J'zharr schon damals sein schützendes Feuer über ihn und hielte ihn rein. Feuer sprühte auch aus seinen Augen, die heller waren, als überhaupt möglich schien, ein fast schon gelbes weiß. Und eine Kindheit und Jugend, geprägt von harter Arbeit in der Metzgerei seines Vaters hatte seine Muskeln früh wachsen lassen. </text:p>
      <text:p text:style-name="P76"><text:tab/>Sein Vater war ein Tyrann ohnegleichen gewesen. Er war herrschsüchtig und gierig, ehrgeizig ohnegleichen und was er als Mindestmaß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zwang er seine Töchter dazu, ihr Geld auf die im neunten genauso wie im siebten Bezirk übliche Weise zu verdienen, obwohl der Ertrag seiner Metzgerei zum überleben gereicht hätte. Jedoch war er ein Mann mit Vision gewesen, er wollte nicht den Rest seines Lebens in dem Loch fristen, dass seine Frau immer zuhause genannt hatte. </text:p>
      <text:p text:style-name="P76"><text:tab/>Als eines Nachts, Varg war etwa siebzehn, während der üblichen Überstunden die Metzgerei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76"><text:tab/><text:span text:style-name="T1">Und niemand hat je erfahren, wieso das Feuer sich so schnell ausgebreitet hat, </text:span>dachte Varg. Er war ein gläubiger Mann, doch er war der Ansicht, dass man J'zharr in seinem Wirken wo es nur ging unterstützen sollte. </text:p>
      <text:p text:style-name="P76"><text:tab/>Der Abschied von seinen Schwestern war ihm schwergefallen, doch sie verstanden, dass er nicht nur ihre Zukunft, sondern die von Frauen in ganz Lagon verbessern wollte.</text:p>
      <text:p text:style-name="P76"><text:tab/>Das ganze war nun zwei Jahre her, und seine Ausbildung zum Inquisitor neigte sich dem Ende zu, nun war er ein vielversprechender Novize voller Ambitionen und mit ersten Erfolgen in der Jagd auf Magier. Während die meisten Inquisitoren sich auf die Flammensplitter verlassen konnten, mussten die Novizen herkömmliche Waffen nutzen, wenn sie im Kampf gegen unreine Verbrechen glänzen wollten. Varg hatte aufgrund seines Körperbaus ein natürliches Talent mit dem Hammer und wegen seines früheren Berufs große Übung mit Hackbeilen und Messern aller Art, was ihm zu einem sehr erfolgreichen Beschützer der Bewohner Lagons vor der Unreinheit der Sünde machte.</text:p>
      <text:p text:style-name="P76"><text:tab/>Sein Ausbilder war ein gewisser Thorn von Hartlingen gewesen, und als dieser aus dem Orden ausgeschlossen worden war, hatte ihn das schwer getroffen. Varg hatte ihn sehr geschätzt, als charismatischen Anführer genau so wie als gewieften Taktiker, der sich wie kein anderer in den Feind hineinversetzen konnte. Zusammen hatten sie dutzende Brockendealerringe ausgehoben und einigen <text:soft-page-break/>„ehrbaren“ Dieben den Garaus gemacht. Einmal hatten sie sogar ein Magielabor ausheben können, dass wahrscheinlich von der Loge der innovativen Eliten betrieben worden war. Sie hatten es gestürmt, der Magier war allerdings bei dem Einsatz gereinigt worden, bevor er belastende Aussagen machen konnte. Sie waren sich so gut wie sicher, dass Arghan Howl, ein großindustrieller Waffenfabrikant und Unternehmer, Mitglied der Loge, das Labor betrieben hatte, doch ohne Aussage konnten sie einen so angesehen Mann nicht der Inquisition vorführen, und so konnten sie nicht mehr tun, als die Ausrüstung, Zutaten und Formeln zu konfiszieren, das Labor zu zerstören und es bei einer Warnung zu belassen. Doch Varg war nie so stolz gewesen wie an diesem Tag. Ihnen, ja <text:span text:style-name="T1">ihnen</text:span> war ein empfindlicher Schlag gegen diese Ketzer von der Loge gelungen, diese Fortschrittsfanatiker, die jeglicher Ethik ihre Zukunftsfähigkeit absprachen.</text:p>
      <text:p text:style-name="P76"/>
      <text:p text:style-name="P76"><text:tab/>Als er die Nachricht von Thorn erhalten hatte, dass er sich mit ihm treffen wollte, war Varg gerade in seiner Zelle in Meditation versunken gewesen, was er ihm ein wenig übel nahm. Doch er war so glücklich darüber, dass sein Mentor noch zu leben schien und sich anscheinend auch an ihn erinnerte, dass er es ihm nicht übel nahm und er eine Nachricht zurückschrieb. 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76"><text:tab/><text:span text:style-name="T1">Oder kommt es mir nur so vor, jetzt, wo er offiziell kein Heiliger mehr ist? Er wirkt, als hätte ihn das sehr verletzt, und als würde er den Mangel an Heiligkeit nun mit Stolz verdecken wollen.</text:span></text:p>
      <text:p text:style-name="P76"><text:tab/>„Du weißt, dass ich für dich eingetreten wäre, wenn ich bereits ein vollwertiges Ordensmitglied wäre. Eine Schweinerei, dass sie dich rausgeschmissen haben, an den Vorwürfen ist doch eh nichts dran, oder? Die glauben wohl, sie könnten auf einen Inquisitor wie dich verzichten!“</text:p>
      <text:p text:style-name="P76"><text:tab/>„Ich will nicht über die Vorwürfe reden“, sagte Thorn abwesend. Er schien mit den Gedanken woanders. </text:p>
      <text:p text:style-name="P76"><text:tab/>„Nach dem Tod Rafts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76"><text:tab/>Thorn riss sich zusammen. „Du hast Recht, die Lagoner verdienen mehr, als von diesen Tölpeln beschützt zu werden. Varg, vertraust du mir? Ich kann dieser Stadt helfen, doch dafür brauche ich dein absolutes Vertrauen und deine Hilfe.“</text:p>
      <text:p text:style-name="P76"><text:tab/>„Das hast du, das hast du! Du bist der einzige, der in diesen Zeiten des Verbrechens, der Korruption, der Unreinheit und allgemeinen Sittenlosigkeit noch weiß, was zu tun ist. Ich helfe dir.“</text:p>
      <text:p text:style-name="P76"><text:tab/>„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76"><text:tab/>Varg war beunruhigt. „Was meinst du? Erkenntnisse?“</text:p>
      <text:p text:style-name="P76"><text:tab/>„Was verdient Arghan Howl deiner Meinung nach, dafür dass er sich geheimer Labors bedient hat, um magische <text:span text:style-name="T1">Waffen</text:span> zu entwickeln, die Tod und Unheil über das Volk Lagons bringen?“</text:p>
      <text:p text:style-name="P76"><text:tab/>„Na, er verdient es, vor das Gericht der Inquisition zu kommen und von seinen Sünden und seiner Gier gereinigt zu werden!“</text:p>
      <text:p text:style-name="P76"><text:tab/>„Und warum konnten wir ihn nicht reinigen? Warum lebt er munter weiter und forscht an Magie herum, um Massenvernichtungswaffen zu erschaffen?“</text:p>
      <text:p text:style-name="P76"><text:tab/>„Weil wir ihn nicht festnehmen durften... Die Inquisition darf ohne Beweise nicht handeln.“</text:p>
      <text:p text:style-name="P76"><text:tab/>„Genau. Warum ist Kenin vom siebten Bezirk immer noch Hauptmann der <text:span text:style-name="T1">Ehrbaren Diebe</text:span> und verkauft sein Brocken an die armen verlorenen Seelen?“</text:p>
      <text:p text:style-name="P76"><text:tab/>„Woher weißt du, wie...“</text:p>
      <text:p text:style-name="P76"><text:soft-page-break/><text:tab/>„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1">weil der Orden seinen Regeln und Prinzipien folgen muss.</text:span> Nur deswegen. Verstehst du mich?“</text:p>
      <text:p text:style-name="P76"><text:tab/>„Stimmt, der Orden tut viel zu wenig, diese Stadt ist immer noch voll mit Leid.“</text:p>
      <text:p text:style-name="P76"><text:tab/>„Woher hatten wir den Tipp für das Labor? Sags mir.“</text:p>
      <text:p text:style-name="P76"><text:tab/>„Von diesem kleinen Erfinder da, der der Magie verdächtigt wurde, Jona oder so hieß er...“</text:p>
      <text:p text:style-name="P76"><text:tab/>„Und wie konnten wir herauskriegen, wo es ist? Wir haben ihn mit der direkten Anschuldigung konfrontiert, dass wir <text:span text:style-name="T1">wissen,</text:span> was er tut und er ist sofort zusammengebrochen und hat uns davon erzählt. Wir hatten leider keine Beweise gegen ihn und mussten ihn laufenlassen, aber Das Labor konnten wir ausheben. Und all das wäre nicht möglich gewesen, wenn?“</text:p>
      <text:p text:style-name="P76"><text:tab/>„wenn wir uns an die Vorschriften gehalten hätten?“ sagte Varg unsicher.</text:p>
      <text:p text:style-name="P76"><text:tab/>„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76"><text:tab/>Varg jubilierte innerlich. „Ich wusste, du würdest verstehen, dass man etwas tun muss!“</text:p>
      <text:p text:style-name="P76"><text:tab/>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76"><text:tab/>„Ja! Ich bin dabei und zu allen Schandtaten bereit!“ Varg war überglücklich, dass er für ein besseres Lagon kämpfen konnte.</text:p>
      <text:p text:style-name="P76"><text:tab/>„Gut, sind die konfiszierten Gegenstände noch im Lager der heiligen Hallen? Es fällt bestimmt nicht auf, wenn die Rezepte fehlen.“</text:p>
      <text:p text:style-name="P76"><text:tab/>In seiner Euphorie merkte Varg nicht mal, wie er seine Prinzipien verriet.</text:p>
      <text:p text:style-name="P76"/>
      <text:h text:style-name="Heading_20_1" text:outline-level="1"><text:bookmark-start text:name="__RefHeading__13988_2035619654"/>Dania – <text:span text:style-name="T135">lernt von Thorn den Umgang mit Bor</text:span><text:bookmark-end text:name="__RefHeading__13988_2035619654"/></text:h>
      <text:p text:style-name="P76"/>
      <text:p text:style-name="P76"><text:tab/>Wie alle Decken in Lagon schien auch diese ziemlich morsch zu sein. Der Großteil Lagons war aus Holz gebaut. Seit dem Krieg der Götter benutzte niemand mehr Lehm, so wie die Lagoner alles verabscheuten, was irgendwie mit Wasser zu tun hatte. Auch diese Decke war aus Holz, da die meisten Slums erst in den letzten 600 Jahren gebaut worden waren. Und wenn es um ein Versteck ging, konnte man den Dieben kaum verdenken, dass sie nicht gerade das beste aussuchten. Immerhin dauerte es normalerweise nicht viel länger als ein paar Monate oder sogar Wochen, bis sie von anderen Dieben oder der Miliz entdeckt wurden. Ein Dieb hatte schlimmeres zu fürchten, als dass ihm die Decke auf den Kopf fiel. </text:p>
      <text:p text:style-name="P76"><text:tab/>Über all diesen hochinteressanten Überlegungen war es Dania kaum zu verdenken, dass sie nicht so gefesselt zuhörte. Die Konzentration war ihr noch nie leicht gefallen. Eine Schule hatte sie wegen ihrer familiären Situation sowieso nie besucht, weswegen ihr Konzentrationsmangel noch nie zum Problem geworden war. In ihrem Kopf gingen nun mal meistens interessantere Sachen vor als in der Realität. Dafür hatte ein Leben mit halluzinogenen Stoffen und einer gewissen Notwendigkeit zum wegträumen gesorgt. </text:p>
      <text:p text:style-name="P76"><text:tab/>Dass sie gerade nüchtern war, und ihre Wahrnehmung wohl ausnahmsweise die Realität relativ wahrheitsgetreu darstellte, machte sie auf rätselhafte Weise stutzig. Denn wenn ihre gesamte geballte Erinnerungskraft sie nicht trog, dann redete Thorn mittlerweile seit einer guten Viertelstunde auf sie ein. Das war für sie nur insofern für Bedeutung, dass sich daraus wohl mal gewisse Konsequenzen ergeben würden. Wahrscheinlich würde er denken, dass sie den Wortlaut seines Monologs und am besten auch noch den Sinn verstanden hatte. </text:p>
      <text:p text:style-name="P76"><text:soft-page-break/><text:tab/>Er war ein Inquisitor, er hatte jahrelang Zeit gehabt, über den Sinn von einigen Sachen nachzudenken. Unter gar nicht so unwahrscheinlichen Umständen war das nicht nur plausibel, sondern sogar wichtig für sie, was er sagte. Oder zumindest nützlich. Dania hatte sich schon oft nach dem Sinn einiger Sachen gefragt – in einigen ihrer lichteren Momente. Wieso sich in den höheren Gesellschaftsschichten und mittlerweile auch teilweise in den Slums neumodischer Schnickschnack wie Besteck durchgesetzt hatte, war ihr zum Beispiel schleierhaft. </text:p>
      <text:p text:style-name="P76"><text:tab/><text:span text:style-name="T1">Dafür müsste ich wohl Sozi... Sizolog... Sozialistin sein, um da dahinterzusteigen, </text:span>dachte sie sich.</text:p>
      <text:p text:style-name="P76"><text:tab/>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76"><text:tab/>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76"><text:span text:style-name="T1"><text:tab/>Nichtsdestotrotz produktives Denken</text:span>, dachte sie. <text:span text:style-name="T1">Thorn muss stolz au-</text:span></text:p>
      <text:p text:style-name="P76"><text:tab/>In diesem Moment traf sie seine Rückhand. </text:p>
      <text:p text:style-name="P76"><text:tab/>„Hörst du mir überhaupt zu? Ich rede mir hier seit einer halben Stunde auf dich ein, und du zeigst nicht ein bisschen Verständnis! Verstehst du, es ist <text:span text:style-name="T1">wichtig</text:span>, dass du lernst, mit deinem Talent umzugehen!“</text:p>
      <text:p text:style-name="P76"><text:tab/>„Ja, also das ist ja schon hochinteressant, was du da erzählst... aber etwas zu viel... Naja, Gerede, fürchte ich... ich kann da leider oft nicht so ganz... folgen.“</text:p>
      <text:p text:style-name="P76"><text:tab/>„Du verdammte Junkiebraut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öten auf die Reihe kriegst. Magie ist kompliziert und nichts für unbesorgte Gemüter, bei der erstbesten Gelegenheit brennst du dir ein Loch in deine Zukunftspläne, wenn du nicht aufpasst.“</text:p>
      <text:p text:style-name="P76"><text:tab/>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76"><text:tab/><text:span text:style-name="T1">Noch nie Brocken genommen, aber alles darüber wissen. Klar, mein Großer weiser Meister, was auch immer. </text:span></text:p>
      <text:p text:style-name="P76"><text:tab/>Thorn sprach etwas versöhnlicher, anscheinend sah man ihre Ablehnung in ihrem Gesichtsausdruck. Das Gefühle verbergen würde sie als Spionin auch noch lernen müssen.</text:p>
      <text:p text:style-name="P76"><text:tab/>„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76"><text:tab/>Dania war sprachlos. „Ich kann sie... mich einfach vergessen lassen?“</text:p>
      <text:p text:style-name="P76"><text:tab/>„Das Pulver hat nur begrenzte Wirkung, unter Umständen, wenn die Dosis zu klein ist, kann es sein, dass Erinnerungsfetzen zurückbleiben und über kurz oder lang wieder zurückkehren. Ich habe <text:soft-page-break/>es bis jetzt nur bei dem Typen angewendet, von dem ich die Zutaten habe, und da hat es funktioniert.“</text:p>
      <text:p text:style-name="P76"><text:tab/>„Kein Wunder, dass ihr das verbieten wollt, dieses Rezept öffnet Kriminellen aller Art ja Tor und Tür... also uns.“ </text:p>
      <text:p text:style-name="P76"><text:tab/>„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76"><text:tab/>„Ich könnte mich damit <text:span text:style-name="T1">selbst</text:span> vergessen?“ fragte Dania hoffnungsvoll.</text:p>
      <text:p text:style-name="P76"><text:tab/>„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76"><text:tab/>Dania seufzte. „Spaßverderber... nüchtern bin ich eh zu nichts zu gebrauchen, geschweige denn für einen Mord.“</text:p>
      <text:p text:style-name="P76"><text:tab/>Thorn beachtete sie nicht. „Und es gibt noch mehr Probleme: Ich bin ein totaler Amateur darin, diese Pulver zusammenzumischen. Dieses hier besteht aus Bor, das ist die magische Essenz, und ein paar zerriebenen Blütchen der Myosotis Sylvatica, die für das Spezifikum der Wirkung verantwortlich sind. Allerdings war der Mörser, mit dem ich die Blüten zerstoßen habe, wohl nicht ganz sauber, denn es treten Nebenwirkungen auf... der Typ, der mich bis jetzt vergessen hat, hat jetzt beispielsweise grün-flimmernde Haare, und ich befürchte, dass er in Zukunft sowieso als Kontakt für Zutaten wegfallen wird, da der erste Inquisitor, der ihn damit erwischt, ihn wohl hochkant reinigen wird.“ </text:p>
      <text:p text:style-name="P76"><text:tab/>Dania tastete panisch ihre Frisur ab.</text:p>
      <text:p text:style-name="P76"><text:tab/>Thorn ignorierte sie. „Ich kann nicht feststellen, welche Substanzen wohl noch in das Pulver mit hinein gekommen sind, ich bin ja kein Alchemist, sondern nur ein angehender Ketzer. Eventuell musst du eben improvisieren, und pass auf, dass du nicht Feuer fängst.“</text:p>
      <text:p text:style-name="P76"><text:tab/>„Und wie wende ich denn jetzt dieses Pulver an?“</text:p>
      <text:p text:style-name="P76"><text:tab/>„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76"><text:tab/>„Das sollte ich hinbekommen. Wie meine Gedanken auf Brocken Auswirkungen haben, habe ich ja bereits ein, zwei mal bestaunen können.“</text:p>
      <text:p text:style-name="P76"><text:tab/>Marcin betrat den Raum. Er schien ziemlich angespannt zu sein und trug seine Diebesmütze. </text:p>
      <text:p text:style-name="P76"><text:tab/>„Habt ihr euren Magiekram besprochen? Die Feier geht gleich los, und wir sollten rechtzeitig sein. Dania, hast du dir eine Waffe ausgesucht? Hast du einen Ort zum verstecken gefunden?“</text:p>
      <text:p text:style-name="P76"><text:tab/>„Es ist ein Stichmesser mit stumpfer Schneide, nur die Spitze ist besonders angeschärft. Du sagst, er bevorzugt Männer? Dann habe ich das <text:span text:style-name="T1">perfekte </text:span>Versteck.“</text:p>
      <text:p text:style-name="P76"><text:tab/>Thorn lachte verächtlich. „Eine Schwuchtel? Dann tun wir den Dieben doch sogar etwas gutes.“</text:p>
      <text:p text:style-name="P76"><text:tab/>Marcin ignorierte diesen Satz mit unbewegter Miene. „Ich werde dich jedenfalls mit in sein Zimmer bringen können, das handhabt er so, damit seine Neigung nicht öffentlich wird. Und auch ihr solltet das für euch behalten, wenn ihr meiner Organisation nicht langfristig schaden wollt“, fügte er seltsam kalt hinzu. „Also, gehen wir?“</text:p>
      <text:p text:style-name="P76"/>
      <text:h text:style-name="Heading_20_1" text:outline-level="1"><text:bookmark-start text:name="__RefHeading__13990_2035619654"/>Varg – <text:span text:style-name="T135">sitzt in der Schule und lernt etwas über Mythologie</text:span><text:bookmark-end text:name="__RefHeading__13990_2035619654"/></text:h>
      <text:p text:style-name="P76"/>
      <text:p text:style-name="P76"><text:tab/>Varg saß mehr oder minder aufmerksam auf seiner Schulbank und spielte den eifrigen Zuhörer. Er <text:soft-page-break/>hatte 'Mythologie'. Dem Pragmatiker Varg war das viel zu theoretisch und altbacken. Er nahm nur Fächer ernst, in denen er beigebracht bekam, wie er diese Stadt verbessern konnte, nicht, wie es zu der Misere gekommen war. 'Nahkampfwaffen' war sein unübertroffenes Lieblingsfach. Doch Novizen des Ordens bekamen eine umfassende Ausbildung auch in Grundwissen, ein Inquisitor sollte sich durch sein Wissen von dem Normalbürger abheben; wer behauptete zu wissen, was richtig und was falsch ist, sollte zumindest eine paar Lektionen aus der Geschichte ziehen. </text:p>
      <text:p text:style-name="P76"><text:tab/>„... 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76"><text:tab/>Orfan war ja reinen und guten Herzens, und ein frommer Inquisitor, doch sein rednerisches Talent glich dem einer feuchten Sumpfkröte. </text:p>
      <text:p text:style-name="P76"><text:tab/>„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76"><text:tab/>„Ja klar, er war einfach nur neidisch, weil die Bräute für ihn nicht so Feuer und Flamme waren!“ ertönte ein mutiger Zwischenruf aus der letzten Bankreihe. Vereinzelt folgte Gelächter, doch die meisten der etwa sechzig Novizen im Saal schaute wütend um sich, wer da solch eine Lästerung wagte. <text:tab/>Varg hatte die Stimme erkannt, es war Ulpor, ein älterer Novize, der nach Problemen mit den ehrbaren Dieben beim Orden um Aufnahme und Schutz ersucht hatte. Weil er ein Ausnahmetalent im Kampf mit sämtlichen Waffenstilen war und Informationen zu ein paar Brockenfarmen hatte, wurde ihm die Aufnahme gewährt und er wurde in die Ausbildung genommen. Er konnte sich einen Kommentar wie diesen erlauben. Er war der Beste in der Kampfausbildung, dank seiner früheren Straßenerfahrung. Er war etwa Mitte zwanzig, und kein Novize würde sich trauen, Hand an ihn zu legen. Und Inquisitor Orfan war viel zu gutherzig, als dass er diesen Frevel bestraft hätte. </text:p>
      <text:p text:style-name="P77"><text:span text:style-name="T79"><text:tab/>„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29">und</text:span><text:span text:style-name="T79"> Frauen ihm ausgeliefert waren. Darunter befand sich auch ein Schiff des Ordens, der damals noch in den Kinderschuhen steckte. Es sank mit dutzenden Novizen an Bord. Er vergewaltigte sie alle einen nach dem anderen und ließ sie dann ertrinken.“</text:span></text:p>
      <text:p text:style-name="P76"><text:tab/>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76"><text:tab/>„J'zharr war erst unfassbar traurig als er das erfuhr. Und doch weinte er nicht, denn Tränen sind des Wassers und den Memmen Q'holis gewidmet.“</text:p>
      <text:p text:style-name="P76"><text:tab/>„Weine nicht, auf dass die Flamme deinen Gram verbrenne!!!“ rief es im ganzen Saal.</text:p>
      <text:p text:style-name="P76"><text:tab/>„Und wie es die Natur des Feuers ist, wandte er sich der Wut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76"><text:tab/>Varg gähnte. Er hatte diese Geschichte natrlich wie alle hier bereits mit der Muttermilch aufgesogen. Ein Inquisitor musste sie auch nacherzählen können; jedenfalls einer im Schuld- und Gottesdienst. Da er aber in die Reinigung gehen wollte, ging ihn das eigentlich nichts an.</text:p>
      <text:p text:style-name="P76"><text:tab/>„Ein Funke J'zharrs sprang auf die Tiere über, und das Bor in ihnen entzündete sich in einer einzigen magischen Explosion. Normalerweise wäre das für die Götter kaum ein Kratzer gewesen, doch sie waren vom tagelangen Kampf so geschwächt, dass sie in dieser Explosion aufgingen. Sie zer<text:soft-page-break/>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uns nicht zu waschen, außer unsere Seele zu reinigen, und keusch und gut zu lieben, sowie das Bor und Brocken zu verachten und zerschmettern wo immer wir sie finden, auf dass sie verantwortlich sind für seinen Tod, sowie dass wir jede Unzucht vermeiden, die nicht nur da ist, um gesunde Menschen zu schaffen, weil Q'holi durch Unzucht die A'kradizz schuf. Wir sind sein Orden und befolgen dies.“</text:p>
      <text:p text:style-name="P76"><text:tab/>„Wir befolgen dies!!!“ tönte es erneut durch den Saal.</text:p>
      <text:p text:style-name="P76"/>
      <text:h text:style-name="Heading_20_1" text:outline-level="1"><text:bookmark-start text:name="__RefHeading__13992_2035619654"/>Dania – <text:span text:style-name="T135">tötet Kenin auf seiner Party</text:span><text:bookmark-end text:name="__RefHeading__13992_2035619654"/></text:h>
      <text:p text:style-name="P77"/>
      <text:p text:style-name="P76"><text:tab/>Sie fühlte sich leicht ungeschützt.</text:p>
      <text:p text:style-name="P76"><text:tab/>Überall um sie herum waren grimmige Diebe und übermäßig aufgedrehte Prostituierte unter Drogeneinfluss. Der Saal im zweiten Bezirk war schön geschmückt, Kellner liefen mit kostenlosen Getränken umher, auch wenn die Feier keinen genauen Anlass hatte. Doch Kenin war der Meinung, dass es nie schadete, ab und zu der Belegschaft ein Firmenfest auszugeben, das trug zum Zusammenhalt bei. Und so sehr alle Anwesenden diese Veranstaltungen hassten, niemand traute sich, auch nur eine zu verpassen. Niemand trug Waffen, bis auf die vier Leibwächter Kenins, den anderen waren sie am Eingang abgenommen worden, damit kein „Unfall“ die Feier störte. Zwei der Leibwächter standen vor einer Tür, hinter der sich wohl Kenins Hinterzimmer verbarg. </text:p>
      <text:p text:style-name="P76"><text:tab/>Sie trug nur einen viel zu kurzen Minirock sowie ein so gut wie durchsichtiges Oberteil. In ihrem Ausschnitt war die Puderdose versteckt, unter ihrer linken Brust in die Wäsche geklemmt; und der Rock war so kurz, dass sie ständig Angst haben musste, dass die Klinge rausschaute und sie sich unter keinen Umständen hinsetzen konnte. </text:p>
      <text:p text:style-name="P76"><text:tab/>Die Party wäre unter anderen Umständen sicher amüsierend gewesen, doch aus irgendeinem Grund konnte Dania sich nicht ganz entspannen. Man könnte meinen, Marcin wäre keine gute Gesellschaft für eine Party, aber damit tat man ihm etwas Unrecht. Er war zwar rund zehn Jahre über dem Durchschnittsalter, doch gab sich bei weitem am gelassensten und stellte sie netterweise niemandem vor. </text:p>
      <text:p text:style-name="P76"><text:tab/>„Also, ich werde schon im Vorfeld das Gerücht streuen, dass Tomor, das ist die grimmige Leibwache mit dem roten Bart dort, etwas gegen Kenin hat.“ Er deutete mit einer leichten Kopfbewegung auf einen breitschultrigen Mann mit einem roten Kinnbart. „Er wurde neulich vom Leutnant zur Leibwache degradiert, er verdient jetzt nur noch ein Drittel von dem früheren. Aber er ist eben schlicht und ergreifend nicht helle genug, um Leutnantsgeschäfte zu führen.“</text:p>
      <text:p text:style-name="P76"><text:tab/>„Dann lass doch ihn die Arbeit erledigen, wenn er ihn eh töten will!“ flüsterte Dania zurück.</text:p>
      <text:p text:style-name="P76"><text:tab/>„Das will er doch gar nicht, glaubst du, er wäre dann Leibwächter? Selbst wenn er wollte, er ist viel zu unfähig.“</text:p>
      <text:p text:style-name="P76"><text:tab/>„wie praktisch, unfähige Leibwächter sind hilfreich bei Attentaten.“</text:p>
      <text:p text:style-name="P76"><text:tab/>„Und dem schiebst du nach dem Mord die Schuld in die Schuhe, wenn er mit den anderen Leibwächtern in den Raum kommt. Mit etwas Glück wird er am Ende selber glauben, dass er Kenin umgebracht hat.“</text:p>
      <text:p text:style-name="P76"><text:tab/>Sie näherten sich Tomor.</text:p>
      <text:p text:style-name="P76"><text:tab/>„Tomor, darf ich dir diese reizende junge Dame vorstellen?“</text:p>
      <text:p text:style-name="P76"/>
      <text:p text:style-name="P76"><text:tab/>Nachdem sie ein, zwei Pflichtgespräche geführt hatten, setzten sie sich in eine Ecke des Raumes.</text:p>
      <text:p text:style-name="P76"><text:soft-page-break/><text:tab/>„Wir sollten noch etwas warten, bis alle Anwesenden ein bisschen betrunkener sind. Das macht es wahrscheinlicher, dass sie die Geschichte glauben, gerade im Nachhinein. Die Leibwächter trinken leider nichts, aber die sind eh nicht die hellsten Lichter, da wird das Pulver schon seinen Teil tun.“</text:p>
      <text:p text:style-name="P76"><text:tab/>So saßen sie angespannt in der Ecke herum und sahen den Dieben beim betrunken werden zu. Kenin war immer noch in seinem Hinterzimmer und vergnügte sich wohl mit Brocken und vielleicht einer Alibihure.</text:p>
      <text:p text:style-name="P76"><text:tab/>Als sie etwa zwei Stunden nichtstuerisch herumgesessen waren, stand Marcin mit einem Ruck auf. </text:p>
      <text:p text:style-name="P76"><text:tab/>„Zeit, dir den Gastgeber vorzustellen, meine liebe.“</text:p>
      <text:p text:style-name="P76"><text:tab/>Dania bekam plötzlich einen leichten Anflug von Panik, den sie sofort bekämpfte.</text:p>
      <text:p text:style-name="P76"><text:tab/>„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 </text:p>
      <text:p text:style-name="P76"><text:tab/>Das Zimmer war erheblich kleiner als der Saal, klein und gemütlich. Nichtsdestotrotz fasste es zwei farbenfrohe Sofas und einen schmuckvollen kleinen Glastisch dazwischen, der sich anscheinend wunderbar zum Brockennehmen eignete, was ein paar Brösel bezeugten.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76"><text:tab/>„Hallo, mein lieber, du hast auch endlich zu mir gefunden?“</text:p>
      <text:p text:style-name="P76"><text:tab/>„Hauptmann“, sagte Marcin förmlich. </text:p>
      <text:p text:style-name="P76"><text:tab/>„Ach, lass doch das förmliche Gehabe. Wofür bist du denn bitteschön hier? Sie ist eingeweiht, nehme ich an?“ fragte Kenin mit Blick auf Dania.</text:p>
      <text:p text:style-name="P76"><text:tab/>„Nein“, sagte Marcin etwas schnell, was Dania stutzig machte. Hatte er ihr etwas verschwiegen?Etwas, das wichtig für die Mission war? Sie schaute Marcin überrascht an.</text:p>
      <text:p text:style-name="P76"><text:tab/>„Hm“, sagte Kenin, „Das wird aber keinen großen Unterschied machen. Wie ist dein Name, schöne Frau?“ fragte er sie. </text:p>
      <text:p text:style-name="P76"><text:tab/>„Ich heiße Dania.“ </text:p>
      <text:p text:style-name="P76"><text:tab/>„Interessant...“ er legte sich eine Brocken-Line auf dem Tisch zurecht. „Sag mal,“ er zog sie durch die Nase, „bist du schon mal von zwei Männern gleichzeitig verwöhnt worden?“</text:p>
      <text:p text:style-name="P76"><text:tab/>„Das klingt allerdings interessant...“ sagte sie verführerisch. „Und was schwebt euch da vor?“ sie trat hinter sein Sofa. Und fing an, ihm wie selbstverständlich die Schultern zu massieren. <text:span text:style-name="T1">Jetzt bin ich in meinem Element</text:span>, dachte sie,<text:span text:style-name="T1"> auch wenn er genauso sehr nur vorgibt, dass ihm das gefällt.</text:span> </text:p>
      <text:p text:style-name="P76"><text:tab/>Marcin regte sich. „Hauptmann, ich fühle mich heute nicht so gut, meint ihr...“ </text:p>
      <text:p text:style-name="P76"><text:tab/><text:span text:style-name="T1">Das lenkt seine Aufmerksamkeit von mir ab!</text:span></text:p>
      <text:p text:style-name="P76"><text:tab/>„Wie wäre es, wenn du anfangen würdest, <text:span text:style-name="T1">du </text:span>zu mir zu sagen, Marcin? Nach all den Jahren? Das machst du auch sonst nicht. Im Gegenteil, sonst le...“ </text:p>
      <text:p text:style-name="P76"><text:tab/>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 </text:p>
      <text:p text:style-name="P76"><text:tab/><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76"><text:tab/>Sie pulte die Dose aus ihrem Ausschnitt.</text:p>
      <text:p text:style-name="P76"><text:tab/>Dann fing sie laut an zu kreischen.</text:p>
      <text:p text:style-name="P76"/>
      <text:h text:style-name="Heading_20_1" text:outline-level="1"><text:bookmark-start text:name="__RefHeading__13994_2035619654"/><text:soft-page-break/>Marcin – <text:span text:style-name="T135">tötet Kenins vermeintlichen Mörder und ernennt sich zum Hauptmann</text:span><text:bookmark-end text:name="__RefHeading__13994_2035619654"/></text:h>
      <text:p text:style-name="P76"/>
      <text:p text:style-name="P76"><text:tab/>Blut</text:p>
      <text:p text:style-name="P76"><text:tab/>Haut, reißend</text:p>
      <text:p text:style-name="P76"><text:tab/>Diese Augen, blicken benebelt und Verständnislos.</text:p>
      <text:p text:style-name="P76"><text:tab/>Diese Augen, deren Ausdruck er kannte wie jede einzelne Narbe auf diesem Oberkörper, der nun so unsanft durchstoßen worden war.</text:p>
      <text:p text:style-name="P76"><text:tab/>Als der Kopf wie irreal zur Seite fiel, brach eine Barriere, die er sicher geglaubt hatte wie nichts auf dieser Welt. </text:p>
      <text:p text:style-name="P76"><text:tab/>Freund?</text:p>
      <text:p text:style-name="P78"><text:tab/>Das war mein FREUND, du verdammte Hure!! und ICH habe das befohlen!!??</text:p>
      <text:p text:style-name="P76"><text:tab/>Der Schrei riss ihn zurück in die Realität.</text:p>
      <text:p text:style-name="P76"><text:tab/>Als die vier Leibwächter den Raum betreten hatten, hatte er sich bereits wieder gefangen, so sehr, dass er es schaffte,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76"><text:tab/>„Er wurde ermordet!! Tomor, hier, die Mordwaffe!!“ er drückte dem völlig perplexen Tomor das blutige Messer in die Hand. </text:p>
      <text:p text:style-name="P76"><text:tab/>In diesem Moment pustete Dania eine gehörige Portion Pulver von ihrem Finger. Es bestäubte den gesamten Raum.</text:p>
      <text:p text:style-name="P76"/>
      <text:p text:style-name="P76"><text:tab/>Blut</text:p>
      <text:p text:style-name="P76"><text:tab/>Haut, reißend</text:p>
      <text:p text:style-name="P76"><text:tab/>Diese Augen, blicken benebelt und Verständnislos.</text:p>
      <text:p text:style-name="P76"><text:tab/>Diese Augen, deren Ausdruck er kannte wie jede einzelne Narbe auf diesem Oberkörper, der nun so unsanft durchstoßen worden war.</text:p>
      <text:p text:style-name="P76"><text:tab/>Als sein Blick auf den Mörder fiel, wie er die noch blutige Klinge in der Hand verständnislos anstarrte, brach etwas in Marcin, eine Barriere, die er sicher geglaubt hatte wie nichts auf dieser Welt. </text:p>
      <text:p text:style-name="P76"><text:tab/>Wie von Sinnen brüllte er. </text:p>
      <text:p text:style-name="P76"><text:tab/>„Du Mörder, gottverdammter Mörder, das war mein bester Freund, dein Boss, dein Anvertrauter!! Wie konntest du ihn so betrügen?? Du bist mir ein guter Leibwächter!!“ </text:p>
      <text:p text:style-name="P77"><text:span text:style-name="T79"><text:tab/>Das konnte nicht wahr sein. Und er stand nur da, mit dem eigenen Messer in der rechten Hand, dem blutigen in der linken, und versuchte sich einen Reim darauf zu machen? </text:span><text:span text:style-name="T29">Wie scheißarrogant ist dieser Wichser eigentlich!!!</text:span></text:p>
      <text:p text:style-name="P76"><text:tab/>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76"><text:tab/>Tomor fiel zu Boden, Marcin stand über ihm und spuckte auf ihn hinunter.</text:p>
      <text:p text:style-name="P76"/>
      <text:p text:style-name="P76"><text:tab/>„Ich habe ja schon immer gewusst, dass Tomor etwas gegen Kenin hat, da war der alte Sack selber schuld, dass er ihn auch noch als Leibwache eingestellt hat.“</text:p>
      <text:p text:style-name="P76"><text:tab/>„Was alter Sack? Kenin war jünger als du, du bist doch schon Mitte zwanzig!“</text:p>
      <text:p text:style-name="P76"><text:tab/>„Ach, ihr beiden Idioten streitet euch um euer Alter? Ehrt lieber mal den Toten! Das sieht dir ähnlich, dass du seine Ruhe störst!“</text:p>
      <text:p text:style-name="P76"><text:tab/>„Wieso kann kein einziger ehrbarer Dieb mal einen Toten respektieren!? Du willst doch Streit anfangen, so wie du hier rumschreist!“ </text:p>
      <text:p text:style-name="P76"><text:soft-page-break/><text:tab/>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76"><text:tab/>Also warfen sie die Leichen durch das Fenster in den Innenhof, und wiesen den Fahrer an, die Kutsche dort zu parken. Bevor er die Leiche endgültig in die Kutsche hievte, nahm er sich die Anstecknadel von dem blutigen Bademantel. </text:p>
      <text:p text:style-name="P76"><text:tab/>Als das getan war, rief Hauptmann Marcin seine Leutnants zu sich.</text:p>
      <text:p text:style-name="P89">Durchtrieben </text:p>
      <text:p text:style-name="P68"/>
      <text:h text:style-name="Heading_20_1" text:outline-level="1"><text:bookmark-start text:name="__RefHeading__13996_2035619654"/>Thorn – <text:span text:style-name="T135">versucht Einlass zu Arghan Howl zu erlangen</text:span><text:bookmark-end text:name="__RefHeading__13996_2035619654"/></text:h>
      <text:p text:style-name="P75"/>
      <text:p text:style-name="P75"><text:tab/>Der Anzug stand ihm sogar. Und war nicht halb so lächerlich wie diese Roben. Irgendwie moderner. Und dieser Spazierstock war zwar ein bisschen gewöhnungsbedürftig aber schon irgendwie schmuckvoll. Und bestimmt praktisch, mit den richtigen Modifizierungen. Marcin verdiente mittlerweile richtig gut. Thorn war beinahe gut gelaunt. </text:p>
      <text:p text:style-name="P68"><text:span text:style-name="T79"><text:tab/>Bis jetzt war alles viel zu glatt gelaufen, sein erster Verbündeter, der Dieb, war in seiner Position gefestigt und dankbar, dass er ihm diese Position verschafft hatte. Sein zweiter Verbündeter, der Novize, war so manipulierbar, wie er gehofft hatte (immerhin war er schon einmal zum Glauben hin manipuliert worden, vom Glauben weg war ja wohl auch machbar) und hatte ihm bereits bei der Beschaffung von illegalen magischen Rezepten geholfen, und war somit erpressbar. Und seine dritte Verbündete, die Nutte (das klang leider nicht ganz so pathetisch) war dermaßen hoffnungslos schwach, dass er ihr wirklich </text:span><text:span text:style-name="T29">alles</text:span><text:span text:style-name="T78"> hätte erzählen können. </text:span></text:p>
      <text:p text:style-name="P74"><text:tab/>Und der vierte Verbündete... war leider noch keiner. Aber deswegen schlenderte er ja gerade diese gut ausgebaute Straße im fünften Bezirk entlang. Links und rechts von ihm waren hunderte Arbeiterbaracken, eine neben der anderen, für die tausenden Arbeiter, die Howl Industries für seine industrielle Revolution benötigte. </text:p>
      <text:p text:style-name="P75"><text:tab/>Die Arbeiter lebten in Schmutz und Dreck, trotz dass sie sich nach Strich und Faden kaputt arbeiteten. Die Löhne, die Arghan Howl und die anderen Industriellen zahlten, reichten gerade so, um die Miete für die Baracken zu zahlen, die Arghan Howl und die anderen Industriellen netterweise gebaut hatten, um ihnen nicht nur Arbeit, sondern auch Schlaf und Ruhe anzubieten. Außerdem aßen die Arbeiter Essen, das in einer der Farmen Arghan Howls und der anderen Industriellen gewachsen und in den Konservenfabriken Arghan Howls und der anderen Industriellen abgepackt wurde, damit sie genug Kraft hatten, um in einer der Fabriken Arghan Howls und der anderen Industriellen zu arbeiten. Ab und zu kamen ein paar Ehrbare Diebe und knöpften ihnen den spärlichen Rest ihres Einkommens ab; mit Waffen, die in einer der Waffenfabriken Arghan Howls und der anderen Industriellen hergestellt worden waren. Nur die Steuern zahlten sie an die Beamten des Rats.</text:p>
      <text:p text:style-name="P75"><text:tab/>Im fünften Bezirk gab es kein Brockenproblem – die Einwohner hatten kein Geld für Brocken. </text:p>
      <text:p text:style-name="P75"><text:tab/>Thorn war fasziniert, wie es Arghan Howl an der Spitze der Loge der innovativen Eliten gelungen war, soziale Probleme beinahe im Alleingang zu lösen. Denn die Arbeiter, die im fünften Bezirk hausten und quasi im Alleingang ganz Lagon ernährten, starben nicht ständig in irgendwelchen Straßenkämpfen, an Drogen, an Hunger oder an der Willkür der Miliz – es gab erstaunlich wenige gewaltsame Tode im fünften Bezirk. </text:p>
      <text:p text:style-name="P75"><text:tab/>Einen langsamen Tod jedoch starb jeder einzelne der Arbeiter – indem sie sich aus kriminellen, gefährlichen Sachen heraushielten, erlaubten sie Kriminellen wie Arghan Howl, sie ohne Scham und Schande ganz legal und geordnet ausbluten zu lassen. Und die Wahl zwischen einem langsamen Tod und einem schnellen fiel anscheinend für viele Einwohner Lagons zugunsten der industriellen Revolution aus. </text:p>
      <text:p text:style-name="P75"><text:tab/>Die Loge der innovativen Eliten hatte es tatsächlich geschafft, ein System zu etablieren, das Menschen zu Ehrlichkeit, Leistung und Ordnung zwang, weil sie sonst unter die Räder des Systems gerieten. </text:p>
      <text:p text:style-name="P75"><text:tab/>Sie nannten es „Kapitalismus“.</text:p>
      <text:p text:style-name="P75"><text:tab/>„Kapitalismus“ war erfolgreich, und eins war Thorn gewiss: wer selbst erfolgreich sein wollte, der hängte sich am besten an erfolgreiche Menschen – um sie dann eines Tages zu überholen, und der Welt seinen eigenen Stempel aufzudrücken.</text:p>
      <text:p text:style-name="P75"/>
      <text:p text:style-name="P75"><text:tab/>Ein Undercoveragent hätte wohl angeklopft, sich eingeschlichen, sich hochgeschlafen oder (im Falle des prüden Ordens wahrscheinlicher) hochgearbeitet, um sich irgendwann Informationen zu erschleichen – Thorn hatte eine etwas direktere Methode vor. Immerhin war er kein Undercover<text:soft-page-break/>agent, und wollte im Gegenteil um jeden Preis vermeiden, wie einer zu wirken; sein Ziel war Zusammenarbeit. </text:p>
      <text:p text:style-name="P75"><text:tab/>So betrat er ohne Genehmigung, Einladung, Geheimplan und Zurückhaltung die marmorn ausgeschmückte Eingangshalle von Howls grauem Bürokomplex. Er ging mit zielsicherem Schritt auf die majestätischen Treppen zu, die nach oben zu den wichtigeren Vorgesetzten in der straffen Hierarchie des Ausbeutungsunternehmens führten. Überall wuselten schlanke blonde Sekretärinnen wie Ameisen umher und schleppten irgendwelche Blätter zu ihrem Futterhort, damit die Königin sich an ihnen satt fressen konnte. Über ein paar Umwege landete jeder Zettel bei Howl – zumindest jeder, der etwas wert war.</text:p>
      <text:p text:style-name="P75"><text:tab/>Thorn kannte den Weg. Das letzte Mal war er hier ebenfalls kein eingeladener Gast gewesen, doch diesmal fiel er in seinem neumodischen Mantel nicht so sehr auf wie mit der Robe, die bereits von weitem von Asketismus, Enthaltsamkeit und Götterhörigkeit zeugte. Als er im elften und obersten Stockwerk angelangt war, musste er erst einmal ein bisschen verschnaufen, das war ein alter Trick, mit dem Arghan alle, die zu ihm kamen, schon einmal ein bisschen auslaugte und verunsicherte. </text:p>
      <text:p text:style-name="P75"><text:tab/>Doch 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Saft bleibe. Das kleine blonde Vieh blickte sofort demütig drein und versprach alles zu tun, was ihn irgendwie zufrieden stellte, und eilte sofort los, auf der Suche nach einem Saft.</text:p>
      <text:p text:style-name="P75"><text:tab/><text:span text:style-name="T33">„Kapitalismus!“ seufzte Thorn andächtig, während er ihrem flatternden Röckchen nachblickte.</text:span></text:p>
      <text:p text:style-name="P74"><text:tab/>Neben einer großen doppelten Glastür mit goldenen Rändern hing ein Schild mit der Aufschrift „Arghan Howl, Oberster Geschäftsführer“. Dahinter lag ein langer Gang, an deren Ende eine letzte Sekretärin saß, mit Unterstützung von zwei breit gebauten, berufsmäßig schlecht gelaunten großen Herren, die es zu überwinden galt. </text:p>
      <text:p text:style-name="P75"><text:span text:style-name="T33"><text:tab/>Doch zu diesem Zweck hatte er sich selbst noch etwas von Danias Vergissmich-Pulver aufgehoben. </text:span><text:span text:style-name="T1">Immer eine Rückversicherung bereithalten</text:span><text:span text:style-name="T33">, dachte Thorn. Aber hier schien sowieso alles nach Plan zu laufen. </text:span></text:p>
      <text:p text:style-name="P74"><text:tab/>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P74"><text:tab/>„Mr. Howl ist in einer Besprechung.“ Die Sekretärin blickte nicht einmal auf.</text:p>
      <text:p text:style-name="P74"><text:tab/>„Arghan würde es sicher wertschätzen, wenn ihr ihm mitteilt, dass er Thorn von Hartlingen empfangen will...“, sagte er ziemlich beiläufig.</text:p>
      <text:p text:style-name="P74"><text:tab/>Mit müdem Blick sah die Sekretärin auf und richtete ihre modische Brille. „Sie haben nicht einmal einen Termin?“</text:p>
      <text:p text:style-name="P74"><text:tab/>„Ich werde Arghan den Sachverhalt wohl selbst erklären müssen“, sagte Thorn und machte einen mutigen Schritt vor in Richtung der nächsten großen Doppeltür.</text:p>
      <text:p text:style-name="P74"><text:tab/>Die Sekretärin sah wieder in ihre Unterlagen. „Meine Herren, bitte geleiten sie Herrn von Hartlingen hinaus.“</text:p>
      <text:p text:style-name="P74"><text:tab/>Die beiden Leibwächter machten von den beiden Enden der Tür einen trägen Schritt auf ihn zu, doch Thorn bewegte sich plötzlich schneller, als es sich einem würdevollen Unternehmer im Anzug normalerweise geziemte. Er trat die Doppeltür auf und stürmte in das Büro, in dem Arghan ziemlich überrascht an seinem Schribtisch saß. </text:p>
      <text:p text:style-name="P74"><text:tab/>Die Leibwächter fuhren herum, selbst die Sekretärin sprang auf und drehte sich um. Die beiden Grobiane stürmten ihm nach. Doch bevor die Leibwächter ihn fassen konnten, pustete Thorn etwas Staub von seinem Finger. </text:p>
      <text:p text:style-name="P74"/>
      <text:h text:style-name="Heading_20_1" text:outline-level="1"><text:bookmark-start text:name="__RefHeading__13998_2035619654"/><text:soft-page-break/>Dania – <text:span text:style-name="T135">fährt mit Marcin nach Hause und freut sich über ihren neuen Beruf</text:span><text:bookmark-end text:name="__RefHeading__13998_2035619654"/></text:h>
      <text:p text:style-name="P74"/>
      <text:p text:style-name="P74"><text:tab/>Marcin saß ihr in einer wackelnden Kutsche gegenüber. Er starrte aus dem Fenster, sein Mund zu einem grimmigen Strich zusammengepresst. Er schien mit sich zu hadern. </text:p>
      <text:p text:style-name="P74"><text:tab/>Dania selbst war für ihre Verhältnisse sehr klar im Kopf. Sie musste ständig daran denken, wie ihre Klinge so simpel immer wieder in diesen Hals gefahren war. Der erste Stich war noch relativ schwierig gewesen, da war noch am meisten Widerstand, und sie konnte noch ein deutliches Knacken, Krachen hören, so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74"><text:tab/>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68"><text:span text:style-name="T78"><text:tab/></text:span><text:span text:style-name="T29">Unwirklich. </text:span></text:p>
      <text:p text:style-name="P74"><text:tab/>Der Wirklichkeit entrissen. </text:p>
      <text:p text:style-name="P68"><text:span text:style-name="T78"><text:tab/>Sie hatte Kenin, Hauptmann der Ehrbaren Diebe, der Wirklichkeit entrissen. Die Wirklichkeit hatte keinen Preis verlangt und sie hatte nicht bezahlt. Sie hatte sich genommen, was sie nehmen musste – was ihr </text:span><text:span text:style-name="T29">gebührte</text:span><text:span text:style-name="T78">. Es war Teil ihrer Existenz, der Legitimation ihrer Existenz, dieses Leben zu nehmen. Es war an ihr gewesen, diese Stiche zu vollführen. </text:span></text:p>
      <text:p text:style-name="P68"><text:span text:style-name="T78"><text:tab/>Und wie der finale Abgang in seiner Brust endete. So nahm sie nicht nur seinem Kopf den Halt in dieser Welt, sondern entzog auch seiner Seele, seinem Herz den Ort zu sein. Verbannte sie aus der Realität. Sie nahm sich das, was ihr nie gewährt worden war – Sie hätte das Herz herausschneiden sollen, sich in ein Regal stellen sollen. Dort wäre es geblieben, hätte gewacht, </text:span><text:span text:style-name="T29">Ihr Herz.</text:span><text:span text:style-name="T78"> Sie hatte es sich </text:span><text:span text:style-name="T29">rechtmäßig</text:span><text:span text:style-name="T78"> genommen (soweit sie an Recht glaubte, das Recht jemals auf ihrer Seite gewesen war oder auch nur irgendjemand das Recht zu irgendetwas hatte), sie hatte sich sogar das Recht dazu </text:span><text:span text:style-name="T29">rechtmäßig</text:span><text:span text:style-name="T78"> genommen. </text:span></text:p>
      <text:p text:style-name="P74"><text:tab/>In Danias Augen war ein Messer schon immer die einzige Macht gewesen, der niemand widersprach, im Recht zu sein. </text:p>
      <text:p text:style-name="P74"><text:tab/>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74"><text:tab/>Sie hoffte, dass er ihr nicht böse war. Es gab keinen Grund für Kenin, länger zu leben – immerhin war er ein Meilenstein auf ihrem Weg zur Macht. </text:p>
      <text:p text:style-name="P68"><text:span text:style-name="T78"><text:tab/></text:span><text:span text:style-name="T29">Das versteht er doch, oder?</text:span><text:span text:style-name="T78"> Sie war sich nicht sicher. </text:span></text:p>
      <text:p text:style-name="P74"><text:tab/>„Du hast den Preis gezahlt, nun kannst du dir nehmen, was dir zusteht.“</text:p>
      <text:p text:style-name="P74"><text:tab/>Er reagierte nicht.</text:p>
      <text:p text:style-name="P74"><text:tab/>„Es gehört alles dir. Und ich rede nicht nur vom siebten Bezirk. Der gehört dir doch schon lange. Lagon. Sämtliche Geheimnisse dieser Stadt sind dein. Du magst Geheimnisse. Sie sind dein Schutz genauso wie dein Kapital. Du ziehst deine Überlegenheit nicht aus Position oder deiner Kampffertigkeit. Nicht mal aus deiner Intelligenz.“</text:p>
      <text:p text:style-name="P74"><text:tab/>Marcin schien ihr zumindest zuzuhören, auch wenn er es nicht zeigen wollte. Vielleicht gefiel ihm auch der Gedanke nicht, dass sie das erkannt hatte.</text:p>
      <text:p text:style-name="P74"><text:tab/>„Du bist sicher, wenn du weißt, wer dir an die Haut will. Du bist mächtig, wenn du weißt, wer was vorhat in dieser Müllhalde. Du isst Geheimnisse zum Frühstück, Mittag und Abendbrot, und jetzt hast du ein weiteres, dass du schützen musst und darfst. Du tust das alles, weil du Geheimnisse erlangst. Was du nicht alles an Wissen angesammelt hast in den letzten Tagen – Das war das erste Mal, dass du einen Inquisitor wirklich kennengelernt hast, nicht wahr? Was in diesem ach so diskreten Orden alles steckt...“</text:p>
      <text:p text:style-name="P74"><text:soft-page-break/><text:tab/>„Halt die Fresse! Es ist genug.“ Er sah sie immer noch nicht an.</text:p>
      <text:p text:style-name="P74"><text:tab/>„Thorn ist genau so ein Mann, der eine Menge Geheimnisse hat... und genauso viele Gründe, sie geheim zu halten. Dabei ist er auch noch genau in deiner Nähe... Gib es zu, Kenin war langweilig und durchsichtig geworden.“</text:p>
      <text:p text:style-name="P74"><text:tab/>Er schaute tatsächlich auf. Obwohl wütend, klang er, als hätte er drei Tage nicht geschlafen. „Hörst du mit dieser Scheiße auf, wenn ich dir ein bisschen Brocken gebe!?“</text:p>
      <text:p text:style-name="P74"><text:tab/>Dania wollte weiter reden, sie hatte gerade so einen guten Gedankenfluss, wie als hätte sie Kenins Durchblick geerbt... geerntet. Doch der Gedanke an Brocken zerstörte jedes weitere Interesse an Marcins Beweggründen.</text:p>
      <text:p text:style-name="P74"/>
      <text:h text:style-name="Heading_20_1" text:outline-level="1"><text:bookmark-start text:name="__RefHeading__14000_2035619654"/>Thorn – <text:span text:style-name="T135">überzeugt Arghan von seiner Sache</text:span><text:bookmark-end text:name="__RefHeading__14000_2035619654"/></text:h>
      <text:p text:style-name="P74"/>
      <text:p text:style-name="P74"><text:tab/>„Habt ihr irgendeinen Grund, dass ihr uns in dieser äußerst wichtigen Besprechung stört?“ </text:p>
      <text:p text:style-name="P74"><text:tab/>Die beiden Leibwächter starrten ihn perplex an. Da stand ein wichtig aussehender Mann im Anzug im Büro ihres Chefs, war er vorhin an ihnen vorbeigekommen? Ihnen kam es so vor, als müsste er schon ewig hier gewesen sein.</text:p>
      <text:p text:style-name="P74"><text:tab/>„Mr. Howl, ist alles in Ordnung?“ fragte einer der beiden vorsichtig, er konnte sich nur daran erinnern, dass sein Boss irgendwie in Gefahr sein musste.</text:p>
      <text:p text:style-name="P74"><text:tab/>„Ja, Barry, mir geht es gut, geh wieder an deine Arbeit.“</text:p>
      <text:p text:style-name="P74"><text:tab/>„Alright, Boss, Alright, wir passen auf, verlassen sie sich auf uns.“ Sie ließen die beiden allein und zogen die schwere Tür hinter sich zu.</text:p>
      <text:p text:style-name="P74"/>
      <text:p text:style-name="P74"><text:tab/>Howl 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p>
      <text:p text:style-name="P75"><text:span text:style-name="T33"><text:tab/>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text:span text:style-name="T1">verboten</text:span><text:span text:style-name="T33"> war. </text:span></text:p>
      <text:p text:style-name="P74"><text:tab/>„Thorn von Hartlingen... jetzt habt ihr euch also der Magie verschrieben? Wie könnt ihr einfach so eure Prinzipien über Bord werfen, nur weil ihr über Bord geworfen wurdet?“ Howl lächelte spöttisch. „Ich habe euch ein wenig beobachten lassen, seit ihr mich dem Wasser so nahe gebracht habt. Bis ihr das Wasser spüren musstet.“</text:p>
      <text:p text:style-name="P74"><text:tab/>„Naja, ich habe immerhin noch eine Rechnung offen... und zwar eine gewaltige.“</text:p>
      <text:p text:style-name="P74"><text:tab/>Howl schien amüsiert. „Zumindest dass ihr nachtragend seid, habt ihr noch nicht abgelegt. Aber habe ich euch nicht das Schnippchen geschlagen? Warum kommt ihr zu mir?“</text:p>
      <text:p text:style-name="P74"><text:tab/>Thorn besah sich seine Fingernägel. „Immerhin haben wir denselben Schuldner für unsere Rechnungen, irre ich mich? Ich bin der Mann, der euch hilft, auch eure Rechnung zu begleichen.“</text:p>
      <text:p text:style-name="P74"><text:tab/>Das interessierte Howl. „Ihr wollt meine Probleme lösen? Ihr wollt dem Fortschritt die Steine aus dem Weg räumen?“ </text:p>
      <text:p text:style-name="P74"><text:soft-page-break/><text:tab/>„Wenn ihr mir die technischen Hilfsmittel zur Verfügung stellt... das kann unter Umständen etwas Geld fressen, dafür habe ich ein paar Ressourcen, die auch euch ihm Gegenzug etwas wert sein könnten. Ich habe eine Menge Insiderwissen über den Orden, was man auch politisch nutzen könnte... und wovon die nichts ahnen. Ich habe Verbindungen in die Unterwelt, und das beste: Ich habe ein bis zwei Attentäter, die ihr magisch schulen könntet, und die dann unsere Interessen durchsetzen könnten... gerade für einen Ratspolitiker könnte das eine interessante Option sein.“</text:p>
      <text:p text:style-name="P74"><text:tab/>„Das klingt ja fast schon zu gut... was wollt ihr noch im Gegenzug, außer meine Probleme zu lösen?“</text:p>
      <text:p text:style-name="P74"/>
      <text:h text:style-name="Heading_20_1" text:outline-level="1"><text:bookmark-start text:name="__RefHeading__14002_2035619654"/>Joran – <text:span text:style-name="T135">hat eine Kreativblockade und reflektiert über sein Leben</text:span><text:bookmark-end text:name="__RefHeading__14002_2035619654"/></text:h>
      <text:p text:style-name="P74"/>
      <text:p text:style-name="P74"><text:tab/>Joran starrte deprimiert auf das leere Blatt Papier vor ihm. </text:p>
      <text:p text:style-name="P74"><text:tab/>Das konnte nicht sein, dass ihm die Ideen ausgingen.</text:p>
      <text:p text:style-name="P74"><text:tab/>Als er klein gewesen war, hatte er bereits sein eigenes Spielzeug entworfen, Figuren mit beweglichen Armen und Beinen, Fahrzeuge, einmal ein Buch-Haltegerät, mit dem er im liegen lesen konnte. Um sich mit den Kindern in seiner Straße anzufreunden hatte er einmal Kisten mit Rädern versehen, mit denen sie den Berg hinunterrollen konnten. Da hatten sie ihn tatsächlich einmal beachtet, und zwei hatten sogar nach seinem Namen gefragt, doch leider hatte er dafür zwei Monate Hausarrest bekommen, und als er wieder nach draußen durfte, hatten die beiden seinen Namen schon wieder vergessen. </text:p>
      <text:p text:style-name="P74"><text:tab/>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den Wonnen des Dienstleistungssektors.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74"><text:tab/>Als seine Eltern irgendwann keine Lust mehr hatten, ihn durchzufüttern und seine Konstruktionen, die sich mit der Zeit von Spielzeug zu nicht allzu viel nützlicheren Instrumenten entwickelten, besorgten sie ihm einen Job in einer der neumodischen Fabriken, von denen alle so schwärmten und die die ganzen nützlichen Verbesserungen für den Alltag herstellten, die sie im ersten Bezirk hatten, zu dem seine Eltern immer aufgeschaut hatten. </text:p>
      <text:p text:style-name="P74"><text:tab/>Die Maloche in der Fabrik war allerdings nicht das Wahre für Jorans zarte Seele; mit seinen Kollegen hatte er kaum Gemeinsamkeiten. Die redeten immer so abfällig über Frauen, und die, die Joran kannte (seine Mutter) war(en) immer nett zu ihm gewesen. Die Arbeiter waren ziemlich raue Gesellen, von denen die meisten nicht mal lesen konnten, und so blieb er lieber für sich allein.</text:p>
      <text:p text:style-name="P74"><text:tab/>Außerdem benahmen die sich da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P74"><text:tab/>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P74"><text:tab/>Als er damit auf der Arbeit erschien, war sein Vorarbeiter erst ziemlich skeptisch, doch als der sah, wie viel schneller er seine Arbeit tun konnte, wo er doch eigentlich ein eher schmächtiger Bursche war, rannte er seinerseits zu seinem Vorgesetzten, und eines Tages besuchte Arghan Howl persönlich Joran in seiner Fabrik. </text:p>
      <text:p text:style-name="P74"><text:tab/>Von da an schraubte Joran nicht mehr stupide Kutschenteile zusammen, sondern entwarf sie, das <text:soft-page-break/>lag ihm sowieso viel besser. Er standardisierte die benutzten Schrauben und die Schnittstellen zwischen den Konstruktionsmodulen, teilte die sperrigen Kutschenteile in handlichere Einzelteile auf, oder, wo das nicht ging, entwarf Transportmittel zum Transport der Teile in die nächste Halle, so zum Beispiel ein Band, auf dem sich Dinge gleichmäßig in eine Richtung bewegten. Er nannte es „Fließband“.</text:p>
      <text:p text:style-name="P74"><text:tab/>Nachdem es in der Kutschenfabrik nichts mehr zu entwerfen gab, versetzte Arghan ihn nacheinander in eine Lebensmittelverpackungsfabrik, die er frisch gekauft hatte, in eine Schraubenfabrik, zeitweise in seine Waffenfabrik für Armbrüste und Schwertermassenware, bis er ihm schließlich ein neues interessantes Projekt ermöglichte, das ihn 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P74"><text:tab/>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P68"><text:span text:style-name="T78"><text:tab/>Irgendwann ging er dazu über, nicht ganz so orthodoxe Substanzen in seiner Forschung zu verwenden – die aber eine sehr gute Wirkung hatten. Hätten die reichen Herrschaften des ersten Bezirks gewusst, dass ihre Rasiercreme </text:span><text:span text:style-name="T29">Wasser</text:span><text:span text:style-name="T78"> enthielt, öffentliche Aufstände hätten den Ruf von Howl Industries zerstört. </text:span></text:p>
      <text:p text:style-name="P74"><text:tab/>Nachdem Arghan dahinterkam, was Joran begann, in seine Mittelchen zu mischen, war er jedoch prinzipiell nicht schockiert oder warf ihn hochkant heraus: Nein, er begann, ihn zu duzen, stellte ihm ein spezielles Geheimlabor zur Verfügung und bat ihn, doch auch einmal Bor in seiner Forschung zu verwenden. </text:p>
      <text:p text:style-name="P74"><text:tab/>Joran war überglücklich, dass er die Chance hatte, auch diese unerforschten Zonen der Alchemie zu entdecken. Er wollte das Leben der Menschen aufrichtig verbessern – und eine derartig energetische Substanz bot ihm unerreichte Möglichkeiten.</text:p>
      <text:p text:style-name="P74"><text:tab/>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im Dunkeln sehen zu können war praktisch, wenn er kein Licht anmachen konnte, während er mit explosiven Chemikalien hantierte. </text:p>
      <text:p text:style-name="P74"><text:tab/>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P74"><text:tab/>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74"><text:tab/>Was er rückblickend nicht hätte machen dürfen, war, seine Substanzen zu offensichtlich im Hausgebrauch zu verwenden. Einer seiner Nachbarn musste ihn wohl verdächtigt haben, und als eines Tages die Häscher des Ordens vor seiner Tür standen und ihm drohten, war seine Forschertätigkeit mit einem Schlag vorbei. Joran war nicht annähernd willensstark genug, um auch nur der Drohung, sie würden ihm wehtun, geschweige denn in ein Gefängnis stecken oder ihn als Hexe verbrennen, <text:soft-page-break/>widerstehen zu können. Sie entließen ihn nach einem Geständnis zum Glück, doch fast alle seine Rezepte (bis auf die, die im geheimen bereits Anwendung in Howls Fabriken fanden, wie das Feuerlöscherpulver) waren konfisziert, all seine Erkenntnisse verloren. Er konnte sich im Groben noch an die Zutaten erinnern, aber die Mischverhältnisse kannte er nicht mehr, Nebenwirkungen, Wirkmengen, ohne all das konnte man Bor-Substanzen nun mal nicht risikofrei verwenden, was seine Grundvoraussetzung für die Vermarktung war.</text:p>
      <text:p text:style-name="P74"><text:tab/>Arghan schien nicht zu wissen, dass Joran ihn als Betreiber und Zulieferer, den Standort des Labors sowie sogar die Testpersonen verpfiffen hatte, um seine Haut zu retten. Er machte ihn nicht verantwortlich, doch er eröffnete das Labor auch nicht neu. Er versetzte Joran wieder in die Konstruktionsabteilung, wo er an neuen Produkten für verschiedenste Fabriken arbeiten sollte. Das machte Joran durchaus Spaß und war seinem Erfindertalent durchaus angemessen. Doch wo er nun einmal in die Möglichkeiten hineingeschnuppert hatte, die Bor bot, wollte er am liebsten nie wieder mit etwas anderem arbeiten, das Zusammenschrauben von Kutschenteilen, das Entwerfen von leichteren, universelleren, und unkomplizierter herstellbaren Schrauben konnte seinen Wissensdurst nicht stillen, ganz davon abgesehen, dass die Explosionen nicht halb so spektakulär waren. </text:p>
      <text:p text:style-name="P74"/>
      <text:p text:style-name="P74"><text:tab/>Nun saß er hier, spät abends an seinem Schreibtisch, und starrte weiter auf sein leeres Blatt Papier, zwang sich, die Gedanken nicht weiter abschweifen zu lassen und sich aufs erfinden zu konzentrieren.</text:p>
      <text:p text:style-name="P74"><text:tab/>Er hatte für die steinreiche Oberschicht eine automatische Treppe erfunden, eine Zentralverwaltung für die Rollläden von Villen, Alarmanlagen, Hundehütten, die es einem erleichterten, seinen Liebling zu streicheln, ohne gebissen zu werden. Für die nicht ganz so privilegierten erfand er klappbare Betten, die beliebig erweiterbar waren und in jede Baracke passten, besonders nahrhafte Dosenbohnen, und letztendlich sogar eine essbare Konservendose.</text:p>
      <text:p text:style-name="P74"><text:tab/>Diese Erfindungen fand Arghan allerdings nicht halb so nützlich, nicht halb so gewinnbringend wie die Konstruktionen für die Reichen, gerade Alarmanlagen und Verteidigungsanlagen gingen weg wie warme Semmeln, angesichts Lagons Verbrechensrate. </text:p>
      <text:p text:style-name="P74"><text:tab/>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P74"><text:tab/>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P74"><text:tab/>Joran nahm sich vor, eine Maschine zu entwerfen, die einem das lesen beibrachte.</text:p>
      <text:p text:style-name="P74"/>
      <text:h text:style-name="Heading_20_1" text:outline-level="1"><text:bookmark-start text:name="__RefHeading__14004_2035619654"/>Marcin – <text:span text:style-name="T136">ist depressiv und wird von Thorns Idee, ein geheimes Labor zu bauen, wieder aktiv</text:span><text:bookmark-end text:name="__RefHeading__14004_2035619654"/></text:h>
      <text:p text:style-name="P74"/>
      <text:p text:style-name="P74"><text:tab/>Als er sich entschied, doch mal wieder das Bett zu verlassen, hatte er sechsundsiebzig Stunden lang das Tageslicht nicht gesehen. Seine Mädchen hatten ihm regelmäßig etwas Nahrung ans Bett gestellt. Außerdem einige Kräuter, weil sie dachten, er hatte sich eine Grippe eingefangen, zu fragen hätte sich keine getraut. Doch alles, was Marcin ans Bett fesselte, war die Unlust aufzustehen. Er war gefesselt in einer tiefen Unlust zu allem, es grenzte an Angst vor dem Alltag. Doch alles, worauf man diese Angst am Ende reduzieren konnte, was Marcin tief im Innern fühlte – war die Angst vor sich selbst.</text:p>
      <text:p text:style-name="P73"><text:span text:style-name="T79"><text:tab/>E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text:span><text:soft-page-break/><text:span text:style-name="T79">würde er sich jemals wieder </text:span><text:span text:style-name="T29">selbst</text:span><text:span text:style-name="T79"> vertrauen können? </text:span></text:p>
      <text:p text:style-name="P73"><text:span text:style-name="T79"><text:tab/></text:span><text:span text:style-name="T29">Genug davon jetzt. Ich muss mich wiederfinden, das Grübeln bringt mich auch nicht weiter. </text:span></text:p>
      <text:p text:style-name="P73"><text:span text:style-name="T29"><text:tab/></text:span><text:span text:style-name="T79">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span></text:p>
      <text:p text:style-name="P74"><text:tab/>Die Füße aus dem Bett zu hieven war noch relativ einfach, sich aufzusetzen bekam er auch noch gut hin, für das aufstehen brauchte er schon mehr Willenskraft. Er riss sich am Riemen und zwang sich mit einem Ruck hoch.</text:p>
      <text:p text:style-name="P73"><text:span text:style-name="T79"><text:tab/></text:span><text:span text:style-name="T29">Na toll, ein Schwächeanfall, das war ja klar. Will mir mein Körper jetzt sagen, Hey, geh lieber wieder ins Bett, ist doch scheiße hier draußen? Fick dich, wenn ich nicht bald meine Gang unter Kontrolle kriege, bin ich in einer Woche tot.</text:span></text:p>
      <text:p text:style-name="P74"><text:tab/>Er zwang sich, stehen zu bleiben und machte ein paar Schritte, ein paar Kniebeugen, um wieder Blut durch seinen Körper fließen zu lassen. Die körperliche Betätigung tat ihm gut, er erinnerte sich an seine alten Instinkte. Er hatte seit drei Tagen niemanden mehr getötet. </text:p>
      <text:p text:style-name="P74"><text:tab/>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P74"><text:tab/>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P74"><text:tab/>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73"><text:span text:style-name="T79"><text:tab/></text:span><text:span text:style-name="T29">Stimmen.</text:span></text:p>
      <text:p text:style-name="P74"><text:tab/>Draußen vor seiner Zimmertür hörte er Stimmen. Wenn er seine Instinkte schon wieder auf Vordermann brachte, wollte er gleich mal hören, was dort denn gesprochen wurde.</text:p>
      <text:p text:style-name="P74"><text:tab/>„...auch wenn er jetzt drei Tage sein Zimmer nicht verlassen hat, wenn du darauf bestehst, kannst du ihn sicher sprechen... ob er antwortet, ist halt nicht sicher.“</text:p>
      <text:p text:style-name="P74"><text:tab/>„Das geht in Ordnung, Dania, wenn er hört, was ich zu sagen habe, wird er schon zuhören. Das wird ihm gefallen.“</text:p>
      <text:p text:style-name="P70"><text:tab/>Das müsste Thorn sein. Klingt zumindest nicht nach einer Bedrohung.</text:p>
      <text:p text:style-name="P74"><text:tab/>Marcin öffnete die Tür, um seine Besucher willkommen zu heißen. „Ihr redet über mich? Ich höre alles, immer. Das ist mein Job. Also werde ich dir auch zuhören, Thorn, keine Angst.“</text:p>
      <text:p text:style-name="P73"><text:span text:style-name="T79"><text:tab/></text:span><text:span text:style-name="T29">Endlich mal wieder ein pathetischer Auftritt.</text:span></text:p>
      <text:p text:style-name="P74"><text:tab/>Thorn sah nicht beeindruckt aus, er hatte ihn wohl in dem Aufzug erwartet und nicht als das Häufchen Elend, das er in den letzten Tagen gewesen war. Immerhin hatte er so seine vorrübergehende Schwäche nicht bemerkt. Aber er trug einen neuen Anzug, nicht mehr die Roben des Ordens... das ließ ihn gleich noch ein gutes Stück arroganter wirken.</text:p>
      <text:p text:style-name="P74"><text:tab/>„Ah, mein Lieblingsdieb. Die Ausbildung unserer eigenen Magier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magischen Künsten unterrichtet werden.“</text:p>
      <text:p text:style-name="P74"><text:tab/>„Cool, ich kann noch mehr über Magie lernen? Lustige Pülverchen? Ein bisschen Brocken fällt da doch auch sicher für mich ab, oder?“ jubelte Dania voller Vorfreude.</text:p>
      <text:p text:style-name="P74"><text:soft-page-break/><text:tab/>„Kommt darauf an, ob wir einen Raum für ein Labor finden, aber ich bin sicher, Marcins Organisation hat dafür genug Ressourcen. Marcin?“ Thorn sah ihn erwartungsvoll an.</text:p>
      <text:p text:style-name="P74"><text:tab/>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P74"><text:tab/>„Ich wusste, du bist mein Mann!“ sagte Thorn herzlich. „Bald können wir mit der ernsthaften Arbeit anfangen.“</text:p>
      <text:p text:style-name="P74"><text:tab/>„Und darf ich fragen, wer dein Novize ist?“ fragte Marcin misstrauisch.</text:p>
      <text:p text:style-name="P74"><text:tab/>„Er hat noch nicht zugesagt, aber ich werde gleich losgehen und ihn überzeugen. Mach dir wenigstens darum keine Sorgen, kümmer dich einfach um deine Aufgaben.“ Thorns neumodische Anzugjacke flatterte im Wind, als er sich umdrehte und ging.</text:p>
      <text:p text:style-name="P74"/>
      <text:h text:style-name="Heading_20_1" text:outline-level="1"><text:bookmark-start text:name="__RefHeading__14006_2035619654"/>Varg – <text:span text:style-name="T136">wird von Thorn von Magie überzeugt</text:span><text:bookmark-end text:name="__RefHeading__14006_2035619654"/></text:h>
      <text:p text:style-name="P74"/>
      <text:p text:style-name="P74"><text:tab/>„Die Stadt wird bald einen erheblichen Aufschwung erfahren!“ verkündete Thorn erfreut. „Und du kannst dazu beitragen, wenn du willst!“</text:p>
      <text:p text:style-name="P74"><text:tab/>Thorn und Varg saßen wieder in ihrem Stammcafe. Varg war von Thorns neuem Anzug ziemlich beeindruckt, der stand ihm tatsächlich viel besser als die ranzige Inquisitorenrobe, die auch ihn erwartete, wenn er das Gewand der Novizen ablegen würde.</text:p>
      <text:p text:style-name="P74"><text:tab/>„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74"><text:tab/>„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P74"><text:tab/>„Das ist hervorragend! Schön zu hören, dass es außerhalb dieser Blase, in der ich lebe, noch tatkräftige Leute gibt. Was sind denn das für 'Verbündete', von denen du sprichst?“ Varg war gespannt auf seine künftigen Mitstreiter.</text:p>
      <text:p text:style-name="P74"><text:tab/>„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 Ich habe das Leben dort draußen jetzt auch gesehen, und mit Dieben, Huren, Ausbeutern und Mördern gesprochen – sogar mit Magier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P74"><text:tab/>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74"><text:tab/>Thorn seufzte. „Varg, aber wovon ich spreche, sind Menschen, die nie die freie Wahl hatten, böse oder gut zu sein! Marcin zum Beispiel, ich habe mit ihm zusammengearbeitet, ist ein ehrbarer Dieb. Und er ist einer geworden, weil er sonst als kleiner Junge jämmerlich verhungert wäre. 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text:soft-page-break/>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Ehrbare Diebe böse sind.“</text:p>
      <text:p text:style-name="P74"><text:tab/>Varg war beeindruckt. Das war tatsächlich mehr, als ihm im Orden erzählt hätten. 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text:p>
      <text:p text:style-name="P74"><text:tab/>„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P74"><text:tab/>„Das klingt ja nach einer armen Seele, die endlich ihr Schicksal in die Hand nehmen will, auch noch im Dienste des Rechts! Und das, obwohl sie eine Frau ist.“ Varg war gespannt auf diese Dame des Glaubens.</text:p>
      <text:p text:style-name="P74"><text:tab/>„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74"><text:tab/>„Magie!? Darauf hast du dich eingelassen!? Das ist doch vom Teufel!! Magie ist schuld, dass J'zharr in tausend Splitter zerbrach!!“</text:p>
      <text:p text:style-name="P74"><text:tab/>„Wer hat das gesagt? Inquisitor Orfan im Mythologie-Unterricht? Nun er hat sicher auch gesagt, dass Magie auch schuld daran war, dass Q'holi in Tausend Splitter zerbrach. Und wir können mit seinen Splittern J'zharrs Willen noch ausführen. Magie hat den grausamen Krieg der Götter beendet. Magie ist gar nicht so schlecht, oder?“</text:p>
      <text:p text:style-name="P74"><text:tab/>Varg grummelte zustimmend.</text:p>
      <text:p text:style-name="P74"><text:tab/>„Nicht nur das: Magie 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Magie kann das wunderbare Mittel des Fortschritts gegen das Leid sein. Wie ein Messer ist Magie weder gut noch böse: ein Messer kann töten, klar, aber mit einem Messer kann man auch Kranke operieren, Abszesse beseitigen, einfach nur einen Kuchen schneiden. Lass es uns doch benutzen, um das Krebsgeschwür der Korruption aus dieser Stadt zu schneiden!“</text:p>
      <text:p text:style-name="P74"><text:tab/><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P74"><text:tab/>„Okay“, sagte er, „ich mache mit. Wenn wir Bor tatsächlich nur zum <text:span text:style-name="T120">G</text:span>uten einsetzen, bin ich bereit, für dich zu kämpfen.“</text:p>
      <text:p text:style-name="P74"><text:tab/>„Prima! Ich bin froh, dich dabei zu haben. Deine Anwesenheit wird mir genug Rückgrat geben, dass ich in der Gegenwart der Schwachen nicht auch schwach werde und unsere Ideale nicht vergesse.“</text:p>
      <text:p text:style-name="P74"><text:soft-page-break/></text:p>
      <text:h text:style-name="Heading_20_1" text:outline-level="1"><text:bookmark-start text:name="__RefHeading__14008_2035619654"/>Joran – <text:span text:style-name="T136">wird von Arghan zur Ausbildung Danias und Vargs gebracht</text:span><text:bookmark-end text:name="__RefHeading__14008_2035619654"/></text:h>
      <text:p text:style-name="P74"/>
      <text:p text:style-name="P74"><text:tab/>Er war schon wieder über seinen Skizzen eingeschlafen. Alles was er noch wusste, war, dass er über einem Luftschiff gegrübelt hatte... aber ihm absolut keine Möglichkeit für den Antrieb eingefallen war. </text:p>
      <text:p text:style-name="P74"><text:tab/>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P74"><text:tab/>Doch die liebreizenden Inquisitorinnen wandten sich ab von seinem mächtigen stählernen Stamm.</text:p>
      <text:p text:style-name="P74"><text:tab/>„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P74"><text:tab/>zerrte Arghan an ihm und rüttelte ihn an den Schultern, sodass er unsanft erwachte. </text:p>
      <text:p text:style-name="P74"><text:tab/>„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magischen Front. Wir haben ein neues Labor organisiert!“</text:p>
      <text:p text:style-name="P74"><text:tab/>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P74"><text:tab/>„Was sagst du? Labor? Krieg? Mister Arghan, glaubst du, ein Krieg ist eine gute Idee? Gegen wen überhaupt?“</text:p>
      <text:p text:style-name="P74"><text:tab/>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kein offener Krieg, wir wollen unser Ziel auf politischem Weg erreichen. Nur damit wir auf diesem Weg erfolgreich sind, müssen <text:soft-page-break/>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P74"><text:tab/>Joran fand es ein bisschen früh am morgen für politische Gespräche, doch er konnte nicht umhin, Howl recht zu geben. Er hatte die Folter des Ordens ja auch schon am eigenen Leib erfahren müssen, auch wenn Howl das nicht wusste.</text:p>
      <text:p text:style-name="P74"><text:tab/>„Und deswegen brauche ich deine Künste als Magier.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P74"><text:tab/>„Ich soll... Mörder ausbilden?“</text:p>
      <text:p text:style-name="P74"><text:tab/>„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P74"><text:tab/>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P74"><text:tab/>„Nicht die Armut ist die Krankheit, Joran, der Orden ist es! Und du bist ein ziemlich guter Chirurg. Lass und diesen Tumor aus Lagon herausoperieren! Wir bekämpfen Feuer mit Feuer, oder zumindest Flamme mit Wissenschaft. Für eine bessere Zukunft.“</text:p>
      <text:p text:style-name="P73"><text:span text:style-name="T79"><text:tab/></text:span><text:span text:style-name="T29">Ich habe immer noch ein etwas mulmiges Gefühl, </text:span><text:span text:style-name="T79">dachte Joran. </text:span><text:span text:style-name="T29">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P74"><text:tab/>„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P74"><text:tab/>„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74"/>
      <text:h text:style-name="Heading_20_1" text:outline-level="1"><text:bookmark-start text:name="__RefHeading__14010_2035619654"/>Thorn – <text:span text:style-name="T136">reflektiert über seine Verlogenheit und Pläne</text:span><text:bookmark-end text:name="__RefHeading__14010_2035619654"/></text:h>
      <text:p text:style-name="P74"/>
      <text:p text:style-name="P74"><text:tab/>Thorn war ziemlich nah an dem Gefühl, dass normale Menschen triumphales Glücksgefühl nennen. Nur mit dem gewissen fatalistischen Touch, der alles trübt, wenn man vierundzwanzig Stunden am Tag versuchen muss, den eigenen Lügen nicht zu sehr zu glauben. </text:p>
      <text:p text:style-name="P73"><text:span text:style-name="T79"><text:tab/></text:span><text:span text:style-name="T29">Verdammter Idealismus,</text:span><text:span text:style-name="T79"> dachte er. </text:span><text:span text:style-name="T29">Aber nur solange Menschen wie Varg mir so etwas abnehmen, kann ich ihnen ihre verdammte Aufgabe näher bringen. </text:span><text:span text:style-name="T79">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P73"><text:span text:style-name="T79"><text:tab/></text:span><text:span text:style-name="T29">Amüsant, wie Varg, Dania, sogar Arghan sich irgendwo an ihre Ideale klammern. Schwächere </text:span><text:soft-page-break/><text:span text:style-name="T29">Geister brauchen das wohl, um nicht den Verstand zu verlieren.</text:span><text:span text:style-name="T79">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74"><text:tab/>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P74"><text:tab/><text:span text:style-name="T1">Umso bessere Bedingungen für uns,</text:span> dachte Thorn. </text:p>
      <text:p text:style-name="P74"/>
      <text:h text:style-name="Heading_20_1" text:outline-level="1"><text:bookmark-start text:name="__RefHeading__14012_2035619654"/>Dania – <text:span text:style-name="T136">wacht auf Brocken im Labor auf</text:span><text:bookmark-end text:name="__RefHeading__14012_2035619654"/></text:h>
      <text:p text:style-name="P73"/>
      <text:p text:style-name="P74"><text:tab/>Sie saß vollkommen mit sich und der Welt im Einklang in einer Ecke. Das verwunderte sie auch nicht weiter, sie verwunderte gar nichts, immerhin war sie mit sich selbst und der Welt im Einklang. Da hatte sie doch eine harmlose Ecke nicht zu beachten.</text:p>
      <text:p text:style-name="P74"><text:tab/>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P74"><text:tab/>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P74"><text:tab/><text:span text:style-name="T1">Unklebrig, </text:span>dachte sie,<text:span text:style-name="T1"> und trotzdem satt. So fühlt sich wohl eine fabrikneue Packung Hoover Beans. </text:span>Einem Mädchen des siebten Bezirks bl<text:span text:style-name="T162">ie</text:span>ben wahrlich nicht viele Metaphern.</text:p>
      <text:p text:style-name="P74"><text:tab/>Ihr war am Rande ein wenig bewusst, dass das Brocken ihr wohl einfach einen Schub an Selbstbewusstsein gab, und sie sich toll fühlte, weil sie sich toll fühlen wollte... doch dieses Gefühl ging viel tiefer. </text:p>
      <text:p text:style-name="P74"><text:tab/>Als sie an sich herunterblickte, merkte sie, dass ihre Kleider sich vor ihren Augen verwandelten. Sie war vollkommen verblüfft, aber dann erinnerte sie sich an ihr magisches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P74"><text:tab/>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P74"><text:tab/>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text:soft-page-break/>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74"><text:tab/>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P74"><text:tab/>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P74"><text:tab/>Diese Erinnerungen begannen, etwas wehzutun, und sie merkte, dass sie wohl langsam herunterkam. Sie begann sich schnell einzureden, dass es jetzt gut sei, und dass sie ja jetzt ein neues Leben anfange – mit etwas Glück (und Thorn<text:span text:style-name="T162">s Hilfe</text:span>) musste sie nie wieder so arbeiten. </text:p>
      <text:p text:style-name="P74"><text:tab/>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P74"><text:tab/><text:span text:style-name="T1">Soll er sich doch sein eigenes Geld erficken</text:span>, dachte sie. <text:span text:style-name="T1">Ich werde das jedenfalls nicht mehr tun. Nicht mal mehr für mich selbst – ich ermorde es mir ab jetzt! </text:span></text:p>
      <text:p text:style-name="P74"><text:tab/>Drei Wochen waren seit dem Mord an Kenin vergangen. Sie hatte seitdem nicht mehr arbeiten müssen, Marcin hatte sie bei sich wohnen lassen, und ihr sogar eine tägliche Dosis Brocken bereitgestellt. </text:p>
      <text:p text:style-name="P74"><text:tab/>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P74"><text:tab/>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P74"><text:tab/>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herzustellen? </text:p>
      <text:p text:style-name="P74"><text:soft-page-break/><text:tab/>Dann klopfte es an der Decke.</text:p>
      <text:p text:style-name="P74"/>
      <text:h text:style-name="Heading_20_1" text:outline-level="1"><text:bookmark-start text:name="__RefHeading__14014_2035619654"/>Joran – <text:span text:style-name="T136">reist in den elften Bezirk und lernt Dania kennen</text:span><text:bookmark-end text:name="__RefHeading__14014_2035619654"/></text:h>
      <text:p text:style-name="P73"/>
      <text:p text:style-name="P74"><text:tab/>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P74"><text:tab/>Im fünften Bezirk, wo Joran wohnte, mit seinen ausgebauten Straßen und Infrastruktur, deren Ausbau von den Großindustriellen selbst in die Hand genommen wurde, war die Fahrt ja noch vergleichsweise angenehm, doch der elfte Bezirk lag am völlig anderen Ende der Stadt, und viel 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P74"><text:tab/>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P74"><text:tab/>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P74"><text:tab/>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P74"><text:tab/>Doch nun kamen sie in der kleinen Siedlung an. Clever, das Labor hierhin zu bauen, von den Arbeitern würde keiner plaudern, dafür hatten die bestimmt viel zu viel Angst um ihren Job. Aber dieses Mal wäre es wohl schwerer, den Verdacht der Hexerei von Arghan selbst abzuwenden.</text:p>
      <text:p text:style-name="P74"><text:tab/>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P74"><text:tab/>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mitten in seinem Labor, bildhübsch, mit langen DA STEHT EINE FRAU schwarzen Haaren, einem <text:soft-page-break/>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P70"><text:tab/>Da steht eine Frau...<text:span text:style-name="T33">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P74"><text:tab/>Die Träume waren nichtsdestotrotz immer wiedergekehrt.</text:p>
      <text:p text:style-name="P70"><text:span text:style-name="T33"><text:tab/></text:span>Und nun steht so ein Traum vor mir?<text:span text:style-name="T33"> </text:span>Und durchbohrt mich mit ihren Blicken.</text:p>
      <text:p text:style-name="P74"><text:tab/>Joran bemerkte plötzlich, wie er da wohl gerade stand, mal wieder hatte er sich nicht unter Kontrolle. Er zwang sich, eine aufrechte Haltung anzunehmen, den Mund zu schließen und wieder einen normalen Menschen zu spielen.</text:p>
      <text:p text:style-name="P74"><text:tab/>„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P74"><text:tab/>Er schluckte, öffnete den Mund und startete einen weiteren Versuch.</text:p>
      <text:p text:style-name="P74"><text:tab/>„H-Hallo, ich bin Jo- äh, Joran!“ </text:p>
      <text:p text:style-name="P70"><text:span text:style-name="T33"><text:tab/></text:span>Verdammt, wie kann man sich bei seinem eigenen Namen verhaspeln.</text:p>
      <text:p text:style-name="P74"><text:tab/>Die Frau starrte ihn verwundert an, sie schien überrascht, doch dann wandte sie sich einfach ab, ging wieder in die Hocke und betrachtete weiter den Käfig in der Ecke, den Joran erst jetzt bemerkte. </text:p>
      <text:p text:style-name="P70"><text:span text:style-name="T33"><text:tab/>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33"> können?</text:span></text:p>
      <text:p text:style-name="P74"><text:tab/>Wie konnte so ein Wesen überhaupt jemandem etwas zuleide tun? Sie sah viel zu unberührt von dieser Welt und allem drum und dran aus, als dass sie jemals zu irgendeiner bösen Tat imstande wäre. Im Gegen</text:p>
      <text:p text:style-name="P74"><text:tab/>Sie unterbrach seine Gedanken ziemlich abrupt, indem sie sich bewegte. Sie stand unwillkürlich auf, ging zu einem der Tische, und langte sich in den Ausschnitt. Jorans Herz blieb beinahe stehen, von hier aus konnte er fast sehen, was da alles in.... </text:p>
      <text:p text:style-name="P74"><text:tab/>Sie holte ein Tütchen mit einem seltsamen Pulver heraus, langte sich unter den Rock, zog ein Messer hervor, legte damit eine Linie aus dem Pulver, und zog sie routiniert durch die Nase ein. </text:p>
      <text:p text:style-name="P74"><text:tab/>„Was ist los, Joran, willste auch was?“</text:p>
      <text:p text:style-name="P74"/>
      <text:h text:style-name="Heading_20_1" text:outline-level="1"><text:bookmark-start text:name="__RefHeading__14016_2035619654"/>Dania – <text:span text:style-name="T141">lernt Varg kennen und führt mit Varg und Joran eine theologische Diskussion</text:span><text:bookmark-end text:name="__RefHeading__14016_2035619654"/></text:h>
      <text:p text:style-name="P73"/>
      <text:p text:style-name="P74"><text:tab/>Seltsamer Kauz, der da in diesen lustigen Raum geklettert kam. Der war ja wie vom Blitz getroffen. </text:p>
      <text:p text:style-name="P70"><text:span text:style-name="T33"><text:tab/></text:span>Ist ja gut, ich hab auch noch nie einen Wombat gesehen, trotzdem flippe ich nicht so aus. Verdammter Junkie. Naja. Jo- ähm Joran? Ist Jo-ähm sein Vorname? Interessant, habe ich noch nie so gehört. <text:span text:style-name="T136">Er kommt wohl</text:span> nicht aus dem siebten Bezirk, <text:span text:style-name="T136">wenn er einen Nachnamen hat</text:span>. Was wohl der Wombat dazu meint.</text:p>
      <text:p text:style-name="P74"><text:soft-page-break/><text:tab/>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P70"><text:span text:style-name="T33"><text:tab/>Wenn man von Brocken runterkam, hatte man immer so ein gutes Verständnis von Logik. Sonst war Logik nicht unbedingt Danias Stärke, aber Logik war doch relativ einfach, wenn sie sich nicht mehr an diese ganzen </text:span>Regeln<text:span text:style-name="T33"> halten musste. </text:span></text:p>
      <text:p text:style-name="P74"><text:tab/>Waren die beiden womöglich einfach nur eine Halluzination? Auch möglich, aber dann wäre er eine ziemlich seltsame. Solche Klamotten hatte sie ja noch nie gesehen.</text:p>
      <text:p text:style-name="P74"><text:tab/>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was sie schon sehr wunderte). Er hatte noch keinen Bartwuchs. Er war wohl eher harmlos. </text:p>
      <text:p text:style-name="P74"><text:tab/>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P70"><text:tab/>Höchste Zeit für die nächste Line!<text:span text:style-name="T33"> Immerhin war ihr Vorrat unerschöpflich. Wieso sagte dieser Joran eigentlich nichts und bewegte sich nicht? Seltsam. Sie stand auf und machte sich eine Line zurecht und zog eine Hälfte hoch.</text:span></text:p>
      <text:p text:style-name="P70"><text:span text:style-name="T33"><text:tab/></text:span>Komm, ich binde ihn ein bisschen ein. <text:span text:style-name="T33">Sie sah ihn an. </text:span>Der schaut aber fasziniert.</text:p>
      <text:p text:style-name="P74"><text:tab/>„Was ist los, Joran, willste auch was?“</text:p>
      <text:p text:style-name="P74"><text:tab/>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P74"><text:tab/>Die Wirkung kam sofort und knallte gescheit rein. Sie fühlte sich total produktiv und bereit, alles zu lernen, was sie wissen musste, um ihr Talent als Magierin richtig einzusetzen.</text:p>
      <text:p text:style-name="P74"><text:tab/>„Okay, Joran, lass uns anfangen, bring mir alles über Bor bei!“</text:p>
      <text:p text:style-name="P74"><text:tab/>Joran schluckte. „Lass uns doch noch auf den anderen Schüler warten, okay?“</text:p>
      <text:p text:style-name="P74"><text:tab/>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P74"><text:tab/>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P74"><text:tab/>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text:soft-page-break/>ment über ihr Kleid gemacht und nicht versucht, sie in den Arm zu nehmen, um ihr versteckt an den Arsch zu langen. Was war das bitte für ein Mann? Er war nur... so da. Harmlos. </text:p>
      <text:p text:style-name="P74"><text:tab/>Ihre Gedankengänge wurden von einem ziemlichen Gepolter gestört. Dania zuckte zusammen. In dem Haus über ihnen veranstaltete jemand wohl ein ziemliches Durcheinander.</text:p>
      <text:p text:style-name="P74"><text:tab/>„Verdammt, das hört sich an, als würde jemand die Möbel durch die Gegend schmeißen, Scheiße, Inquisitoren oder so? Die können uns doch nicht so schnell gefunden haben!? Bevor wir überhaupt angefangen haben, irgendwas zu zaubern? Dania, schnell, lass uns ein kleines Verteidigungspulver mischen, was haben wir an Zutaten da?“ Joran tigerte panisch durch den Raum und suchte nach Ingredienzen, oder nach einer Liste, nach Unterlagen, nach irgendetwas. </text:p>
      <text:p text:style-name="P74"><text:tab/>Dania war nicht klar, was genau das Problem war, Inquisitoren aller Art würden schon zur Vernunft kommen. Wenn sie erst mal sahen, was für tolle Farben so ein magischer Kolben bauen konnte, würden sie ihre Anti-Magie-Haltung schon überdenken. Doch sie sah ein, dass Joran wohl sehr beunruhigt war und schritt zur Luke, um mal nachzusehen, und seine Zweifel auszuräumen, dass man mit denen ja wohl reden könnte. Als Joran das merkte, schritt er ihr panisch in den Weg. </text:p>
      <text:p text:style-name="P74"><text:tab/>„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P74"><text:tab/><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P74"><text:tab/>„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P74"><text:tab/>Prompt wunderte sie sich, wie zur Hölle sie das bitteschön vollbracht haben konnte... Das Brocken schien sie mal wieder zu beflügeln. Der Novize wimmerte jedenfalls erst mal ängstlich vor sich hin: </text:p>
      <text:p text:style-name="P74"><text:tab/>„Warte, ich bin einer der neuen Schüler hier, beruhige dich! Ich komme von Thorn!“</text:p>
      <text:p text:style-name="P74"><text:tab/>Dania musste erst einmal laut lachen.</text:p>
      <text:p text:style-name="P74"><text:tab/>„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P74"><text:tab/>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P74"><text:tab/>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P74"><text:tab/>„Nein, ich bin nur deine Mitmörderin. Joran da unten ist unser Lehrer, der ist harmloser als ich, keine Sorge.“</text:p>
      <text:p text:style-name="P74"><text:tab/>Der Novize hatte das Zimmer mittlerweile wieder aufgeräumt und wartete, bis sie die Strickleiter abstieg. Doch Dania dachte gar nicht daran: </text:p>
      <text:p text:style-name="P74"><text:tab/>„Nein, du gehst zuerst, ich habe etwas gegen Inquisitoren in meinem Rücken.“ So resolut wollte sie schon immer mal wirken. „Los, mach schon!“ </text:p>
      <text:p text:style-name="P74"><text:soft-page-break/><text:tab/>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P74"><text:tab/>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P74"><text:tab/>„Grüß J'zharr, ich wollte mich nochmal vorstellen, ich bin Varg, und ich will diese Stadt ein bisschen menschenwürdiger machen. Und ihr seid?“</text:p>
      <text:p text:style-name="P74"><text:tab/>Joran sah ziemlich bleich und verängstigt aus, also ergriff Dania das Wort. „Ich bin Dania und das ist Joran, Joran ist unser Lehrer, er hat anscheinend Ahnung von Magie und so Zeug. Reinige ihn besser erst mal nicht, Novize, er mag zwar nicht der mutigste sein, aber dafür hat er bestimmt ne Menge interessantes Zeug zu erzählen!“ </text:p>
      <text:p text:style-name="P74"><text:tab/>Varg kniff die Augen zusammen. „Joran heißt du? Kennen wir uns nicht?“</text:p>
      <text:p text:style-name="P74"><text:tab/>„Ja, ich bin Joran, grüß J'zharr, Herr Varg... das letzte Mal, wo ich euch traf, wart ihr aber noch nicht so ein begeisterter Verfechter der Magie... i-ich bin sehr erfreut über euren Sinneswandel! Was ist passiert, dass ihr zu Vernunft gekommen seid?“</text:p>
      <text:p text:style-name="P74"><text:tab/>„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Magie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P74"><text:tab/>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P74"><text:tab/>Joran, der jetzt hinter Dania stand, wurde gleich ein bisschen mutiger. „Die meisten Leute haben einfach Hunger, die haben andere Sorgen als ihre seelische Reinheit. Dein Orden mag ja edle Motive haben, aber Magie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Magie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P74"><text:tab/>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P74"><text:soft-page-break/><text:tab/>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P74"><text:tab/>„Äh, nein? Woher soll ich so was wissen?“</text:p>
      <text:p text:style-name="P74"><text:tab/>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P74"><text:tab/>„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P74"><text:tab/>Varg murrte, dagegen konnte er nichts sagen.</text:p>
      <text:p text:style-name="P74"><text:tab/>Joran fuhr fort: „Was für unsere Zwecke aber viel wichtiger ist: wir können das Bor aus den Wombats extrahieren und nutzbar machen, indem wir es aus ihren Körperflüssigkeiten destillieren. Wisst ihr, was eine Destillerie ist?“</text:p>
      <text:p text:style-name="P74"><text:tab/>Dania schaute auf. „Natürlich, der zahnlose John, der hat in unserer Straße gewohnt, als ich noch klein war, der hatte so ein Ding, hat irgendeine Brühe verkauft, die er damit hergestellt hat... war das Bor!? War der dann wohl ein Magier!?“</text:p>
      <text:p text:style-name="P74"><text:tab/>Joran verdrehte die Augen.</text:p>
      <text:p text:style-name="P74"/>
      <text:h text:style-name="Heading_20_1" text:outline-level="1"><text:bookmark-start text:name="__RefHeading__14018_2035619654"/>Thorn – <text:span text:style-name="T137">planen die Machtergreifung und den Fall des Ordens</text:span><text:bookmark-end text:name="__RefHeading__14018_2035619654"/></text:h>
      <text:p text:style-name="P74"/>
      <text:p text:style-name="P74"><text:tab/>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P70"><text:tab/>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P70"><text:span text:style-name="T33"><text:tab/>Thorn hätte niemals den Fehler gemacht, Arghan zu vertrauen, er hatte etwas viel besseres – er kannte seine Motivationen, und konnte </text:span>einschätzen<text:span text:style-name="T33">, wie handeln würde.</text:span></text:p>
      <text:p text:style-name="P70"><text:tab/>Durchschauen ist besser als vertrauen<text:span text:style-name="T33">, dachte Thorn.</text:span></text:p>
      <text:p text:style-name="P74"><text:tab/>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P74"><text:tab/>„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text:soft-page-break/>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P70"><text:span text:style-name="T33"><text:tab/>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P74"><text:tab/>„Nein, danke, ich habe kein zweistöckiges Haus. Ich hoffe, wir werden in naher Zukunft die Luft bereisen, dann würde ich gerne eins nehmen, aber ich fürchte, bis dahin nimmt es mir nur Platz weg.“</text:p>
      <text:p text:style-name="P74"><text:tab/>„Na gut, das mag ein Argument sein. So komm mit, Thorn, lass uns in mein Büro gehen, wir haben einiges zu besprechen!“</text:p>
      <text:p text:style-name="P74"><text:tab/>Kurze Zeit und sehr viele Stufen später saßen sie sich in Howls Büro gegenüber. Eine Sekretärin servierte den beiden Drinks. Howl steckte sich eine Zigarre an, paffte ein, zwei Züge, und sah Thorn an. </text:p>
      <text:p text:style-name="P74"><text:tab/>„Also, wir wollen den Orden entmachten, und das Verbot für Bor aufheben. Gegen den Glauben der gesamten Stadtbevölkerung. Klingt nach einer Herausforderung! Aber du wärst nicht Thorn, wenn du nicht bereits einen Plan hättest, habe ich Recht?“</text:p>
      <text:p text:style-name="P74"><text:tab/>„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P70"><text:span text:style-name="T33"><text:tab/></text:span>Was trinken die hier bitte für ein widerliches Zeug,<text:span text:style-name="T33"> dachte Thorn. </text:span>Scheiß-Modernisierung.</text:p>
      <text:p text:style-name="P70"><text:span text:style-name="T33"><text:tab/>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33">, wir sollten das wissen nennen, das klingt seriöser.“ </text:span></text:p>
      <text:p text:style-name="P74"><text:tab/>Er nahm noch einen Schluck, mehr aus Durst als aus Appetit, aber er musste feststellen, dass dieser nun völlig anders schmeckte. Das war wohl der Clou bei diesen neumodischen Getränken. Thorn nahm sich vor, den dritten dann mit Neugier zu trinken. </text:p>
      <text:p text:style-name="P74"><text:tab/>„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 D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xt:soft-page-break/>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P74"><text:tab/>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P74"><text:tab/>„Warte“, sagte Thorn, „so einfach ist das trotzdem nicht. Wir brauchen ein paar Leute in den 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P70"><text:span text:style-name="T33"><text:tab/>Arghan war hochmotiviert und sein Verstand lief auf Hochtouren. </text:span>Gut, dass er nicht misstrauisch wird, wenn man nur auf seiner Partitur spielt. <text:span text:style-name="T33">Thorn blickte ihn einfach weiter erwartungsvoll an.</text:span></text:p>
      <text:p text:style-name="P74"><text:tab/>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P74"><text:tab/>„Ich wollte schon immer mal ein Volksheld sein!“, sagte Thorn hinterhältig grinsend. „angenommen, ich schlage einen Aufstand nieder, der Patrizier müsste sich erkenntlich zeigen, nicht wahr?“</text:p>
      <text:p text:style-name="P74"/>
      <text:h text:style-name="Heading_20_1" text:outline-level="1"><text:bookmark-start text:name="__RefHeading__14020_2035619654"/>Varg – <text:span text:style-name="T137">und Dania üben dem Schwertkampf</text:span><text:bookmark-end text:name="__RefHeading__14020_2035619654"/></text:h>
      <text:p text:style-name="P74"/>
      <text:p text:style-name="P74"><text:tab/>Tschak, Tschak, Tschak, Tschak.</text:p>
      <text:p text:style-name="P74"><text:tab/>Durchatmen, umkreisen.</text:p>
      <text:p text:style-name="P74"><text:tab/>Vorpreschen.</text:p>
      <text:p text:style-name="P74"><text:tab/>Tschak, Tschak.</text:p>
      <text:p text:style-name="P74"><text:tab/>Holz auf Holz, Monoton, immer gleich.</text:p>
      <text:p text:style-name="P71"><text:span text:style-name="T78"><text:tab/></text:span><text:span text:style-name="T79">Und sie macht sich ziemlich gut, sie ist sehr beweglich.</text:span><text:span text:style-name="T78"> </text:span></text:p>
      <text:p text:style-name="P74"><text:tab/>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P74"><text:tab/>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P74"><text:tab/>Nun hatte er aber Gelegenheit, das zu ändern. Genauer gesagt brachte er ihr weniger den 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P74"><text:tab/>Eine andere Taktik beherrschte sie ebenfalls sehr gut – mit einer dünnen Klinge und wenig Kör<text:soft-page-break/>perkraft hatte es keinen Sinn, sich im abblocken und Parieren zu üben, aber er zeigte ihr, wie sie frühzeitig erkennen konnte, in welche Richtung ein Gegner schlagen würde, und wie sie dem geschickt ausweichen konnte. </text:p>
      <text:p text:style-name="P71"><text:span text:style-name="T78"><text:tab/>Aber bis es gut genug funktionierte, um einen echten Kampf zu überleben, musste sie noch </text:span><text:span text:style-name="T79">viel</text:span><text:span text:style-name="T78"> üben.</text:span></text:p>
      <text:p text:style-name="P74"><text:tab/>Tschak, Tschak, und ein dumpfer Schlag von Holz auf dämpfenden Stoff.</text:p>
      <text:p text:style-name="P74"><text:tab/>„Du machst dich sehr gut, Dania! Aber dieser Schlag hätte dich getötet, wenn ich eine Klinge benutzt hätte. Bleib konzentriert!“</text:p>
      <text:p text:style-name="P74"><text:tab/>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P71"><text:span text:style-name="T78"><text:tab/>Dania würde nie einfach Sprüche reißen. Da war Varg sich sicher, Naja, ein bisschen. </text:span><text:span text:style-name="T79">So gut kenne ich sie ja noch nicht. Aber für einen Junkie scheint sie ganz okay zu sein, das hatte ich mir immer schlimmer vorgestellt. </text:span></text:p>
      <text:p text:style-name="P74"><text:tab/>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74"><text:tab/>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P74"><text:tab/>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P74"><text:tab/>„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P74"><text:tab/>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P74"><text:tab/>„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P74"><text:tab/>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text:soft-page-break/>noch ein bisschen schwerfällig lenkte. Varg ließ sie noch ein bisschen in der Luft herumschlagen. </text:p>
      <text:p text:style-name="P74"><text:tab/>„Spüre, wie du den Schwung ausnutzen kannst. Dann musst du nicht so viel Kraft investieren.“</text:p>
      <text:p text:style-name="P74"><text:tab/>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P74"><text:tab/>„Okay, das reicht fürs erste mit Luft zerhacken. Suchen wir uns eine nette Vogelscheuche, auf die du ein bisschen einstechen kannst?“</text:p>
      <text:p text:style-name="P74"/>
      <text:h text:style-name="Heading_20_1" text:outline-level="1"><text:bookmark-start text:name="__RefHeading__14022_2035619654"/>Marcin – <text:span text:style-name="T137">überlebt Tomans Attentat und plant mit Thorn die Übernahme des achten Bezirks</text:span><text:bookmark-end text:name="__RefHeading__14022_2035619654"/></text:h>
      <text:p text:style-name="P74"/>
      <text:p text:style-name="P74"><text:tab/>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P74"><text:tab/>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P74"><text:tab/>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P74"><text:tab/>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P74"><text:tab/>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P74"><text:tab/>Doch erst mal standen die normalen Tagesgeschäfte an, einer seiner Spione rannte gerade ziemlich abgehetzt durch die Tür seines Büros. </text:p>
      <text:p text:style-name="P74"><text:tab/>„Hauptmann, deine Leute sind in Gefahr! Ein Attentäter treibt hier sein Unwesen, er hat schon zwei Diebe erwischt, zwei Straßen weiter von hier – und zwar hinterrücks, nacheinander!“</text:p>
      <text:p text:style-name="P74"><text:tab/>„Verdammt, das hat mir gerade noch gefehlt. Klingt nach nem professionellen, führ mich mal hin.“ </text:p>
      <text:p text:style-name="P74"><text:tab/>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P74"><text:tab/>Der Spion führte ihn auf die Straße hinaus, es war gegen Nachmittag, und in der Gasse, in der <text:soft-page-break/>Marcins Hauptquartier lag, waren fünf Leute unterwegs, ein Junkie schlief, an eine Hauswand gelehnt. </text:p>
      <text:p text:style-name="P74"><text:tab/>„Hier entlang, folge mir!“</text:p>
      <text:p text:style-name="P74"><text:tab/>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P74"><text:tab/>Marcin kniete sich nieder, um sich die Leiche des einen anzuschauen. Die beiden mussten irgendeinen Grund gehabt haben, plötzlich in die eine Richtung zu laufen – zum Beispiel, weil jemand ihnen gesagt hatte, dass dort ein Angriff - </text:p>
      <text:p text:style-name="P74"><text:tab/>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P74"><text:tab/>„Ich habe Wurfmesser, denk gar nicht daran, wegzurennen.“ Marcin schnaubte. „Du scheinst ein intelligenter Mann zu sein, meinen Respekt. Ich Idiot hätte dich nicht als Spion, sondern als Attentäter anheuern sollen. Wer hat dir mehr gezahlt?“</text:p>
      <text:p text:style-name="P74"><text:tab/>„Du bist ein genauso intelligenter Mann, fürchte ich. Intelligent genug, um zu verstehen, wie viel mehr ich dir lebendig wert bin?“ Er spuckte aus. Außerdem bewegte er sich mit kleinen Schritten von Marcin weg, doch der ging mit.</text:p>
      <text:p text:style-name="P74"><text:tab/>„Intelligent genug, um zu verstehen, wie wertvoll so ein Mann in meinen Diensten wäre.“ Er zog ein Wurfmesser. „Und wie verheerend in den Diensten eines anderen.“</text:p>
      <text:p text:style-name="P74"><text:tab/>„Okay, ich sehe, ich habe keine Wahl... sagt dir der Name Hakun etwas?“</text:p>
      <text:p text:style-name="P74"><text:tab/>„Von welchem Bezirk ist der denn bitte? Hier im siebten nicht, davon hätte ich gehört.“</text:p>
      <text:p text:style-name="P71"><text:span text:style-name="T78"><text:tab/>„Vergiss die Bezirke. Vergiss die Diebe. Ich hatte gerade als Spion bei dir angeheuert, als ein scheiß-</text:span><text:span text:style-name="T79">Ratsmitglied</text:span><text:span text:style-name="T78">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P71"><text:span text:style-name="T78"><text:tab/>Marcin fiel die Kinnlade herunter. „Verdammt, jemand im </text:span><text:span text:style-name="T79">Rat </text:span><text:span text:style-name="T78">weiß über mich Bescheid? Meinst du den Scheiß-Stadtrat?“</text:span></text:p>
      <text:p text:style-name="P74"><text:tab/>„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P74"><text:tab/>„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P74"><text:tab/>„Mein Name ist Toman. Und vielen Dank für deine Gnade.“</text:p>
      <text:p text:style-name="P74"><text:tab/>Sie machten sich auf den Weg in Marcins Hauptquartier, Marcin hatte Toman den Arm auf den Rücken gedreht. Marcin wies zwei seiner Leute an, ihn gut zu behandeln, er würde sich später um ihn kümmern. Als er hoch in sein Büro kam, saß Thorn bereits im Gästesessel.</text:p>
      <text:p text:style-name="P74"><text:tab/>„Hallo, mein Freund, und, genießt du deinen neuen Job?“ Thorn hatte sein typisches kaltes Lächeln aufgesetzt. </text:p>
      <text:p text:style-name="P74"><text:tab/>„Ja, sogar das Attentat, dass ich gerade überlebt habe, war irgendwie... erfrischend.“ entgegnete Marcin sarkastisch. „Was nicht halb so problematisch ist, wie die Tatsache, dass ein Mann namens Hakun es anscheinend auf mich abgesehen hat. Sagt dir der Name was?“</text:p>
      <text:p text:style-name="P74"><text:soft-page-break/><text:tab/>Thorn runzelte die Stirn. „Verdammt, wollte er dich nur testen oder...“</text:p>
      <text:p text:style-name="P74"><text:tab/>„Bezweifle ich, dafür hat er zu viel Aufwand betrieben, der Attentäter war sehr gut ausgewählt und keiner von der Wegwerf-Sorte.“</text:p>
      <text:p text:style-name="P74"><text:tab/>„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alles unter Kontrolle hat. Und der ist hinter dir her?“</text:p>
      <text:p text:style-name="P74"><text:tab/>„Ja, scheint so. Hast du eine Idee?“</text:p>
      <text:p text:style-name="P71"><text:span text:style-name="T78"><text:tab/>„Hm, wenn er es auf dich abgesehen hat, ist das eine krasse Beeinträchtigung für unsere Pläne... und wenn er die Stadt unter Kontrolle hat, ist er definitiv ein Hindernis für uns, wenn </text:span><text:span text:style-name="T79">wir</text:span><text:span text:style-name="T78">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magischen Attentäter angreifen... aber die brauchen wohl noch ein bisschen Übung, wir brauchen Zeit.“</text:span></text:p>
      <text:p text:style-name="P74"><text:tab/>„Zeit? Der kommt bei der nächsten Gelegenheit noch selbst vorbei, um sicherzugehen, dass ich diesmal draufgehe.“</text:p>
      <text:p text:style-name="P74"><text:tab/>„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P71"><text:span text:style-name="T78"><text:tab/>Marcin war verblüfft. Thorn schien eine wahre Ideen</text:span><text:span text:style-name="T79">maschine</text:span><text:span text:style-name="T78"> zu sein. „Okay, und was ist dein Plan?“</text:span></text:p>
      <text:p text:style-name="P74"><text:tab/>„Wusstest du schon, das vor dir der neue Magister von Bezirk Sieben steht? Oder einem der anderen Slums, such dir einen aus. Am besten einen, in dem du dir vorstellen könntest, mit den dort ansässigen Diebesgangs einen Aufstand zu organisieren.“</text:p>
      <text:p text:style-name="P71"><text:span text:style-name="T78"><text:tab/></text:span><text:span text:style-name="T79">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78">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P74"><text:tab/>„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P74"><text:tab/>„Aber was helfen uns ein paar Diebe, die ihren eigenen Staat in Lagon errichten? Vor allem, wenn du der arme Typ bist, auf dessen Kosten die Revolte geht?“</text:p>
      <text:p text:style-name="P74"><text:tab/>„Da kommen deine Probleme mit Hakun ins Spiel – Du gehst zu Hakun hin -“</text:p>
      <text:p text:style-name="P74"><text:tab/>Marcin unterbrach ihn. „Was? Das ist doch lebensmüde Scheiße! Einer seine Männer hat mich heute fast umgebracht! Wofür soll das jetzt gut sein!?“ </text:p>
      <text:p text:style-name="P74"><text:tab/>„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text:soft-page-break/>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P71"><text:span text:style-name="T78"><text:tab/>Marcin fiel die Kinnlade herunter. </text:span><text:span text:style-name="T79">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78"> Er fing sich, räusperte sich kurz und schwieg einen Moment. Er war sich nicht sicher, ob der Plan das Risiko wert war. </text:span><text:span text:style-name="T79">Und doch, irgendwie muss ich Hakun ja loswerden. Da klingt das sogar nach einem ziemlich vernünftigen Plan.</text:span><text:span text:style-name="T78"> „Hakun umzubringen ist denke ich das schwerste an dem Plan.“</text:span></text:p>
      <text:p text:style-name="P74"><text:tab/>„Nicht so schwer, wie du glaubst. In seinen Diensten wirst du schon ein paar Sachen über ihn herausfinden, die wir irgendwie gegen ihn verwenden können. Und du musst bedenken, dass wir den Vorteil der Bormagie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P71"><text:span text:style-name="T78"><text:tab/></text:span><text:span text:style-name="T79">Verdammt, der Plan ist nicht nur gut, sondern sogar notwendig. Anders werde ich diesen Hakun nie los. Und ich muss zugeben, dass Thorn unsere Stärken sehr gut einschätzt und einsetzen will. </text:span><text:span text:style-name="T78">Marcin seufzte. „In Ordnung, ich bin dabei. Ich muss zugeben, der Plan gefällt mir. Auch wenn es utopisch ist, Hakuns Platz einzunehmen... zumindest ruhigstellen können wir ihn nur auf diese Art und Weise.“</text:span></text:p>
      <text:p text:style-name="P71"><text:span text:style-name="T78"><text:tab/>Thorn lächelte, und diesmal erreichte es sogar seine Augen. Es sah immer noch nicht, Naja, </text:span><text:span text:style-name="T79">nett</text:span><text:span text:style-name="T78"> aus, immerhin planten sie gerade ein paar Morde, aber zumindest sah man, wie viel Spaß es ihm machte, solche Komplotte auszutüfteln. „Ach, wer weiß, wie sich die Dinge entwickeln“, sagte er geheimnisvoll.</text:span></text:p>
      <text:p text:style-name="P74"/>
      <text:h text:style-name="Heading_20_1" text:outline-level="1"><text:bookmark-start text:name="__RefHeading__14024_2035619654"/>Joran – <text:span text:style-name="T137">macht einen Lehrplan für Dania und Varg</text:span><text:bookmark-end text:name="__RefHeading__14024_2035619654"/></text:h>
      <text:p text:style-name="P74"/>
      <text:p text:style-name="P74"><text:tab/>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P74"><text:tab/>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P71"><text:span text:style-name="T78"><text:tab/></text:span><text:span text:style-name="T79">Arghan, du verdammtes Schlitzohr. Aber gut, in unserem Fall ist es tatsächlich sinnvoll, dass ich damals nicht nachgefragt habe.</text:span></text:p>
      <text:p text:style-name="P74"><text:tab/>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text:soft-page-break/>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P71"><text:span text:style-name="T78"><text:tab/></text:span><text:span text:style-name="T79">Nun gut, das mit den Abwehrmaßnahmen überwinden hätten wir also, Zeit, ein paar Pülverchen zusammenzustellen, die die beiden einsetzen können, um unentdeckt zu bleiben.</text:span></text:p>
      <text:p text:style-name="P74"><text:tab/>Er hatte einst ein sehr nützliches Pulver erfunden, um Nebel zu erzeugen. Im Innern von 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P71"><text:span text:style-name="T78"><text:tab/></text:span><text:span text:style-name="T79">Genug jetzt, konzentriere dich auf deine Arbeit, erfinden kannst du später noch.</text:span></text:p>
      <text:p text:style-name="P74"><text:tab/>Er hatte auch einst ein Pulver entdeckt, dass die Haut widerstandsfähiger und härter machte, wie eine natürliche Rüstung, sodass die beiden theoretisch auch nackt kämpfen konnten, ohne dass sie allzu viel befürchten mussten. Das sollte Dania... </text:p>
      <text:p text:style-name="P73"><text:span text:style-name="T29"><text:tab/>Was denkst du da schon wieder, Joran!? Das ist unanständig.</text:span><text:span text:style-name="T79">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P74"><text:tab/>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P74"><text:tab/>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P74"><text:tab/>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P74"><text:tab/>Sonstige Spionage-Mittelchen waren leider noch nicht erfunden, aber er würde sich eben ranhalten und testen, testen, testen. Leider konnte er schlecht ermessen, worauf es beim spionieren ankam... aber das würden ihm Varg und Dania wohl bald sagen können.</text:p>
      <text:p text:style-name="P74"><text:tab/>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P74"><text:tab/>Er ging nach draußen, um einen Arbeiter mit Bestellungen zu Arghan Howl zu schicken.</text:p>
      <text:p text:style-name="P74"><text:soft-page-break/></text:p>
      <text:h text:style-name="Heading_20_1" text:outline-level="1"><text:bookmark-start text:name="__RefHeading__14026_2035619654"/>Dania – <text:span text:style-name="T137">bringt Magister Darn um</text:span><text:bookmark-end text:name="__RefHeading__14026_2035619654"/></text:h>
      <text:p text:style-name="P74"/>
      <text:p text:style-name="P74"><text:tab/>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P73"><text:span text:style-name="T79"><text:tab/></text:span><text:span text:style-name="T29">Na, dann überzeugen wir ihn mal von meinem Lernfortschritt</text:span><text:span text:style-name="T79">, dachte sie.</text:span></text:p>
      <text:p text:style-name="P74"><text:tab/>Einen Dieb zu überraschen, speziell einen wie Marcin, der einen jahrelangen Erfahrungsvorsprung hatte, war ein Ding der Unmöglichkeit – nur dass das Dania noch nie jemand gesagt hatte.</text:p>
      <text:p text:style-name="P74"><text:tab/>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P74"><text:tab/>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P74"><text:tab/>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P74"><text:tab/>Als sie etwas ausgelaugt oben angekommen war, sah sie sich um – Marcin war nicht mehr allzu weit von der Gasse entfernt, nur noch ein paar Meter. Die Baracke, auf der sie stand, hatte ein Flachdach. Sie schlich sich Stück für Stück an den Rand heran. </text:p>
      <text:p text:style-name="P70"><text:tab/>Nicht entdeckt werden!</text:p>
      <text:p text:style-name="P74"><text:tab/>Marcin sah nicht ansatzweise nach oben. In der Mitte wäre die beste Gelegenheit. Sie setzte noch einen Fuß näher an den Abgrund. Auf ihn springen, Messer an die Kehle. Sie zog die Klinge hervor. Zwei Meter noch, einer....</text:p>
      <text:p text:style-name="P74"><text:tab/>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P74"><text:tab/>Sie schaffte es irgendwie, halbwegs sauber zu landen, zumindest verletzte sie sich nicht. Doch aufrichten konnte sie sich nicht, Marcins Klinge an ihrer Kehle flüsterte ihr zu, jetzt lieber keine schnellen Bewegungen zu machen.</text:p>
      <text:p text:style-name="P74"><text:tab/>„Das Schreien solltest du beim nächsten Mal weglassen“, sagte Marcin, „doch ich bewundere deine Ambition.“</text:p>
      <text:p text:style-name="P73"><text:span text:style-name="T79"><text:tab/></text:span><text:span text:style-name="T29">Nicht ein kleines Stückchen Stolz schwingt in deiner Stimme mit? Arschloch.</text:span><text:span text:style-name="T79"> </text:span></text:p>
      <text:p text:style-name="P74"><text:tab/>Er zog das Schwert weg und steckte es wieder ein. „Aber nett, dass du mir bereits entgegenkommst, dann können wir das auch gleich hier besprechen – ich habe einen Auftrag für dich.“</text:p>
      <text:p text:style-name="P74"/>
      <text:p text:style-name="P74"><text:tab/>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P74"><text:soft-page-break/><text:tab/>Das sie nun endlich etwas zu tun hatte, und auch noch etwas interessantes, war ein sehr guter Ersatz für den ständigen Durst nach mehr, mehr, mehr Brocken. Wie hatte Marcin es genannt? Beschäftigungstherapie. Seltsames Wort, so viele Silben. </text:p>
      <text:p text:style-name="P74"><text:tab/>Sie wusste auch nicht, was Varg dazu sagen würde, wenn sie bei seinen Trainingsstunden auf Brocken wäre... aber die Regeln seines Ordens ließen so etwas bestimmt nicht zu. Was war, wenn sie ihn einmal verletzte, weil sie ihre Kraft wieder nicht einschätzen konnte? </text:p>
      <text:p text:style-name="P74"><text:tab/>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P73"><text:span text:style-name="T79"><text:tab/></text:span><text:span text:style-name="T29">Eine kleine Dosis Brocken würde jetzt viel besser zu meiner Verkleidung passen...</text:span><text:span text:style-name="T79"> </text:span></text:p>
      <text:p text:style-name="P74"><text:tab/>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P74"><text:tab/>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P74"><text:tab/>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P74"><text:tab/>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P73"><text:span text:style-name="T79"><text:tab/>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29">Spielplätze </text:span><text:span text:style-name="T83">und </text:span><text:span text:style-name="T31">Suppenküchen</text:span><text:span text:style-name="T83"> für die Armen</text:span><text:span text:style-name="T79"> zu bauen. Was bitteschön qualifizierte so einen Mann für einen Magister?</text:span></text:p>
      <text:p text:style-name="P74"><text:tab/>Während sie so sinnierte, sah sie, dass der Inquisitor das Amt wieder verließ. Sein Gesichtsausdruck hatte sich nicht gebessert, anscheinend waren noch mehr Leute nicht besonders glücklich mit Alliser Darns Arbeit. </text:p>
      <text:p text:style-name="P74"><text:tab/>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P73"><text:span text:style-name="T79"><text:tab/></text:span><text:span text:style-name="T29">Wenn ich jetzt eine Dosis nehme, kann ich den offensiven Ansatz vollkommen vergessen.</text:span><text:span text:style-name="T79"> </text:span></text:p>
      <text:p text:style-name="P74"><text:tab/>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 </text:p>
      <text:p text:style-name="P74"><text:tab/>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P74"><text:tab/>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P67"><text:soft-page-break/><text:span text:style-name="T78"><text:tab/>Sonst war der Raum leer, viele Leute kamen nicht, um von Magister Alliser Darn regiert zu werden. Immerhin gab es im achten Bezirk gleich </text:span><text:span text:style-name="T29">drei</text:span><text:span text:style-name="T78"> Clans der Ehrbaren Diebe, die genauso gerne für das Recht</text:span><text:span text:style-name="T85">™ ihrer Bittsteller sorgten. </text:span></text:p>
      <text:p text:style-name="P67"><text:span text:style-name="T85"><text:tab/></text:span><text:span text:style-name="T86">Der auf dem Stuhl ist wahrscheinlich Magister Darn,</text:span><text:span text:style-name="T87"> dachte Dania. </text:span><text:span text:style-name="T86">Der ist ja nicht gerade mit viel Schönheit gesegnet worden... mal sehen, was das für eine Auswirkung auf meine Ausrede hat.</text:span></text:p>
      <text:p text:style-name="P67"><text:span text:style-name="T87"><text:tab/>„Verehrter Magister, helft mir!“ schluchzte sie vollkommen aufgelöst, während sie auf ihn zu stolperte. </text:span><text:span text:style-name="T86">Es darf nicht verdächtig wirken, dass ich hier ohne Grund hineinkomme.</text:span><text:span text:style-name="T87"> „Mir wurde etwas angetan!“</text:span></text:p>
      <text:p text:style-name="P1"><text:tab/>„Sprich, Frau. Was ist passiert?“ Ein gütiges Lächeln füllte sein Gesicht.</text:p>
      <text:p text:style-name="P1"><text:tab/>„Ein finsterer Schuft hat mich vergewaltigt! Dachte wohl, er kann das bei Frauen wie mir einfach tun, das Schwein. Und ich habe niemanden, an den ich mich wenden kann!“</text:p>
      <text:p text:style-name="P67"><text:span text:style-name="T87"><text:tab/></text:span><text:span text:style-name="T86">In Ordnung, gleich wird er mich wegschicken. Ist ja nicht sein Job, das Geld einer freien Hure einzutreiben.</text:span><text:span text:style-name="T87"> </text:span></text:p>
      <text:p text:style-name="P1"><text:tab/>„Du arme Frau! Wie sah er denn aus?“</text:p>
      <text:p text:style-name="P1"><text:tab/>„Ähm... schwarze – Haare?“ Dania war verwirrt, wieso ihn das interessierte.</text:p>
      <text:p text:style-name="P1"><text:tab/>„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67"><text:span text:style-name="T87"><text:tab/></text:span><text:span text:style-name="T86">Mist.</text:span></text:p>
      <text:p text:style-name="P1"><text:tab/>„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P1"><text:tab/>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P1"><text:tab/>Der kleinere schien der Wortführer zu sein: „Also, meine Dame, wo hat sich der Vorfall den zugetragen? Können sie den Mann vielleicht wiedererkennen, wie finden wir ihn?“</text:p>
      <text:p text:style-name="P1"><text:tab/>„Ähm, folgt mir einfach, ich kenne den Straßennamen nicht genau, aber das finde ich wieder.“ </text:p>
      <text:p text:style-name="P1"><text:tab/>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P1"><text:tab/>„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67"><text:span text:style-name="T87"><text:tab/></text:span><text:span text:style-name="T86">Scheiße. Gut, dass ich die ganzen letzten Tage mit Kampftraining für genau solche Situationen verbracht habe.</text:span></text:p>
      <text:p text:style-name="P1"><text:tab/>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P1"><text:tab/>Aber sein Speer hatte erheblich mehr Reichweite als Danias kleiner Dolch, und so stach er mit einem wütenden Schrei in ihre Richtung. </text:p>
      <text:p text:style-name="P1"><text:tab/>Sie wich schnell zurück, mit dem Dolch zu parieren hatte keinen Sinn, und zur Seite ausweichen <text:soft-page-break/>war in der engen Gasse fast unmöglich. Der Soldat kämpfte ohne genauen Plan, sondern nur mit der Wut über seinen toten Kameraden und der Gewissheit, dass er die effektivere Waffe hatte. </text:p>
      <text:p text:style-name="P67"><text:span text:style-name="T87"><text:tab/></text:span><text:span text:style-name="T86">Verdammt, Dania, fange dich mal wieder, so was hast du doch geübt. Achte auf seine Augen!</text:span></text:p>
      <text:p text:style-name="P1"><text:tab/>Doch ihr Gegner stieß mal hierhin, mal dorthin, und sie musste ständig reagieren. Vor allem kam sie nicht an die Pulver in ihrem Ausschnitt heran, weil sie sich ständig bewegen musste. </text:p>
      <text:p text:style-name="P1"><text:tab/>Da kam ein Hieb gegen ihren Arm, doch den konnte sie mit dem Dolch in eine andere Richtung leiten, vorbei an ihr, weg von ihr. Er riss den Speer zurück und ging weiter vorwärts, stieß weiter nach ihr. </text:p>
      <text:p text:style-name="P1"><text:tab/>Dania erkannte, dass sie irgendetwas zwischen sich und ihn bringen musste. Von den offenen Straßen musste sie sich aber auch fernhalten, zu groß war die Gefahr, dass er Verstärkung bekam. Aber eine Ecke weiter zu flüchten würde noch niemanden alarmieren. </text:p>
      <text:p text:style-name="P1"><text:tab/>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P1"><text:tab/>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P1"><text:tab/><text:span text:style-name="T1">Bin ich bereit für einen noch offensiveren Ansatz? Ach, was soll´s, ich riskier´s. Ich weiß ja jetzt, wie er tickt, das kann ich bestimmt gegen ihn ausspielen. </text:span></text:p>
      <text:p text:style-name="P1"><text:tab/>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P1"><text:tab/>Etwa einen Block, bevor sie da war, begann sie zu rennen, und so kam sie ziemlich außer Atem bei Darn an. </text:p>
      <text:p text:style-name="P1"><text:tab/>„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1"><text:tab/>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P1"><text:tab/>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P1"><text:tab/>Darn legte seine Arme um Dania und murmelte, sie solle keine Angst haben. Damit konnte er gerade noch am ehesten zur Schlichtung der Situation beitragen. Er streichelte ihr über die Haare und sprach beruhigende Worte. </text:p>
      <text:p text:style-name="P1"><text:tab/>Als er ihr schließlich in die Augen sah, erkannte er seinen Irrtum – da waren keine Tränen. Da war keine Angst mehr. Da war nur ein Messer in seinem Rücken, immer und immer wieder.</text:p>
      <text:p text:style-name="P1"/>
      <text:p text:style-name="P1"><text:tab/>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P1"><text:soft-page-break/><text:tab/><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P1"><text:tab/>Sie merkte, wie ihr Denken immer rationaler wurde, wenn es um die Morde ging. Seit sie nicht 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P1"><text:tab/><text:span text:style-name="T1">Apropos Sicherheit, hier sind noch drei Soldaten im Raum, ich muss schauen, dass ich hier fortkomme.</text:span></text:p>
      <text:p text:style-name="P1"><text:tab/>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P1"><text:tab/>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P1"><text:tab/>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Heading_20_1" text:outline-level="1"><text:bookmark-start text:name="__RefHeading__14028_2035619654"/>Marcin – <text:span text:style-name="T138">ködert Hakun mit Geschichte über Revolte im achten Bezirk</text:span><text:bookmark-end text:name="__RefHeading__14028_2035619654"/></text:h>
      <text:p text:style-name="P1"/>
      <text:p text:style-name="P53"><text:span text:style-name="T79"><text:tab/>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pan text:style-name="T29">Arbeitsplatz</text:span><text:span text:style-name="T79"> besuchen – dort konnte Hakun es kaum riskieren, ihn plötzlich ermorden zu lassen, und würde sich anhören müssen, was Marcin ihm zu sagen hatte. </text:span></text:p>
      <text:p text:style-name="P1"><text:tab/>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P1"><text:tab/>Natürlich hatte er Rückendeckung für den Notfall mitgenommen. Fünf seiner besten Leute standen in der Nähe, lasen sich irgendwelche Aufschriftstafeln vor hohen, grauen Gebäuden durch und <text:soft-page-break/>wirkten unauffällig. Zwei davon entdeckte er nicht einmal selbst. Und für den absoluten Notfall war auch noch Varg in der Nähe und hatte ein paar Borpulver bereit, falls es wirklich brenzlig werden würde.</text:p>
      <text:p text:style-name="P1"><text:tab/>Da sah er Hakun das Rathaus verlassen, ganz ohne Eskorte – Hakun pflegte, seinen Ruf für sich 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P1"><text:tab/>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P1"><text:tab/>„Hakun – ich glaube, wir wurden einander noch nicht vorgestellt, aber wir haben ein paar Dinge zu bereden.“</text:p>
      <text:p text:style-name="P1"><text:tab/>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P1"><text:tab/>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P1"><text:tab/>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P1"><text:tab/>„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P1"><text:tab/>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P1"><text:tab/>Marcin grinste. „Oder meinen sie nicht die der reichsten? Nun, ich habe nicht vor, das Problem mit Geld aus dem Weg zu räumen, viel mehr durch gezielten Verrat. Und dieser Verrat wird euch einige Vorteile bringen.“</text:p>
      <text:p text:style-name="P53"><text:span text:style-name="T79"><text:tab/>Ein leichtes Lächeln blitzte kurz durch Hakuns gleichgültige Miene, er sah definitiv einen talentierten Mann vor sich. Hakun </text:span><text:span text:style-name="T29">mochte</text:span><text:span text:style-name="T79"> Talent. „Erläutern sie das.“</text:span></text:p>
      <text:p text:style-name="P1"><text:tab/>„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text:soft-page-break/>gut informierter Mann wie sie tut.“</text:p>
      <text:p text:style-name="P1"><text:tab/>Hakun hob die Augenbrauen. „Erst reden sie über Verrat und jetzt über Kontrolle. Ich komme langsam zu dem Schluss, dass das hier zu einem Date auswächst. Leider teile ich wohl keine einzige ihrer sexuellen Vorlieben. Keine.“</text:p>
      <text:p text:style-name="P1"><text:tab/>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P1"><text:tab/>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P1"><text:tab/>„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P1"><text:tab/>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P1"><text:tab/>Marcin beugte sich vor und lächelte verschwörerisch. „Natürlich, aber was für ein Werkzeug hätten Sie lieber? Diese Jungspunde, die allesamt keine zweiundzwanzig werden, nur auf Drogen sind und meistens noch nicht mal lesen können, oder einen erfahrenen Mann wie mich, der Ihnen 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P1"><text:soft-page-break/><text:tab/>Hakun lächelte herablassend und stand auf. „Beweisen Sie mir erst einmal, dass sie etwas taugen. Ziehen Sie Ihren Plan durch – ich werde sie nicht stören. Lassen Sie mir zukommen, wann die Revolte stattfinden soll, ich leite das dem jeweiligen Magister weiter. Aber glauben Sie bloß 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Heading_20_1" text:outline-level="1"><text:bookmark-start text:name="__RefHeading__14030_2035619654"/>Thorn – <text:span text:style-name="T139">wird zum Magister für Bezirk acht gewählt</text:span><text:bookmark-end text:name="__RefHeading__14030_2035619654"/></text:h>
      <text:p text:style-name="P1"/>
      <text:p text:style-name="P1"><text:tab/>„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P56"><text:tab/>Verdammt, wenn der mich weiter so anpreist, glaube ich ihm ja noch selbst. Dabei soll das ja wirklich nur eine Zwischenstation werden.</text:p>
      <text:p text:style-name="P55"><text:span text:style-name="T78"><text:tab/>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79">und der fettgefressensten</text:span><text:span text:style-name="T78"> - Männer Lagons</text:span><text:span text:style-name="T79">.</text:span><text:span text:style-name="T78"> Er nahm sich vor, eine strenge Diät einzuhalten, wenn er erst einmal auf einem dieser Sessel seinen Platz hatte. </text:span></text:p>
      <text:p text:style-name="P1"><text:tab/>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P1"><text:tab/>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P1"><text:tab/>„Soso, ein ehemaliger Inquisitor? Mir war nicht bekannt, dass der Orden seine Leute gehen lässt, nur weil sie weltlichen Freuden nachgehen wollen. Ich dachte immer, diese Leute werden dann befördert und nicht entlassen.“ </text:p>
      <text:p text:style-name="P1"><text:tab/>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P1"><text:tab/>„Allerdings, den Orden hat er bereits enttäuscht, ich stelle mich gegen seine Wahl. Thorn ist definitiv nicht vertrauenswürdig!“</text:p>
      <text:p text:style-name="P1"><text:soft-page-break/><text:tab/>Arghan grinste spöttisch. „Ach, was hat er denn bitte getan? Der Rat hätte gerne Aufklärung über seine sogenannten Taten. Callen?“</text:p>
      <text:p text:style-name="P1"><text:tab/>Callen verzog das Gesicht. „Ich kann darüber keine Auskunft geben, das ist eine Orden-interne Geschichte. Thorn ist dennoch kein akzeptabler Kandidat, er hätte damals lieber gleich hingerichtet werden sollen.“</text:p>
      <text:p text:style-name="P1"><text:tab/>„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P1"><text:tab/>Hakun saß nur zurückgelehnt und belustigt in seinem Sessel und verneinte. „Ich will doch Callens Bedürfnis nach Diskretion nicht stören.“</text:p>
      <text:p text:style-name="P1"><text:tab/>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P1"><text:tab/>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165">i</text:span>rk überlegt hatte, und wie eine Beamtenstellung ihn von der harten Arbeit befreit hätte, und wie er dadurch zu höherem bestimmt war. </text:p>
      <text:p text:style-name="P55"><text:span text:style-name="T78"><text:tab/></text:span><text:span text:style-name="T79">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span></text:p>
      <text:p text:style-name="P1"><text:tab/>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P1"><text:tab/>„Meine Herren Ratsmitglieder – Das kann nicht euer Ernst sein, dass dieser gewissenhafte und fleißige Mann für einen so riskanten Posten wie das Magisteramt verschwendet werden soll. Er hat eine natürliche Begabung fürs Verwalten – sich schon so jung Vorschriften auszudenken, Mister,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Mister, in einem halben Jahr habe ich den Bezirk so weit, dass ihre fortgeschrittene Wirtschafts- und Finanzpolitik funktionieren wird, und dann können wir endlich etwas Wachstum in einem Bezirk erwarten, dessen Steuergelder dann endlich in unsere Taschen fließen, statt in die der Diebe!“</text:p>
      <text:p text:style-name="P1"><text:tab/>Sein Mitbewerber starrte ihn nach dieser Rede mit großen Augen an. „Meinen Sie wirklich, dass <text:soft-page-break/>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P1"><text:tab/>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Heading_20_1" text:outline-level="1"><text:bookmark-start text:name="__RefHeading__14032_2035619654"/>Marcin – <text:span text:style-name="T139">plant mit den Hauptleuten des achten Bezirks die Revolte</text:span><text:bookmark-end text:name="__RefHeading__14032_2035619654"/></text:h>
      <text:p text:style-name="P1"/>
      <text:p text:style-name="P1"><text:tab/>„Und darum ist jetzt unser Zeitpunkt, um zuzuschlagen!“</text:p>
      <text:p text:style-name="P1"><text:tab/>„Offener Kampf gegen die städtischen Milizen? Das ist der Grund, warum wir nicht mehr dich angreifen sollen?“ Der Hauptmann links von ihm lächelte spöttisch. „Da musst du dir schon was besseres einfallen lassen, um einen Friedensvertrag auszuhandeln.“</text:p>
      <text:p text:style-name="P1"><text:tab/>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P1"><text:tab/>„Naja, die Magister, die sich selbst bereichern.“</text:p>
      <text:p text:style-name="P1"><text:tab/>„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P1"><text:tab/>„Kuchen, Mann, Kuchen wäre absolut nicht schlecht!!“ grölte der Hauptmann ganz rechts im Brockenrausch. Er räkelte sich auf seinem Stuhl und starrte glasig auf den Tisch, der in der Mitte stand. Auf ihm lag eine selbstgezeichnete Karte des achten Bezirks. </text:p>
      <text:p text:style-name="P1"><text:tab/>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P1"><text:tab/>„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P1"><text:tab/>„Und diese Steu – Verdammt, Mitch, warum benutzt der immer so lange Wörter?“ der rechte Hauptmann rammte seinen Dolch in den Tisch. „Verdammt, Mark, oder wie du heißt – wenn du nochmal lange Wörter benutzt, rasier ich dir die grauen Haare damit weg.“ </text:p>
      <text:p text:style-name="P1"><text:tab/>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P1"><text:tab/>„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P1"><text:soft-page-break/><text:tab/>„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P1"><text:tab/>„Aaaaargh, er hat es wieder getan!! ich stech ihn an, diesen miesen Wichser!“ Der rechte griff nach dem Dolch, den er in den Tisch gerammt hatte.</text:p>
      <text:p text:style-name="P1"><text:tab/>„Ist ja gut, mit dem Kuchen! Wir sind wieder in unseren Verstecken, zusammen mit dem Kuchen.“</text:p>
      <text:p text:style-name="P1"><text:tab/>„Du sprichst von 'wir' – was meinst du damit, Marcin? Du willst der vierte Clan im achten Bezirk werden? Du kriegst nichts von unserem Kuchen ab.“</text:p>
      <text:p text:style-name="P1"><text:tab/>„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P1"><text:tab/>„Und genau unser Bezirk soll zuerst dran kommen? Da wittere ich doch etwas. Warum nehmen wir nicht erst den siebten auseinander und lassen das Risiko bei dir?“</text:p>
      <text:p text:style-name="P1"><text:tab/>„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P1"><text:tab/>„Pff, und wer ist dann der Magister? Wenn ich hier genau hinsehe, sind wir vier Leute, und es gibt nur einen Magister pro Bezirk. Du willst sicher der Magister des siebten werden...“</text:p>
      <text:p text:style-name="P1"><text:tab/>„Nein, viel besser – wir sind alle vier gleichberechtigte Magister. Über alles stimmen wir ab, und jeder hat eine Stimme, die gleichviel wert ist. So ist keiner benachteiligt.“</text:p>
      <text:p text:style-name="P1"><text:tab/>Mitch grunzte zufrieden. „Also ich finde den Plan gut, Jungs. Marcin mag ein alter Sack sein, aber umso mehr Kuchen bleibt für uns, sollte er in Rente gehen! Außerdem ist er... clever.“</text:p>
      <text:p text:style-name="P1"><text:tab/>Der mittlere und der rechte stimmten ebenfalls zu. Sie stießen mit Wein auf ihr neues Bündnis an. <text:tab/>„Dann lass uns mal losgehen, schauen wir uns unseren neuen Arbeitsplatz doch mal an!“ Mitch schnappte sich seinen Mantel. </text:p>
      <text:p text:style-name="P1"><text:tab/>„Verdammt, hast du gerade Arbeit gesagt!? Wenn ich gewusst hätte, dass das auf Arbeit hinausläuft, wäre ich nicht Dieb geworden!“ Doch der Einwurf des rechten war nicht ernstgemeint. </text:p>
      <text:p text:style-name="P1"><text:tab/>Marcin kam plötzlich ein Gedanke. Er sprach den rechten an: „Ach Leute, wo wir gerade so schön beisammen sitzen, ich habe gehört, du hast in einem deiner Bordelle ein Mädchen namens <text:soft-page-break/>Magda... ich interessiere mich für sie, kann ich sie dir nicht vielleicht abkaufen?“</text:p>
      <text:p text:style-name="P1"><text:tab/>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P1"><text:tab/>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P1"><text:tab/>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P53"><text:span text:style-name="T79"><text:tab/></text:span><text:span text:style-name="T29">Anscheinend hat Thorn schon seinen Dienst angetreten,</text:span><text:span text:style-name="T79"> dachte er. </text:span><text:span text:style-name="T29">Um so besser, dann kann ich einen Kampf provozieren, in dem ich dann überhaupt jemandem in den Rücken fallen kann.</text:span></text:p>
      <text:p text:style-name="P1"><text:tab/>Die vier Diebe drängten sofort in eine Seitengasse und nahmen ihre Mützen ab.</text:p>
      <text:p text:style-name="P1"><text:tab/>„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P1"><text:tab/>„In dem Haus da wohnt meine Tante“, meldete sich der mittlere zu Wort. </text:p>
      <text:p text:style-name="P1"><text:tab/>„Und dort drüben, dem Mann habe ich einst ein Alibi verschafft.“ </text:p>
      <text:p text:style-name="P1"><text:tab/>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P1"><text:tab/>Der mittlere war begeistert. „Mann, Mitch, der Typ ist echt clever! So gefallen mir Kämpfe! Die werden keine Ahnung haben, was auf sie zukommt, Mann! Das könnte echt öfter so laufen.“</text:p>
      <text:p text:style-name="P1"><text:tab/>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P1"><text:tab/>Der rechte Hauptmann grinste. „Oh ja, direkt am Ort des Gemetzels, so habe ich es am liebsten!“</text:p>
      <text:p text:style-name="P1"><text:tab/>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P1"><text:tab/>Marcin selbst machte sich auf den Weg zurück in den siebten Bezirk, während in seinem Kopf ein <text:soft-page-break/>Plan Gestalt annahm. Und kaum war er in seinem Hauptversteck, schickte er einen Boten zum Waffenhändler und einen zu Hakun.</text:p>
      <text:p text:style-name="P1"/>
      <text:h text:style-name="Heading_20_1" text:outline-level="1"><text:bookmark-start text:name="__RefHeading__14034_2035619654"/>Thorn – <text:span text:style-name="T139">bezieht sein neues Büro und befördert einen Feldwebel</text:span><text:bookmark-end text:name="__RefHeading__14034_2035619654"/></text:h>
      <text:p text:style-name="P1"/>
      <text:p text:style-name="P1"><text:tab/>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P56"><text:tab/>Mal sehen, wen ich damit wohl bestechen muss.</text:p>
      <text:p text:style-name="P1"><text:tab/>Während er gerade die Karte des Bezirks studierte, um sich einzuprägen, wo er eine Revolte gut würde abwehren können, klopfte es an der Tür.</text:p>
      <text:p text:style-name="P1"><text:tab/>„Herein!“</text:p>
      <text:p text:style-name="P1"><text:tab/>Ein <text:span text:style-name="T120">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P1"><text:tab/>Thorn ahnte Böses, als er den Brief fand und öffnete. </text:p>
      <text:p text:style-name="P1"><text:tab/>„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120">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P1"><text:tab/>Der Brief war mit einem 'H' unterschrieben. Thorn seufzte. </text:p>
      <text:p text:style-name="P55"><text:span text:style-name="T78"><text:tab/></text:span><text:span text:style-name="T79">Verdammt, das ist mein erster Tag in dem Job. Jetzt weiß ich zumindest, wofür ich die letzten paar Flammlinge in der Schatzkammer ausgeben werde.</text:span></text:p>
      <text:p text:style-name="P1"><text:tab/>Er ließ den Feldwebel seiner Milizeinheit antreten.</text:p>
      <text:p text:style-name="P1"><text:tab/>„Feldwebel?“</text:p>
      <text:p text:style-name="P1"><text:tab/>„Sir, Angetreten!“ </text:p>
      <text:p text:style-name="P1"><text:tab/>„Ich habe einen beunruhigenden Spionagebericht erhalten. Hier, lesen Sie.“ Thorn gab ihm den Brief. Der Feldwebel hielt ihn unschlüssig in den Händen. „Sie können doch lesen, Feldwebel?“ </text:p>
      <text:p text:style-name="P1"><text:tab/>„Sir, Ich kann vierundvierzig Liegestütze am Stück und habe mal den Speer von Soldat 4 mit einer Hand zerbrochen!“</text:p>
      <text:p text:style-name="P55"><text:span text:style-name="T78"><text:tab/>Thorn vergrub sein Gesicht in seinen Händen. </text:span><text:span text:style-name="T79">Das darf, das darf einfach nicht wahr sein.</text:span></text:p>
      <text:p text:style-name="P55"><text:span text:style-name="T78"><text:tab/>„Bringen sie mir einen ihrer Leute, der lesen kann, aber, zuhören, </text:span><text:span text:style-name="T79">nicht</text:span><text:span text:style-name="T78"> Soldat 11 oder 26, verstanden? Lesen ja, 11 oder 26 nein. Verstanden?“</text:span></text:p>
      <text:p text:style-name="P1"><text:tab/>„Sir, Magister, Sir!“</text:p>
      <text:p text:style-name="P1"><text:soft-page-break/><text:tab/>„Wegtreten.“</text:p>
      <text:p text:style-name="P1"><text:tab/>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P1"><text:tab/>„Sir, Sie brauchen jemanden, der lesen kann?“</text:p>
      <text:p text:style-name="P1"><text:tab/>„Wer sind sie, wenn ich fragen darf?“</text:p>
      <text:p text:style-name="P1"><text:tab/>„Soldat 13 ist mein Name.“</text:p>
      <text:p text:style-name="P1"><text:tab/>„In Ordnung. Sie haben eine Schule besucht? Haben Sie auch etwas Ahnung von Taktik?“</text:p>
      <text:p text:style-name="P1"><text:tab/>„Ja, ich bin bei der Offiziersprüfung durchgefallen, weil ich das Wetttrinken nicht bestanden habe, aber ich habe sowohl einen regulären Schulabschluss als auch die Offiziersschule besucht.“</text:p>
      <text:p text:style-name="P1"><text:tab/>„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P1"><text:tab/>„Sir, Magister, Trinkfestigkeit ist essenziell für einen Offizier! Ein Offizier, der nach einer Flasche Soldatenfusel nicht mehr kommandieren kann, ist ungeeignet, auf dem Schlachtfeld einen klaren Kopf zu bewahren.“</text:p>
      <text:p text:style-name="P1"><text:tab/>„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P1"><text:tab/>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P1"><text:tab/>„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P1"><text:tab/>„Sir, Magister, Sir!“</text:p>
      <text:p text:style-name="P1"><text:tab/>„Ich bin zuversichtlich, dass du einiges hierbei lernst, viel Erfolg bei deinem ersten Kommando, ich denke, du hast noch einiges vor dir. Wegtreten.“</text:p>
      <text:p text:style-name="P1"/>
      <text:p text:style-name="P1"/>
      <text:h text:style-name="Heading_20_1" text:outline-level="1"><text:bookmark-start text:name="__RefHeading__14036_2035619654"/>Varg – <text:span text:style-name="T139">Kampftraining mit Dania und Streit mit Joran</text:span><text:bookmark-end text:name="__RefHeading__14036_2035619654"/></text:h>
      <text:p text:style-name="P1"/>
      <text:p text:style-name="P1"><text:tab/>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P53"><text:span text:style-name="T79"><text:tab/></text:span><text:span text:style-name="T29">Verdammt, das ist immer der Punkt, an dem sie mich erwischt, doch diesmal habe ich es noch rechtzeitig gemerkt.</text:span></text:p>
      <text:p text:style-name="P1"><text:tab/>Da kam ihm ein Schwung unter der Parade durch und er musste zurückweichen – leider hatte er <text:soft-page-break/>die Bodenwelle nicht eingeplant, die hinter ihm war, und reflexartig versuchte er, mit beiden Armen das Gleichgewicht zu halten, seine Deckung war offen.</text:p>
      <text:p text:style-name="P1"><text:tab/>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P1"><text:tab/>„Verdammt, wie landest du so zielsicher?“</text:p>
      <text:p text:style-name="P1"><text:tab/>Varg war sich nicht sicher, ob er die Antwort hören wollte, doch verdammt, es interessierte ihn. Auch wenn es wohl um ziemlich blasphemische Dinge ging, oder so stellte er sich ihr Leben jedenfalls vor.</text:p>
      <text:p text:style-name="P1"><text:tab/>„Naja, Körperkontrolle lernt man eben einfach in meinem Beruf... und ich habe es auch mal eine Weile als Tänzerin versucht, aber da verdient man nicht gut genug für zwei.“</text:p>
      <text:p text:style-name="P1"><text:tab/>Varg war gespannt. Tänzerin musste sie tatsächlich mal gewesen sein, so wie sie sich bewegte.</text:p>
      <text:p text:style-name="P1"><text:tab/>„Für zwei? Hast du... Kinder? Oder...“ Varg wusste gar nicht, was ihn das eigentlich interessieren sollte, immerhin war er ein verdammter Novize, und so etwas würde ihn sowieso nie betreffen. Doch Dania lachte nur.</text:p>
      <text:p text:style-name="P1"><text:tab/>„Nein, Ich musste damals immer für meinen Vater sorgen. Verdammter Bastard.“ Sie stieg von ihm herunter. „Wie machst du das eigentlich, die Leute in eurem Orden sollen doch keusch bleiben? Hältst du dich da auch dran?“</text:p>
      <text:p text:style-name="P53"><text:span text:style-name="T79"><text:tab/></text:span><text:span text:style-name="T29">Wow, wo kommt diese Frage denn her?</text:span></text:p>
      <text:p text:style-name="P1"><text:tab/>„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P1"><text:tab/>„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P1"><text:tab/>„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P1"><text:tab/>„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P1"><text:tab/>„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P1"><text:tab/>„Nein, im Gegenteil, sie hat mich eben besiegt, ich bin über eine Bodenwelle gestolpert.“</text:p>
      <text:p text:style-name="P1"><text:tab/>„Und das war alles? Bist du dir sicher?“ </text:p>
      <text:p text:style-name="P53"><text:span text:style-name="T79"><text:tab/></text:span><text:span text:style-name="T29">Dieser misstrauische Bastard. Verkriech dich doch in dein Kellerlabor.</text:span><text:span text:style-name="T79"> „Jaja, sie kommt nur nicht so gut auf ihre Vergangenheit klar, das ist alles, was willst du noch?“</text:span></text:p>
      <text:p text:style-name="P53"><text:span text:style-name="T79"><text:tab/>Joran kniete sich vor ihn auf den Boden und versuchte, ihm bedrohlich mit dem Finger im Gesicht herumzuwischen.</text:span><text:span text:style-name="T29"> Amüsant.</text:span><text:span text:style-name="T79"> „Hast du sie angefasst? Ich hab gesehen, dass sie auf die saß. Wenn du ihr etwas tust... was näherst du dich ihr überhaupt! Hast du nicht so ein Gelübde einzuhal</text:span><text:soft-page-break/><text:span text:style-name="T79">ten?“</text:span></text:p>
      <text:p text:style-name="P1"><text:tab/>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P1"><text:tab/>„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P1"><text:tab/>„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P1"><text:tab/>„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P1"><text:tab/>„Dania würde so etwas sowieso nicht wollen, sie hat auch verstanden, dass Sex nicht gut für sie ist, du lüsterner Freak!“</text:p>
      <text:p text:style-name="P1"><text:tab/>Und mit diesen Worten waren sie im Haus und schwiegen, sie wollten nicht vor Dania weiterstreiten. Beiden fiel auf, wie kindisch sie sich verhielten, doch sie blieben schweigsam feindselig.</text:p>
      <text:p text:style-name="P53"><text:span text:style-name="T79"><text:tab/></text:span><text:span text:style-name="T29">Dieser verdammte kleine Freak</text:span><text:span text:style-name="T79">, dachte Varg.</text:span><text:span text:style-name="T29">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30">Typen</text:span><text:span text:style-name="T29">.</text:span></text:p>
      <text:p text:style-name="P1"><text:tab/>„Dania, Varg, ich will euch den Umgang mit diesem Pulver zeigen. Es macht eure Haut widerstandsfähiger, sodass sie schwerer zu durchdringen ist. Das schützt euch vor Klingen – aber passt auf, man kann euch immer noch Knochen brechen oder euch <text:span text:style-name="T121">sonst wie</text:span> verletzen, ohne dass die Haut durchdrungen wird.“</text:p>
      <text:p text:style-name="P1"><text:tab/>Dania war begeistert. „Geil, dann könnten wir praktisch nackt kämpfen? Das wäre interessant... vor allem der Aspekt mit der Ablenkung.“</text:p>
      <text:p text:style-name="P53"><text:span text:style-name="T79"><text:tab/>Varg stutzte. Ihm wurde heiß und kalt bei dem Gedanken – </text:span><text:span text:style-name="T29">wieso sieht sie Joran an bei diesem Satz?</text:span><text:span text:style-name="T79"> </text:span><text:span text:style-name="T29">Warum macht mir das Sorgen?</text:span><text:span text:style-name="T79"> Doch auch Joran verließ der Mut, das hatte auch er nicht erwartet.</text:span></text:p>
      <text:p text:style-name="P1"><text:tab/>„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P1"><text:tab/>Varg kratzte sich an der Stirn. </text:p>
      <text:p text:style-name="P53"><text:span text:style-name="T79"><text:tab/></text:span><text:span text:style-name="T29">Es hat schon einen Grund, dass sich meine Brüder von Frauen fernhalten.</text:span></text:p>
      <text:p text:style-name="P1"/>
      <text:h text:style-name="Heading_20_1" text:outline-level="1"><text:bookmark-start text:name="__RefHeading__14038_2035619654"/>Marcin – <text:span text:style-name="T140">inszeniert eine Schlacht und wird Hauptmann des achten Bezirks</text:span><text:bookmark-end text:name="__RefHeading__14038_2035619654"/></text:h>
      <text:p text:style-name="P1"/>
      <text:p text:style-name="P1"><text:tab/>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P53"><text:span text:style-name="T79"><text:tab/></text:span><text:span text:style-name="T29">Beziehungsweise nach Plan lief,</text:span><text:span text:style-name="T79"> dachte Marcin, und musste unwillkürlich schmunzeln. Ein beunruhigender Humor in einer derart ernsten Situation. Doch obwohl alles so beunruhigend sein sollte, </text:span><text:soft-page-break/><text:span text:style-name="T79">durchströmte ihn die Ruhe, so dass es fast schon sichtbar war. </text:span></text:p>
      <text:p text:style-name="P1"><text:tab/>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P1"><text:tab/>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P1"><text:tab/>„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P1"><text:tab/>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P1"><text:tab/>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P1"><text:tab/>Marcin holte tief Luft. „Also Männer, ihr habt eure Anweisungen. Auf mein Kommando – Los!“</text:p>
      <text:p text:style-name="P1"><text:tab/>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P1"><text:tab/>Marcins Männer waren noch nicht ganz alle auf dem Dach, da sah Marcin plötzlich, wie der Hauptmann dem Milizionär eine Ohrfeige gab.</text:p>
      <text:p text:style-name="P53"><text:span text:style-name="T79"><text:tab/></text:span><text:span text:style-name="T29">Verdammt, das war voreilig. Aber mir spielt es in die Hände. </text:span><text:span text:style-name="T79">„Männer, sofort eure Bogen raus! Zielt auf die Milizionäre – ihr müsst nicht besonders gut treffen, aber schießt!“</text:span></text:p>
      <text:p text:style-name="P1"><text:tab/>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P1"><text:tab/>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P53"><text:span text:style-name="T79"><text:tab/></text:span><text:span text:style-name="T29">Eins</text:span><text:span text:style-name="T79">, dachte Marcin.</text:span></text:p>
      <text:p text:style-name="P1"><text:soft-page-break/><text:tab/>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P1"><text:tab/>Marcin wurde von Toman unterbrochen, der ihm auf die Schulter tippte. „Hauptmann, deine Befehle?“ Immerhin, Toman schien mitzudenken. </text:p>
      <text:p text:style-name="P1"><text:tab/>„Oh, danke für die Erinnerung. Mitch ist überflüssig geworden, erwischst du ihn von hier aus?“</text:p>
      <text:p text:style-name="P1"><text:tab/>Toman nickte. „Natürlich, auf die Entfernung ist das ein Kinderspiel.“ Er hob seine neumodische Armbrust. Die waren für Privatpersonen eigentlich schwer zu bekommen, aber Arghan hatte ihnen extra eine zur Verfügung gestellt, frisch aus seiner Fabrik.</text:p>
      <text:p text:style-name="P1"><text:tab/>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P1"><text:tab/>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P53"><text:span text:style-name="T79"><text:tab/></text:span><text:span text:style-name="T29">Zwei</text:span><text:span text:style-name="T79">, dachte er.</text:span></text:p>
      <text:p text:style-name="P1"><text:tab/>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P1"><text:tab/>„Toman? Siehst du den Hauptmann?“, fragte Marcin.</text:p>
      <text:p text:style-name="P1"><text:tab/>„“Natürlich, der der so viel schreit.“ Er zog einen neuen Bolzen auf, und während die Pfeile der anderen den Kampfplatz nur ungezielt eindeckten, brachte Toman den Bolzen gezielt zwischen seine Rippen, sodass er vorne wieder austrat. </text:p>
      <text:p text:style-name="P53"><text:span text:style-name="T79"><text:tab/></text:span><text:span text:style-name="T29">Drei</text:span><text:span text:style-name="T79">.</text:span></text:p>
      <text:p text:style-name="P1"><text:tab/>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P1"><text:tab/>„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P1"><text:tab/>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text:soft-page-break/>zwei Dutzend Diebe und halb so viele Milizionäre ihr Leben gelassen. Die Miliz war bereits am aufräumen.</text:p>
      <text:p text:style-name="P1"><text:tab/>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P1"><text:tab/>„Schade, dass ich den verdammten Bastard nicht erwischt habe, der meine Schwester eingesperrt hat... aber wir beide sind jetzt wohl quitt, mit den anderen beiden Toten hab ich für den Mordversuch ja wohl genug bezahlt.“ </text:p>
      <text:p text:style-name="P1"><text:tab/>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P1"><text:tab/>Toman schaute misstrauisch. „Das passt gar nicht zu deinem Sicherheitswahn, dass ich überhaupt noch lebe. Immerhin weiß ich ein paar Dinge... Ich bin doch der, der deine Machtübernahme am ehesten gefährden könnte.“ </text:p>
      <text:p text:style-name="P1"><text:tab/>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P1"><text:tab/>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P1"><text:tab/>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P1"><text:tab/>Marcin erhob das Wort. „Diebe des achten Bezirks! Eure Hauptleute sind heute heldenhaft bei dem Versuch gestorben, einen eigenen Staat nur für uns Diebe zu errichten. Lasst sie uns in Ehren halten, ihr Ruf war rein bis zu ihrem Tod.“</text:p>
      <text:p text:style-name="P1"><text:tab/>„Ihr Ruf war rein bis zu ihrem Tod!“ hallte es von allen Dieben wieder. </text:p>
      <text:p text:style-name="P1"><text:tab/>„Und wieder einmal war der Grund für das Versagen die Uneinigkeit der Clans. So viele gute Männer sind heute gestorben, gefallen gegen eine unterdrückerische Staatsmacht, nur weil wir uns nicht gut genug koordinieren konnten, weil wir uneinig waren!“</text:p>
      <text:p text:style-name="P1"><text:tab/>„Uneinig!“ grölten ein paar Diebe mit – sie kamen aus dem siebten Bezirk. Ein paar klatschten auch.</text:p>
      <text:p text:style-name="P1"><text:tab/>„Es gibt nur einen Weg, wie wir diese Schmach das nächste Mal verhindern können... Wir müssen zusammenstehen! Wir müssen uns den Rücken stärken. Wir müssen zusammenhalten! Wir sind alle Diebe, alle Ehrbare Diebe, die nur eins zum Ziel haben – Freiheit!“ </text:p>
      <text:p text:style-name="P1"><text:tab/>„Freiheit!“ Diesmal riefen schon ein paar mehr die Parole mit, insbesondere die, die noch halb im Brockenrausch waren – oder schon wieder im Brockenrausch waren. „Freiheit! Freiheit!“</text:p>
      <text:p text:style-name="P1"><text:tab/>„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text:soft-page-break/>die Aufmerksamkeit, die überlebenden Leutnants der beiden Bezirke sollen sich bei mir einfinden.“ So schloss er, und drehte sich zu Toman um. „Na, was sagst du, ein Kinderspiel, oder?“ doch Toman stand gar nicht mehr hinter ihm.</text:p>
      <text:p text:style-name="P1"><text:tab/>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P1"><text:tab/>Als die beiden sich lösten und Toman ihn mit Tränen in den Augen anlächelte, wusste Marcin, dass er sich um seine Loyalität keine Sorgen mehr machen musste.</text:p>
      <text:p text:style-name="P1"/>
      <text:h text:style-name="Heading_20_1" text:outline-level="1"><text:bookmark-start text:name="__RefHeading___Toc10949_1886493331"/>Joran – <text:span text:style-name="T140">geht mit Dania spazieren und findet einen A'kradizz</text:span><text:bookmark-end text:name="__RefHeading___Toc10949_1886493331"/></text:h>
      <text:p text:style-name="P1"/>
      <text:p text:style-name="P1"><text:tab/>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P53"><text:span text:style-name="T79"><text:tab/>Joran winkelte sein rechtes Bein an. </text:span><text:span text:style-name="T29">Ich muss auch dringend mal eine Hose erfinden, die keine Beulen wirft. Bisher hat sich das Problem ja noch nicht so oft gestellt, aber...</text:span><text:span text:style-name="T79"> Er wagte auch gar nicht, hinüber zu sehen, ob sie überhaupt hinschaute. Er hatte Angst, dass sich das Problem noch verschlimmern würde, falls das überhaupt möglich war. Und er hatte Angst, dass sein Blick sich wieder selbstständig machen würde. </text:span></text:p>
      <text:p text:style-name="P53"><text:span text:style-name="T79"><text:tab/>„Das ist schon ziemlich piksig, das Gras, findest du nicht?“ Im selben Augenblick verfluchte er sich für diesen Satz. </text:span><text:span text:style-name="T29">Mann, klingt das dämlich</text:span><text:span text:style-name="T79">. </text:span></text:p>
      <text:p text:style-name="P1"><text:tab/>Doch von rechts kam nur ein helles Lachen. „Findest du? Ich finde, die Sonne sticht viel schlimmer. Aber ich bin auch so empfindlich bei Hitze.“ </text:p>
      <text:p text:style-name="P53"><text:span text:style-name="T79"><text:tab/>So empfindlich, dass sie offenbar meinte, sie könnte es ihm zumuten, sich mit einem Hauch von nichts in die Sonne zu legen, neben ihn. Nicht dass er es nicht heiß fand. Verdammt, es war wirklich heiß. </text:span><text:span text:style-name="T29">Ich halte es ja auch nicht im Hemd aus. Aber in dem kühlen Keller war es auch definitiv zu langweilig.</text:span><text:span text:style-name="T79"> </text:span></text:p>
      <text:p text:style-name="P1"><text:tab/>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P1"><text:tab/>Sie sahen den Arbeitern bei der Arbeit zu, und genossen die warme Sonne auf der Haut. Wind wehte keiner, aber angenehm war es dennoch. </text:p>
      <text:p text:style-name="P1"><text:tab/>„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P1"><text:tab/>„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53"><text:span text:style-name="T79"><text:tab/>Joran war baff. Das interpretierte sie da hinein? „Nein, nein, das ist nicht wegen dem da... ich hab den gar nicht bemerkt... Ich stehe doch nicht auf Männer!“ unbewusst hatte er sich beim reden zu ihr umgedreht, und da war es zu spät – </text:span><text:span text:style-name="T29">verdammt, dass man solche – verdammt... was für... ich hoffe, J'zharr liest gerade nicht meine – Brüste... das ist doch kein Stoff, was sie da drüber hat, oder? Das unten, da lugt eine Wölbung...</text:span></text:p>
      <text:p text:style-name="P1"><text:soft-page-break/><text:tab/>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P53"><text:span text:style-name="T79"><text:tab/>„Nein, nein, mit Varg habe ich mich eher über – religiöse Belange gestritten.“ </text:span><text:span text:style-name="T29">Das fehlte noch, das sie glaubt, wir streiten uns um sie. Das ist gar nicht gut für das Unterrichtsklima.</text:span><text:span text:style-name="T79"> </text:span></text:p>
      <text:p text:style-name="P1"><text:tab/>„Und du bist sicher, dass du auf Frauen stehst? Hattest du denn schon mal eine?“ Dania zwinkerte ihm zu.</text:p>
      <text:p text:style-name="P53"><text:span text:style-name="T79"><text:tab/>„Ähm – in meiner Fabrik arbeiteten nie welche, und... ich weiß nicht... ich hab nie wirklich welche kennengelernt. Aber ich habe jedenfalls noch nie von Männern geträumt.“ </text:span><text:span text:style-name="T29">Verdammt, meine Träume sind das letzte, wovon ich ihr erzählen will.</text:span></text:p>
      <text:p text:style-name="P1"><text:tab/>„Ach so, du wirkst immer so verschlossen, als würdest du keinen Sinn für die Schönheit einer Frau haben... da dachte ich, vielleicht entspricht ja Varg eher deinem Geschmack.“, neckte sie ihn.</text:p>
      <text:p text:style-name="P1"><text:tab/>„Was, Varg? Abso- Nein!? Was? Varg ist definitiv nicht mein Typ.“ er runzelte die Stirn. „Ich weiß nicht, ich habe immer viel Zeit mit meinen Maschinen verbracht, da hatte ich nie so Zeit für -“ </text:p>
      <text:p text:style-name="P1"><text:tab/>„Ach, träumst du von Maschinen?“ Dania lachte.</text:p>
      <text:p text:style-name="P53"><text:span text:style-name="T79"><text:tab/></text:span><text:span text:style-name="T29">Nein, ich träume von DIR! Verdammt, habe ich das jetzt ausgesprochen? Nein, ich glaube nicht. Wie auch immer, das war die falsche Antwort.</text:span></text:p>
      <text:p text:style-name="P1"><text:tab/>„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P1"><text:tab/>„Ja, Ich komme mit. Strand?“</text:p>
      <text:p text:style-name="P1"><text:tab/>„Soweit werden wir wohl kaum kommen, aber die Richtung ist ganz schön, gerne.“</text:p>
      <text:p text:style-name="P1"><text:tab/>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P1"><text:tab/>„Weißt du“, sagte Dania, „ich glaube, in echt bist du gar nicht so seltsam. Man muss dich nur mal gescheit kennenlernen. Aber in Wirklichkeit bist du nicht komisch, sondern nur schwer zu verstehen.“</text:p>
      <text:p text:style-name="P1"><text:tab/>„Ähm, danke... kann gut sein? Ich kann das nicht einschätzen.“</text:p>
      <text:p text:style-name="P1"><text:tab/>„Ich glaube, Varg hat da auch deswegen seine Schwierigkeiten. Du bist schwer zu durchschauen.“ </text:p>
      <text:p text:style-name="P53"><text:span text:style-name="T79"><text:tab/></text:span><text:span text:style-name="T29">Naja, Varg schätzt mich sogar ganz gut ein, fürchte ich... </text:span><text:span text:style-name="T79">„Oder er mag mich einfach nur nicht. Kann ich ihm auch nicht verdenken. Manche Menschen mag man halt, manche nicht... und sein Orden hat ihm immerhin sein ganzes Leben erzählt, dass er Leute wie uns nicht mögen darf.“</text:span></text:p>
      <text:p text:style-name="P1"><text:tab/>„Nun, ich glaube, mich mag er mittlerweile.“ Dania grinste verschmitzt. „Da kann er sich wohl gegen seine Männlichkeit nicht wehren. Hey, was ist das, da hinten?“</text:p>
      <text:p text:style-name="P1"><text:tab/>Etwa zweihundert Meter vor ihnen lag ein unförmiger Haufen am Rand des Feldwegs. Als sie näher kamen, sahen sie, dass er grün-bläulich schimmerte... auch wenn er in etwa die Größe eines zusammengerollten Menschen hatte. </text:p>
      <text:p text:style-name="P1"><text:tab/>„Keine Ahnung, was das sein könnte. Mit Bor hat das nichts zu tun, oder jedenfalls mit keiner Formel, die ich je in die Finger bekommen hätte.“</text:p>
      <text:p text:style-name="P1"><text:tab/>Sie waren nun bei dem Haufen angelangt. Beziehungsweise, es war kein Haufen, es war viel mehr ein lebendiges Wesen... mit blaugrün schimmernden Schuppen, jeweils zwei Arme und Beine und einen echsenartigen Kopf. Es war ein wenig größer als ein Mensch.</text:p>
      <text:p text:style-name="P1"><text:tab/>„Hm, ich entdecke keine Kiemen, ich schätze mal, es atmet Luft wie wir, der Brustkorb hebt und senkt sich. Es scheint also zu leben... auch wenn es nicht allzu gesund ausschaut. Meinst du... meinst du, das ist ein A'kradizz?“</text:p>
      <text:p text:style-name="P1"><text:tab/>„Ein was? Hör auf mit diesen ganzen Fachbegriffen, das versteht doch keiner außer dir.“ Joran <text:soft-page-break/>hatte ganz vergessen, dass Dania nie eine Schule besucht hatte – und sie anscheinend auch die Legende der A'kradizz nicht kannte. </text:p>
      <text:p text:style-name="P1"><text:tab/>„Das sind die Kinder des Wassergottes. Eine alte Legende, hätte nicht gedacht, dass sie wahr sein könnte...“</text:p>
      <text:p text:style-name="P1"><text:tab/>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P1"><text:tab/>„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P1"><text:tab/>„Hm, was auch immer es war, es ist tot“, bemerkte Dania nüchtern. Sie wollte sich schon wegdrehen, doch Joran packte sie am Arm.</text:p>
      <text:p text:style-name="P1"><text:tab/>„Ja, verdammt, ist es. Also komm und hilf mir, das verdammte Ding in das Labor zu schaffen.“ Er kniete sich hin und machte sich daran, die Beine des Wesens zu ergreifen.</text:p>
      <text:p text:style-name="P1"><text:tab/>„Was zur Hölle? Ins Labor? Es ist tot, Joran. Tote lässt man liegen, bis irgendjemand sie wegräumt. Lässt du dir davon jetzt den Spaziergang verderben?“</text:p>
      <text:p text:style-name="P1"><text:tab/>„Hast du diese Schuppen schon mal gesehen?“, fragte er schnippisch. „Nein? Kein Wunder, weil es diese Wesen in Lagon seit hunderten von Jahren nicht mehr gibt. Und dir ist das einfach so egal?“</text:p>
      <text:p text:style-name="P1"><text:tab/>„Naja, er ist tot, er wird mir nichts mehr tun, schätze ich, und besonders nett war er auch nicht...“</text:p>
      <text:p text:style-name="P1"><text:tab/>„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P1"><text:tab/>Dania grummelte und packte den A'kradizz an den Armen.</text:p>
      <text:p text:style-name="P1"/>
      <text:h text:style-name="Heading_20_1" text:outline-level="1"><text:bookmark-start text:name="__RefHeading__14040_2035619654"/>Dragan – <text:span text:style-name="T140">bewacht Hakun bei einem Treffen mit Marcin und wird bedrängt</text:span><text:bookmark-end text:name="__RefHeading__14040_2035619654"/></text:h>
      <text:p text:style-name="P1"/>
      <text:p text:style-name="P1"><text:tab/>Dragan hasste es. Schon wieder wurde er auf diese Weise herbeizitiert, wie ein Herr seinen Hund herumkommandiert. Aber das war wohl das Schicksal eines Soldaten.</text:p>
      <text:p text:style-name="P1"><text:tab/>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P1"><text:tab/>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P1"><text:tab/>Doch auch als Hauptmann hörte es nicht auf – Soldaten schienen zum dienen verdammt zu sein. </text:p>
      <text:p text:style-name="P1"><text:tab/>„Ein Freund von mir hat ihnen noch einen Brief in die Unterlagen gesteckt... sie scheinen ein beliebter Mann zu sein.“ Mit diesen Worten drehte sich der Kurier wieder um und verließ Dragans Büro. </text:p>
      <text:p text:style-name="P1"><text:tab/><text:span text:style-name="T1">Und diese verdammte Spinne muss sich auch echt überall einmischen.</text:span> </text:p>
      <text:p text:style-name="P1"><text:soft-page-break/><text:tab/>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P1"><text:tab/>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P1"><text:tab/>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P1"><text:tab/>Dragan suchte sich einen Tisch im Café, der eher am Rand war, so dass er den Rest des Ladens im Blick hatte. Er musste nicht lange warten, bis Hakun auftauchte. Er ignorierte ihn wie erwartet und setzte sich an einen anderen Tisch, aber relativ nahe zu Dragan.</text:p>
      <text:p text:style-name="P1"><text:tab/>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P1"><text:tab/>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P1"><text:tab/>Hastig sah Dragan in eine andere Richtung, als plötzlich sein Blick ihn durchbohrte. </text:p>
      <text:p text:style-name="P1"><text:tab/><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P1"><text:tab/>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P1"><text:tab/>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P1"><text:tab/><text:span text:style-name="T1">Nun gut, wenn man vor dem zweitmächtigsten Mann Lagons sitzt und wahrscheinlich um sein Leben feilschen muss, dann ist man nicht besonders vorlaut.</text:span></text:p>
      <text:p text:style-name="P1"><text:tab/>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text:soft-page-break/>–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P1"><text:tab/>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P1"><text:tab/><text:span text:style-name="T1">Die Schwächen, die jeder von uns hat,</text:span> dachte er. </text:p>
      <text:p text:style-name="P1"><text:tab/>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1"><text:tab/><text:span text:style-name="T1">Verdammt, Dragan, was ist denn heute los mit dir? Konzentriere dich! Du hast hier einen Job, und du machst ihn miserabel. Jetzt geht es wohl nur noch über die Schiene der offenen Drohung. Und das wird er sofort als unprofessionell wahrnehmen. Wo er ja auch recht hat. </text:span></text:p>
      <text:p text:style-name="P1"><text:tab/>Doch Dragan bezweifelte, dass irgendetwas diesen Augen entging. Und ihm war wenigstens bewusst, dass der Dieb mit ihm spielte. Das ging bestimmt nicht allen seinen Kontrahenten so, immerhin.</text:p>
      <text:p text:style-name="P1"><text:tab/>Fast wäre ihm entgangen, wie der Dieb die Tasse Hakuns immer näher an sich heranzog. Ganz abgesehen von dem kleinen verdächtigen Beutel, der aus seinem Ärmel ragte.</text:p>
      <text:p text:style-name="P1"><text:tab/><text:span text:style-name="T1">Der verdammte Schweinehund. Deswegen versuchst, du, mich zu irritieren. Na bitte, Leute irritieren kann ich auch, das zeige ich dir jetzt.</text:span> <text:span text:style-name="T1">Und wenn du noch so gut aussiehst.</text:span></text:p>
      <text:p text:style-name="P1"><text:tab/>Dragan stand auf und ging zu Hakuns Tisch. Der Dieb zog wieder eine Augenbraue hoch. </text:p>
      <text:p text:style-name="P1"><text:tab/>„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P1"><text:tab/>Der Dieb schmunzelte. „Ach, und wie würdest du mir empfehlen, ihn umzubringen?“</text:p>
      <text:p text:style-name="P1"><text:tab/>Dragan war baff. <text:span text:style-name="T1">Was zur... Was fragst du mich da?</text:span> </text:p>
      <text:p text:style-name="P1"><text:tab/>„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P1"><text:tab/>„Hör zu, Hakun kommt gleich wieder, und wir stehen beide nicht gut da, wenn... bei J'zharr, was rede ich da überhaupt. Wir...“ Dragan war vollkommen unschlüssig, wo er stand. </text:p>
      <text:p text:style-name="P1"><text:tab/>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P1"><text:tab/>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1"><text:tab/><text:span text:style-name="T1">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span></text:p>
      <text:p text:style-name="P1"><text:tab/>Der geheimnisvolle Dieb saß weiter auf seinem Stuhl und rührte in seiner Tasse – er lächelte Dragan mit einem Mundwinkel verborgen zu, während sie weiter an den verschiedenen Tischen saßen, und darauf warteten, dass Hakun wiederkam. </text:p>
      <text:p text:style-name="P1"><text:tab/>Es war eine fast unangenehme Stille, die zwischen den beiden herrschte. Die Lücke zwischen den <text:soft-page-break/>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P1"><text:tab/>Sein Kaffee war alle, er hatte nicht mal mehr etwas zu trinken, mit dem er sich beschäftigen konnte, und schnell fand er sich wieder dabei, den <text:span text:style-name="T1">Mann </text:span>unverhohlen anzuglotzen... wie schaffte er es, den Bart <text:span text:style-name="T192">so exakt </text:span>auf dieser Länge zu halten? Er musste nicht nur ein extrem scharfes Messer haben, sondern auch noch sehr gut damit umgehen können...</text:p>
      <text:p text:style-name="P1"><text:tab/><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P1"><text:tab/>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P1"><text:tab/>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P1"><text:tab/><text:span text:style-name="T1">War klar, dass er selbst auf diese Möglichkeit kommt – trotzdem, es war richtig gewesen, einzuschreiten.</text:span></text:p>
      <text:p text:style-name="P1"><text:tab/>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P1"><text:tab/><text:span text:style-name="T1">Er scheint zu wollen, dass ich mich zu ihm setze... kommt gar nicht in Frage. Du willst doch etwas von mir, oder nicht? </text:span></text:p>
      <text:p text:style-name="P1"><text:tab/>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P1"><text:tab/>„Also... wie heißt du überhaupt, Dieb?“, fragte Dragan misstrauisch.</text:p>
      <text:p text:style-name="P1"><text:tab/>„Ich bin Marcin, Hauptmann des siebten und achten Bezirks – zumindest den Dienstgrad teilen wir, Dragan. Wir teilen sogar noch ein paar mehr Sachen... Ambitionen zum Beispiel.“</text:p>
      <text:p text:style-name="P1"><text:tab/>Dragan wurde nicht schlau aus diesem Mann. Vielleicht lag darin seine Faszination. „Eben sagtest du noch, ich habe keine Ambitionen... wechseln alle Diebe so schnell ihre Meinung?“</text:p>
      <text:p text:style-name="P1"><text:tab/>„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P56"><text:tab/>Dieser Marcin weiß zu viel, als gut für mich ist... aber ist er gefährlicher als Hakun? Das ist kein guter Konflikt, um zwischen die Fronten zu geraten, oder?<text:span text:style-name="T33"> „Und warum sollte Hakun nun einer dieser richtigen Leute sein? Und das hier ein richtiger Zeitpunkt? Das einzige, was Hakuns Tod für mich derzeit bedeuten würde, wäre der Beweis, dass ich ein schlechter Leibwächter bin.“</text:span></text:p>
      <text:p text:style-name="P56"><text:span text:style-name="T33"><text:tab/>„Hm“ Marcin blickte spöttisch-traurig in seine Tasse. „Das könnte ich nie daran ertragen, bei der Miliz zu sein... dass man so ein verdammter, unfreier </text:span>Kriecher <text:span text:style-name="T33">sein muss. Dieser durchtriebene Bastard behandelt dich wie Müll, du musst jede verdammte Sekunde um deine Karriere fürchten, und du siehst wahrscheinlich keinen Flammling dafür... womit lügst du dir das eigentlich schön? </text:span><text:soft-page-break/><text:span text:style-name="T33">Pflicht? Ehre?“ Er trank einen Schluck. „Und ich dachte schon, ich hätte einen Mann von Format vor mir.“</text:span></text:p>
      <text:p text:style-name="P1"><text:tab/>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P1"><text:tab/>Dragan schluckte.</text:p>
      <text:p text:style-name="P1"><text:tab/>„Wir sind hier in einem zivilisierten Café – die haben wertvolles Geschirr.“ </text:p>
      <text:p text:style-name="P1"><text:tab/>Marcin hatte seine Arme nicht mehr auf dem Tisch... </text:p>
      <text:p text:style-name="P1"><text:tab/>„Wir sollten hier definitiv keinen Streit anfangen.“</text:p>
      <text:p text:style-name="P1"><text:tab/>...und seine Hände dafür ganz woanders.</text:p>
      <text:p text:style-name="P1"><text:tab/>„Aber ich sehe, ich muss meine Einschätzung revidieren -“</text:p>
      <text:p text:style-name="P1"><text:tab/>Schöne Hände.</text:p>
      <text:p text:style-name="P1"><text:tab/>„Du bist definitiv Mann genug.“</text:p>
      <text:p text:style-name="P1"><text:tab/>Ich will gar nicht wissen, wie mein Gesicht gerade aussieht.</text:p>
      <text:p text:style-name="P1"><text:tab/>„Und du willst nicht mal aus dieser Falle aus Dienst, Pflicht, Ehre und Demütigung aussteigen?“</text:p>
      <text:p text:style-name="P1"><text:tab/>Ich will nur sein Gesicht sehen.</text:p>
      <text:p text:style-name="P1"><text:tab/>„Du bist doch ein Mann!“</text:p>
      <text:p text:style-name="P1"><text:tab/>Marcin ließ ihn los und beugte sich vor.</text:p>
      <text:p text:style-name="P1"><text:tab/>„Du bist doch ein Mann!“, flüsterte er ihm zu. Und Dragan wollte ihm so gerne Recht geben.</text:p>
      <text:p text:style-name="P1"/>
      <text:h text:style-name="Heading_20_1" text:outline-level="1"><text:bookmark-start text:name="__RefHeading__14042_2035619654"/>Dania – <text:span text:style-name="T141">bringt mit Marcin und Varg Hakun um und lernt Dragans Tante kennen</text:span><text:bookmark-end text:name="__RefHeading__14042_2035619654"/></text:h>
      <text:p text:style-name="P1"/>
      <text:p text:style-name="P1"><text:tab/>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P1"><text:tab/>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P1"><text:tab/><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P1"><text:tab/>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P1"><text:tab/><text:span text:style-name="T1">Faszinierend, </text:span>dachte sie,<text:span text:style-name="T1"> das sieht aus wie die Dinge, von denen Joran erzählt hat.</text:span></text:p>
      <text:p text:style-name="P1"><text:tab/>„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P1"><text:tab/>Varg meldete sich zu Wort: „Worum geht es eigentlich heute Abend?“</text:p>
      <text:p text:style-name="P1"><text:tab/>Marcin schnaubte. „Wir treffen uns mit einem Mann in der Sauna. Es wird ein... Überraschungsbesuch. Aber er wird dennoch bewacht.“</text:p>
      <text:p text:style-name="P1"><text:tab/>Sie bogen in eine Seitengasse. Sie war immer noch breiter und heller als jede Hauptstraße im siebten Bezirk, aber es gingen keine Leute hindurch. Hier konnten sie sich kurz besprechen.</text:p>
      <text:p text:style-name="P1"><text:tab/>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P1"><text:soft-page-break/><text:tab/>Dania freute sich schon. „Wie ist es in einer Sauna? Ich war da noch nie, aber die ganzen reichen Leute hier mögen das?“</text:p>
      <text:p text:style-name="P1"><text:tab/>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P1"><text:tab/>„Ich habe etwas zum blenden“, sagte Dania, „aus Rattenaugen, sagt Joran, irgendwie eklig. Jemand muss sich dann am besten schnell um ihn kümmern, sobald alle geblendet sind, aber das müsste reichen, um ihn zu verwirren.“ </text:p>
      <text:p text:style-name="P1"><text:tab/>Marcin klopfte ihr auf die Schulter. „Gut, dann gehst du als erstes rein. Klingen zücken, Tür auf, Pulver, reingehen, niemand darf überleben. Und dann sollten wir uns schleunigst aus dem Staub machen, bevor die Schreie jemanden anlocken.“</text:p>
      <text:p text:style-name="P1"><text:tab/>Varg räusperte sich. „Und Thorn hat gesagt, das ist nötig, um Lagon zu einer besseren Stadt zu machen?“</text:p>
      <text:p text:style-name="P1"><text:tab/>Marcin zog die Augenbrauen hoch. „Ähm... das sind korrupte Beamte, nach meinen Informationen... haben heimlich was am laufen. Erpressung, so Zeug. Spionieren die halbe Stadt aus – ignorieren die Privatsphäre anständiger Bürger.“</text:p>
      <text:p text:style-name="P1"><text:tab/>Varg war beruhigt. „Das sind die schlimmsten. Lassen alle anderen in Angst leben... gut, wo ist die Sauna?“</text:p>
      <text:p text:style-name="P1"><text:tab/>Nachdem Marcin die beiden ein paar Straßen weiter geführt hatte, standen sie in einer hinteren Gasse. Es wurde langsam dunkler, der Abend nahte. In der Gasse stand ein <text:span text:style-name="T121">Soldat</text:span> vor einer Tür, und Dania machte sich daran, ihre Klinge griffbereit zu haben.</text:p>
      <text:p text:style-name="P1"><text:tab/>Doch Marcin nickte ihm zu, der <text:span text:style-name="T121">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P1"><text:tab/>Nachdem eine Treppe sie ein Stockwerk höher geführt hatte, gingen durch einen Gang mit drei Türen zu jeder Seite. Ein fein angezogener Diener stand dort und setzte an:</text:p>
      <text:p text:style-name="P1"><text:tab/>„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P1"><text:tab/>„Hier ist er drin. Der Beamte und der Inquisitor. Dania?“ </text:p>
      <text:p text:style-name="P1"><text:tab/>Dania lächelte, zog ein Schwert mit langer, dünner Klinge hervor, nahm eine Prise Bor-Pulver in ihre linke Hand und trat die Tür ein.</text:p>
      <text:p text:style-name="P1"><text:tab/>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P1"><text:tab/><text:span text:style-name="T1">Nur noch mehr schmutzige nackte Männer, so sehr ihr auch versucht, sauber zu werden.</text:span></text:p>
      <text:p text:style-name="P1"><text:tab/>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P1"><text:tab/>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1"><text:tab/><text:span text:style-name="T1">Na, wer hat jetzt den längeren, ihr verdammten Wichser? Wie ist es so, einer Frau wehrlos ausgeliefert zu sein?</text:span></text:p>
      <text:p text:style-name="P1"><text:tab/>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text:soft-page-break/>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P1"><text:tab/>Da ragte auch schon Marcins Messer aus seiner Brust – er hatte sein Herz getroffen. Marcin schaute sie vorwurfsvoll an und drehte sich zu den beiden Unbewaffneten um, die auf der Bank sitzen geblieben waren, ohne einen Ausweg aus der engen Kammer. </text:p>
      <text:p text:style-name="P1"><text:tab/>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P1"><text:tab/><text:span text:style-name="T1">Wobei er sich um seine Gesundheit jetzt wohl am wenigsten Sorgen machen sollte.</text:span></text:p>
      <text:p text:style-name="P1"><text:tab/>Die beiden bewegten sich nicht, der blonde zitterte nur ein bisschen und fragte immer wieder, was sie wollten. Varg gab dem Mann mit dem Stich im Bauch den Gnadenstoß, und Marcin fuhr Dania an: </text:p>
      <text:p text:style-name="P1"><text:tab/>„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1"><text:tab/><text:span text:style-name="T1">Verdammt, er hat nicht Unrecht. Mit einer Klinge im Herz machen sie auch erheblich weniger Geräusche.</text:span></text:p>
      <text:p text:style-name="P1"><text:tab/>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P1"><text:tab/>„Marcin, das wagst du nicht. Du -“, da fand Danias Klinge sein Herz.</text:p>
      <text:p text:style-name="P1"><text:tab/>„Schon besser, Dania. Gut, lass und hier verschwinden, bevor die Miliz anrückt. Der Hauptmann der außen stand, hat uns ein Versteck organisiert, aber das ist zwei Straßen weiter.“</text:p>
      <text:p text:style-name="P1"><text:tab/>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121">Soldat</text:span> stand immer noch in der Gasse. Marcin nickte ihm zu.</text:p>
      <text:p text:style-name="P1"><text:tab/>„Nichts wie weg hier.“ </text:p>
      <text:p text:style-name="P1"><text:tab/>Der Soldat ging voraus, und aus den Gassen hinter ihnen hörten sie die ersten aufgebrachten Rufe, als er sie in eins der kleineren Häuser führte, <text:span text:style-name="T168">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P1"><text:tab/>„Und, Dragan, was ermittelt ihr da genau? Diese Leute helfen dir?“</text:p>
      <text:p text:style-name="P1"><text:tab/>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P1"><text:tab/>Marcin räusperte sich. „Äh, ja, Hallo, meine Dame, ich bin Morton.“</text:p>
      <text:p text:style-name="P1"><text:tab/>Varg setzte nach: „Ja, guten Tag, äh, mein Name ist... Mortan.“</text:p>
      <text:p text:style-name="P1"><text:tab/>Dania war noch vollkommen berauscht von dem Adrenalin, und dem Blut, und der Hitze in der kleinen Kammer. Und dass die Situation so beruhigend absurd war, machte sie übermütig. „Hallo, gute Frau, mein Name ist Mortine.“ sie lächelte die alte Dame an.</text:p>
      <text:p text:style-name="P1"><text:tab/>„Ah, vortreffliche Namen. Seid ihr verwandt? Zu welcher Familie gehört ihr?“</text:p>
      <text:p text:style-name="P1"><text:tab/>Dania wollte schon „Mort“ sagen, doch Dragan war schneller. „Nein, Tante, sie kommen aus den ärmeren Bezirken, sie tragen keine Familiennamen. Aber sie sind Geschwister, ja. Erst seit kurzem <text:soft-page-break/>bei der Miliz.“</text:p>
      <text:p text:style-name="P1"><text:tab/>„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P1"><text:tab/>„Wie kochen sie eigentlich? Ich sehe hier gar keine Kochstelle.“</text:p>
      <text:p text:style-name="P1"><text:tab/>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P1"><text:tab/>„Äh, Tante, ich war doch schon seit Jahren nicht mehr mit dabei, wenn ihr gebacken habt. Verwechselst du mich vielleicht oder ist deine Erinnerung -“</text:p>
      <text:p text:style-name="P1"><text:tab/>„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P1"><text:tab/>Bis Varg merkte, dass sie ihn meinte, war sie schon bei ihm und wischte ihm mit einem altmodischen Taschentuch einen Blutspritzer von der Wange.</text:p>
      <text:p text:style-name="P1"><text:tab/>„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P1"><text:tab/>„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P1"><text:tab/>„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P1"><text:tab/>Dania sah Varg aus dem Augenwinkel ein gutes Stückchen vor ihr zurückweichen. Auch Marcin sah das. Er warf Dragan einen Blick zu. „Dragan, müssen wir nicht weiter?“</text:p>
      <text:p text:style-name="P1"><text:tab/>Bevor Dragan antwortete, fuhr die alte Dame dazwischen. „Aber, aber, Morton, Sie haben doch noch gar keinen Keks gegessen! Sie können doch jetzt noch nicht gehen.“</text:p>
      <text:p text:style-name="P1"><text:tab/>Dragan räusperte sich. „Ich fürchte, Tante, wir müssen durchaus. Unsere Zeit gehört Lagon, und wir haben uns schon zu lange vor der Pflicht gedrückt.“</text:p>
      <text:p text:style-name="P1"><text:tab/>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Heading_20_1" text:outline-level="1"><text:bookmark-start text:name="__RefHeading__14044_2035619654"/><text:soft-page-break/>Thorn – <text:span text:style-name="T141">hält Gericht im achten Bezirk und begutachtet den A'kraddiz bei einer Besprechung</text:span><text:bookmark-end text:name="__RefHeading__14044_2035619654"/></text:h>
      <text:p text:style-name="P1"/>
      <text:p text:style-name="P1"><text:tab/>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P1"><text:tab/>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P53"><text:span text:style-name="T79"><text:tab/></text:span><text:span text:style-name="T29">Eine Schande, eine Schande. Unterschlagung ist wahrlich komplizierter geworden durch den bürokratischen Apparat – gut, dass der achte Bezirk von so einem kreativen Magister verwaltet wird.</text:span></text:p>
      <text:p text:style-name="P1"><text:tab/>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P1"><text:tab/>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P1"><text:tab/>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P53"><text:span text:style-name="T79"><text:tab/>„Du bist doch viel zu hässlich, um der Vater meines kleinen Timmy zu sein. Magister, sehen sie ihn doch nur mal an. Dieser Schnurrbart versaut ihm total die Visage. Schaut mein Timmy etwa so aus, als hätte er einen Schnurrbart? Timmy ist </text:span><text:span text:style-name="T29">mein</text:span><text:span text:style-name="T79"> Sohn.“</text:span></text:p>
      <text:p text:style-name="P1"><text:tab/>„Sein Name ist Tommy, du verblödeter Versager! Und dass er keinen Bart hat kommt daher, dass seine Mutter keinen hat, ganz klar. Mein Sohn wird nicht so einen ungebildeten Idioten als Vater haben!“</text:p>
      <text:p text:style-name="P53"><text:span text:style-name="T79"><text:tab/>„Ich habe ihn Timmy genannt, mir ist egal, wie du deine Kinder nennst, aber ich werde meinen Sohn gewiss nicht </text:span><text:span text:style-name="T29">Tommy</text:span><text:span text:style-name="T79"> nennen! Und jetzt geh mir aus den Augen, du Schwächling. Siehs ein, sie hat dich nie geliebt.“</text:span></text:p>
      <text:p text:style-name="P1"><text:tab/>„Sie liebt mich genauso lange, wie ich sie bezahle, du Holzkopf! Und wenn ich mich recht entsinne, hat sie von mir zwei Flammlinge mehr verlangt als von dir, ich hab ein größeres Anrecht auf Tommy!“</text:p>
      <text:p text:style-name="P1"><text:tab/>Thorn tat jetzt schon der Kopf weh von dem Geschrei, also unterbrach er die beiden.</text:p>
      <text:p text:style-name="P1"><text:tab/>„Ruhe! Ihr behauptet also, das Kind gehört euch beiden? Nun. Sie ist eine Hure, nicht wahr? Also ist auch das Kind zu verkaufen. Ich versteigere es hiermit. Das Startgebot liegt bei... sagen wir, fünfzehn Flammlingen.“</text:p>
      <text:p text:style-name="P53"><text:span text:style-name="T79"><text:tab/></text:span><text:span text:style-name="T29">Vielleicht kann ich ja wenigstens ein bisschen was verdienen hierbei.</text:span></text:p>
      <text:p text:style-name="P1"><text:tab/>Die beiden wurden plötzlich stumm. Timmys Vater starrte sich auf die Füße, Tommys Vater rang mit den Händen. Er sagte kleinlaut:</text:p>
      <text:p text:style-name="P1"><text:tab/>„Äh, Magister... keiner von uns beiden hat so viel Geld.“ </text:p>
      <text:p text:style-name="P53"><text:span text:style-name="T79"><text:tab/></text:span><text:span text:style-name="T29">Verdammte Scheiße, das kann doch nicht wahr sein. </text:span><text:span text:style-name="T79">„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53"><text:soft-page-break/><text:span text:style-name="T79"><text:tab/></text:span><text:span text:style-name="T29">Mit etwas Glück spricht sich das herum, und ich muss mich in Zukunft nicht mehr um so etwas Belangloses kümmern. Ich habe wirklich besseres zu tun.</text:span></text:p>
      <text:p text:style-name="P53"><text:span text:style-name="T29"><text:tab/></text:span><text:span text:style-name="T79">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span></text:p>
      <text:p text:style-name="P1"><text:tab/>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P1"><text:tab/>Thorn wurde in seinen Gedanken von einem weiteren Laufburschen unterbrochen, der an seine Tür klopfte. Er bat ihn herein und fragte, was diesmal anstand.</text:p>
      <text:p text:style-name="P1"><text:tab/>„Magister, ich komme von Marcin – er bittet um eine Lagebesprechung im 'Kornspeicher', so hat er es ausgedrückt. Keine Ahnung, was er meint.“</text:p>
      <text:p text:style-name="P1"><text:tab/>„Vielen Dank, Kleiner. Hier hast du einen Flammling.“</text:p>
      <text:p text:style-name="P53"><text:span text:style-name="T79"><text:tab/></text:span><text:span text:style-name="T29">Was nun wohl wieder ansteht...hätte er mich darüber nicht einfach persönlich informieren können, ohne dass ich in dieses Drecksloch von Provinz fahren muss?</text:span></text:p>
      <text:p text:style-name="P1"><text:tab/>Thorn hoffte, dass bei dem Plan nichts <text:span text:style-name="T121">schief gegangen</text:span> war – leider war es zu wahrscheinlich, dass Hakun überlebt hatte, und Marcin nun verfolgte; ein guter Grund, nicht einfach in Thorns Büro aufzutauchen, sondern ihn mitten in die Einöde zu bestellen. </text:p>
      <text:p text:style-name="P1"><text:tab/>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P53"><text:span text:style-name="T79"><text:tab/></text:span><text:span text:style-name="T29">Hohe Amtsträger haben gerade keine besonders lange Lebenserwartung, </text:span><text:span text:style-name="T79">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P1"><text:tab/>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P1"><text:tab/>„Hast' gespart und willst nun dein Glück als Bauer versuchen, hm?“</text:p>
      <text:p text:style-name="P1"><text:tab/>Thorn bejahte nur und ließ ihn in dem Glauben. Sicherheitshalber sollte er eine andere Kutsche zurück nehmen, alles andere wäre sehr auffällig. </text:p>
      <text:p text:style-name="P53"><text:span text:style-name="T79"><text:tab/></text:span><text:span text:style-name="T29">Verdammt, warum ist Marcin so unfähig. Warum mussten wir uns auch mit dem gefährlichsten Mann Lagons anlegen!? Wenn Hakun nur nicht überall Augen hätte.</text:span></text:p>
      <text:p text:style-name="P1"><text:tab/>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53"><text:span text:style-name="T79"><text:tab/></text:span><text:span text:style-name="T29">Solange ich immer gut vorbereitet bleibe, habe ich nichts zu befürchten. Ich muss meinen Feinden immer mindestens einen Schritt voraus sein – am besten, sie wissen nicht mal, dass wir ein Wettrennen veranstalten.</text:span></text:p>
      <text:p text:style-name="P1"><text:tab/>Er hoffte nur, dass all seine Bemühungen, dafür zu sorgen, dass das auch so bliebe, nicht umsonst waren.</text:p>
      <text:p text:style-name="P1"><text:soft-page-break/><text:tab/>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P1"><text:tab/>„Ah, Marcin. Hat Hakun Wind von unserer Sache bekommen, oder wieso kannst du mich nicht einfach in meinem Büro besuchen kommen?“</text:p>
      <text:p text:style-name="P1"><text:tab/>„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P53"><text:span text:style-name="T79"><text:tab/>Thorn rümpfte die Nase. „Verdammt, ich habe alle möglichen Sicherheitsvorkehrungen getroffen, um hierher zu kommen – damit nicht einmal der Kutscher ahnen kann, was ich in dieser Ecke der Stadt will. Und das nur, weil Joran etwas </text:span><text:span text:style-name="T29">gefunden</text:span><text:span text:style-name="T79"> hat? Das hättest du deinen Boten schon ausrichten können -“</text:span></text:p>
      <text:p text:style-name="P1"><text:tab/>„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P1"><text:tab/>„Na gut, na gut. Du hast ja Recht. Paranoia ist gut für die Gesundheit. Also, wo ist das Labor?“</text:p>
      <text:p text:style-name="P1"><text:tab/>Marcin führte ihn zu dem kleinen Haus am Rande der Siedlung. Und zu der Geheimtür.</text:p>
      <text:p text:style-name="P1"><text:tab/>„Alle anderen sind schon da.“</text:p>
      <text:p text:style-name="P1"><text:tab/>„Ja, klar, wenn ich auch darauf achten muss, unerkannt zu bleiben...“</text:p>
      <text:p text:style-name="P1"><text:tab/>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P53"><text:span text:style-name="T79"><text:tab/></text:span><text:span text:style-name="T29">Ist das... ein A'kradizz? Ich dachte... das ist die Reise allerdings wert. Wie ist er hierhergekommen?</text:span></text:p>
      <text:p text:style-name="P1"><text:tab/>Ein kleiner blasser Mann kam auf ihn zu. „Guten Tag, Magister, ich bin Joran, ihr Erfinder und Bor-Spezialist.“</text:p>
      <text:p text:style-name="P1"><text:tab/>„Ja, guten Tag, Joran... du hast ihn gefunden?“ Thorn schüttelte die ihm entgegengehaltene Hand.</text:p>
      <text:p text:style-name="P1"><text:tab/>„Ja, beim spazieren, in Strand-nähe. Er ist wohl übers Meer geschwommen... er hat etwas davon gefaselt, dass Q'holi wiederauferstehen wird, und irgendwas von seinen Splittern...“</text:p>
      <text:p text:style-name="P1"><text:tab/>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P1"><text:tab/>„Naja, wenn von J'zharr ein paar Splitter übrig sind, dann bestimmt auch von Q'holi. Das ist einfachste Theologie. Die Frage ist viel eher, wo sind sie, und wozu sind sie in der Lage.“ Thorn kratzte sich an der Stirn.</text:p>
      <text:p text:style-name="P1"><text:tab/>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P1"><text:tab/>Thorn unterbrach ihn. „Erst mal sollte davon nichts an die Öffentlichkeit. Erst sollten wir unseren Vorteil geeignet ausspielen. Joran, hast du ihn genau untersucht? Obduziert? Aufgeschnitten?“</text:p>
      <text:p text:style-name="P1"><text:tab/>„Naja, ich habe ein bisschen mit der Substanz seiner Schuppen experimentiert... man kann ein Bor-Pulver daraus synthetisieren, das hervorragend dafür geeignet ist, Feuer zu löschen.“</text:p>
      <text:p text:style-name="P1"><text:tab/>Arghan war begeistert. „Wundervoll – meine Waffenfabriken und Schmieden haben ständig Produktionsausfälle wegen Bränden zu beklagen. Mir sind schon mehrere teure Apparate verbrannt, und ich finde kaum noch Arbeiter, die dort arbeiten wollen bei der Todesrate... das wird dort perfek<text:soft-page-brea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P1"><text:tab/>„Ich befürchte, das wird unmöglich. A'kradizz bestehen teilweise aus Stoffen, die ich hier auf der Insel noch nie gesehen habe... wir müssen wohl fürs erste mit dem hier auskommen, bis wir endlich eine Möglichkeit finden, ein Luftschiff zu bauen.“</text:p>
      <text:p text:style-name="P1"><text:tab/>„Wundervoll. Bis dahin mach doch erst mal so viel Feuerlösch-Pulver, wie du aus dem hier herausbekommst. Wenn wir erst genug Stimmen im Rat haben, werden wir unsere Luftschiffe vielleicht durchsetzen können, und dann steht dem Fortschritt nichts mehr im Weg.“</text:p>
      <text:p text:style-name="P1"><text:tab/>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Heading_20_1" text:outline-level="1"><text:bookmark-start text:name="__RefHeading__14046_2035619654"/>Varg – <text:span text:style-name="T141">hat ein peinliches Gespräch mit Dania</text:span><text:bookmark-end text:name="__RefHeading__14046_2035619654"/></text:h>
      <text:p text:style-name="P1"/>
      <text:p text:style-name="P1"><text:tab/>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P53"><text:span text:style-name="T79"><text:tab/></text:span><text:span text:style-name="T29">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span></text:p>
      <text:p text:style-name="P1"><text:tab/>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53"><text:span text:style-name="T79"><text:tab/></text:span><text:span text:style-name="T29">Alles, was ich tun kann, ist diese Welt zu einem besseren Ort zu machen, und wenn ich eines Tages vor ihm stehe, hoffen, dass er sieht, dass mein Schwert das Geschwür herausgeschnitten hat. Herr, gib mir die Weisheit, gut und böse auch immer voneinander unterscheiden zu können.</text:span></text:p>
      <text:p text:style-name="P1"><text:tab/>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P1"><text:tab/>Also machte er sich auf, um Dania zu suchen. Die war bestimmt irgendwo und trainierte mal wieder – kaum einen Moment der Muße wollte sie sich gönnen. </text:p>
      <text:p text:style-name="P53"><text:span text:style-name="T79"><text:tab/></text:span><text:span text:style-name="T29">Ich frage mich, wie viel Wut in ihr sein muss – und wie viele sie töten muss, bis der Zorn ausgebrannt ist.</text:span></text:p>
      <text:p text:style-name="P1"><text:tab/>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53"><text:span text:style-name="T79"><text:tab/></text:span><text:span text:style-name="T29">Ich will sie ja ungern dabei stören, aber – okay, will ich doch.</text:span></text:p>
      <text:p text:style-name="P1"><text:tab/>Er tippte sie sanft auf die Schulter. „Hey, was denkst du da vor -“ </text:p>
      <text:p text:style-name="P1"><text:tab/>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P1"><text:soft-page-break/><text:tab/>„Schon gut, ich bin es ja nur. Du musst nicht gleich mit einem Messer auf mich losgehen.“</text:p>
      <text:p text:style-name="P1"><text:tab/>„Sicher? Ich meine, dass du mich berührt hast. Was hattest du wohl wirklich vor?“</text:p>
      <text:p text:style-name="P1"><text:tab/>„Ich wollte dich nur aus deinen Gedanken aufschrecken, das ist doch kein Grund -“</text:p>
      <text:p text:style-name="P1"><text:tab/>„Ja, ja, das ist eine der schöneren Ausreden, die sich Männer einfallen lassen, um Frauen anzugrabschen.“ Sie steckte das Messer weg und setzte sich wieder hin. „Trotzdem, ein schöner Tag ist heute.“</text:p>
      <text:p text:style-name="P1"><text:tab/>Varg nahm das als Einladung, sich dazusetzen zu dürfen. „Wie fandest du die Besprechung?“ </text:p>
      <text:p text:style-name="P1"><text:tab/>„Naja, relativ langweilig. Diese Theologie ist nichts für mich, glaube ich.“ </text:p>
      <text:p text:style-name="P1"><text:tab/>Varg lachte. „Ja, das ist am Orden auch das langweiligste Fach... fast, Mythologie ist noch langweiliger. Welche Götter sich wann, wie über was gestritten haben. Was interessiert mich die Vergangenheit.“</text:p>
      <text:p text:style-name="P1"><text:tab/>Dania schmunzelte. „Und die Zukunft? Was hast du vor, wenn wir fertig sind damit, Lagon zu retten? Falls wir tatsächlich schaffen, die Korri – Korrupisierung zu stoppen.“</text:p>
      <text:p text:style-name="P53"><text:span text:style-name="T79"><text:tab/></text:span><text:span text:style-name="T29">Sie strengt sich an, das muss man ihr lassen.</text:span></text:p>
      <text:p text:style-name="P1"><text:tab/>„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P1"><text:tab/>Dania kratzte sich am Kopf. „Wahrscheinlich ermorde ich eines Tages die richtigen Leute und bin dann reich. Und dann kann ich mir endlich genug Brocken für meinen Lebensabend leisten – oder so... ich habe mir noch nie so genaue Gedanken gemacht, ehrlich gesagt...“ </text:p>
      <text:p text:style-name="P53"><text:span text:style-name="T79"><text:tab/></text:span><text:span text:style-name="T29">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span></text:p>
      <text:p text:style-name="P1"><text:tab/>Dania fuhr fort: „Aber ich werde definitiv nie wieder einen Mann auch nur anfassen. Jetzt, wo ich mich wehren kann, und sogar gelernt habe, meinen Lebensunterhalt anders zu verdienen – nie wieder Hure.“</text:p>
      <text:p text:style-name="P1"><text:tab/>„Das kann ich dir nur empfehlen. Wie... wie ist das eigentlich? Ich habe... ich habe das ja nie ausprobiert.“</text:p>
      <text:p text:style-name="P1"><text:tab/>Dania blickte ihn kritisch von der Seite an. „Nie? Nie für Geld oder nie mit einem Mann?“</text:p>
      <text:p text:style-name="P1"><text:tab/>Varg sah sie empört an. „Männer? Nein, weder noch, ich habe noch nicht einmal mit einer Frau geschlafen, mit niemandem – ich bin ein Novize des Ordens!“</text:p>
      <text:p text:style-name="P1"><text:tab/>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P1"><text:tab/>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P53"><text:span text:style-name="T79"><text:tab/>Sie lachte schon wieder. </text:span><text:span text:style-name="T29">Lacht sie mich aus?</text:span><text:span text:style-name="T79">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53"><text:span text:style-name="T79"><text:tab/></text:span><text:span text:style-name="T29">Bei J'zharr, hör bloß nicht auf zu reden.</text:span></text:p>
      <text:p text:style-name="P53"><text:span text:style-name="T29"><text:tab/>„</text:span><text:span text:style-name="T79">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P53"><text:span text:style-name="T79"><text:tab/></text:span><text:span text:style-name="T29">Was? Ach, ja, jetzt muss ich wieder... reden.</text:span><text:span text:style-name="T79"> „die heilige Flamme... das ist Blasphemie.“ Varg fragte sich, ob er seine Gesichtszüge gerade gut genug unter Kontrolle hatte. „Wenn ich von J'zharr träume, dann nur, damit er mir seinen Auftrag mitteilen kann. Und das ist nicht – nun... ich ich rede </text:span><text:soft-page-break/><text:span text:style-name="T79">vom töten, nicht – äh...“</text:span></text:p>
      <text:p text:style-name="P53"><text:span text:style-name="T79"><text:tab/>„Ach ja, glaube ich dir.“ Dania zwinkerte ihm verschwörerisch zu. </text:span><text:span text:style-name="T29">Verdammt.</text:span><text:span text:style-name="T79"> „Wovon träumst du denn dann? Wenn du einen der richtigen Feuerträume hast, einen der schmutzigen, nicht einen der reinen...“ Sie schluckte. „hast du auch mal von mir geträumt?“</text:span></text:p>
      <text:p text:style-name="P53"><text:span text:style-name="T79"><text:tab/>„Ich -“</text:span><text:span text:style-name="T29"> Was ist das in ihren Augen? </text:span><text:span text:style-name="T79">„Ich würde -“ </text:span><text:span text:style-name="T29">Verletzung? </text:span><text:span text:style-name="T79">„Warum...“ </text:span><text:span text:style-name="T29">Erwartung?</text:span><text:span text:style-name="T79"> „Dania, ich -“ </text:span><text:span text:style-name="T29">Was soll ich denn darauf antworten!? Ohne dass sie - </text:span><text:span text:style-name="T79">„Du bist... schön, weißt du...“ </text:span><text:span text:style-name="T29">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P1"><text:tab/>Kurz schoss ihm durch den Kopf, ob wohl auch die A'kradizz von einander träumten.</text:p>
      <text:p text:style-name="P1"><text:tab/>Bis ihn ihre Ohrfeige traf.</text:p>
      <text:p text:style-name="P53"><text:span text:style-name="T79"><text:tab/>„Du verdammter – du solltest ein heiliger Mann sein. Gottesfürchtig, fromm. Ich wollte mich – ich wollte mich </text:span><text:span text:style-name="T29">sicher</text:span><text:span text:style-name="T79"> fühlen bei dir! Du hast solches Verlangen nicht, dachte ich...“ </text:span></text:p>
      <text:p text:style-name="P1"><text:tab/>War es das, was wirklich aus ihren Augen sprach? Sie sah nicht... verletzt aus, jedenfalls nicht nur... </text:p>
      <text:p text:style-name="P1"><text:tab/>„Du solltest dich um deine Gelübde kümmern, und um dein Seelenheil – verdammt, ich habe dir Dinge erzählt, ich habe mit dir trainiert, ich habe mit dir gekämpft, ich habe mit dir getötet -“</text:p>
      <text:p text:style-name="P1"><text:tab/>Sie stand auf und verließ ihn mit schnellen Schritten. Nach der nächsten Ecke war sie verschwunden.</text:p>
      <text:p text:style-name="P1"><text:tab/>Was Varg nicht sah, war, wie sie nach zwei Ecken auf eins der Dächer kletterte, sich bequem hinlegte, ihr Kleid hochschob, und – tagträumte.</text:p>
      <text:p text:style-name="P1"/>
      <text:h text:style-name="Heading_20_1" text:outline-level="1"><text:bookmark-start text:name="__RefHeading__14048_2035619654"/>Joran – <text:span text:style-name="T134">Albtraumsequenz, Arghan beauftragt ihn mit Schulgründung</text:span><text:bookmark-end text:name="__RefHeading__14048_2035619654"/></text:h>
      <text:p text:style-name="P53"/>
      <text:p text:style-name="P1"><text:tab/>Steinbänke.</text:p>
      <text:p text:style-name="P1"><text:tab/>Steintische.</text:p>
      <text:p text:style-name="P1"><text:tab/>Steinwände.</text:p>
      <text:p text:style-name="P1"><text:tab/>Steinherzen.</text:p>
      <text:p text:style-name="P1"><text:tab/>Ihre Köpfe waren aus Stein... genau wie der Rest, ihre ganze Struktur.</text:p>
      <text:p text:style-name="P1"><text:tab/>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P1"><text:tab/>Joran machte die Hitze nichts aus, er war <text:span text:style-name="T115">Körperlos</text:span>, er hatte keine Existenz. Er sah nur, beobachtete, wenn auch nur die Oberfläche. In die Herzen konnte er nicht sehen, die waren versteinert.</text:p>
      <text:p text:style-name="P1"><text:tab/>Eingefroren war tatsächlich nicht das richtige Wort, viel mehr schienen sie, als wären sie das letzte Überbleibsel eines Vulkanausbruchs. Als wäre Lava über sie gebrandet und hätte nur ihre Konturen zurückgelassen.</text:p>
      <text:p text:style-name="P1"><text:tab/>Von außen schienen sie, als wären sie Statuen.</text:p>
      <text:p text:style-name="P1"><text:tab/>Doch dieser Schein betrog ihn nicht, nicht ihn. Joran konnte darunter sehen.</text:p>
      <text:p text:style-name="P1"><text:tab/>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P1"><text:tab/>Sie litten. Litten. Litten.</text:p>
      <text:p text:style-name="P1"><text:tab/>Und sie litten schon lange.</text:p>
      <text:p text:style-name="P1"><text:tab/>Die Flamme predigte derweil munter weiter, schrie fast, überschlug sich mit ihren Phrasen. Joran <text:soft-page-break/>konnte kein Wort verstehen, das sie sagte, sie plärrte ihre Silben aus wie in einem einzigen Kauderwelsch. </text:p>
      <text:p text:style-name="P1"><text:tab/>Bla um Bla um Dogma um Bla um Verbot und Bla und Hass und Dogma und Bla. Es stürmte gegen ihre Ohren, und keiner traute sich, sie zuzuhalten. </text:p>
      <text:p text:style-name="P1"><text:tab/>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P1"><text:tab/>Steinköpfe.</text:p>
      <text:p text:style-name="P1"><text:tab/>Steinherzen.</text:p>
      <text:p text:style-name="P1"><text:tab/>Mit jedem <text:span text:style-name="T115">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P1"><text:tab/>Es reichte nicht bis in seinen Kopf. Er war nicht Stein, er war <text:span text:style-name="T115">Körperlos</text:span>, und so blieb noch Platz für Verachtung.</text:p>
      <text:p text:style-name="P1"><text:tab/>Verachtung für die Flamme, die ihre Predigt wütend fortsetzte, auch wenn sie gar nichts mehr zu sagen hatte.</text:p>
      <text:p text:style-name="P1"><text:tab/>Verachtung für die Steinernen, die mit jedem Herzschlag den Takt mitformten und für ihn mitschuldig zu sprechen waren.</text:p>
      <text:p text:style-name="P1"><text:tab/>Verachtung für die Finger, die <text:span text:style-name="T115">schnippten</text:span> und <text:span text:style-name="T115">schnippten</text:span> und ihn zum Täter machten, zum Mörder der letzten Bastion von freiem Geist, die in dem Raum schwebte.</text:p>
      <text:p text:style-name="P56"><text:tab/>Verachtung, willst du meinen Kopf dominieren? Willst du mich soweit kriegen? Soll ich mich einreihen in deinen Tanz? Soll ich mitsprechen, mitbrüllen, deine Melodie?</text:p>
      <text:p text:style-name="P1"><text:tab/>Er war versucht. Er war verzweifelt. Sein Herz verachtete längst mit, und er spürte, wie es brannte, wie es sich von ihm nährte. Er fürchtete um seine <text:span text:style-name="T115">Körperlose</text:span> Existenz.</text:p>
      <text:p text:style-name="P56"><text:span text:style-name="T33"><text:tab/></text:span>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P1"><text:tab/>Er erinnerte sich nicht, wie er in den Raum gekommen war, der beste Beweis, dass er es gar nicht war.</text:p>
      <text:p text:style-name="P56"><text:span text:style-name="T33"><text:tab/></text:span>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P1"><text:tab/>Als er so nachdenkend durch die Reihen schritt, sah er sich. Er kniete mit dort, oder sein Spiegelbild. Kauernd. Er war das nicht, aber er ahnte, wie er sein konnte, wie er war, während er nicht war, weil er existierte.</text:p>
      <text:p text:style-name="P56"><text:span text:style-name="T33"><text:tab/></text:span>Das soll ich sein? Weit haben meine Gefühle mich gebracht.<text:span text:style-name="T33"> Sarkasmus brauchte keinen Körper.</text:span></text:p>
      <text:p text:style-name="P1"><text:tab/>Sein Spiegelbild war noch nicht <text:span text:style-name="T115">völlig</text:span> aus Stein, Joran sah die bunte Kleidung, die er immer trug, sich von den vielen grauen Steinen um ihn <text:span text:style-name="T115">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P1"><text:tab/>Nur dass das Herz seines Doppelgängers brannte. </text:p>
      <text:p text:style-name="P56"><text:span text:style-name="T33"><text:tab/>S</text:span>ein Herz verachtete längst mit, und er spürte, wie es brannte, wie es sich von ihm nährte. Er fürchtete um seine <text:span text:style-name="T115">Körperlose</text:span> Existenz - diese Zeilen kommen mir bekannt vor... wer hat das schon einmal gedacht? War er das?</text:p>
      <text:p text:style-name="P1"><text:tab/>Er wurde in seinen Überlegungen unterbrochen. Eine besondere Beobachtung stahl sich in seine Aufmerksamkeit, die in seiner Nichtexistenz allgegenwärtig und in seinem Traum, in seiner Matrix, in seiner Welt allumfassend war.</text:p>
      <text:p text:style-name="P1"><text:tab/>Eine Träne rollte aus dem Augenwinkel seines Alter Egos, langsam und vorsichtig, als fürchtete sich um jeden Zentimeter, den sie sich in Richtung Boden bewegte. Sie tastete sich voran, und fand <text:soft-page-break/>ihren Weg über die langsam steinern werdenden Wangen seines Spiegelbilds. Joran meinte, die Träne auch auf seiner Haut zu spüren, bis er sich rechtzeitig erinnerte, dass er gar nicht existierte. </text:p>
      <text:p text:style-name="P1"><text:tab/>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56"><text:span text:style-name="T33"><text:tab/></text:span>So soll es enden? So gehe ich zugrunde? In einem Strudel aus Angst, der meine Vernunft mit sich reißt wie die Köpfe all derer um mich? Steinköpfe? Mein Herz zuerst, und dann versteinert der Rest?</text:p>
      <text:p text:style-name="P1"><text:tab/>Die Träne kroch weiter, über den Mundwinkel, tiefer und hinterließ eine Spur voll Leid über Druck und Schlag und Takt und Dogma hinter sich, rann weiter, ans Kinn, und tropfte – tropfte hinab, und fiel auf das Herz.</text:p>
      <text:p text:style-name="P1"><text:tab/>Es zischte.</text:p>
      <text:p text:style-name="P1"><text:tab/>Wasser verdampft – meistens.</text:p>
      <text:p text:style-name="P1"><text:tab/>Er beobachtete den Kampf der Atome, in ihren Verbindungen zu bleiben, und die zerstörerische Energie, die all ihren Willen zerfressen wollte.</text:p>
      <text:p text:style-name="P56"><text:span text:style-name="T33"><text:tab/></text:span>Ich streckte die Hand aus und fasste sie an. Das Feuer konnte mir nichts anhaben, den ich war nicht existent. Ich war auch nicht <text:span text:style-name="T117">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33">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P1"><text:tab/>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56"><text:tab/>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P1"><text:tab/>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P56"><text:span text:style-name="T33"><text:tab/></text:span>Sieh, Joran, wie sie zappeln, wie Fische im Wasser. Sie freuen sich über die neue Freiheit und <text:soft-page-break/>treiben so schnell wie möglich nach oben. Sie wollen nicht mehr steckenbleiben, sie zappeln, sie epilepsieren, sie wollen ihre Gliedmaßen am liebsten in alle Richtungen schleudern, in denen sie die letzten Jahrtausende nicht sein konnten. Sie fließen umher!</text:p>
      <text:p text:style-name="P1"><text:tab/>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P1"><text:tab/>Und er schwomm auf Joran zu, und Joran wollte ihn umarmen, wollte ihn beglückwünschen zu seiner Freiheit. Varg schwamm heran, hielt ihn krampfhaft an den Schultern, und da sah er erst, dass in Vargs Gesicht nicht Freude stand, sondern Entsetzen.</text:p>
      <text:p text:style-name="P79"><text:span text:style-name="T88"><text:tab/>„</text:span><text:span text:style-name="T94">Ich ertrinke!!! ich ERTRINKE!!!“ </text:span><text:span text:style-name="T88">konnte er verschwommen durch das trübe Wasser hören. </text:span></text:p>
      <text:p text:style-name="P1"><text:tab/>Luftblasen, unglaublich viele Luftblasen drangen aus Vargs Mund, während er weiterschrie, und irgendwann waren da auch keine Luftblasen mehr, sondern nur die aufgerissenen Augen, die aufgerissenen Augen, die aufgerissenen Augen, die aufgerissenen Augen - </text:p>
      <text:p text:style-name="P1"><text:tab/>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P1"><text:tab/>Die Panik, die er am Ende gewesen war, steckte noch in seinen Gliedern, da merkte er, dass er nicht allein war. Arghan Howl stand an der Seite im Raum und musterte die Kolben und Apparate auf den Tischen.</text:p>
      <text:p text:style-name="P1"><text:tab/>„Ah, du bist aufgewacht, Joran.“, sagte er mit unterdrückter Stimme. „Was hältst du davon, wenn wir draußen reden, und deine beiden Freunde nicht beim schlafen stören?“</text:p>
      <text:p text:style-name="P1"><text:tab/>Joran rieb sich die Augen, nickte und stand auf. Die beiden kletterten durch die Luke ins Haus und gingen im Mondschein spazieren.</text:p>
      <text:p text:style-name="P1"><text:tab/>„Ich wollte dich nicht wecken, du brauchst sicher wie immer jedes bisschen Schlaf, dass du kriegen kannst. Keine Sorge, ich habe nicht lange gewartet.“</text:p>
      <text:p text:style-name="P1"><text:tab/>Joran gähnte. „Vielen Dank für die Rücksicht, ich hatte auch einen sehr interessanten Traum... hat sich so real angefühlt, obwohl ich gar nicht existiert habe... Wasser ist keine Lösung, um mit den Flammen fertig zu werden, Arghan.“ Er kratzte sich am Kopf.</text:p>
      <text:p text:style-name="P1"><text:tab/>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P1"><text:tab/>Joran wehrte sofort ab. „Nein, so habe ich das auch gar nicht gemeint, ich meinte das eher – nicht so wichtig. Also, was ist so wichtig, dass du mitten in der Nacht hier in die Provinz fährst? Du bist doch sonst nicht so lange auf.“</text:p>
      <text:p text:style-name="P1"><text:tab/>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P1"><text:tab/>„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P1"><text:tab/>„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text:soft-page-break/>nächst in seinem Bezirk die Eröffnung einer Schule genehmigen – aber nicht, wie bisher, eine Schule der Inquisitoren, die werden wir leiten dürfen. Und an denen werden wir lehren dürfen, was auch immer wir wollen, wem wir es beibringen wollen. Was sagst du?“</text:p>
      <text:p text:style-name="P1"><text:tab/>Joran konnte es nicht fassen. „Kein Ordensdogma? Aber wie will er das durchbringen? Ist das nicht gegen religiöse Gesetze? Wie ist da denn die juristische Lage? Wenn das geht, dann könnten wir ja...“ ihm verschlug es die Sprache.</text:p>
      <text:p text:style-name="P1"><text:tab/>„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117">Hilfe</text:span> werde ich definitiv brauchen, wenn ich die Schule eröffnen will.“</text:p>
      <text:p text:style-name="P1"><text:tab/>„Ich weiß nicht, Arghan... wofür brauchst du mich denn? Ich bin hier ziemlich mit Arbeit eingedeckt, und die beiden... Dania... und Varg natürlich... das Labor, nicht zu vergessen... kann das nicht jemand anders übernehmen?“</text:p>
      <text:p text:style-name="P79"><text:span text:style-name="T88"><text:tab/>„Keine Sorge, du wirst hier </text:span><text:span text:style-name="T89">weiterforschen</text:span><text:span text:style-name="T88">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P1"><text:tab/>„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P1"><text:tab/>„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Heading_20_1" text:outline-level="1"><text:bookmark-start text:name="__RefHeading__14050_2035619654"/>Thorn – <text:span text:style-name="T134">auf Magister Darns Trauerfeier</text:span><text:bookmark-end text:name="__RefHeading__14050_2035619654"/></text:h>
      <text:p text:style-name="P1"/>
      <text:p text:style-name="P80"><text:span text:style-name="T88"><text:tab/></text:span><text:span text:style-name="T94">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span></text:p>
      <text:p text:style-name="P1"><text:tab/>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1"><text:tab/>Bei knappen Abstimmungen ist es von elementarer Wichtigkeit, wenn Leute im Rat sitzen, die dasselbe glauben wie du – und wenn viele Leute glauben, dass du dumm genug bist, um dasselbe zu glauben wie sie, dann wollen diese Menschen eher, dass man bei diesen Abstimmungen mit am <text:soft-page-break/>Tisch sitzt.</text:p>
      <text:p text:style-name="P1"><text:tab/>Und da jeder dieser Herren „ohne Zweifel edle Ziele“ hatte, würden sie sich sicher über ein Verwaltungsgenie freuen, dass auch so voller edler Ziele war wie sie.</text:p>
      <text:p text:style-name="P1"><text:tab/>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P1"><text:tab/>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P1"><text:tab/>Thorn war heute ohne Arghan hier – die Leute sollten nicht glauben, dass er vollkommen unter seiner Fuchtel stand. Es reichte vollkommen, wenn sie wussten, dass Thorn auf seine Unterstützung zählen konnte. </text:p>
      <text:p text:style-name="P1"><text:tab/>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P1"><text:tab/>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P56"><text:tab/>Vielleicht kann ich ja bereits beim nächsten Mal eine Armee mitnehmen.</text:p>
      <text:p text:style-name="P1"><text:tab/>Doch das sollte ihn heute nicht beschäftigen, heute war Thorn nur für Politik hier, nicht für Rache. Solange würde ihn das nur aufhalten.</text:p>
      <text:p text:style-name="P1"><text:tab/>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P1"><text:tab/>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P1"><text:tab/>Da traf ihn eine kräftige Hand an der Schulter, die ihn etwas erzittern ließ.</text:p>
      <text:p text:style-name="P1"><text:tab/>„Thorn, nicht war? Von Hartlingen? Willkommen auf der Trauerfeier. Bewundern Sie das Gesicht vom armen alten Darn? Hübsch, nicht wahr?“</text:p>
      <text:p text:style-name="P1"><text:tab/><text:span text:style-name="T1">Was für ein </text:span>Rohling. Thorn fasste sich. „Angenehm, Sie kennen zu lernen. Und Sie sind?“ der sucht wohl einen Kumpel;nicht gerade meine Lieblingsrolle, aber seis drum.</text:p>
      <text:p text:style-name="P1"><text:tab/>„Ich bin Katan, Hauptmann der Miliz. Und Sie sind sein Nachfolger, der, der meine Männer so kirre macht! Sie haben schon einen meiner Feldwebel ausgetauscht? Beförderungen und Degradierungen sind eigentlich mein Vorrecht, Magister...“</text:p>
      <text:p text:style-name="P1"><text:tab/><text:span text:style-name="T1">Na prima, auf dem Kieker hat er mich auch schon. Bestimmt ist so etwas wie sein Stolz verletzt, weil ich seine Entscheidungen infrage stelle oder so.</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text:soft-page-break/>wurm, der den Job jetzt macht, nur verdient! Aber bei Soldat 1 sah ich sofort, dass er an einen Verwaltungsposten verschwendet ist. Mir schien es, als würde er aufatmen, als ich ihn den Patrouillen zuteilte.“</text:p>
      <text:p text:style-name="P1"><text:tab/>Katan lachte. „Ich sehe, Sie wissen schon, wie sie ihre Leute zufrieden halten, und wie sie den Posten führen! Bei diesen dreckigen Dieben haben sie ja auch ganze Arbeit geleistet.“</text:p>
      <text:p text:style-name="P1"><text:tab/><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P1"><text:tab/>„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P1"><text:tab/>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P1"><text:tab/><text:span text:style-name="T1">Mit Sicherheit fühlt er sich ein wenig fehl am Platze – er hat nur einen Namen, also von niederer Herkunft, und nun muss er mit den Großen mitspielen. Nun, lieber eine Spielfigur mehr als ein Mitspieler – mal sehen, ob ich ihn spielen kann, oder ihn schlagen muss.</text:span></text:p>
      <text:p text:style-name="P1"><text:tab/>Thorn entschuldigte sich mit dem Hinweis, dass er sich ein Getränk holen wolle, und ging zum Buffet, wo Arghan gerade mit einem sehr dicken Mann ausgelassen plauderte. Er nahm sich einen Drink und stelle sich dazu.</text:p>
      <text:p text:style-name="P1"><text:tab/>Arghan schüttelte ihm die Hand und hieß ihn willkommen, ebenso der Dicke.</text:p>
      <text:p text:style-name="P1"><text:tab/>„Ah, Sie sind Thorn von Hartlingen, nicht wahr? Darns Nachfolger? Sie haben ziemliches Geschick im Rat bewiesen, am Tag, als ihre Bewerbung behandelt wurde. Sie haben durchaus rhetorische Fähigkeiten.“</text:p>
      <text:p text:style-name="P1"><text:tab/><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P1"><text:tab/>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P1"><text:tab/>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P1"><text:tab/><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P1"><text:tab/>„Lernt man das denn beim Orden? Sie haben sich ja mit ihren alten Brüdern zerstritten... wie ist das eigentlich für Sie, wieder in diesen Hallen zu sein?“</text:p>
      <text:p text:style-name="P1"><text:tab/>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text:soft-page-break/>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P1"><text:tab/>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P1"><text:tab/>Thorn ließ sich nichts anmerken. <text:span text:style-name="T1">Eine Verschwörung kommt gar nicht in Betracht – jeder dieser Tode hat einen offensichtlichen Grund. </text:span></text:p>
      <text:p text:style-name="P1"><text:span text:style-name="T1"><text:tab/></text:span>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P1"><text:tab/>„Möge J'zharr sie segne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P1"><text:tab/>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P1"><text:tab/>„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P1"><text:tab/>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P1"><text:tab/>„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P1"><text:tab/>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P1"><text:tab/>„Doch genug von seinen weltlichen Fehlern, wir sind hier, um uns im Guten an ihn zu erinnern. Seine Seele ist bereits bei J'zharr und brennt weiter in jeder Flamme, die wir zu seinen Ehren ent<text:soft-page-break/>zünden. Nun lasst uns seinen schmutzigen Körper reinigen, und ihn befreien von dem Dreck der Welt, der noch an ihm haftet, sodass er frei tanzen kann im Lichte J'zharrs.“</text:p>
      <text:p text:style-name="P1"><text:tab/>Er nickte dem Riten-Inquisitor zu, der seinen Flammensplitter hob und den Leichnam samt Bahre in Brand setzte. Die Intensität des Feuers verriet dem geübten Auge Thorns, dass er wahrscheinlich nie mit einer Frau geschlafen hatte – was einige der Gerüchte über den obersten Bestatter bekräftigte. </text:p>
      <text:p text:style-name="P1"><text:tab/>Die Flammen schlugen hoch und schnell auf, und das Feuer breitete sich rasant auf die gesamte Bahre aus, samt dem Holz, auf dass Darn gebettet worden war. Nur das Steinpodest, auf dem die ganze Konstruktion ruhte, widerstand der Hitze. </text:p>
      <text:p text:style-name="P1"><text:tab/>Das Feuer tanzte hell, und manch einer meinte, er könnte Darn darin tanzen sehen, zusammen mit all den anderen Seelen, die zu J'zharr aufgefahren waren. </text:p>
      <text:p text:style-name="P1"><text:tab/>Doch nur Thorn hatte den Eindruck, dass eine der Flammen ihn besonders vorwurfsvoll anstarrte.</text:p>
      <text:p text:style-name="P1"/>
      <text:h text:style-name="Heading_20_1" text:outline-level="1"><text:bookmark-start text:name="__RefHeading__14052_2035619654"/>Marcin – <text:span text:style-name="T134">und Toman geraten in einen Hinterhalt im achten Bezirk</text:span><text:bookmark-end text:name="__RefHeading__14052_2035619654"/></text:h>
      <text:p text:style-name="P1"/>
      <text:p text:style-name="P1"><text:tab/>Marcin war bereits fast am Ende seines Rundgangs angekommen. Einmal im Monat ging er alle Punkte ab, die seine Leute hatten, an denen sie Geld verdienten. Jeden Deal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P1"><text:tab/>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P1"><text:tab/>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P1"><text:tab/>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P1"><text:tab/>Den siebten Bezirk hatte er bereits hinter sich, und vom achten fehlten nur noch ein paar Stationen. Die erste Hälfte der Nacht war bereits vorbei, und seine Wahrnehmung begann zu schwächeln. Bei dem letzten Deal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P1"><text:tab/>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P1"><text:tab/>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P1"><text:tab/>Marcin betrat den Eingangsraum, der in schummriges Licht getaucht war. An der hinteren Wand befand sich ein längerer Tresen, hinter der die Zuhälterin ausschenkte. Im Raum räkelten sich drei <text:soft-page-break/>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P1"><text:tab/>Er trat an die Bar und bat um einen Kaffee. Das konnte er jetzt gut gebrauchen.</text:p>
      <text:p text:style-name="P1"><text:tab/>„Guten Abend, Boss. Aber sicher bekommst du einen Kaffee, ich habe eh noch einen aufgesetzt. Lange Nacht, was?“ die Diebin drehte sich um und machte sich daran, eine saubere Tasse zu suchen. </text:p>
      <text:p text:style-name="P1"><text:tab/>Marcin brummte zustimmend. „monatlicher Rundgang. Sehen, ob alles in Ordnung ist, alle noch existieren, Präsenz zeigen.“ Sie stellte eine Tasse vor Marcin, er trank einen Schluck. „Hattet ihr irgendwelche Probleme letzten Monat?“</text:p>
      <text:p text:style-name="P1"><text:tab/>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P1"><text:tab/>„Nein, danke, ich muss noch ein paar Orte abklappern und bin froh, wenn ich nach Hause komme. Ein andermal vielleicht.“ Er stellte die leere Tasse ab, verabschiedete sich und drehte sich um, um das Bordell zu verlassen, als die Tür eingetreten wurde.</text:p>
      <text:p text:style-name="P53"><text:span text:style-name="T79"><text:tab/></text:span><text:span text:style-name="T29">Miliz</text:span><text:span text:style-name="T79">,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P1"><text:tab/>Marcin stand zu diesem Zeitpunkt bereits nicht mehr an der Bar, er war zur Treppe gehetzt, hatte sein Schwert gezogen und einen Wurfdolch gezogen und ging langsam rückwärts die Treppe hinauf.</text:p>
      <text:p text:style-name="P53"><text:span text:style-name="T79"><text:tab/></text:span><text:span text:style-name="T29">Hier können mich maximal zwei Leute auf einmal bekämpfen, und dabei behindern sie sich bestimmt auch noch gegenseitig. </text:span></text:p>
      <text:p text:style-name="P1"><text:tab/>Wie erwartet stürmten die Männer zur Treppe, während einer die Zuhälterin bedrohte. Die machte keine Anstalten sich zu wehren, so wichtig war ihr der neue Hauptmann nicht, als dass sie hierfür ihr Leben riskiert hätte.</text:p>
      <text:p text:style-name="P53"><text:span text:style-name="T79"><text:tab/>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29">sprang</text:span><text:span text:style-name="T79">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P1"><text:tab/>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P1"><text:tab/>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P1"><text:tab/>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text:soft-page-break/>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P1"><text:tab/>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P53"><text:span text:style-name="T79"><text:tab/></text:span><text:span text:style-name="T29">Jetzt ist das schon eine fairere Konstellation.</text:span></text:p>
      <text:p text:style-name="P1"><text:tab/>Da rief einer der beiden Angreifer nach unten um Verstärkung, und zwei weitere Diebe tauchten von unten auf. Marcin fluchte.</text:p>
      <text:p text:style-name="P1"><text:tab/>Toman tippte ihm auf die Schulter und raunte: „Hier, nach hinten, da kommen wir raus.“</text:p>
      <text:p text:style-name="P1"><text:tab/>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P1"><text:tab/>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P1"><text:tab/>Marcin sah den nackten Toman vorwurfsvoll an. „Was machst du in dem Bordell hier? Ich dachte, du hast Dienst. Solltest du nicht irgendeine Grenze bewachen?“</text:p>
      <text:p text:style-name="P1"><text:tab/>„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P1"><text:tab/>Marcin grinste. „du kannst mir nichts vormachen. Aber danke für die Rettung.“</text:p>
      <text:p text:style-name="P1"><text:tab/>„Wenn wir zurück in das Bordell gehen, können wir vielleicht noch einen der Angreifer identifizieren. Ich glaube nicht, dass die ihre Leichen auf der Flucht mitgenommen haben.“</text:p>
      <text:p text:style-name="P1"><text:tab/>„Und deine Kleidung hoffentlich auch nicht“, flachste Marcin.</text:p>
      <text:p text:style-name="P1"><text:tab/>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P1"><text:tab/>„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P1"><text:tab/>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P1"><text:tab/>„Wahrscheinlich sind sie mir von dem Deal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Dealer vor.“</text:p>
      <text:p text:style-name="P1"><text:tab/>Sie machten sich auf den Weg, die Straßen zurück, die Marcin vorhin gekommen war; nur dass sie diesmal ein offeneres Auge hatten, ob nicht irgendwo noch jemand um diese Zeit auf war. Sie kamen ohne weitere Zwischenfälle bei dem Dealer an, der in einer flachen Baracke hinter einem sehr offenen Hinterhof wohnte. Der Hof war von der Straße aus gut zugänglich, jedoch mit einem <text:soft-page-break/>Tor verschlossen.</text:p>
      <text:p text:style-name="P1"><text:tab/><text:span text:style-name="T1">All diese Höfe, die sich immer so gut zum dealen eignen.</text:span></text:p>
      <text:p text:style-name="P1"><text:tab/>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1"><text:tab/><text:span text:style-name="T1">Wer weiß, ich hätte da lieber einen Vorteil. Nur für den Fall, dass er mich verraten hat...</text:span></text:p>
      <text:p text:style-name="P1"><text:tab/>Also bedeutete er Toman, hier zu bleiben – der war zwar jünger und ein besserer Kletterer, aber er würde den Deal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P1"><text:tab/>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P1"><text:tab/><text:span text:style-name="T1">Von da muss ich hoffentlich keine bösen Überraschungen erwarten.</text:span></text:p>
      <text:p text:style-name="P1"><text:tab/>Am Fenster angelangt spähte er durch die Öffnung. Innen brannten ein paar Kerzen, deswegen konnte er durchaus erkennen, was sich dort abspielte. Der Dealer, der ihn noch vorhin beschissen hatte, schimpfte wütend auf eine Gruppe von Männern ein, die plötzlich gar nicht mehr maskiert aussahen.</text:p>
      <text:p text:style-name="P1"/>
      <text:h text:style-name="Heading_20_1" text:outline-level="1"><text:bookmark-start text:name="__RefHeading__14054_2035619654"/>Dania – <text:span text:style-name="T134">bekommt ein Klappschwert, hebt mit Varg ein Drogenloch aus und entjungfert ihn</text:span><text:bookmark-end text:name="__RefHeading__14054_2035619654"/></text:h>
      <text:p text:style-name="P1"/>
      <text:p text:style-name="P1"><text:tab/>„Ein neues Schwert? Was kann es?“ Danias Augen funkelten vor Vorfreude.</text:p>
      <text:p text:style-name="P1"><text:tab/>Joran schien ihre Begeisterung zu bemerken und sah sofort mutiger aus. „Ja, hier, ich habe es speziell für Frauen konstruiert.“ Er drückte ihr einen kurzen, dünnen Stift in die Hand.</text:p>
      <text:p text:style-name="P1"><text:tab/><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P1"><text:tab/>„Ja, ist es nicht genial, wie winzig es ist? Du kannst es überall verstecken, keiner schaut dich seltsam an, weil du eine Frau mit einer Waffe bist, und niemand ahnt, was du vorhast.“</text:p>
      <text:p text:style-name="P1"><text:tab/>Sie sah ihn immer noch verständnislos an. Als sein Grinsen breiter wurde, fing sie unterdrückt an zu kochen. <text:span text:style-name="T1">Dieser kleine frauenfeindliche Bastard...</text:span></text:p>
      <text:p text:style-name="P1"><text:tab/>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P1"><text:tab/>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P1"><text:tab/>„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P1"><text:soft-page-break/><text:tab/>Dania hielt kurz in ihrem imaginären Schwertkampf inne. „Proto – was?“</text:p>
      <text:p text:style-name="P1"><text:tab/>Joran verdrehte die Augen. „Ein Prototyp ist das erste Mal, wenn eine neue Erfindung gebaut wird. Es gibt noch keine zweite solche Klinge, meine ich damit. Du bist sozusagen eine Testerin.“</text:p>
      <text:p text:style-name="P1"><text:tab/>Dania freute sich. Sie durfte Testerin sein? Das war wichtig, oder? „Danke für die Ehre! Ich werde sie ausführlich testen.“ sie grinste Joran hinterhältig an.</text:p>
      <text:p text:style-name="P1"><text:tab/>Oben, an der Decke des Labors, ging die Falltür auf. Vargs Stimme ertönte von oben.</text:p>
      <text:p text:style-name="P1"><text:tab/>„Dania, Marcin ist hier. Wir haben einen Einsatz. Zieh dir das knappste Kleid an, das du besitzt, du wirst heute wohl mal wieder Prostituierte spielen müssen.“</text:p>
      <text:p text:style-name="P1"><text:tab/><text:span text:style-name="T1">Was? Ich mache das hier, um nie wieder so etwas tun zu müssen. Ich habe mir mal gesagt, ich würde töten, um damit aufhören zu können, und jetzt töte ich, damit ich das nicht mehr machen muss. Was glaubt der eigentlich -</text:span></text:p>
      <text:p text:style-name="P1"><text:tab/>Joran hatte wohl ihren Gesichtsausdruck bemerkt und flüsterte ihr zu: „Denk an deine neue Klinge. Wie blöd werden die wohl gucken, wenn du plötzlich ein Schwert in der Hand hast? Nimm Stiefel dazu, darin lässt sich das gut verstecken.“</text:p>
      <text:p text:style-name="P1"><text:tab/>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P1"><text:tab/>Varg, der oben gewartet hatte, machte ihr ein Kompliment zu den Stiefeln.</text:p>
      <text:p text:style-name="P1"><text:tab/>Sie raunzte ihn erst einmal an. „Wie kannst du es eigentlich mit den Regeln deines Ordens vereinbaren, Prostituierte auf die Arbeit zu schicken?“</text:p>
      <text:p text:style-name="P1"><text:tab/>Varg schien zu merken, dass sie nicht in Stimmung war, und schaute sofort ernster drein. „Marcin braucht uns bei ein paar Dieben. Lass uns einfach eine Kutsche nehmen, ja? Brauchst du nicht noch einen Dolch oder so?“</text:p>
      <text:p text:style-name="P1"><text:tab/>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P1"><text:tab/>Varg rief ihr zu, dass am Ausgang des Dorfes eine Kutsche auf sie wartete. Dem Tonfall des Rufes nach zu urteilen eilte er ihr zügig nach, doch Dania drehte sich nicht um. Das <text:span text:style-name="T116">geschieht</text:span> ihm recht, ein bisschen Missachtung konnte ihm bestimmt nicht schaden.</text:p>
      <text:p text:style-name="P1"><text:tab/>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P1"><text:tab/>Varg guckte nur ungläubig, machte die Tür wieder zu, ging noch einmal um die Kutsche, öffnete die rechte Tür und setzte sich neben sie. Ein tiefes Gefühl der Rechtfertigung durchfloss Dania. </text:p>
      <text:p text:style-name="P1"><text:tab/><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P1"><text:tab/>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P1"><text:tab/>Dania wusste nicht, wo das herkam, aber sie wunderte sich nicht. Varg war nun mal ein Soldat.</text:p>
      <text:p text:style-name="P1"><text:tab/>Er fuhr fort. „Und deshalb würde ich mich auch nicht beschweren, wenn sie mich in ein Kleid stecken würden und in die Hölle schicken würden. Es ist gut für das Wohl dieser Stadt, und nicht zu<text:soft-page-break/>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P79"><text:span text:style-name="T88"><text:tab/>Dania schmunzelte. </text:span><text:span text:style-name="T94">Na, hat der kleine Novize jetzt auch endlich am großen Vergnügen geschnuppert? Und ich dachte schon er wäre immun gegen ein bisschen Spaß.</text:span></text:p>
      <text:p text:style-name="P79"><text:span text:style-name="T94"><text:tab/></text:span><text:span text:style-name="T88">„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span></text:p>
      <text:p text:style-name="P1"><text:tab/>Dania nickte.</text:p>
      <text:p text:style-name="P1"><text:tab/>„In Ordnung, gib es mir, für den Fall, dass sie es an dir finden würden.“</text:p>
      <text:p text:style-name="P1"><text:tab/>Dania gefiel der Gedanke nicht unbedingt, unter welchen Umständen diese Typen in ihrem Ausschnitt kramen würden, aber sie gab das Döschen Varg, der es einsteckte.</text:p>
      <text:p text:style-name="P1"><text:tab/>„Marcin hat sicher einen genaueren Plan. Wir treffen uns in einem Versteck in der Nähe.“</text:p>
      <text:p text:style-name="P1"><text:tab/>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P1"><text:tab/>„Da seid ihr ja. Kommt her.“</text:p>
      <text:p text:style-name="P1"><text:tab/>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P1"><text:tab/>„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P79"><text:span text:style-name="T88"><text:tab/></text:span><text:span text:style-name="T94">Klingt anspruchsvoll. Ja, da werden die Waffen einer Frau gebraucht. Aber schade, dass ich niemanden töten darf...</text:span></text:p>
      <text:p text:style-name="P1"><text:tab/>Marcin fuhr fort: „Also, Dania geht rein, indem sie den Deal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P1"><text:tab/>„Wie weit soll ich mit ihm gehen? Ich habe keinen Bock, mit einem von diesen Typen zu schlafen.“</text:p>
      <text:p text:style-name="P1"><text:tab/>„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P1"><text:tab/>Varg nickte. „Klingt nach einem guten Plan. für den Notfall nehme ich ein paar Pulver mit, damit wir schnell abhauen können.“</text:p>
      <text:p text:style-name="P1"><text:tab/>Dania räumte zur Sicherheit auch noch ihr Bor von ihrem Ausschnitt in ihre Stiefel. „Varg, du wartest, bis ich den Typen mitgenommen habe, dann kommst du hier aus der Tür, okay?“</text:p>
      <text:p text:style-name="P1"><text:tab/>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1"><text:soft-page-break/><text:tab/>Dania setzte ihren verführerischsten Blick auf und stolzierte zu ihm hin.</text:p>
      <text:p text:style-name="P1"><text:tab/>Sein Blick fand sie, wie sie auf ihn zu kam. Seine Dealerinstinkte setzten ein. „Hey, Süße, ich weiß, was du brauchst, und ich habe, was du brauchst.“, der Standartspruch der Brockenverkäufer kam über seine Lippen. </text:p>
      <text:p text:style-name="P1"><text:tab/>Dania ging direkt auf ihn zu, legte ihm eine Hand auf die Brust und hauchte ihm ins Ohr: „Und ich weiß, was du brauchst. Was für ein glücklicher Zufall – ich kann einen Mann nämlich gerade sehr gut gebrauchen.“</text:p>
      <text:p text:style-name="P1"><text:tab/>Ihre Hand auf seiner Brust spürte, wie ein kurzes Schaudern , Zittern über seinen Körper wanderte – und dass seine Hand auf ihren Po schlich. </text:p>
      <text:p text:style-name="P1"><text:tab/>„Weißt du was, lass es uns direkt vor deinen Männern treiben. Ich will einen wichtigen Mann ficken. Und sie sollen das ruhig sehen.“ ihre Hand krallte sich in sein Hemd.</text:p>
      <text:p text:style-name="P1"><text:tab/>„Ein wichtiger Mann? Aber – aber sicher, süße.“ Er ließ sie zu einer Seite fallen und hob sie direkt hoch, von Brocken beflügelt. „Das können wir ihnen sicher zeigen.“</text:p>
      <text:p text:style-name="P1"><text:tab/>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P1"><text:tab/>„Kumpels, seht mal, was ich hier für einen Schatz gefunden habe!“ er setzte sie auf einem Hocker ab. „Nutt, hol mal ein bisschen Brocken für die Dame!“</text:p>
      <text:p text:style-name="P1"><text:tab/>„Mann, Boss, bist du schon wieder bei der Arbeit drauf?“ der angesprochene widersprach jedoch nicht und kramte eine alte Konservendose voller Drogen unter einem Tisch hervor.</text:p>
      <text:p text:style-name="P1"><text:tab/>Insgesamt waren fünf Männer in dem Raum, den Boss eingeschlossen. Es standen ebenso viele Betten in der Baracke, und es lag einiges an Müll herum. Nutt hielt ihr eine Linie Brocken auf einem Tablett vor die Nase. </text:p>
      <text:p text:style-name="P79"><text:span text:style-name="T88"><text:tab/></text:span><text:span text:style-name="T94">Oh ja, das kann ich gut gebrauchen, wenn ich diesen Job gut durchstehen will.</text:span><text:span text:style-name="T88"> Sie ließ es sich nicht zweimal sagen und zog die Linie gierig in die Nase. Die Dosis knallte sofort, es war sehr gute Ware. </text:span></text:p>
      <text:p text:style-name="P1"><text:tab/>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P1"><text:tab/>Stoff füllte ihre Sicht aus, als ihr Sklave ihr das nervige Kleid über den Kopf zog, dass sie nur noch behinderte und eine Last auf ihrer Haut war, die sich plötzlich so frei und prickelnd anfühlte wie noch nie etwas in ihrem Leben. </text:p>
      <text:p text:style-name="P79"><text:span text:style-name="T88"><text:tab/></text:span><text:span text:style-name="T94">Habe ich ihm das erlaubt? Da kann ich mich aber nicht daran erinnern.</text:span><text:span text:style-name="T88"> Sie drehte sich um, wo er ihr Kleid zur Seite gelegt hatte und jetzt auf sie zukommen wollte. Doch sie schubste ihn einfach, mit einer Kraft, die sie nie in sich gekannt hatte, so dass er der Länge nach auf das Bett fiel. </text:span></text:p>
      <text:p text:style-name="P79"><text:span text:style-name="T88"><text:tab/></text:span><text:span text:style-name="T94">So ist es richtig. So liegst du gut.</text:span><text:span text:style-name="T88"> Sie konnte Überraschung in seinen Augen sehen, und wie sich ihr Spiegelbild in seiner </text:span><text:span text:style-name="T90">N</text:span><text:span text:style-name="T88">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1"><text:tab/>„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79"><text:span text:style-name="T88"><text:tab/>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94">ihr </text:span><text:span text:style-name="T88">Sklave so zu bieten hatte. Nicht dass sie </text:span><text:soft-page-break/><text:span text:style-name="T88">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Fotze in seinen Augen gespiegelt zu erforschen. Es machte sie total wild, wieviel Macht sie über ihn hatte. </text:span></text:p>
      <text:p text:style-name="P1"><text:tab/>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P1"><text:tab/>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P1"><text:tab/>Die Männer hinter ihr wurden allerdings stutzig. Einer stand auf und wollte sie von seinem Boss <text:span text:style-name="T117">runter zerren.</text:span> Doch sie fasste in ihren Stiefel, sprang auf, und hatte plötzlich eine einen Meter lange Klinge in der Hand. Die Überraschung in den Augen des Mannes dauerte nicht lange genug, um ihr <text:span text:style-name="T117">auszuweichen</text:span>, und sie trat hinten aus seinem Hals wieder aus.</text:p>
      <text:p text:style-name="P1"><text:tab/>Dania zog sie zurück, und die anderen drei Männer sprangen auf und suchten nach ihren Klingen, bei zweien baumelte das stumpfe Schwert noch aus der Hose heraus.</text:p>
      <text:p text:style-name="P1"><text:tab/>Da stand plötzlich Varg im Zimmer und schlug den hintersten mit einem Knüppel nieder. Einer der beiden fuhr zu ihm herum. Varg fluchte und zog sein Schwert.</text:p>
      <text:p text:style-name="P1"><text:tab/>Der erste wandte sich wieder Dania zu, und hieb von rechts oben nach ihr. Sie duckte sich blitzschnell unter dem Schlag hinweg. Er hatte zu schwungvoll ausgeholt, und so hatte sie genug Zeit, ihm ihre Klinge ins Herz zu jagen.</text:p>
      <text:p text:style-name="P1"><text:tab/>Varg und der letzte fochten kurz, doch Dania machte dem ein Ende, indem sie ihm in die Kniekehle stach. Der Mann brach zusammen, und Varg zog ihm den Knüppel, den er noch in der anderen Hand hatte, über den Schädel.</text:p>
      <text:p text:style-name="P79"><text:span text:style-name="T88"><text:tab/></text:span><text:span text:style-name="T94">Was für ein Kampf. Was für ein Rausch. Was für eine Gelegenheit. Doch ich habe noch nicht genug.</text:span></text:p>
      <text:p text:style-name="P1"><text:tab/>Varg ließ seine Waffen fallen und wischte sich den Schweiß von der Stirn. Da fiel sein Blick auf Dania – und so sehr er sich auch anstrengen wollte, konnte er ihn da auch nicht mehr <text:span text:style-name="T117">wegbewegen.</text:span> Dania ging langsam auf ihn zu. Varg trug seine Novizenrobe nicht, die wäre zu auffällig gewesen, sondern normale Kleidung. Dania riss sein Hemd auf.</text:p>
      <text:p text:style-name="P1"><text:tab/>„Willst du einen Geschmack der Freiheit?“</text:p>
      <text:p text:style-name="P1"><text:tab/>Die Frage blieb unbeantwortet, denn sie hielt ihm den Mund zu. Die Beule in seiner Hose war ihr Antwort genug.</text:p>
      <text:p text:style-name="P1"><text:tab/>„War das ein schöner Geschmack der Macht, die du haben kannst?“</text:p>
      <text:p text:style-name="P1"><text:tab/>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1"><text:tab/>Es reizte sie viel zu sehr, dieses Dogma brechen zu können. Danias Finger strich ein wenig Blut von ihrer Klinge, bevor sie sie zur Seite warf.</text:p>
      <text:p text:style-name="P1"><text:tab/>„Eine Entjungferung muss doch mit Blut gefeiert werden.“</text:p>
      <text:p text:style-name="P1"><text:soft-page-break/><text:tab/>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Heading_20_1" text:outline-level="1"><text:bookmark-start text:name="__RefHeading__14056_2035619654"/>Varg – <text:span text:style-name="T134">und Dania befragen die Diebe</text:span><text:bookmark-end text:name="__RefHeading__14056_2035619654"/></text:h>
      <text:p text:style-name="P1"/>
      <text:p text:style-name="P80"><text:span text:style-name="T88"><text:tab/>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94">Reinheit</text:span><text:span text:style-name="T88"> vor J'zharr. Seine innere Reinheit hatte er sich immer als letzte Ausrede nach seinem Tod vorgestellt, der Punkt, der ihn vor J'zharrs Zorn würde retten können.</text:span></text:p>
      <text:p text:style-name="P80"><text:span text:style-name="T88"><text:tab/></text:span><text:span text:style-name="T94">Ewige Verdammnis fühlt sich ziemlich gut an, das kann ich nicht leugnen.</text:span><text:span text:style-name="T88"> Sie hatten die drei Überlebenden an die Wand gefesselt, und sie waren nun wieder wach. Varg hatte da einige interessante Methoden beim Orden kennengelernt, und es standen ja noch genug Kerzen im Raum herum.</text:span></text:p>
      <text:p text:style-name="P1"><text:tab/>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P80"><text:span text:style-name="T88"><text:tab/></text:span><text:span text:style-name="T94">Verdammt, was habe ich gerade...</text:span><text:span text:style-name="T88"> er trieb dem Dieb vor ihm seine Klinge etwas tiefer in die Handfläche, damit dessen Schrei die Gedanken aus Vargs Kopf vertrieb.</text:span></text:p>
      <text:p text:style-name="P1"><text:tab/>„Wer ist der Kopf des ganzen? Euer Auftraggeber? Euer kleiner Boss da in der Ecke?“</text:p>
      <text:p text:style-name="P1"><text:tab/>Der Dieb wimmerte nur vor sich hin und schluchzte, dass er es nicht wisse, das wusste nur der Boss. Varg stieß die Klinge ganz durch seine Hand, und nagelte sie an der Wand fest. „Bist du ganz, ganz sicher?“ doch der Dieb wurde erst einmal wieder ohnmächtig.</text:p>
      <text:p text:style-name="P1"><text:tab/>Varg zuckte mit den Schultern. „Anscheinend. Wir sollten das bisschen Wahrheitspulver, dass wir haben, am besten auf den Boss anwenden.“</text:p>
      <text:p text:style-name="P1"><text:tab/>Der lehnte geknebelt und mit aufgerissenen Augen an der Wand. Dania ging zu ihm hin und zog ihm den Knebel aus dem Mund.</text:p>
      <text:p text:style-name="P1"><text:tab/>„Du verdammte Hure, du verdammte Hure, du verdammte HuaaaaAAAHH!“ Danias Klinge hatte sein Ohr durchbohrt. Sie konnte sie nur knapp davon abhalten, gegen die Wand zu prallen, das würde ihrem Schwert sicher nicht gut tun. </text:p>
      <text:p text:style-name="P1"><text:tab/>„bist du sicher, dass du mich so nennen willst? Ich bin nämlich gar keine Hure mehr. Das war dein erster Irrtum.“</text:p>
      <text:p text:style-name="P1"><text:tab/>Varg schnaubte. „Den brauchen wir. Nimm ihn nicht zu hart ran. Sein Hals sieht schon schlimm genug aus.“ Er holte das Wahrheitsbor hervor und blies es ihm ins Gesicht. „So, wer ist dein Auftraggeber?“</text:p>
      <text:p text:style-name="P1"><text:tab/>„Ich sage nichts!“ , kam ihm über die Lippen – und kehrte augenblicklich wieder dorthin zurück, um sich voller Angst den Weg zurück in seine Lunge zu bahnen.</text:p>
      <text:p text:style-name="P1"><text:tab/>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P1"><text:tab/>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80"><text:span text:style-name="T88"><text:tab/></text:span><text:span text:style-name="T94">Na bitte, mit diesem Bor geht das ja um einiges einfacher als mit den ganzen Methoden, die ich früher immer anwenden musste. Davon brauchen wir dringend mehr.</text:span></text:p>
      <text:p text:style-name="P1"><text:tab/>Dania grinste, etwas breiter als sie unter normalen Umständen hätte grinsen dürfen, und ihre Au<text:soft-page-break/>gen funkelten beunruhigend. „Das lief doch gut. Darf ich jetzt etwas mit den Gedärmen anstellen?“</text:p>
      <text:p text:style-name="P1"><text:tab/>Varg schüttelte den Kopf. „Ich glaube, es ist genug Botschaft.“ Er zog sein Schwert aus der Handfläche des bewusstlosen Diebs. „stellen wir nur sicher, dass sich die Botschaft nicht verbreitet.“ Er <text:span text:style-name="T115">schlug</text:span> ihm sauber den Kopf ab. Dania stach ihrerseits den Boss nieder, auch wenn sie sich etwas mehr Zeit dafür nahm. </text:p>
      <text:p text:style-name="P1"><text:tab/>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P80"><text:span text:style-name="T88"><text:tab/></text:span><text:span text:style-name="T94">Ich schneide nur das Geschwür aus dieser Stadt. Ich bin ein Chirurg, ich entferne eine Krebszelle,</text:span><text:span text:style-name="T88"> redete er sich ein.</text:span><text:span text:style-name="T94"> Diese Stadt kann nur durch Feuer geheilt werden.</text:span><text:span text:style-name="T88"> Und es reichte ihm, das glauben zu können.</text:span></text:p>
      <text:p text:style-name="P1"><text:tab/>Den dritten erledigte er auch schnell, die <text:span text:style-name="T115">Qual</text:span> mit Dania wollte er ihm ersparen. Die stocherte immer noch an dem Boss herum, und Varg wollte das nicht länger zulassen. Er <text:span text:style-name="T115">schlug</text:span> ihm den Schädel ein und zerrte Dania mit sich. „komm jetzt, es ist genug. Du übertreibst es.“</text:p>
      <text:p text:style-name="P1"><text:tab/>Sie versteckten die Waffen und gingen zu Marcin.</text:p>
      <text:p text:style-name="P1"/>
      <text:h text:style-name="Heading_20_1" text:outline-level="1"><text:bookmark-start text:name="__RefHeading__14058_2035619654"/>Thorn – <text:span text:style-name="T134">befiehlt Angriff auf Marcins Konkurrenz im achten Bezirk</text:span><text:bookmark-end text:name="__RefHeading__14058_2035619654"/></text:h>
      <text:p text:style-name="P1"/>
      <text:p text:style-name="P1"><text:tab/>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P1"><text:tab/>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80"><text:span text:style-name="T88"><text:tab/></text:span><text:span text:style-name="T94">Ich frage mich, was diese Typen verbrochen haben, dass Marcin sie verrät. Aber das wird schon seine Richtigkeit haben.</text:span><text:span text:style-name="T88"> </text:span></text:p>
      <text:p text:style-name="P1"><text:tab/>Im Brief stand weiter, dass er sie ruhig als Reste der Ehrbaren Diebe in seinem Bezirk hinrichten konnte – dann hatte er offiziell einen sauberen Bezirk. Thorn war begeistert.</text:p>
      <text:p text:style-name="P80"><text:span text:style-name="T88"><text:tab/></text:span><text:span text:style-name="T94">Dann ist meine Aufgabe hier beendet, und es wartet bereits ein Ratssitz auf mich. Arghan wird sich freuen.</text:span><text:span text:style-name="T88">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1"><text:tab/>Thorn grinste zufrieden, und schrieb die Liste ab, um sie seinem Kommandanten weiterzugeben.</text:p>
      <text:p text:style-name="P1"/>
      <text:h text:style-name="Heading_20_1" text:outline-level="1"><text:bookmark-start text:name="__RefHeading__14060_2035619654"/>Dragan – <text:span text:style-name="T134">keine Verstärkung für Bezirk sieben</text:span><text:bookmark-end text:name="__RefHeading__14060_2035619654"/></text:h>
      <text:p text:style-name="P1"/>
      <text:p text:style-name="P1"><text:tab/>Dragan rührte ungerührt in seinem Kaffee. „Diese Verluste hindern uns noch nicht am arbeiten. Wir warten, bis die Kaserne eure Reihen wieder aufstocken kann.“ </text:p>
      <text:p text:style-name="P1"><text:tab/>Vor seinem Schreibtisch stand ein verzweifelter Feldwebel. „Wir verlieren ständig Leute im siebten Bezirk! Mittlerweile greifen sie uns schon oft mitten auf <text:span text:style-name="T110">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P1"><text:soft-page-break/><text:tab/>Dragan nippte an seinem Getränk. „Wenn ihr den Krieg verliert, dann führt doch lieber keinen Krieg. Was sagt denn euer Magister dazu?“</text:p>
      <text:p text:style-name="P1"><text:tab/>„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106">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P1"><text:tab/>„<text:span text:style-name="T106">Aber das sieht doch im Rest der Stadt nicht anders aus. Warum solltet ihr da bevorzugt werden? Es ist nicht so, als hätten die anderen Bezirke nicht auch Probleme. Im Gegenteil, die leisten mit ihren Männern trotzdem gute Arbeit.“</text:span></text:p>
      <text:p text:style-name="P1"><text:tab/><text:span text:style-name="T2">Das kann er voll vergessen, Verstärkung zu bekommen. Selbst wenn es nicht seine Schuld ist, dass sie solche Probleme haben – damit sollte er klarkommen können.</text:span></text:p>
      <text:p text:style-name="P1"><text:tab/>„<text:span text:style-name="T107">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P1"><text:tab/>„<text:span text:style-name="T108">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P1"><text:tab/>„<text:span text:style-name="T109">Zusätzliche Herausforderung? Erkläre das mal meinen Toten! Das hat nichts mehr mit Herausforderung zu tun!“</text:span></text:p>
      <text:p text:style-name="P1"><text:tab/><text:span text:style-name="T3">Verdammter Idiot. Was bringen die einem heute auf den Offiziersschulen bei?</text:span></text:p>
      <text:p text:style-name="P24"><text:tab/>„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P2"><text:tab/><text:span text:style-name="T110">Der Feldwebel wurde nur trotzig durch das angebrüllt werden. Das war wohl die Sorte mit den reichen Eltern, kein Wunder, dass er so verweichlicht war. </text:span>„<text:span text:style-name="T110">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2"><text:tab/><text:span text:style-name="T4">Was bildet sich dieser kleine Scheißer... deswegen wurde er wohl auf diesen Posten versetzt, ein bisschen zu frech gewesen? Eine so große Gefahr kann er wohl kaum sein, wenn er sich nicht gegen diese Versetzung wehren konnte.</text:span></text:p>
      <text:p text:style-name="P7"><text:tab/>„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text:soft-page-break/>der lesen kann, und vielleicht versteht der sogar etwas von Polizeiarbeit. Kannst du mir folgen?“</text:p>
      <text:p text:style-name="P2"><text:tab/><text:span text:style-name="T111">Der Feldwebel wurde gleich kleinlauter. Ihm wurde klar, dass es hier darum ging, seinen Arsch zu retten. „Ich würde ja gerne sehen, wie der sich in einem Gefecht machen würde... aber gut, ich bin mir sicher, ich kriege das ein bisschen besser hin.“</text:span></text:p>
      <text:p text:style-name="P2"><text:tab/><text:span text:style-name="T5">Gut.</text:span><text:span text:style-name="T111"> </text:span><text:span text:style-name="T5">Es würde Marcin wohl gar nicht gefallen, wenn plötzlich ein fähiger Feldwebel im siebten Bezirk das Ruder in der Hand hätte... ich sollte ihm vielleicht nicht unbedingt noch mehr Tipps geben, wie er seine Arbeit gut machen könnte.</text:span></text:p>
      <text:p text:style-name="P3"><text:tab/>„<text:span text:style-name="T111">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P8"><text:tab/>Dragan setzte sich wieder hin und tat so, als würde er etwas wichtiges in seinen Unterlagen suchen. Der Feldwebel verstand den Wink und verließ das Büro.</text:p>
      <text:p text:style-name="P4"><text:tab/><text:span text:style-name="T112">Dragan stand auf, um seinen mittlerweile kalten Kaffee wegzuschütten. Das Problem im siebten Bezirk wurde langsam ernst, und wenn er nichts dagegen unternahm, dann würde er bald auch von mächtigeren Leuten kritisiert werden, als nur einem harmlosen, verzogenen Feldwebel. </text:span></text:p>
      <text:p text:style-name="P4"><text:span text:style-name="T6"><text:tab/>Das Problem im siebten Bezirk...es ist ja nicht nur ein Problme des siebten Bezirks, und es ist auch eigentlich kein Problem, sondern ein verdammt gut aussehender Mann, und zufällig der Mörder des verdammten </text:span><text:span text:style-name="T7">Hakun</text:span><text:span text:style-name="T6">, und zufällig bin ich einer der Hauptmänner der verdammten Miliz und weiß das und tue nichts?</text:span></text:p>
      <text:p text:style-name="P9"><text:tab/>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P9"><text:tab/>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P5"><text:tab/><text:span text:style-name="T113">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span></text:p>
      <text:p text:style-name="P5"><text:tab/><text:span text:style-name="T113">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span></text:p>
      <text:p text:style-name="P5"><text:tab/><text:span text:style-name="T114">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span></text:p>
      <text:p text:style-name="P5"><text:tab/><text:span text:style-name="T8">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9">seiner Leute etwas </text:span><text:span text:style-name="T10">reduzieren</text:span><text:span text:style-name="T9"> kann. Wenn dann die Beschwerden etwas </text:span><text:span text:style-name="T10">weniger werden</text:span><text:span text:style-name="T9">, sollte ich aus der Schusslinie sein. Diesen Idioten als Feldwebel zu belassen, sollte Gegenleistung genug für Marcin sein; immer</text:span><text:soft-page-break/><text:span text:style-name="T9">hin kann ich auch ganz andere Seiten aufziehen.</text:span></text:p>
      <text:p text:style-name="P10"><text:tab/>Wenn die beiden zu einem guten Einverständnis kommen würden, sollte er keine Probleme bekommen. Er hoffte nur, dass diese Sachen nicht ans Licht kommen würden, aber immerhin waren sie beide Profis. Er stand auf, um sich einen neuen Kaffee zu holen.</text:p>
      <text:p text:style-name="P10"><text:tab/>Dragan begriff, dass er wohl weiter mit Marcin zusammenarbeiten würde – und eine Regung in seinen Lenden bewies, dass er da auch gar nicht so traurig darüber war.</text:p>
      <text:p text:style-name="P6"/>
      <text:h text:style-name="Heading_20_1" text:outline-level="1"><text:bookmark-start text:name="__RefHeading__14062_2035619654"/>Joran – <text:span text:style-name="T134">Die Eröffnung der Schule</text:span><text:bookmark-end text:name="__RefHeading__14062_2035619654"/></text:h>
      <text:p text:style-name="P54"/>
      <text:p text:style-name="P11"><text:tab/>„...<text:span text:style-name="T118">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P11"><text:tab/><text:span text:style-name="T118">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span></text:p>
      <text:p text:style-name="P11"><text:tab/>„<text:span text:style-name="T118">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12"><text:tab/><text:span text:style-name="T118">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span></text:p>
      <text:p text:style-name="P23"><text:tab/>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P12"><text:tab/>„<text:span text:style-name="T119">Ich erteile das Wort nun Arghan Howl, Geschäftsführer von Howl Industries, der all das hier überhaupt erst möglich gemacht hat.“</text:span></text:p>
      <text:p text:style-name="P12"><text:tab/><text:span text:style-name="T119">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span></text:p>
      <text:p text:style-name="P12"><text:tab/><text:span text:style-name="T119">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span></text:p>
      <text:p text:style-name="P12"><text:soft-page-break/><text:tab/>„<text:span text:style-name="T123">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12"><text:tab/><text:span text:style-name="T119">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span></text:p>
      <text:p text:style-name="P12"><text:tab/>„<text:span text:style-name="T123">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P12"><text:tab/><text:span text:style-name="T119">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span></text:p>
      <text:p text:style-name="P12"><text:tab/>„<text:span text:style-name="T124">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P12"><text:tab/><text:span text:style-name="T125">Das würde die Motivation der Jugendlichen schon eher wecken. Einen normalen Lebensunterhalt zu verdienen war für viele der absolute Traum. Gerade die, die einen Großteil ihres Lebens auf der Straße verbracht hatten, schätzten regelmäßige, ungefährliche Arbeit besonders.</text:span></text:p>
      <text:p text:style-name="P12"><text:tab/><text:span text:style-name="T125">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span></text:p>
      <text:p text:style-name="P12"><text:tab/><text:span text:style-name="T125">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span></text:p>
      <text:p text:style-name="P12"/>
      <text:h text:style-name="Heading_20_1" text:outline-level="1"><text:bookmark-start text:name="__RefHeading__14064_2035619654"/>Varg – <text:span text:style-name="T133">Ulpors Hinrichtung, im Orden, zweifelt mal wieder an Dania und Thorn</text:span><text:bookmark-end text:name="__RefHeading__14064_2035619654"/></text:h>
      <text:p text:style-name="P20"/>
      <text:p text:style-name="P20"><text:tab/><text:span text:style-name="T126">Varg verachtete den Mann, wie jeder andere im Raum.</text:span></text:p>
      <text:p text:style-name="P20"><text:tab/>„<text:span text:style-name="T126">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P20"><text:tab/><text:span text:style-name="T127">Varg und die anderen standen im Innenhof des Ordens und schauten auf das Podest, auf dem der </text:span><text:soft-page-break/><text:span text:style-name="T127">Mann mit den Armen an eine Vorrichtung gekettet war. Er war nackt, auch wenn er früher eine Robe getragen hatte, Varg erinnerte sich an das Gesicht.</text:span></text:p>
      <text:p text:style-name="P20"><text:tab/>„<text:span text:style-name="T128">Ich bereue, ich bereue, ich bereue. Ich wurde nur verführt, es wird nicht wieder vorkommen!“</text:span></text:p>
      <text:p text:style-name="P20"><text:tab/><text:span text:style-name="T128">Der Novize neben Varg spuckte auf den Boden. Viele der Anwesenden schienen allerdings eher gelangweilt als besonders angeekelt von den Verbrechen des Mannes.</text:span></text:p>
      <text:p text:style-name="P20"><text:tab/><text:span text:style-name="T129">Selbst der Inquisitor in der schwarzen Robe, der hinter dem Gequälten stand, blickte verschärft gleichgültig in die Weite. Ihn schien der Angekettete zu adressieren, als er Dinge wie „Das ist alles ein Irrtum!“ und „Ich habe das nicht verdient!“ schrie.</text:span></text:p>
      <text:p text:style-name="P20"><text:tab/><text:span text:style-name="T130">Dem schwarzgewandeten Inquisitor wurde es zu dumm. Er trat vor und rief in die Menge: </text:span>„<text:span text:style-name="T130">Der Novize Ulpor, den ihr hier seht, hat seine Robe durch Unzucht mit Männern entweiht.“</text:span></text:p>
      <text:p text:style-name="P20"><text:tab/><text:span text:style-name="T131">Varg erinnerte sich – mit Ulpor hatte er sich nie gut verstanden, er war ihm immer zu gottlos gewesen. Er hatte eine Vergangenheit bei den Ehrbaren Dieben. Aber schwul? Hatte er nicht immer die Witze über Frauen gemacht? Varg war verwirrt.</text:span></text:p>
      <text:p text:style-name="P20"><text:tab/><text:span text:style-name="T11">Aber dieses verdammte Pack verstellt sich wahrscheinlich auf alle möglichen Arten, um sich an uns heranzutasten, an unsere </text:span><text:span text:style-name="T13">Ärsche</text:span><text:span text:style-name="T11"> zu kommen... er war mir ja schon immer suspekt.</text:span></text:p>
      <text:p text:style-name="P25"><text:tab/>Der Inquisitor fuhr fort: „Ihr alle wisst, wie J'zharr so etwas sieht. Die Welt muss von diesem Schmutz gereinigt werden. Was blüht also unserem Arschficker hier?“</text:p>
      <text:p text:style-name="P20"><text:tab/>„<text:span text:style-name="T131">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P22"><text:tab/>„<text:span text:style-name="T131">Das ist J'zharrs Urteil.“ der Inquisitor holte einen Flammensplitter aus seiner Robe hervor, trat von dem Podest herunter, und steckte es in Brand. Die Novizen johlten auf.</text:span></text:p>
      <text:p text:style-name="P26"><text:tab/>Urplötzlich kam Leben in den Verurteilten. Er zuckte auf, als er die Hitze der Flammen spürte.Er versuchte, sich von den Flammen wegzubewegen. Die Ketten hielten ihn an Ort und Stelle. Sekundenlang rüttelte er an seinen Ketten, doch es schien viel länger. </text:p>
      <text:p text:style-name="P22"><text:tab/><text:span text:style-name="T133">Die Novizen klatschten rythmisch in die Hände.</text:span></text:p>
      <text:p text:style-name="P26"><text:tab/>Er begann zu rufen. Er hatte wohl eingesehen, wie unvermeidlich es war. Ein Feigling war er schon bei den Dieben nicht gewesen:</text:p>
      <text:p text:style-name="P20"><text:tab/>„<text:span text:style-name="T131">Ihr könnt den Gedanken an Liebe wohl nicht ertragen!“</text:span></text:p>
      <text:p text:style-name="P20"><text:tab/><text:span text:style-name="T131">Sein Gesicht war verzerrt.</text:span></text:p>
      <text:p text:style-name="P20"><text:tab/>„<text:span text:style-name="T131">Was wollt ihr schon davon wissen, wie es ist zu ficken!? Zu ficken!“</text:span></text:p>
      <text:p text:style-name="P25"><text:tab/>War das Wut, Schmerz, Panik, oder nur der letzte Ausdruck eines Mannes, der sich aufgegeben hatte?</text:p>
      <text:p text:style-name="P20"><text:tab/>„<text:span text:style-name="T131">Als wären eure Träume rein! Als würdet ihr nicht mit feuchten Bettlaken aufwachen!“</text:span></text:p>
      <text:p text:style-name="P20"><text:tab/><text:span text:style-name="T131">Sein Gesicht ähnelte Dania, bei ihren ersten noch verzweifelten Kämpfen. Er schrie einen wortlosen Schrei aus, als eine Flamme an seinem Fuß leckte.</text:span></text:p>
      <text:p text:style-name="P20"><text:tab/>„<text:span text:style-name="T131">Eure Köpfe gehören hierhin! Wer von euch schaut nicht heimlich seinem Zellengenossen beim umziehen zu!? Warum schlaft ihr denn immer beide nackt in euren Zellen!?“</text:span></text:p>
      <text:p text:style-name="P20"><text:tab/><text:span text:style-name="T132">Oder wie Danias Gesicht, als sie... als sie ihm... als sie genauso wenig anhatte wie Ulpor gerade...</text:span></text:p>
      <text:p text:style-name="P20"><text:tab/><text:span text:style-name="T132">Die Flammen schritten mittlerweile weiter an ihm herauf, doch sein Schrei behielt Worte. Nur begannen sie, seine Sprache zu umrahmen, seiner Anklage wortlose Kraft zu geben.</text:span></text:p>
      <text:p text:style-name="P20"><text:tab/><text:span text:style-name="T132">Jeder von euch begehrt. Jeder von euch ist ein Sünder. Jeder von euch ist Schwul. Jeder von euch ist gefangen in seinem eigenen Kopf und seinen Lenden. Jeder von euch ist Dania.</text:span></text:p>
      <text:p text:style-name="P20"><text:tab/><text:span text:style-name="T12">Was, Dania? Hat er das gerade gesagt? Brennt seine Stimme?</text:span></text:p>
      <text:p text:style-name="P27"><text:tab/>Du, wie jeder einzelne von euch, ist das unreine der Welt, und egal, wie viel ihr versucht, andere für eure Verbrechen schuldig zu erklären, eure Schuld verfolgt euch bis in die feuchten Träume.</text:p>
      <text:p text:style-name="P57"><text:tab/><text:span text:style-name="T132">Varg sah kein Podest mehr, kein Gesicht, keine Novizen mehr um sich herum. Nur Flammen. Und die Flammen trugen genau ein Gesicht.</text:span></text:p>
      <text:p text:style-name="P21"><text:tab/><text:span text:style-name="T132">Ich brenne nicht für meine Sünden, ich brenne für eure. Ihr könnt euch eure Sünden nicht eingestehen, deswegen verurteilt ihr mich. Ich spreche es einfach laut aus. </text:span></text:p>
      <text:p text:style-name="P21"><text:span text:style-name="T132"><text:tab/></text:span><text:span text:style-name="T12">Das Gesicht streckt mir die Zunge heraus. Sie spottet über mich! Na warte, der werde ich es besorgen. So lacht sie nicht mehr, wenn ich ihr das Maul stopfe, wenn sie den Mund mit meinem Saft voll hat...</text:span></text:p>
      <text:p text:style-name="P28"><text:soft-page-break/><text:tab/>„Schwänze! Sperma! Löcher! Hitze! Haut! Scheiße! Feucht! Haare überall! Glied! Pfahl! Schwengel! Spritze!“</text:p>
      <text:p text:style-name="P21"><text:tab/><text:span text:style-name="T132">Die Novizen brüllten ihren Hass heraus. Der Verdammte seine Erlösung.</text:span></text:p>
      <text:p text:style-name="P21"><text:tab/><text:span text:style-name="T132">Nie hat sich etwas so gut angefühlt.</text:span></text:p>
      <text:p text:style-name="P21"><text:span text:style-name="T132"><text:tab/></text:span><text:span text:style-name="T12">Ich schreie, „Brenn, brenn, Schwuchtel, brenn!“, es reicht mir nicht, ich strecke die Faust in die Luft, und haue ins Nichts, immer wieder. Ich spucke den Verdammten an, auch wenn er es nicht fühlt. Ich fühle es.</text:span></text:p>
      <text:p text:style-name="P28"><text:tab/>Das war das erste Mal in meinem Leben, dass sich etwas richtig angefühlt hat.</text:p>
      <text:p text:style-name="P21"><text:tab/><text:span text:style-name="T142">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span></text:p>
      <text:p text:style-name="P21"><text:tab/><text:span text:style-name="T142">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span></text:p>
      <text:p text:style-name="P21"><text:tab/><text:span text:style-name="T142">So wurde es leerer um Varg, der seinen Blick nicht von der verkohlten Leiche lösen konnte. Man konnte nicht mehr viel daran ausmachen, kaum etwas wies noch darauf hin, dass dieser Körper mal Ulpor gehört hatte.</text:span></text:p>
      <text:p text:style-name="P21"><text:tab/><text:span text:style-name="T14">So sieht J'zharrs reinigende Flamme aus. Sie wäscht nun mal alle Sünde von uns, wie könnte da noch ein persönliches Merkmal übrig bleiben?</text:span><text:span text:style-name="T142">, sagte er sich.</text:span></text:p>
      <text:p text:style-name="P21"><text:tab/><text:span text:style-name="T142">Ohne die klaren Konturen hätte es ebenso gut ein anderer Körper sein können, Danias, oder seiner. Und er wusste nun, warum er Ulpors Tod um so energischer angefeuert hatte. Solange noch ein anderer brannte, musste er sich selbst nicht anklagen.</text:span></text:p>
      <text:p text:style-name="P21"><text:tab/><text:span text:style-name="T143">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span></text:p>
      <text:p text:style-name="P21"><text:tab/><text:span text:style-name="T143">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span></text:p>
      <text:p text:style-name="P21"><text:tab/><text:span text:style-name="T15">Habe ich mich damit auch an meinen Schwestern vergangen?</text:span></text:p>
      <text:p text:style-name="P29"><text:tab/>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P21"><text:tab/><text:span text:style-name="T143">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span></text:p>
      <text:p text:style-name="P21"><text:tab/><text:span text:style-name="T143">Damit war Varg sich mittlerweile lang nicht mehr so sicher. Hatte der Anzug, den er neuerdings </text:span><text:soft-page-break/><text:span text:style-name="T143">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span></text:p>
      <text:p text:style-name="P21"><text:tab/><text:span text:style-name="T144">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span></text:p>
      <text:p text:style-name="P21"><text:tab/><text:span text:style-name="T16">Immerhin ist er ein verdammter Ehrbarer Dieb, ich arbeite ja schon mit dem Feind zusammen.</text:span></text:p>
      <text:p text:style-name="P30"><text:tab/>Nun, er konnte ja fürs erste nur mutmaßen, noch hatte er keinerlei Gründe, anzunehmen, dass die Aktivitäten ihrer kleinen Verschwörung nicht mehr den Zielen dienten, für die er damals eingetreten war. Und sie hatten ja auch schon mehrfach gute Dinge erreicht, die Brockendealer, die sie beseitigt hatten, und Hakuns Tod, waren auf jeden Fall gute Aktionen gewesen, die ihm auch ein ungeahntes Gefühl der Befriedigung verschafft hatten -</text:p>
      <text:p text:style-name="P21"><text:tab/><text:span text:style-name="T16">Und nicht nur das, was nach dem Kampf passiert ist.</text:span></text:p>
      <text:p text:style-name="P30"><text:tab/>Er hatte an diesen Tagen wirklich etwas Gutes tun können. Doch mit der Macht, die nun in ihren Händen vereint lagt, musste doch wohl mehr möglich sein, als so kleine Aktionen, die Dania und er auch fast hätten allein durchführen können.</text:p>
      <text:p text:style-name="P21"><text:tab/><text:span text:style-name="T144">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span></text:p>
      <text:p text:style-name="P21"><text:tab/><text:span text:style-name="T17">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span></text:p>
      <text:p text:style-name="P31"><text:tab/>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P21"><text:tab/><text:span text:style-name="T145">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span></text:p>
      <text:p text:style-name="P21"><text:tab/>„<text:span text:style-name="T145">Varg, nicht wahr? Warte, dreh noch mal um.“</text:span></text:p>
      <text:p text:style-name="P21"><text:tab/><text:span text:style-name="T145">Varg wurde etwas mulmig zumute, doch wahrscheinlich war es nur etwas ganz normales.</text:span></text:p>
      <text:p text:style-name="P21"><text:tab/>„<text:span text:style-name="T145">Ja, Großinquisitor?“</text:span></text:p>
      <text:p text:style-name="P21"><text:tab/>„<text:span text:style-name="T146">Du weißt, ich bin über all unsere Aktivitäten informiert, und du bist gerade verdeckt bei den Ehrbaren Dieben im Einsatz, nicht wahr?<text:tab/></text:span></text:p>
      <text:p text:style-name="P21"><text:tab/>„<text:span text:style-name="T146">Ja, Großinquisitor. Brocken-Aufklärung.“</text:span></text:p>
      <text:p text:style-name="P21"><text:tab/>„<text:span text:style-name="T146">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text:span><text:soft-page-break/><text:span text:style-name="T146">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P21"><text:tab/><text:span text:style-name="T146">Der bucklige Großinquisitor versuchte, sich ein Stück weit zu strecken, um mit Varg auf Augenhöhe zu sein, doch es gelang ihm nicht recht. Varg kannte Isigor nicht als besonders gütigen Mann, er fragte sich, woher dieser Anflug nun kam.</text:span></text:p>
      <text:p text:style-name="P21"><text:tab/>„<text:span text:style-name="T146">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P21"><text:tab/><text:span text:style-name="T146">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span></text:p>
      <text:p text:style-name="P21"><text:tab/>„<text:span text:style-name="T147">Ja, Großinquisitor, ich spreche mit ihm. Ich gehe direkt hin.“, sagte er.</text:span></text:p>
      <text:p text:style-name="P21"><text:tab/>„<text:span text:style-name="T147">Gut, Novize. Ich bin zuversichtlich, dass du deine Aufgabe angemessen erfüllst.“ mit diesen Worten drehte er sich wieder um und machte sich auf den weiteren Weg in Richtung Küche.</text:span></text:p>
      <text:p text:style-name="P21"><text:tab/><text:span text:style-name="T147">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span></text:p>
      <text:p text:style-name="P21"><text:tab/><text:span text:style-name="T147">Da er sich der Anordnung des Großinquisitors nicht widersetzen konnte, schlug er die Richtung von Orfans Büro ein.</text:span></text:p>
      <text:p text:style-name="P21"/>
      <text:h text:style-name="P214" text:outline-level="1"><text:bookmark-start text:name="__RefHeading__5823_1936027996"/>Dania – redet <text:span text:style-name="T150">mit Varg über den Orden, mit </text:span>Howl wegen Aufgaben <text:span text:style-name="T150">als</text:span> professionelle Attentäterin <text:span text:style-name="T161">und mit Joran über Schule, verpasste Chancen, Kindheit</text:span><text:bookmark-end text:name="__RefHeading__5823_1936027996"/></text:h>
      <text:p text:style-name="P13"/>
      <text:p text:style-name="P14"><text:tab/><text:span text:style-name="T148">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span></text:p>
      <text:p text:style-name="P32"><text:tab/>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14"><text:tab/><text:span text:style-name="T149">Dania fluchte. Auch weil sie sonst schon den ganzen Tag noch nichts gesagt hatte. Niemand hörte es, außer ihr selbst, und so fluchte sie noch einmal, doch die Götter gaben ihr keine Antwort.</text:span></text:p>
      <text:p text:style-name="P14"><text:tab/>„<text:span text:style-name="T149">Verdammte Scheiße“, fluchte sie also ein drittes Mal, weil es sich einfach richtig anfühlte.</text:span></text:p>
      <text:p text:style-name="P14"><text:tab/><text:span text:style-name="T149">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span></text:p>
      <text:p text:style-name="P14"><text:tab/><text:span text:style-name="T18">Der findet schon einen Gesprächspartner.</text:span></text:p>
      <text:p text:style-name="P33"><text:soft-page-break/><text:tab/>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33"><text:tab/>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58"><text:tab/><text:span text:style-name="T150">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span></text:p>
      <text:p text:style-name="P58"><text:span text:style-name="T150"><text:tab/></text:span><text:span text:style-name="T34">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span></text:p>
      <text:p text:style-name="P62"><text:tab/>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58"><text:span text:style-name="T33"><text:tab/></text:span><text:span text:style-name="T35">Dania sah sich ein wenig um. Die wenig</text:span><text:span text:style-name="T37">en</text:span><text:span text:style-name="T35"> Arbeiter, die gerade auf dem Feld waren, waren alle zu weit weg, als dass sie sie gut hätten erkennen können. Das begrüßte Dania sehr, und schob ihr Kleid ein wenig über die Knie.</text:span></text:p>
      <text:p text:style-name="P34"><text:tab/>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63"><text:tab/>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59"><text:tab/><text:span text:style-name="T151">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span></text:p>
      <text:p text:style-name="P64"><text:tab/>Varg will wissen, wie es sich anfühlt. Er scheint die Hände auf der Bettdecke zu haben, doch an der S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60"><text:tab/><text:span text:style-name="T151">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span></text:p>
      <text:p text:style-name="P65"><text:soft-page-break/><text:tab/>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65"><text:tab/>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60"><text:tab/><text:span text:style-name="T36">Dania begann, auch ihrerseits einen Finger in sich hineinzustecken.</text:span></text:p>
      <text:p text:style-name="P58"><text:span text:style-name="T33"><text:tab/></text:span><text:span text:style-name="T152">Varg stutzt, und fragt, ob sich das denn gut anfühle, so gut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span></text:p>
      <text:p text:style-name="P60"><text:tab/><text:span text:style-name="T152">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span></text:p>
      <text:p text:style-name="P66"><text:tab/>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61"><text:tab/><text:span text:style-name="T37">Und auch Dania zuckt auf, ihr Körper bäumt sich ein wenig, doch die Augen bleiben geschlossen, die Bewegungen gleichmäßig.</text:span></text:p>
      <text:p text:style-name="P66"><text:tab/>Varg lässt sich davon nicht stören und fährt fort, in ihn hineinzustoßen. Nach kurzer Zeit kommt auch Varg, und der Arsch des anderen füllt sich bis ins tiefe mit seinem Saft, als Varg über ihm kauert und sich an seinen Rücken schmiegt.</text:p>
      <text:p text:style-name="P61"><text:span text:style-name="T33"><text:tab/></text:span><text:span text:style-name="T37">Danias letzte Bewegungen erstarben, sie schmiegte sich nur an die Wand, entspannte ihre Glieder und schlug die Augen auf.</text:span></text:p>
      <text:p text:style-name="P61"><text:span text:style-name="T37"><text:tab/>In der Ferne sah sie drei Männer auf sich zukommen, </text:span><text:span text:style-name="T153">verdammt.</text:span><text:span text:style-name="T37">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61"><text:span text:style-name="T37"><text:tab/></text:span><text:span text:style-name="T38">Die drei Männer kamen näher, es waren Arghan, Varg und Joran. Sie gab sich betont gelassen und wartete, bis die drei die Hütte erreicht hatten.</text:span></text:p>
      <text:p text:style-name="P61"><text:span text:style-name="T38"><text:tab/>„</text:span><text:span text:style-name="T39">Guten Morgen, Dania!“ Joran war sichtlich erfreut, sie zu sehen. Varg sah etwas missmutig drein, er hatte mal erwähnt, dass ihm auf Kutschenfahrten schnell übel wurde. Arghan Howl war </text:span><text:soft-page-break/><text:span text:style-name="T39">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36"><text:tab/><text:span text:style-name="T154">Dania legte ihre Panik, ob sie erwischt worden war, schnell ab. Sie freute sich, dass endlich etwas passierte und sie Besuch bekam. „Schön, dass endlich jemand hier auftaucht! In diesem Provinznest langweilt man sich ja völlig zu Tode.“</text:span></text:p>
      <text:p text:style-name="P36"><text:tab/>„<text:span text:style-name="T155">Wir beschaffen dir schon bald etwas Arbeit.“ sagte Howl im vorbeigehen und öffnete die Tür zu der Hütte. Joran lächelte Dania abschließend zu und stieg mit hinab durch die Falltür. Varg zögerte.</text:span></text:p>
      <text:p text:style-name="P36"><text:tab/>„<text:span text:style-name="T155">Fangt schon mal ohne mich an“, rief er ihnen nach, „ich wäre gerne noch ein bisschen an der frischen Luft.“</text:span></text:p>
      <text:p text:style-name="P36"><text:tab/><text:span text:style-name="T155">Dania sah ihn mitleidig an. „Waren die Straßen wieder zu holprig?“ Varg verzog das Gesicht und setzte sich neben sie.</text:span></text:p>
      <text:p text:style-name="P36"><text:tab/>„<text:span text:style-name="T155">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36"><text:tab/><text:span text:style-name="T19">Das ist so typisch für Joran,</text:span><text:span text:style-name="T155"> dachte sie. </text:span><text:span text:style-name="T19">Er will ständig gutes tun, aber am Ende macht seine Wissenschaft nur alles unangenehmer und komplizierter. </text:span><text:span text:style-name="T155">Doch Varg schien nicht wirklich über Joran reden zu wollen.</text:span></text:p>
      <text:p text:style-name="P36"><text:tab/><text:span text:style-name="T156">Sie sprach ihn lieber auf seinen Alltag an. </text:span>„<text:span text:style-name="T155">Wie ist es im Orden? Hat sich etwas verändert, seit du nicht mehr so viel da bist? Wundert sich jemand?“</text:span></text:p>
      <text:p text:style-name="P36"><text:tab/>„<text:span text:style-name="T156">Ich denke nicht, dass jemand Verdacht schöpft. Immer mal wieder habe ich ja auch Erfolge. Zum Beispiel, als wir zwei neulich das Diebesversteck ausgehoben haben? Als wir…“ Er stockte kurz.</text:span></text:p>
      <text:p text:style-name="P36"><text:tab/>„<text:span text:style-name="T156">Ja ich erinnere mich“, unterbrach ihn Dania. „du hast ihnen das als Ermittlungserfolg verkauft? Wir haben da doch ein totales Chaos hinterlassen. Du hast ihnen doch nicht etwas alles von der Aktion...“</text:span></text:p>
      <text:p text:style-name="P36"><text:tab/>„<text:span text:style-name="T156">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36"><text:tab/><text:span text:style-name="T156">Dania stockte. „Oh. Ist so etwas nicht total ungewöhnlich?“</text:span></text:p>
      <text:p text:style-name="P36"><text:tab/>„<text:span text:style-name="T156">Nein, sie haben es nur für eine reinere Form von Brocken gehalten.“, beruhigte Varg sie. „Der Vorfall wurde unter 'Keine besonderen Vorkommnisse' abgeheftet.“</text:span></text:p>
      <text:p text:style-name="P36"><text:tab/><text:span text:style-name="T156">Dania zwinkerte ihm zu. „Also ich wüsste da ein besonderes Vorkommnis...“ doch sie brach ab, es war offensichtlich, dass Varg nicht darüber reden wollte.</text:span></text:p>
      <text:p text:style-name="P36"><text:tab/><text:span text:style-name="T157">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span></text:p>
      <text:p text:style-name="P36"><text:tab/><text:span text:style-name="T157">Dania zuckte mit den Schultern. „Die Leute, die wir umgebracht haben, waren nicht gerade die reinsten Engel. Lagon ist besser dran ohne sie.“</text:span></text:p>
      <text:p text:style-name="P36"><text:tab/><text:span text:style-name="T157">Varg wehrte ab. „Nein, das meine ich gar nicht. Egal. Ich fühle mich, als hätte ich etwas wieder gut zu machen, ich habe an J'zharr gesündigt.“</text:span></text:p>
      <text:p text:style-name="P36"><text:tab/><text:span text:style-name="T157">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span></text:p>
      <text:p text:style-name="P36"><text:tab/><text:span text:style-name="T157">Varg stieß ihre Hand fort, stand auf und spuckte auf den Boden. „Vergiss es. Lass uns runtergehen und etwas produktives tun. Die anderen beiden hecken sicher schon wieder etwas aus.“</text:span></text:p>
      <text:p text:style-name="P36"><text:tab/><text:span text:style-name="T20">Er weicht wieder einmal aus. Na gut, ich gebe ihm besser etwas Zeit. Er war wohl wieder zu lange im Orden…</text:span></text:p>
      <text:p text:style-name="P38"><text:tab/>Sie nickte zustimmend. Die beiden gingen in die Hütte, hoben die Falltür an und kletterten in den Keller, wo Arghan und Joran über kompliziert aussehenden Skizzen brüteten.</text:p>
      <text:p text:style-name="P36"><text:tab/>„<text:span text:style-name="T158">Ah, da seid ihr ja, unsere Lieblingsattentäter!“, sagte Arghan. „kommt her, wir haben zu tun.“</text:span></text:p>
      <text:p text:style-name="P36"><text:soft-page-break/><text:tab/>„<text:span text:style-name="T158">Wer ist denn als nächstes auf der Liste?“, fragte Varg.</text:span></text:p>
      <text:p text:style-name="P36"><text:tab/>„<text:span text:style-name="T158">Ihr müsst zum Glück erstmal niemanden ermorden“, sagte Joran. „Marcin hat ein paar andere Möglichkeiten offengelegt, wie wir vorankommen.“</text:span></text:p>
      <text:p text:style-name="P37"><text:tab/>„<text:span text:style-name="T158">Das kann aber etwas schwieriger als Mord werden, Tote reden nicht, also lasst die Finger von euren Klingen“, witzelte Arghan.</text:span></text:p>
      <text:p text:style-name="P82"><text:span text:style-name="T95"><text:tab/>Mord? Die stellen sich das aber </text:span><text:span text:style-name="T96">einfach</text:span><text:span text:style-name="T95"> vor. Diese Stümper. Nun, man kann ihnen kaum vorwerfen, dass sie noch nie jemanden getötet haben.</text:span></text:p>
      <text:p text:style-name="P82"><text:span text:style-name="T95"><text:tab/></text:span><text:span text:style-name="T159">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span></text:p>
      <text:p text:style-name="P85"><text:tab/>Die Männer, die sie getötet hatte, waren ihr noch gut im Gedächtnis. Gabor, Kenin, Darn, Hakun, und all die anderen, deren Namen sie nicht einmal kannte – und Namen nie wieder eine Rolle spielen würden.</text:p>
      <text:p text:style-name="P87"><text:tab/>Blut gäbe einen schönen Nagellack ab. Ich sollte das tragen, als geheimes Symbol meiner Macht, das nur ich verstehe.</text:p>
      <text:p text:style-name="P82"><text:span text:style-name="T21"><text:tab/></text:span><text:span text:style-name="T159">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span></text:p>
      <text:p text:style-name="P87"><text:tab/>Verdammt, schon das mit Gabor hätte ganz anders laufen können. Und dann stände ich wohl kaum heute hier und würde mit diesen Männern reden.</text:p>
      <text:p text:style-name="P82"><text:span text:style-name="T21"><text:tab/></text:span><text:span text:style-name="T159">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span></text:p>
      <text:p text:style-name="P85"><text:tab/>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88"><text:tab/>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82"><text:span text:style-name="T22"><text:tab/></text:span><text:span text:style-name="T160">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span></text:p>
      <text:p text:style-name="P86"><text:tab/>Nun, ein paar dieser Leute hatte sie wohl höchstpersönlich umgebracht. Kenin und Darn hätten sie wohl eher gebraucht, als ihnen bewusst gewesen war, und Hakun wäre ihr definitiv ein guter Arbeitgeber gewesen.</text:p>
      <text:p text:style-name="P88"><text:tab/>Zu den Inquisitoren kann ich nicht gehen. Zu viel meiner Arbeit beruht darauf, dass ich Magie und weibliche Reize einsetze – darauf würde sich nicht einmal ein Inquisitor einlassen, der scheinheilig genug ist, sich eine Attentäterin zuzulegen. Thorn ist hier wohl eine prominente Ausnahme, aber genau weil er ein Ausnahme-Inquisitor ist, ist er wohl auch nicht mehr im Orden.</text:p>
      <text:p text:style-name="P82"><text:span text:style-name="T22"><text:tab/></text:span><text:span text:style-name="T160">Auch im großen Rest der Leute von Lagon war Magie wohl noch ein zu großes Tabu – anders konnte sie sich nicht erklären, dass Varg und sie mit diesen Taktiken so viel Erfolg hatten. Bor </text:span><text:soft-page-break/><text:span text:style-name="T160">musste wohl erst noch ein bisschen in Mode kommen, bis ihr Alleinstellungsmerkmal marktfähig wäre.</text:span></text:p>
      <text:p text:style-name="P86"><text:tab/>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86"><text:tab/>Arghan war die perfekte Wahl, sie arbeitete ja bereits mit ihm zusammen, und beide wussten, das der jeweils andere Dreck am Stecken hatte. Niemand würde wollen, dass die Geheimnisse des jeweils anderen ans Licht kamen.</text:p>
      <text:p text:style-name="P82"><text:span text:style-name="T97"><text:tab/>Sie könnte wohl auch weiter mit Joran zusammenarbeiten, und</text:span><text:span text:style-name="T98">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82"><text:span text:style-name="T98"><text:tab/>„</text:span><text:span text:style-name="T99">Verstanden, Dania?“ Sie schreckte aus ihren Gedanken auf. Die drei starrten sie an.</text:span></text:p>
      <text:p text:style-name="P39"><text:tab/>„Dabei ist sie doch gerade nüchtern“, witzelte Arghan.</text:p>
      <text:p text:style-name="P39"><text:tab/>Dania ging nicht darauf ein. „Äh, tut mir leid, ich war abgelenkt. Was soll ich tun?“</text:p>
      <text:p text:style-name="P39"><text:tab/>Joran lächelte sie an. „Dich in ein Haus schleichen und versuchen, etwas über den Bewohner herauszufinden. Er treibt Unzucht mit Männern. Und du sollst einen stichfesten Beweis finden, damit wir ihn damit erpressen können.“</text:p>
      <text:p text:style-name="P82"><text:span text:style-name="T99"><text:tab/></text:span><text:span text:style-name="T96">Er steht auf Männer? Das könnte genau der Fall sein, bei dem ich meine Tricks nicht werde anwenden können.</text:span></text:p>
      <text:p text:style-name="P39"><text:tab/>Dania zuckte mit den Schultern. „Ich bräuchte ein paar Bor-Mischungen dafür, denke ich. Und das da ist der Grundriss seines Hauses?“</text:p>
      <text:p text:style-name="P82"><text:span text:style-name="T99"><text:tab/>Joran nickte. „Er ist Hauptmann der </text:span><text:span text:style-name="T100">Miliz</text:span><text:span text:style-name="T99">, das heißt, es wird ein paar Alarmanlagen und Wachen geben. </text:span><text:span text:style-name="T100">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40"><text:tab/>Varg grinste. Er verstand das wohl als Kompliment. Die Novizen konkurrierten mit der Miliz um die Autorität in der Stadt, und er hatte nicht viel für sie übrig.</text:p>
      <text:p text:style-name="P40"><text:tab/>„In Ordnung, wenn du mich gut ausstattest, sollte das kein Problem sein. Nach was für einem Beweis suche ich denn?“</text:p>
      <text:p text:style-name="P40"><text:tab/>„Bilder, verdächtige Abrechnungen, ein Tagebuch vielleicht. Du findest schon etwas.“</text:p>
      <text:p text:style-name="P40"><text:tab/>Dania nickte. „Wie ein Tagebuch aussieht, weiß ich. Wann geht es los?“</text:p>
      <text:p text:style-name="P82"><text:span text:style-name="T100"><text:tab/>Varg meldete sich zu Wort. „Ich brauche noch </text:span><text:span text:style-name="T101">eine Nacht</text:span><text:span text:style-name="T100">, ich muss heute Nacht etwas für den Orden erledigen. Wir können uns morgen Abend bei seinem Haus treffen. Wischen wir dieser Schwuchtel eins aus.“ Dania stimmte dem zu. </text:span><text:span text:style-name="T101">Joran gab noch zu Bedenken, dass er zwei Tage benötigte, um die nötigen Pulver zusammenzumischen, aber schon alle Zutaten hier hatte.</text:span></text:p>
      <text:p text:style-name="P82"><text:span text:style-name="T100"><text:tab/>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101">alles zusammen?“</text:span></text:p>
      <text:p text:style-name="P41"><text:tab/>Joran nickte. Varg und Arghan gingen, während Dania nochmal über die Pläne beugte. Doch kurz danach viel ihr noch etwas ein, und sie kletterte nach draußen, um den beiden noch nachzueilen. Sie holte Arghan kurz vor der Kutsche ein.</text:p>
      <text:p text:style-name="P41"><text:tab/>„Mr. Howl, warten Sie kurz. Ich wollte Sie noch etwas fragen.“</text:p>
      <text:p text:style-name="P41"><text:tab/>Varg und Arghan hielten an und drehten sich zu ihr. „Ja, was ist?“</text:p>
      <text:p text:style-name="P41"><text:tab/>„Thorn lastet mich nicht gerade aus, und ich werde hier nur in Brocken bezahlt. Sie haben doch sicher noch andere Probleme als nur diese kleine Intrige, und können sich jemand wie mich auch leisten, nicht wahr?“</text:p>
      <text:p text:style-name="P41"><text:tab/>Arghan nickte zögernd.</text:p>
      <text:p text:style-name="P41"><text:tab/>Dania fuhr fort. „Nun, benötigen Sie meine Dienste? Ich bin gut, und bei der Arbeit nicht auf Bro<text:soft-page-break/>cken. Sie können sich auf meine Arbeit verlassen, Sie sehen ja, was wir in so kurzer Zeit geschafft haben. Und ich weiß bereits genug über Sie, dass Sie mir sowieso mit ihrer schmutzigen Wäsche vertrauen müssen.“</text:p>
      <text:p text:style-name="P41"><text:tab/>Arghan schaute zu Boden und überlegte kurz. „Ich behalte es im Hinterkopf. Wenn ich dich einmal brauche, lasse ich es dich wissen. Die Bezahlung wird angemessen sein.“</text:p>
      <text:p text:style-name="P41"><text:tab/>Dania bedankte sich, umarmte Varg zum Abschied und ging zurück zur Hütte, während die beiden Männer hinter ihr in die Kutsche stiegen. Im Labor war Joran schon wieder am arbeiten. Dania sah ihm eine Weile schweigend zu.</text:p>
      <text:p text:style-name="P41"><text:tab/>Sie hielt die Stille jedoch nicht lange aus. Ihr war heute schon lange genug langweilig gewesen. „Ich hoffe nur, ich finde einen Beweis, und erkenne ihn auch. Ich kann doch nicht einmal lesen.“</text:p>
      <text:p text:style-name="P82"><text:span text:style-name="T101"><text:tab/>Ohne den Blick von seiner Arbeit zu nehmen, fragte Joran ungläubig nach. „Du kannst nicht lesen? </text:span><text:span text:style-name="T102">Hattet ihr keine Schulen im siebten Bezirk?“</text:span></text:p>
      <text:p text:style-name="P42"><text:tab/>Dania schnaubte. „Ich hatte nie Zeit, hinzugehen. Mein Vater ließ mich betteln oder stehlen, und betrank sich dann von dem, was ich bekam. Alles was ich weiß, hat er mir beigebracht oder musste ich auf der Straße selbst lernen, bis ihr mir Unterricht in der Kunst des Tötens gegeben habt.“</text:p>
      <text:p text:style-name="P82"><text:span text:style-name="T102"><text:tab/>Joran schüttelte den Kopf, sah sich aber nicht zu ihr um. „Dann hätte ich dir wohl zuerst </text:span><text:span text:style-name="T103">lesen beibringen sollen. So etwas ist wichtig! Wenn man einmal lesen gelernt hat, fällt der ganze Rest sofort viel leichter. Vielleicht sollte ich dich erst einmal in unsere Schule stecken, wenn das alles hier vorbei ist.“</text:span></text:p>
      <text:p text:style-name="P43"><text:tab/>Dania schnaubte. „Niemand steckt mich in eine Schule, wenn schon, dann gehe ich selbst dahin. Ich arbeite lieber, als zu lernen. Da bin ich meine eigene Herrin.“</text:p>
      <text:p text:style-name="P43"><text:tab/>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3"><text:tab/>Dania lachte verächtlich. „Ein normales Leben? Diese Chance hatte ich nie. Was gehört denn alles zu einem normalen Leben?“</text:p>
      <text:p text:style-name="P43"><text:tab/>„Naja, eine stabile Arbeit, sodass man sich ohne größere Risikos einen Lebensunterhalt verdienen kann, Freunde, die einen unterstützen können und für die man da ist, eine Familie...“</text:p>
      <text:p text:style-name="P82"><text:span text:style-name="T103"><text:tab/>„Auf eine Familie kann ich gut und gerne verzichten. </text:span><text:span text:style-name="T104">Freunde hatte ich nie.</text:span><text:span text:style-name="T103"> Und </text:span><text:span text:style-name="T104">was ich tue, macht mir Spaß</text:span><text:span text:style-name="T103">. Attentäterin zu sein ist die erste Arbeit, auf die ich so etwas wie stolz sein kann. Ich bin unabhängig, muss meinen Körper nicht verkaufen, </text:span><text:span text:style-name="T104">und… und ich mag es, mit Varg und dir zu arbeiten.“</text:span></text:p>
      <text:p text:style-name="P44"><text:tab/>Jetzt hielt Joran beim mischen inne. „Du… oh. Danke!“ er sah ziemlich verwirrt aus, als wüsste er nicht so recht, wie er das einordnen sollte.</text:p>
      <text:p text:style-name="P45"><text:tab/>Dania lächelte und trat neben ihn. Sie legte ihm eine Hand auf den Rücken. „Ja, ich mag dich, und Varg auch. Ich glaube tatsächlich, euch beide würde ich meine Freunde nennen.“</text:p>
      <text:p text:style-name="P45"><text:tab/>Joran drehte seinen Kopf leicht zu ihr. Er legte den Stößel weg, den er gerade in der Hand hatte.</text:p>
      <text:p text:style-name="P83"><text:span text:style-name="T104"><text:tab/>Dania redete weiter. „Ihr beiden seid die ersten, die ich so bezeichnen würde. Natürlich gab es immer Leute in meinem Alter in meinem Viertel, aber da kam es sehr stark darauf an, wer den Kunden bekommen hat, wer das Almosen bekam und wer nicht, und so konnte ich sie nie als Freunde sehen. </text:span><text:span text:style-name="T105">Ich bin ziemlich froh, euch getroffen zu haben.</text:span><text:span text:style-name="T104">“ Sie nahm die Hand von Jorans Rücken.</text:span></text:p>
      <text:p text:style-name="P84"><text:span text:style-name="T104"><text:tab/></text:span><text:span text:style-name="T105">Joran taute</text:span><text:span text:style-name="T104"> wieder auf. Er schwieg noch etwas, dann setzte er an. </text:span></text:p>
      <text:p text:style-name="P84"><text:span text:style-name="T104"><text:tab/>„Du bist die erste, die mehr in mir sieht als den seltsamen Freak, der mit seinen Büchern redet. Die nicht sofort </text:span><text:span text:style-name="T105">die Nase rümpft, wenn ich den Raum betrete.“ er schwieg kurz, und schien sich etwas Mut zusammenzunehmen.</text:span></text:p>
      <text:p text:style-name="P46"><text:tab/>„Danke“, sagte er.</text:p>
      <text:p text:style-name="P47"/>
      <text:h text:style-name="P215" text:outline-level="1"><text:bookmark-start text:name="__RefHeading___Toc7112_1886493331"/><text:soft-page-break/>Thorn – wird zum Ratsmitglied ernannt, plant mit Marcin und Arghan die Machtergreifung, Arghan erzählt ihm von Danias Anfrage<text:bookmark-end text:name="__RefHeading___Toc7112_1886493331"/></text:h>
      <text:p text:style-name="P13"/>
      <text:p text:style-name="P13"><text:tab/><text:span text:style-name="T163">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13"><text:tab/><text:span text:style-name="T23">Ein Raum, der meiner würdig ist, und der Zukunft, die ich dieser Stadt bringe.</text:span></text:p>
      <text:p text:style-name="P48"><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15"><text:span text:style-name="T82"><text:tab/></text:span><text:span text:style-name="T164">Und noch war seine neue Position keinesfalls gesichert.</text:span></text:p>
      <text:p text:style-name="P15"><text:tab/>„<text:span text:style-name="T164">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15"><text:tab/><text:span text:style-name="T165">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15"><text:tab/>„<text:span text:style-name="T165">Wundert es euch nicht, dass -“, setzte ein anderes Ratsmitglied an, ein etwas älterer, fragil wirkender Herr, wurde jedoch vom Patrizier unterbrochen, der die Sitzungsleitung innehatte.</text:span></text:p>
      <text:p text:style-name="P15"><text:tab/>„<text:span text:style-name="T165">Ihnen wurde das Rederecht nicht erteilt. Stellen sie einen diesbezüglichen Antrag auf Rederecht beim Ratspräsidiumskomitee und ihnen wird das Wort erteilt.“</text:span></text:p>
      <text:p text:style-name="P15"><text:tab/><text:span text:style-name="T165">Ratsinquisitor Callen, der Rederecht zu haben schien, sprang ein und vollendete die Frage. </text:span>„<text:span text:style-name="T165">Ist es für niemanden hier beunruhigend, dass zwei der Unterschriften auf dem Formular auf eine Zeit datiert wurden, bevor dieser Platz im Rat überhaupt frei wurde? Zwei der Unterstützer scheinen vor Hakuns Tod unterschrieben -“</text:span></text:p>
      <text:p text:style-name="P15"><text:tab/><text:span text:style-name="T165">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15"><text:tab/><text:span text:style-name="T24">Ich hoffe, ich werde mich auch weiter nicht </text:span><text:span text:style-name="T25">all zu sehr</text:span><text:span text:style-name="T24"> mit diesen Formalien beschäftigen müssen. Ich habe ja wohl dringenderes zu tun als Satzungen nach Schwächen und Fehlern zu durchsuchen. </text:span><text:span text:style-name="T84">Thorn wurde immer ungeduldiger, je länger das Verfahren dauerte. </text:span><text:span text:style-name="T32">Aber wenn ich mich dafür nicht zusammenreißen kann, dürfte es auch mit dem Rest der Privilegien und Chancen, die mit dem Amt verbunden sind, schlecht aussehen...</text:span></text:p>
      <text:p text:style-name="P16"><text:tab/><text:span text:style-name="T166">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text:span><text:soft-page-break/><text:span text:style-name="T166">nur ein „Ratsinquisitor Callen, wenn ich bitten darf!“ einwerfen konnte. </text:span></text:p>
      <text:p text:style-name="P49"><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16"><text:tab/>„<text:span text:style-name="T166">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16"><text:tab/><text:span text:style-name="T167">Damit verschwand der Beamte wieder hinter den Pulten, von denen aus das Ratspräsidiumskomitee sein Werk tat, um die Ratssitzungen zu verwalten und zu gewährleisten, dass die Mühlen der Bürokratie möglichst geräuschlos arbeiteten.</text:span></text:p>
      <text:p text:style-name="P16"><text:tab/>„<text:span text:style-name="T167">Wir haben noch die Frage der Ämterkumulation zu klären, Ihr seid bereits Magister des achten Bezirks, nicht wahr? Ist die Versammlung einverstanden, wenn Herr von Hartlingen beide Ämter gleichzeitig innehält?“</text:span></text:p>
      <text:p text:style-name="P16"><text:tab/><text:span text:style-name="T167">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16"><text:tab/><text:span text:style-name="T167">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16"><text:tab/><text:span text:style-name="T167">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16"><text:tab/><text:span text:style-name="T167">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16"><text:tab/><text:span text:style-name="T26">Ein Mann mit Idealen würde nun vielleicht darüber nachdenken, wie die ganze Stadt einst so aussehen sollte – ich muss mir so etwas nicht vorlügen. Schön ist es hier, und schön werde ich es hier </text:span><text:soft-page-break/><text:span text:style-name="T26">haben.</text:span></text:p>
      <text:p text:style-name="P50"><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allerdings für ein letztes Mal schwitzen und konspirative Gespräche führen.</text:p>
      <text:p text:style-name="P16"><text:tab/><text:span text:style-name="T168">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16"><text:tab/>„<text:span text:style-name="T169">Gut gemacht, heute im Rat“, begrüßte er Arghan. „Ich musste ja nicht ein Wort der Bewerbung sagen. Wie hast du andere Bewerber verhindert? Und du, Marcin, gibt’s was neues aus deinen Bezirken?“</text:span></text:p>
      <text:p text:style-name="P16"><text:tab/><text:span text:style-name="T169">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16"><text:tab/><text:span text:style-name="T170">Marcin schaute auf den Boden, während Thorn sich seines Anzugs entledigte. Auf seinem Schoß hatte er ein weißes Handtuch drapiert – die Falten, die es warf, sahen so zufällig aus, dass sie schon fast absichtlich so angeordnet zu sein schienen.</text:span></text:p>
      <text:p text:style-name="P16"><text:tab/>„<text:span text:style-name="T170">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16"><text:tab/>„<text:span text:style-name="T170">Oh, du weißt schon, dass ich jetzt nicht mehr Magister bin, oder? Wir werden einiges an direkter Kontrolle im achten Bezirk verlieren.“ Thorn setzte sich hin.</text:span></text:p>
      <text:p text:style-name="P16"><text:tab/><text:span text:style-name="T170">Marcin schaute wieder auf. </text:span>„<text:span text:style-name="T170">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16"><text:tab/><text:span text:style-name="T170">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16"><text:tab/>„<text:span text:style-name="T170">Das sind gravierende Probleme, die wir eigentlich vermeiden können sollten. Haben wir nicht noch einen loyalen Mann, den wir auf den Posten setzen könnten?“</text:span></text:p>
      <text:p text:style-name="P16"><text:tab/>„<text:span text:style-name="T170">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16"><text:tab/>„<text:span text:style-name="T170">Wie, sie hat dich nach Arbeit gefragt? Worum ging es genau?“</text:span></text:p>
      <text:p text:style-name="P16"><text:tab/>„<text:span text:style-name="T170">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16"><text:tab/><text:span text:style-name="T27">Was? Ist sie verrückt? Mit ihrem Wissen über meine Machenschaften, erwägt sie es wo anders zu arbeiten? Nicht, dass dieses Mädchen mir noch gefährlich werden kann… bei J'zharr, diese Hure ist wirklich unberechenbar.</text:span></text:p>
      <text:p text:style-name="P51"><text:tab/>„Dreckige Wäsche, ja? Hat sie es formuliert wie, naja, wie eine versteckte Drohung?“</text:p>
      <text:p text:style-name="P16"><text:tab/><text:span text:style-name="T170">Arghan wurde unruhig. </text:span>„<text:span text:style-name="T170">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16"><text:soft-page-break/><text:tab/><text:span text:style-name="T171">„Ja, allerdings. Sie kommt dafür nicht in Frage, der Rat würde sich nie von einer solchen Person überzeugen lassen. Eine Frau in politischen Ämtern, jaja. Das hat Lagon noch nicht gesehen!“</text:span></text:p>
      <text:p text:style-name="P16"><text:tab/><text:span text:style-name="T171">Marcin und Arghan stimmten in sein Gelächter mit ein. Thorn ging die Sache mit Dania jedoch nicht aus dem Kopf. </text:span><text:span text:style-name="T28">Dass ich wirklich dachte, ich könnte sie kontrollieren… aber bei solchen Junkies kann man eben nie wissen. </text:span><text:span text:style-name="T171">Er wischte den Gedanken beiseite.</text:span></text:p>
      <text:p text:style-name="P52"><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52"><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18"><text:tab/>„<text:span text:style-name="T171">Was? Du willst ernsthaft mit Wasser arbeiten? Das ist ja widerlich.“ Marcin rümpfte die Nase. Thorn schaute nur etwas irritiert, was Arghan da vorzuschlagen schien.</text:span></text:p>
      <text:p text:style-name="P18"><text:tab/>„<text:span text:style-name="T171">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18"><text:tab/><text:span text:style-name="T171">Marcin wurde das zu bunt. </text:span>„<text:span text:style-name="T171">Ja, deswegen sind wir ja auch Menschen und keine Tiere. Wir haben eben Verstand.“</text:span></text:p>
      <text:p text:style-name="P18"><text:tab/>„<text:span text:style-name="T171">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18"><text:tab/><text:span text:style-name="T171">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17"><text:tab/><text:span text:style-name="T171">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17"><text:tab/><text:span text:style-name="T172">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17"><text:tab/><text:span text:style-name="T172">Marcin stimmte zu. „Ja, da könnt ihr beschließen, so viel ihr wollt – die Macht in Lagon liegt wo anders. Und leider auch nicht vollständig bei den Dieben, wir müssen uns ja auch verstecken.“</text:span></text:p>
      <text:p text:style-name="P17"><text:tab/><text:span text:style-name="T172">Thorn nickte. „Und zwar vor den Leuten des Ordens – und vor den Milizen. Deswegen führt langfristig kein Weg daran vorbei, dass wir das Patriziat unter unsere Kontrolle kriegen.“</text:span></text:p>
      <text:p text:style-name="P17"><text:tab/><text:span text:style-name="T172">Arghan lachte auf. „An Ambitionen mangelt es dir freilich nicht. Also, was schlägst du vor?“</text:span></text:p>
      <text:p text:style-name="P17"><text:tab/>„<text:span text:style-name="T172">Der Patrizier hat in erster Linie drei Vorteile: er bestimmt über die Bezirke und damit über die </text:span><text:soft-page-break/><text:span text:style-name="T172">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17"><text:tab/><text:span text:style-name="T172">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17"><text:tab/>„<text:span text:style-name="T172">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17"><text:tab/>„<text:span text:style-name="T172">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17"><text:tab/>„<text:span text:style-name="T173">Und was diese Hauptleute betrifft,“, sagte Marcin und knackste mit den Fingerknöcheln. „überlasst das einfach mir.“</text:span></text:p>
      <text:p text:style-name="P17"/>
      <text:h text:style-name="Heading_20_1" text:outline-level="1"><text:bookmark-start text:name="__RefHeading___Toc10947_1886493331"/>Marcin – trifft sich mit Dragan privat, es wird romantisch, keiner traut sich klar zu reden, Dragan muss auf die Toilette <text:span text:style-name="T173">(Formatierung)</text:span><text:bookmark-end text:name="__RefHeading___Toc10947_1886493331"/></text:h>
      <text:p text:style-name="P17"/>
      <text:p text:style-name="P90">Marcin fragte sich nach wie vor, ob es wirklich eine gute Idee war, sich mit Dragan zu treffen. <text:span text:style-name="T173">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91">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134">Zu lange habe ich das gedacht. Ich habe genug. So kann man doch nicht leben, als vollkommen leere Hülle. Auch wenn niemand das merken darf, ich bin ein Mensch und ich habe menschliche Bedürfnisse.</text:p>
      <text:p text:style-name="P134"><text:span text:style-name="T33">Dieser Sinneswandel war nicht allzu lange her – es hatte Klick gemacht, als er mit Dragan in die</text:span><text:soft-page-break/><text:span text:style-name="T33">sem Café gesessen war und seinen Schritt – </text:span>Das ist nichts, womit ich mich jetzt ablenken sollte.</text:p>
      <text:p text:style-name="P92">Er ging durch die Straßen des <text:span text:style-name="T174">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93">Er konnte es gar nicht erwarten, Dragans Haus näherzukommen. Für zögern war es nun eh zu spät. Er würde diesen Sprung ins kalte Wasser wagen.</text:p>
      <text:p text:style-name="P93">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93">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93">Da war er an der Tür angekommen, die sich halb einschüchternd, halb einladend vor ihm aufbaute. Sie hatte zwei Flügel, was für Marcin ein ungewohnter Anblick war. In seiner Unkenntnis, ob das auch technischer Schnickschnack oder einfach nur <text:span text:style-name="T175">ein Klotz Holz zum schön anschauen, entschied er sich dafür sie einfach zu bewundern. Und anzuklopfen.</text:span></text:p>
      <text:p text:style-name="P94">Er hörte schwere Schritte hinter der Tür. Der rechte Flügel schwang auf. Dragan blickte ihn an, sein markantes, glattrasiertes Gesicht versuchte ein Lächeln, als wäre es solchen Luxus nicht gewohnt.</text:p>
      <text:p text:style-name="P94">„Komm herein, ich habe dich schon erwartet,“ sagte er, trat zur Seite und bedeutete ihm, einzutreten.</text:p>
      <text:p text:style-name="P94">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94">Dragan geleitete ihn in ein offenes Zimmer, dass er wohl für Empfänge benutzte. Bedienstete waren keine zu sehen. Darüber war Marcin froh, Dragan schien von derselben Notwendigkeit für Diskretion auszugehen wie er.</text:p>
      <text:p text:style-name="P94">„<text:span text:style-name="T176">Keine Bediensteten, hm? Ich dachte, du kommandierst gerne?“ Marcin nutzte den Gedanken für eine Gesprächseröffnung.</text:span></text:p>
      <text:p text:style-name="P94">„<text:span text:style-name="T176">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94">„<text:span text:style-name="T176">Wein wäre mir fast lieber, wenn du so etwas hast. Trinke ich selten genug. Und ihr habt sicher besseren hier, als in unseren Gassen...“ Marcin grinste.</text:span></text:p>
      <text:p text:style-name="P95">Dragan nickte. „Das klingt nach einer guten Idee.“ er verschwand in einem Gang und kehrte kurz darauf mit einer Flasche und zwei Gläsern zurück.</text:p>
      <text:p text:style-name="P95">Marcin lehnte sich zurück, während Dragan ihre Gläser füllte. „<text:span text:style-name="T177">S</text:span>o lässt es sich leben! Könnte mir gefallen hier. Wen musstest du alles ermorden und ausrauben, um hier zu landen?“</text:p>
      <text:p text:style-name="P95">Dragan lachte. „<text:span text:style-name="T177">D</text:span>ie Miliz tut so etwas doch nicht, wir sind <text:span text:style-name="T177">die guten, wusstest du das nicht?“</text:span></text:p>
      <text:p text:style-name="P96">„Erzähl das mal den Opfern,“ schnaubte Marcin, „wer keine Steuern zahlen will oder gegen eure Gesetze verstößt ist da ganz schnell anderer Meinung...“ <text:span text:style-name="T1">Hm, sollte ich das Thema wirklich anschneiden?</text:span></text:p>
      <text:p text:style-name="P96">Dragan kam ihm zuvor. „Ich würde nur ungern über die Arbeit reden heute... es lebt sich schon schwer genug mit solchen Zweifeln.“</text:p>
      <text:p text:style-name="P96">Da musste Marcin ihm zustimmen, ein Leben an der Waffe wurde durch moralische Bedenken nicht unbedingt angenehmer. Er nahm einen Schluck von seinem Wein. „Und ist dieser Luxus der <text:soft-page-break/>Grund, warum <text:span text:style-name="T178">du dich für die Miliz entschieden hast?“ Marcin interessierte sich nur selten für andere Menschen und ihre Entscheidungen, und er musste feststellen, dass er sich über so etwas tatsächlich noch nie Gedanken gemacht hatte.</text:span></text:p>
      <text:p text:style-name="P97">Dragan verzog den Mund. „Nein, dafür hätte ich nicht zur Miliz gemusst. Meine Eltern hätten mir damals durchaus auch andere Wege ermöglicht... <text:span text:style-name="T179">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97">Marcins Grinsen wurde breiter. „Den Teil von dir, den niemand sehen darf? Schon absurd, dass sie töten eher akzeptieren als manche Formen der Liebe. Aber stimmt, in der Wache ist es leichter, mit so etwas davonzukommen, oder?“</text:p>
      <text:p text:style-name="P98">„Man wird sogar dazu ermuntert,“ sagte Dragan, ihm zuzwinkernd. „Alles was recht ist, um Männer dazu zu bringen, für den eigenen Zweck zu kämpfen.“</text:p>
      <text:p text:style-name="P98">„Die ganzen jungen Männer, mit denen man sich umkleidet, haben sicher auch nicht geschadet.“</text:p>
      <text:p text:style-name="P98">Dragan lachte. „Das war vielleicht ein unbewusstes Argument... wie ist das denn bei den Dieben, bist du auch deswegen zu denen?“</text:p>
      <text:p text:style-name="P98">„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98">„Es ist schwer, Freunde sterben zu sehen... das kenne ich...“ Dragan legte mitfühlend eine Hand auf sein Knie.</text:p>
      <text:p text:style-name="P98">Marcin schnaubte. „Und gut die Hälfte davon auch noch durch meine eigene Hand. Es ist vor allem schwer, Freunde zu bleiben, wenn man niemandem trauen kann.“</text:p>
      <text:p text:style-name="P135">Seltsam, er nimmt seine Hand nicht von meinem Knie, nicht einmal nach solch einer Offenbarung? Das müsste mich jetzt misstrauisch machen, oder nicht?</text:p>
      <text:p text:style-name="P107">Dragan schaute zu Boden. „Dafür kann man kaum dich verantwortlich machen. Ich weiß, wie es ist, seine Tarnung auf jeden Fall aufrecht erhalten zu müssen. Egal, welches Opfer man dafür bringen muss.“</text:p>
      <text:p text:style-name="P107">Marcin wollte ausspucken, aber erinnerte sich noch rechtzeitig daran, dass sich das in noblen Häusern wie diesem nicht gehörte. „Ich habe es so satt. Eine Welt, in der wir uns nicht mehr verstecken müssten... dafür würde ich gerne töten.“</text:p>
      <text:p text:style-name="P107">Dragan schnaubte. „Keine Chance. Versuch doch mal zu schreien: 'Ja, ich stehe auf Männer!' In der nächsten Sekunde sind die verdammten Inquisitoren mit ihren Flammensplittern da und reinigen dich zu purer, reiner Asche. Hast du das schon einmal mit angesehen?“ </text:p>
      <text:p text:style-name="P107">Marcin schüttelte den Kopf. „Die Drohung ist so schon real genug. Ich wache jeden morgen mit der Angst auf, dass einer meiner Ex-Typen dem Verhör nicht stand gehalten hat und meinen Namen herausposaunt hat.“</text:p>
      <text:p text:style-name="P107">Dragan leerte sein Glas in einem Zug und füllte sich direkt nach. „Trinken wir – auf eine Welt, in der wir uns nicht mehr verstecken müssen.“</text:p>
      <text:p text:style-name="P136">Oh ja.<text:span text:style-name="T33">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136"><text:span text:style-name="T33">Doch jetzt merkte er, wie locker er sich in Dragans Gegenwart fühlte. </text:span><text:span text:style-name="T40">So unterschiedlich waren sie sich nicht, auch wenn sie auf verschiedenen Seiten kämpften. Und sie teilten ein Geheimnis, das sie zusammenschweißte wie keine ihrer Waffenbrüder.</text:span></text:p>
      <text:p text:style-name="P108">Dragan erhob sich. „Ich geh mal pissen. Bin gleich wieder da.“</text:p>
      <text:p text:style-name="P108">Marcin lehnte sich zurück und genoss das Schauspiel, dass sein Hintern beim weggehen bot.</text:p>
      <text:p text:style-name="P137"/>
      <text:h text:style-name="P218"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137"/>
      <text:p text:style-name="P108">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108">Doch konnte er dem Dieb trauen?</text:p>
      <text:p text:style-name="P137">Verdammt, er hat sogar selbst gesagt, dass er schon eigene Freunde umgebracht hat. Bestimmt war er nicht jedes mal der Verratene, der moralischste ist er ja nicht gerade. Gut möglich, dass mir das eines Tages auch passiert.</text:p>
      <text:p text:style-name="P137"><text:span text:style-name="T33">Doch warum sagte er das dann so offen? </text:span><text:span text:style-name="T41">War das eine Masche? Wollte er gefährlich wirken? Nun, das war ihm gelungen. Dragan konnte nicht leugnen, dass ihn solche Geschichten nicht nur unangenehm berührten. Es lag vielmehr eine ganz eigene Faszination darin.</text:span></text:p>
      <text:p text:style-name="P109">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138">Zu dumm, dass ich mir meine verborgene Klinge nicht gleich umgeschnallt habe<text:span text:style-name="T33">, dachte Dragan. Aber er wollte Marcin erst einmal ohne solche Dinge begegnen, und hatte seinen Mut zusammengenommen. Er hatte ihm diese Chance aus bestem Wissen gegeben. </text:span>Und jetzt fühle ich mich nicht mehr sicher genug, um sie zu behalten?</text:p>
      <text:p text:style-name="P138"><text:span text:style-name="T33">Er nahm die Hand von der Klinke und ging in sein Schlafzimmer. </text:span><text:span text:style-name="T45">Er konnte nichts sehen, also zündete er die Kerze auf dem Nachttisch an. Da endlich sah er </text:span><text:span text:style-name="T33">das bereitliegende Holster samt Dolch, </text:span><text:span text:style-name="T45">nahm es</text:span><text:span text:style-name="T33">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138">Wahrscheinlich nicht einmal mit mir.</text:p>
      <text:p text:style-name="P138"><text:span text:style-name="T33">War es gefährlich, dass er bei dem Dieb so schwach wurde? Einmal hatte dieser seine offensichtliche Schwäche bereits ausgenutzt, </text:span><text:span text:style-name="T42">und Dragan schätzte Marcin klug und erfahren genug ein, sich die Stelle zu merken, und immer wieder darauf einzustechen, wenn es ihm nützlich wäre.</text:span></text:p>
      <text:p text:style-name="P139">Wenn er nur andere Stellen genauso gewissenhaft mit seinen Stichen bedachte.</text:p>
      <text:p text:style-name="P99">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99">Er holte seinen Schwanz heraus. Es war nicht einfach zu pinkeln, halbsteif wie er durch seine Fantasien war. Dragan fluchte, halb über den störenden Umstand, halb darüber, dass er sich nicht kontrollieren konnte.</text:p>
      <text:p text:style-name="P139">Ruhig. So geht das nicht. </text:p>
      <text:p text:style-name="P99">Er atmete tief durch. Und fasste einen Entschluss.</text:p>
      <text:p text:style-name="P139">Wenn das der einzige Weg ist, soll es eben so sein.</text:p>
      <text:p text:style-name="P139"><text:span text:style-name="T33">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text:span><text:soft-page-break/><text:span text:style-name="T33">das Bad.</text:span></text:p>
      <text:p text:style-name="P99">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99">Dragan stützte sein Knie auf dem Sofa ab. Seine rechte Hand fand Marcins Schulter, seinen Hals. Marcin legte die Hand auf seine Schenkel, strich nach oben.</text:p>
      <text:p text:style-name="P99">Als Dragan plötzlich eine Klinge in der Hand hatte.</text:p>
      <text:p text:style-name="P99">Zustieß.</text:p>
      <text:p text:style-name="P99"/>
      <text:p text:style-name="P99">Marcin blickte ungläubig. Schien das Geräusch des platzenden Polsters kaum wahrzunehmen, wie die Klinge seinen Hals streifte.</text:p>
      <text:p text:style-name="P110">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110">Dragan hielt den Dolch fest umklammert, machte jedoch keine Anstalten aufzustehen.</text:p>
      <text:p text:style-name="P110">Marcin stand langsam auf, wie um Dragan nicht weiter durch plötzliche Bewegungen zu beunruhigen. Er machte auch keine Anstalten, eine Waffe zu ziehen.</text:p>
      <text:p text:style-name="P110">„Es ist nichts passiert, beruhige dich.“ Marcin strich sich beiläufig über den Hals, fand aber kein Blut an seinem Finger. „Du hälst deine Waffen nicht anständig scharf.“</text:p>
      <text:p text:style-name="P140">Ich wäre ihm jetzt so ausgeliefert. Das war sowas von nicht kühl und präzise. Wie ein Amateur.</text:p>
      <text:p text:style-name="P110">Dragan besann sich, raffte sich auf. „Ich – warte.“ Er stützte sich auf und versuchte aufzustehen, griff jedoch in eine Scherbe und fluchte.</text:p>
      <text:p text:style-name="P110">Marcin strich sich etwas imaginären Staub von der Schulter. „Ich verstehe dich, ich verstehe dich viel zu gut. Ich würde mir auch nicht trauen, wenn ich du wäre.“ Er kratzte sich an der unrasierten Wange und hörte auf, sich Dragan zu nähern.</text:p>
      <text:p text:style-name="P110">Dragan stand endgültig auf, steckte den Dolch weg. „Ich dir auch nicht. Ich mir auch nicht.“</text:p>
      <text:p text:style-name="P110">„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110">„Und ich habe mehr zu verlieren als eine schlaflose Nacht.“ Dragan zog sein loses Gewand näher an sich. „Schade.“</text:p>
      <text:p text:style-name="P110">Marcin hob sein Weinglas, leerte es, wandte sich zum gehen. „Vielleicht, wenn wir eines Tages mal auf derselben Seite stehen.“</text:p>
      <text:p text:style-name="P110">Marcin drehte sich um und ging zur Tür. Das Glas nahm er mit.</text:p>
      <text:p text:style-name="P140"/>
      <text:h text:style-name="Heading_20_1" text:outline-level="1"><text:bookmark-start text:name="__RefHeading___Toc7393_734790973"/>Dania – während die beiden rumturteln, schleicht sie sich in Dragans Haus und findet Beweise für seine Homosexualität<text:bookmark-end text:name="__RefHeading___Toc7393_734790973"/></text:h>
      <text:p text:style-name="P100"/>
      <text:p text:style-name="P102"><text:span text:style-name="T180">Dania</text:span> war wie ein Dienstmädchen gekleidet. Arghan hatte ihr die Verkleidung besorgt, damit sie im ersten Bezirk nicht auffiel. Immerhin waren <text:span text:style-name="T180">einige</text:span> wachsame Augen auf die Straße gerichtet, trotz der späten Stunde. So gekleidet jedoch wirkte sie wie ein Dienstmädchen, das mit seinen Beschäftigungen im Verzug war. Nicht wie eine Einbrecherin und Spionin.</text:p>
      <text:p text:style-name="P102">Während sie <text:span text:style-name="T180">in die Straße ihres Ziels</text:span> bog, sah sie, <text:span text:style-name="T180">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102">Als sie den Eingang des Gartens erreichte, sah sie die Tür des Hauses gerade noch zugehen. Sie <text:soft-page-break/>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141">Diese Stille ist der größte Lohn, den ich in meinem Job zu erwarten habe.</text:p>
      <text:p text:style-name="P102">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141">Konzentriere dich.</text:p>
      <text:p text:style-name="P141"><text:span text:style-name="T33">Die Tür kam nicht infrage, aber einige der Fenster sahen aus, als könnte man sie aufhebeln. </text:span><text:span text:style-name="T43">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111">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111">Um das Fenster aufzuhebeln, holte sie einen Dolch hervor. Ihre Klappklinge wollte sie dafür nicht verwenden. Die war zu dünn, und wäre im schlimmsten Fall noch abgebrochen. Der Dolch war viel besser für diese Aufgabe geeignet.</text:p>
      <text:p text:style-name="P142"><text:span text:style-name="T33">Ein kurzer Kraftakt, ein leichtfüßiger Sprung, und sie war drinnen. Sie überlegte, ob sie die Kerze ausblasen sollte, entschied sich jedoch dagegen. </text:span><text:span text:style-name="T44">Das Licht konnte sie bei ihrer Suche gut gebrauchen.</text:span></text:p>
      <text:p text:style-name="P144"><text:span text:style-name="T55">Joran</text:span><text:span text:style-name="T33"> hatte gesagt, sie sollte sich auf die Suche nach einem Beleg für ein geheimes Liebesleben machen. Dania wusste nicht so genau, was sie sich darunter vorstellen sollte, doch hier war sie nun und durchsuchte das Arbeitszimmer des Mannes. Ein </text:span><text:span text:style-name="T55">Hauptmann</text:span><text:span text:style-name="T33">, hatte </text:span><text:span text:style-name="T55">Joran</text:span><text:span text:style-name="T33"> gesagt... </text:span>dafür hätte ich mehr Wachen erwartet. <text:span text:style-name="T180">Das ist schon fast zu einfach.</text:span><text:span text:style-name="T55"> Ihre Alarmglocken klingelten.</text:span></text:p>
      <text:p text:style-name="P112">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143">Und <text:span text:style-name="T180">die anderen</text:span> mein<text:span text:style-name="T180">en</text:span> wirklich, ich wäre die richtige für den Job? Verdammt, ich kann doch nicht einmal lesen. Die Sache stinkt doch zum Himmel.</text:p>
      <text:p text:style-name="P112">Die Schubladen förderten nicht viel interessantes zu Tage, bis auf eine, die ein kleines Schloss hatte, und die Dania nicht aufbekam, egal, wie sehr sie daran rüttelte.</text:p>
      <text:p text:style-name="P143">Du Amateurin, als würde einmal rütteln nicht reichen. Du weckst noch das ganze Haus auf. Wie viele auch immer hier wohnen. Immerhin, diese Schublade sieht genau nach dem Ort auf, an dem Leute private Konversation aufbewahren würden.</text:p>
      <text:p text:style-name="P112">Schlösser zu knacken, war in ihrer Ausbildung noch nicht drangekommen, eine Schande. Sie klappte ihr Schwert auf und versuchte ein wenig in dem Schloss herumzustochern, aber ohne Erfolg.</text:p>
      <text:p text:style-name="P143">Bevor ich es noch kaputtmache, sollte ich lieber nach dem Schlüssel suchen.</text:p>
      <text:p text:style-name="P112">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145"><text:span text:style-name="T33">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text:span><text:soft-page-break/><text:span text:style-name="T33">wurde, und aus der sie Stimmen hörte. </text:span><text:span text:style-name="T55">Sie</text:span><text:span text:style-name="T33"> konnte jedoch kein Wort verstehen.</text:span></text:p>
      <text:p text:style-name="P145">Das ist dann wohl die falsche Richtung.<text:span text:style-name="T33"> </text:span>Ich sollte mir erst einmal die Türen vornehmen.</text:p>
      <text:p text:style-name="P145"><text:span text:style-name="T33">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33"> Als sie wieder auf den Gang trat, hörte sie jedoch Schritte. Jemand näherte sich, und würde gleich um die Biegung kommen.</text:span></text:p>
      <text:p text:style-name="P145">Verdammt. Weinkeller oder Toillette? Wo soll ich mich eher verstecken?</text:p>
      <text:p text:style-name="P113">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113">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113">Gerade rechtzeitig. Der Mann, er trug ein weites Gewand über engen Hosenkleidern, ging in die Toillette. In der Hand trug er einen Dolch samt Anschnallgurte...</text:p>
      <text:p text:style-name="P146"><text:span text:style-name="T33">Nach ein paar Augenblicken, die ihr wie ewig vorkamen, verließ der Mann die Toillette wieder. Dania konnte aus der Dunkelheit heraus ein paar Blicke auf ihn erhaschen; </text:span><text:span text:style-name="T55">sie kannte den Mann! Das war dieser Soldat, der nach dem Mord auf Hakun ihre Flucht organisiert hatte... brach sie bei einem ihrer eigenen Leute ein?</text:span></text:p>
      <text:p text:style-name="P146"><text:span text:style-name="T33">Der Dolch ragte kaum sichtbar aus seinem Ärmel. Hätte Dania ihn nicht gesucht, hätte sie ihn wohl übersehen. </text:span>Marcin sucht dauerhaft nach solchen Details. Ihm <text:span text:style-name="T180">wäre </text:span>er sicher auf<text:span text:style-name="T180">ge</text:span>fallen. <text:span text:style-name="T180">Ich muss meine Sinne für so etwas schärfen.</text:span><text:span text:style-name="T33"> Sie war erleichtert, </text:span><text:span text:style-name="T55">als er ging</text:span><text:span text:style-name="T33">.</text:span></text:p>
      <text:p text:style-name="P145"><text:span text:style-name="T33">Dania huschte auf den Gang. Sie hatte richtig geraten, den Dolch hatte er wohl aus dem Schlafzimmer geholt. Vor ihr </text:span><text:span text:style-name="T45">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147">Wenn es nicht nur Männerkleider wären, würde ich mir vielleicht welche mitnehmen... </text:p>
      <text:p text:style-name="P114">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147"><text:span text:style-name="T33">Als sie daran roch, schreckte sie zurück, und ließ ihn fallen. Sie ahnte, wofür... </text:span>igitt. Das ist so widerlich. Unter anderen Umständen hätte ich das vielleicht... aber so?<text:span text:style-name="T33"> </text:span></text:p>
      <text:p text:style-name="P114">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114">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147">Du darfst ihn unter keinen Umständen umbringen – denk daran. Und wenn er dich sieht, wird das schwierig.</text:p>
      <text:p text:style-name="P147"><text:span text:style-name="T33">Der Mann zerrte sich das Dolchholster vom Arm, schmetterte es gegen die rechte Wand, wo es wenige Schritte vor Danias Füßen zu Boden fiel. </text:span><text:span text:style-name="T46">Sein Gewand riss er sich vom Leib und warf es aufs Bett. Es trug rote Flecken, die Dania im schummrigen Licht nicht genauer erkannte – </text:span><text:span text:style-name="T55">was war da vorne passiert?</text:span></text:p>
      <text:p text:style-name="P104">Da erst merkte sie, dass der Mann schluchzte. Er hatte sich außerdem an der Hand verletzt.</text:p>
      <text:p text:style-name="P148"><text:soft-page-break/>Verdammt, <text:span text:style-name="T180">wenn er mit uns verbündet ist oder war, könnte wichtig sein, was hier passiert ist</text:span>... <text:span text:style-name="T33">doch das wusste sie nicht, und sie konnte nicht davon ausgehen. Der Auftrag zählte. Sie achtete nur darauf, den Atem anzuhalten.</text:span></text:p>
      <text:p text:style-name="P104">Der Mann öffnete den Kleiderschrank, und Dania nutzte die Deckung des Geräuschs, um Luft zu holen. Er holte etwas heraus, was wie ein Saunamantel aussah, als er sich umdrehte und das Zimmer verließ, ohne Dania zu bemerken.</text:p>
      <text:p text:style-name="P104">Als sich seine Schritte entfernten, erlaubte Dania sich zu verschnaufen.</text:p>
      <text:p text:style-name="P148">Das war knapp, so knapp...<text:span text:style-name="T33">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148"><text:span text:style-name="T33">In der zweiten Schublade der Kommode fand sie einen Schlüssel, der klein genug aussah, um zum winzigen Schloss im Arbeitszimmer zu passen. Der </text:span><text:span text:style-name="T55">Hauptmann</text:span><text:span text:style-name="T33">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104">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104">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104">Das Fenster stand noch offen.</text:p>
      <text:p text:style-name="P104">Als es zufiel, war Dania über alle Berge.</text:p>
      <text:p text:style-name="P148"/>
      <text:h text:style-name="P216" text:outline-level="1"><text:bookmark-start text:name="__RefHeading___Toc7395_734790973"/>(Thorn – Ratssitzung, es geht um langweilige Realpolitik)<text:bookmark-end text:name="__RefHeading___Toc7395_734790973"/></text:h>
      <text:p text:style-name="P101"/>
      <text:p text:style-name="P104">Lorem Ipsum.</text:p>
      <text:p text:style-name="P101"/>
      <text:h text:style-name="Heading_20_1" text:outline-level="1"><text:bookmark-start text:name="__RefHeading___Toc7397_734790973"/><text:span text:style-name="T47">Joran – träumt von Dania, wacht auf, nennt sich selbst verliebt, </text:span><text:span text:style-name="T48">versucht zu arbeiten zum runterkommen, Experiment geht schief, Unfall, aber nicht ernsthaft verletzt</text:span><text:bookmark-end text:name="__RefHeading___Toc7397_734790973"/></text:h>
      <text:p text:style-name="P103"/>
      <text:p text:style-name="P105">Die Dunkelheit, die Joran umgab, war erdrückend. Die ganze Welt lastete auf ihm. Seine Augen standen aufgerissen, doch nichts. Das Nichts war überall, fraß sich in seine Lungen, in seine Nasenlöcher, seinen Mund, seinen Magen.</text:p>
      <text:p text:style-name="P105">Der Geruch des Nichts. Der Geschmack von Erde.</text:p>
      <text:p text:style-name="P105">Joran versuchte zu husten, doch die daran beteiligten Muskeln schienen nur das Nichts, das seine Körperbahnen füllte, hin und her zu schieben, zu drücken. Er würde sich seinen Weg durch all das Bahnen müssen, seine Freiheit erkämpfen – atmen! Nur atmen!</text:p>
      <text:p text:style-name="P105">Jorans Verstand arbeitete fieberhaft, versuchte die Situation zu umreißen. Den Zustand? War es vielleicht nur ein Modus des Seins, statt der Umgebung, die ihn in Ketten hielt? War er die Ketten?</text:p>
      <text:p text:style-name="P149">Der erste Schrei könnte die Lösung sein, wie ihn die Kinder tätigen, mit dem ein Neugeborenes sich seinen Platz in der Welt einfordert.<text:span text:style-name="T33"> Das war der erste klare Gedanke. War es bereits ein solcher Schrei? Schrie sein Verstand um Beachtung, um Beteiligung an dem, dass sie Welt nennen?</text:span></text:p>
      <text:p text:style-name="P149"><text:span text:style-name="T33">Doch an einer solchen Welt wollte er nicht beteiligt sein, er wollte nicht an seinen eigenen Ketten </text:span><text:soft-page-break/><text:span text:style-name="T33">teilhaben. </text:span>Mich selbst einsperren. Dann hat das Nichts gewonnen. Um sein zu können, muss man wollen müssen.</text:p>
      <text:p text:style-name="P105">Und auf das wollen kam es an! Sein Wille formte, füllte, erfüllte seine Glieder mit Sinn und Funktion.</text:p>
      <text:p text:style-name="P105">„Hier im Westen sind wir frei, und müssen nichts, nur funktionieren“ klang ihm durch den Kopf, von einer fremden Stimme gedacht, in einer fremden Dimension, einer ihm unbekannten Welt gesagt und aufgenommen.</text:p>
      <text:p text:style-name="P105">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149"><text:span text:style-name="T33">Dann traf eins seiner Beine, in dem unstillbaren Drang nach </text:span>vorwärts<text:span text:style-name="T33">, auf eine neue Art von Nichts. Eine ohne Widerstand.</text:span></text:p>
      <text:p text:style-name="P105">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149">Ich war keine Raupe, und ich bin kein Schmetterling – ich bin viel freier als beide je waren. Ich, Joran, bin ein vollwertiger Käfer.</text:p>
      <text:p text:style-name="P106">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150"><text:span text:style-name="T49">W</text:span><text:span text:style-name="T33">ie sie </text:span><text:span text:style-name="T49">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151"><text:span text:style-name="T33">Das heißt: nein, er wusste nur, dass er wollte. Das war viel wichtiger. Man musste wollen – </text:span>um sein zu können, muss man wollen müssen.<text:span text:style-name="T33"> Er war der Wille. Sonst – Nichts.</text:span></text:p>
      <text:p text:style-name="P115">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115">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116">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116">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152"><text:span text:style-name="T33">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text:span><text:soft-page-break/><text:span text:style-name="T33">auch als die Beine ihren Schritt nicht verlangsamten.</text:span></text:p>
      <text:p text:style-name="P152"><text:span text:style-name="T33">Er fasste sich und blickte um sich. Der Boden schien ewig weit weg. Nicht dass die Höhe ihm Angst machte, seine Flügel würden ihn schon am fallen hindern. </text:span><text:span text:style-name="T50">Als er an Dania hinaufblickte, sah er ein kurzes </text:span><text:span text:style-name="T52">blaues </text:span><text:span text:style-name="T50">Kleid, dass die Beine luftig umwirbelte. Es ließ sich in seinem Tanz von dem Antrieb des Ganges führen und schien mit dem Wind und ihrer Bewegung zu spielen...</text:span></text:p>
      <text:p text:style-name="P153"><text:span text:style-name="T33">In all dem hin und her öffnete es außerdem den Blick auf – </text:span>Uh oh. <text:span text:style-name="T33">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117">Durch das Gestrüpp der Haare wuselte er sich an ihrem Bein nach oben, nach innen, seinem Ziel entgegen. Er war zu beschäftigt, um konzentriert nach oben zu starren, kletterte einfach weiter seinem Ziel entgegen. Je weiter er nach innen kam - </text:p>
      <text:p text:style-name="P117">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154"><text:span text:style-name="T33">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33"> dachte der Teil von Joran, der verstand, formte, und schaffen wollte.</text:span></text:p>
      <text:p text:style-name="P154"><text:span text:style-name="T33">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52">Blau </text:span><text:span text:style-name="T33">erwischt zu werden, und er wusste nicht, was der Aufprall bei ihm anrichten würde. Auch mit seinen verbesserten Reflexen würde er es schwer haben, dem Kleid auszuweichen.</text:span></text:p>
      <text:p text:style-name="P154"><text:span text:style-name="T33">Er hielt inne, klammerte sich fest, und konzentrierte sich erst einmal darauf, den Anblick zu genißen, zu dem er bereits gekommen war. Der wabernde Stoff verdeckte immer noch regelmäßig das Geschlecht der Frau, er konnte jedoch </text:span><text:span text:style-name="T51">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155"><text:span text:style-name="T33">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118">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118">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118">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155"><text:span text:style-name="T33">Kurz vor seinem Ziel bestand der Boden nicht mehr aus dunkler Erde und Gras, sondern wurde von der Rückseite ihres Kleides zu Boden gedrückt. </text:span><text:span text:style-name="T52">Seine Beine, die vorhin schon die Wärme ihrer Schenkel dem kalten Boden als Untergrund vorgezogen hatten, freuten sich über den weichen Untergrund, in dem er mit jedem Schritt ein wenig einsank.</text:span></text:p>
      <text:p text:style-name="P119">Doch noch mehr freute er sich über das Prachtstück, das sich vor ihm ausbreitete. Zwei Lippen <text:soft-page-break/>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119">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119">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119">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119">Da bewegten sich die Lippen, die Danias zweiten Mund umschlossen, beugten sich zu Joran vor und küssten ihn auf den Panzer. Sie sprachen:</text:p>
      <text:p text:style-name="P157"><text:span text:style-name="T33">„Du dummer Käfer! Das </text:span><text:span text:style-name="T53">bist du geworden. Du könntest ein Mensch sein, doch das hat dir nicht gereicht. Gott wolltest du werden, und wolltest dich nach deinem Willen formen, und das passiert mit den kleinen Herzen – sie enden doch nur als Käfer.“ </text:span></text:p>
      <text:p text:style-name="P120">Sie schien zu husten, als ein weiterer, großer Schwall Blut aus ihr drang, der Joran auf die Füße spritzte. Er zuckte zurück, wofür sie ihn abermals auslachte.</text:p>
      <text:p text:style-name="P156"><text:span text:style-name="T53">„Menschen sind Tiere, hat dich das an dir gestört? </text:span><text:span text:style-name="T54">Sie sie </text:span><text:span text:style-name="T53">an, </text:span><text:span text:style-name="T54">die Vulva</text:span><text:span text:style-name="T53">: </text:span><text:span text:style-name="T54">sie </text:span><text:span text:style-name="T53">reagier</text:span><text:span text:style-name="T54">t</text:span><text:span text:style-name="T53"> nur, wenn man </text:span><text:span text:style-name="T54">sie </text:span><text:span text:style-name="T53">stupst, doch selbst stupsen ist </text:span><text:span text:style-name="T54">ih</text:span><text:span text:style-name="T53">r unmöglich. </text:span><text:span text:style-name="T54">Sie </text:span><text:span text:style-name="T53">verschling</text:span><text:span text:style-name="T54">t</text:span><text:span text:style-name="T53">, wenn </text:span><text:span text:style-name="T54">sie </text:span><text:span text:style-name="T53">jemand in </text:span><text:span text:style-name="T54">s</text:span><text:span text:style-name="T53">ich </text:span><text:span text:style-name="T54">aufnimmt</text:span><text:span text:style-name="T53">, das ist ein gefundenes Fressen.“ Sie leckte sich über die Lippen. Joran fragte sich, wo die Zunge herkam - „Was </text:span><text:span text:style-name="T54">sie </text:span><text:span text:style-name="T53">schaffen will, scheide</text:span><text:span text:style-name="T54">t sie </text:span><text:span text:style-name="T53">aus, auf dass es schreie und nach Luft schnappe; </text:span><text:span text:style-name="T54">sie ist </text:span><text:span text:style-name="T53">das tierischste, das der Mensch zu bieten hat. Selbst was </text:span><text:span text:style-name="T54">sie schafft</text:span><text:span text:style-name="T53">, ist noch purer Zufall, und gut so! Das ist Natur, das ist die Kraft, die in allem wohnt!“</text:span></text:p>
      <text:p text:style-name="P120">So sagte sie, und Joran war von der Gewalt ihrer Stimme eingeschüchtert. Er duckte sich, knickte seine dürren Beine, bis er tief und demütig vor ihr kauerte.</text:p>
      <text:p text:style-name="P120">„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158">Ewig leben – was ist falsch daran? Die Götter dürfen das, und ich Mensch bin zum sterben verurteilt? Da unterschreibe ich doch lieber den Vertrag mit der Vernunft, der mich selbst zum Gott erheben kann! <text:span text:style-name="T33">Joran streckte seine Beine so weit durch, wie es geht, er wollte größer wirken. Seine Zunge hätte er am liebsten mit hinausgestreckt – doch an einer Zunge mangelte es ihm, dem Käfer.</text:span></text:p>
      <text:p text:style-name="P158"><text:span text:style-name="T33">Da schien die Göttin traurig zu werden, und Mitleid schien die Falten zu formen, die Joran als ihre Mimik deutete. Ihre Lippen sagten: „Aber du Mensch, </text:span><text:span text:style-name="T54">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121">„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159"><text:soft-page-break/>Und ich will euch ein gutes Mahl sein, oh Göttin. Ich dränge nicht auf die Heirat, die hässliche kleine Schwester der Lust. Lieber will ich in einer Göttin aufgehen, als Käfer zu bleiben.</text:p>
      <text:p text:style-name="P122">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159"/>
      <text:p text:style-name="P123">Joran wachte auf, vollkommen verwirrt. Schnell setzte er sich auf, tastete sich ab. Er schien wieder alles zu haben, Beine, Arme, Gesicht. Mehr der Probe, als der Aussage halber, sagte er: </text:p>
      <text:p text:style-name="P123">„Ich bin in Dania verliebt.“</text:p>
      <text:p text:style-name="P160">Meine Stimme funktioniert noch, immerhin, aber hey, warum denke ich das nur?</text:p>
      <text:p text:style-name="P123">„Meine Stimme funktioniert noch, immerhin.“</text:p>
      <text:p text:style-name="P160">Naja, dass ich das sage, als müsste ich es jemandem beweisen.</text:p>
      <text:p text:style-name="P160"><text:span text:style-name="T33">Er überlegte noch einmal, was er eben gesagt und gedacht hatte – und lachte über seine eigene Dämlichkeit. Dann hörte er ein lauter Schnarchen und lachte leiser; neben ihm lag Varg, der jedoch </text:span><text:span text:style-name="T55">zum Glück nichts gehört hatte, </text:span><text:span text:style-name="T33">unbekümmert weiterschlief und sich auf die andere Seite drehte.</text:span></text:p>
      <text:p text:style-name="P160"><text:span text:style-name="T33">Natürlich, er war im Dorf, unten im Keller des Verstecks. Wo auch sonst. </text:span>In Dania garantiert nicht. Und das wird auch nie passieren. Du bist kein Käfer.</text:p>
      <text:p text:style-name="P123">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123">Andere Menschen hatten wohl beste Freundinnen, um so etwas herauszufinden. Mit denen man darüber reden konnte, wie man sich fühlte, und all diese Dinge, die er in seiner Kindheit verpasst hatte. Nicht gehabt hatte.</text:p>
      <text:p text:style-name="P123">Jetzt konnte er mit Dania über viele Dinge reden. Über viele...</text:p>
      <text:p text:style-name="P160">Darüber eher nicht, nehme ich an.<text:span text:style-name="T33"> Schon der Gedanke, das Dania zu offenbaren, machte ihm Angst – </text:span>gehört wahrscheinlich so. Was weiß ich schon über Liebe?</text:p>
      <text:p text:style-name="P124">Das machte ihm Angst. Normalerweise wusste er eigentlich immer Bescheid, und das gab ihm Sicherheit. Er sollte sich dringend mit Dingen beschäftigen, von denen er Ahnung hatte. Das würde seine Laune bestimmt heben.</text:p>
      <text:p text:style-name="P161"><text:span text:style-name="T33">Er rieb sich noch einmal über die Augen. Unmöglich, festzustellen, wie spät es war – im Keller war es so oder so stockfinster. Ein </text:span><text:span text:style-name="T55">Fenster </text:span><text:span text:style-name="T33">oder Gatter hätte am Ende noch verraten, </text:span><text:span text:style-name="T55">dass die Hütte größer war, als sie aussah. So gab es nur einen schmalen Luftschacht, der garantierte, dass sie hier unten nicht erstickten.</text:span></text:p>
      <text:p text:style-name="P162"><text:span text:style-name="T55">E</text:span><text:span text:style-name="T33">r sollte sich auf seine Borforschung konzentrieren. </text:span><text:span text:style-name="T58">Er pustete </text:span><text:span text:style-name="T33">einen Schluck Sonnenblumenbor; das würde ihm helfen, in der Dunkelheit zu sehen. So musste er kein Licht anmachen und </text:span><text:span text:style-name="T58">Varg</text:span><text:span text:style-name="T33">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62"><text:span text:style-name="T33">Er hatte einige neue Chemikalien reinbekommen, und hatte vor, ein wenig mit ihnen zu experimentieren. </text:span><text:span text:style-name="T56">Er hatte ein wenig Angst davor, Schwefel zu verwenden – es war viel zu reaktiv und würde sicher bestenfalls chaotische Auswirkungen haben, wenn man es mit Bor mischen würde.</text:span></text:p>
      <text:p text:style-name="P125">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125">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text:soft-page-break/>weit er das mit dem bisschen, was er mit seiner Nachtsicht erkennen konnte, beurteilen konnte. Dann ging er zur anderen Arbeitsfläche an der gegenüberliegenden Wand, stieg über den schlafenden Varg und nahm die Kanne mit dem frisch destillierten Bor.</text:p>
      <text:p text:style-name="P126">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64"/>
      <text:h text:style-name="P217" text:outline-level="1"><text:bookmark-start text:name="__RefHeading___Toc7399_734790973"/>Varg – wacht davon auf, die beiden haben ein Gespräch über Wissenschaft, dann Religion, dann Dania<text:bookmark-end text:name="__RefHeading___Toc7399_734790973"/></text:h>
      <text:p text:style-name="P163"/>
      <text:p text:style-name="P163"><text:span text:style-name="T33">Ein riesiger Lichtblitz. Ein lauter Knall, als sich elektrische Ladung ihren Weg durch alle Leiter in der Umgebung machte. </text:span><text:span text:style-name="T58">Allen</text:span><text:span text:style-name="T33"> standen mit einem Schlag die Haare zu Berge. </text:span><text:span text:style-name="T57">Der Wombat in der Ecke stieß einen kehligen Schrei aus.</text:span><text:span text:style-name="T33"> Varg </text:span><text:span text:style-name="T57">stand von einem Moment auf den anderen im Raum, Schwert in der Hand – und keiner sah etwas, da der Blitz so schnell wieder weg war, wie er gekommen war.</text:span></text:p>
      <text:p text:style-name="P127">„Was ist los? Angriff? Joran?“ Varg schaltete schnell.</text:p>
      <text:p text:style-name="P163"><text:span text:style-name="T57">„Nein, beruhige dich. Experiment doof gelaufen.“ Joran</text:span><text:span text:style-name="T58">s Stimme kam von irgendwo aus dem stockdüsteren Zimmer</text:span><text:span text:style-name="T57">. „Licht wäre jetzt gut... beweg dich nicht, ich mach schon.“ </text:span><text:span text:style-name="T58">Kurze Zeit und ein rätselhaftes Klirren später flammte eine Kerze auf und erhellte die Szenerie.</text:span><text:span text:style-name="T57"> „Verdammt, ich bin in Bor getreten...“</text:span></text:p>
      <text:p text:style-name="P128">Varg legte das Schwert <text:span text:style-name="T181">zurück </text:span>auf den Boden. „Du verdammter Idiot, was war das denn?“ er sah zu dem Wombat in der Ecke, der verschreckt in seinem Käfig kauerte, aber offensichtlich atmete, wenn auch ungewöhnlich schnell. Er winselte.</text:p>
      <text:p text:style-name="P128">Joran wischte sich Schweiß von der Stirn. „Immerhin, es geht allen gut.“</text:p>
      <text:p text:style-name="P129">Varg machte sich daran, die Scherben der Kanne Bor einzusammeln, die Joran bei dem Schock fallen gelassen hatte. „Wenn hier seltener alles zu Bruch gehen würde, müsste ich seltener meine Tarnung riskieren, um Laborgeräte zu transportieren.“</text:p>
      <text:p text:style-name="P167"><text:span text:style-name="T91">„</text:span><text:span text:style-name="T92">Das ganze war nur, weil das Nachtsichtbor plötzlich seine Wirkung verloren hat... w</text:span><text:span text:style-name="T91">arum aber ist die Mischung gleich hochgegangen? Ich habe es doch noch gar nicht verpustet?“</text:span></text:p>
      <text:p text:style-name="P168"><text:span text:style-name="T88">Varg war ziemlich sauer. Geweckt worden zu sein machte es nicht besser. </text:span><text:span text:style-name="T91">„</text:span><text:span text:style-name="T88">Sag bloß, du willst das direkt im nächsten Experiment rausfinden. Du und deine dummen Experimente. Was bringt das überhaupt? Du und deine Spielereien...“</text:span></text:p>
      <text:p text:style-name="P130">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130">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130">„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68"><text:span text:style-name="T88">Varg hatte nun alle Scherben beisammen. „Du hast ja Recht, bei J'zharr. </text:span><text:span text:style-name="T93">Ich verstehe deinen </text:span><text:soft-page-break/><text:span text:style-name="T93">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131">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131">„Aber es ist gut, an J‘zharr zu glauben! Dadurch ist man gut zu den Menschen, und die Gesellschaft funktioniert… J‘zharrs Regeln und Gebote halten doch alles am laufen!“</text:p>
      <text:p text:style-name="P131">„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182">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131">„<text:span text:style-name="T182">Wer weiß, wenn nur genügend Leute J‘zharrs Gesetze befolgen würden, würde es ihnen sicher besser gehen.“ Varg klammerte sich an die Lehrsätze, die sie im Orden den ganzen Tag zu hören bekam – zumindest die wenigen, an die er sich noch erinnerte.</text:span></text:p>
      <text:p text:style-name="P131">„<text:span text:style-name="T182">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131">„<text:span text:style-name="T183">Aber was sie tun ist falsch! Sie beleidigen damit J‘zharr! All die Unzucht, die durch Lagon strömt – der Orden ist doch der einzige, der sich dagegen auflehnt! Und wir arbeiten mit Nutten, sogar Zuhältern zusammen...“</text:span></text:p>
      <text:p text:style-name="P165">Und wir arbeiten nicht nur zusammen, sie korrumpieren uns auch,<text:span text:style-name="T33"> dachte Varg bitter. Dania hatte das schlechteste aus ihm herausgeholt, und nun bekam er es nicht mehr dorthin zurück.</text:span></text:p>
      <text:p text:style-name="P132">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132">Etwas in Varg zog sich zusammen. „Aber die Sitten hat sie nicht abgelegt… du weißt doch, wie schamlos sie ist. Ich glaube, sie will das auch heute noch.“</text:p>
      <text:p text:style-name="P132">„Was, Sex?“</text:p>
      <text:p text:style-name="P132">Varg krümmte sich beim Klang dieses Wortes. „Ähhh, wenn du das so...“</text:p>
      <text:p text:style-name="P132">Joran lachte. „Und du bist nie auf die Idee gekommen, das Sex ihr vielleicht einfach Spaß macht? Das ist doch nicht das Problem an Prostitution! Verheiratete machen das doch auch.“</text:p>
      <text:p text:style-name="P166">Dieser ruchlose kleine…<text:span text:style-name="T33"> Varg verbat sich, den Fluch zu Ende zu denken. „Bei Verheirateten ist das doch etwas ganz anderes! Wenn das von J‘zharr gesegnet ist…“</text:span></text:p>
      <text:p text:style-name="P133">„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66">Leichter. So kann man es auch ausdrücken.<text:span text:style-name="T33"> Varg war verwirrt und angeekelt und dann war da noch dieses andere Gefühl… weswegen der Ekel umso stärker wurde. Er hievte den Ekel hoch wie einen Schutzschild.</text:span></text:p>
      <text:p text:style-name="P133">„Eines Tages kann sie so etwas sicher wieder besser erleben… dann macht es ihr vielleicht auch Spaß. Ich hoffe glatt...“ Joran hielt inne.</text:p>
      <text:p text:style-name="P133"><text:soft-page-break/>Varg schluckte. „Was hoffst du?“</text:p>
      <text:p text:style-name="P133">Joran blickte kurz ins Leere, fing sich wieder. „Ich hoffe, dass du das eines Tages auch kannst.“</text:p>
      <text:p text:style-name="P133"/>
      <text:h text:style-name="Heading_20_1"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133"/>
      <text:p text:style-name="P169">Sich in seinem Büro zu treffen war undenkbar, doch Marcin hatte genug Schlupfwinkel in seinen Bezirken. Thorn war unangenehm, dass er sich dafür bewegen musste – doch lieber machte er eine <text:span text:style-name="T184">Spazierfahrt </text:span>durch den siebten Bezirk, als dass ein Ehrbarer Dieb und eine Prostituierte in seinen Räumlichkeiten gesehen wurden.</text:p>
      <text:p text:style-name="P170">Es war auch nicht schlecht mal wieder die Stadt zu sehen; immerhin würde er sie einmal regieren müssen, und da war es nur gut, wenn er so oft wie möglich frische Luft bekam.</text:p>
      <text:p text:style-name="P184">Wenn man sie nur frisch nennen könnte. Joran löst hoffentlich auch dieses Problem eines Tages - <text:span text:style-name="T33">Doch bis eine solche Lösung legal wäre, hatte Thorn noch einiges zu tun.</text:span></text:p>
      <text:p text:style-name="P171">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Bormagie.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Magier nennen?) war damit die eine Trumpfkarte in Thorns Ärmel, mit der niemand rechnete.</text:p>
      <text:p text:style-name="P171">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Magiern und sogar einem Novizen hatte er auf Situationen eine Antwort, mit der andere als er niemals hätten umgehen können.</text:p>
      <text:p text:style-name="P185">Nur wegen meiner bunten Mischung war ich in der Lage, Hakun aus dem Weg zu räumen und den achten Bezirk zum prosperieren zu bringen. Ich darf nie vergessen, dass man am besten einen großen Werkzeugkoffer mitbringt, wenn man nicht weiß, was einen erwartet.</text:p>
      <text:p text:style-name="P186"><text:span text:style-name="T33">Zufrieden mit sich selbst blickte er aus der Kutsche nach draußen. Die Hütten des siebten Bezirks, der unter seinem Einfluss stand, waren zwar nicht besonders ansehnlich, </text:span><text:span text:style-name="T59">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72">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187"><text:span text:style-name="T33">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60">Er verließ die Kutsche, hinterließ der Fahrerin ein großzügiges Trinkgeld und ging die letzten beiden Straßen zu Fuß.</text:span></text:p>
      <text:p text:style-name="P173"><text:soft-page-break/>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73">Als Thorn die Tür öffnete, blickte er auf. Seine Hand wanderte sofort unter seinen Mantel, entspannte sich aber, als er Thorn erkannte. Thorn schloss die Tür hinter sich und deutete mit dem Kopf zu Dania. „Weck sie.“</text:p>
      <text:p text:style-name="P173">Marcin trat mit dem Stiefel unten gegen das Sofa. Dania hatte nicht fest geschlafen und war sofort wach.</text:p>
      <text:p text:style-name="P173">„Hm, gibt es etwas zu tun? Schande.“ sie gähnte und setzte sich auf.</text:p>
      <text:p text:style-name="P188"><text:span text:style-name="T33">Thorn trat an den Tisch und blickte auf die Papiere, die auf ihm ausgebreitet lagen. </text:span><text:span text:style-name="T61">Neben ihnen lag ein längliches… Stück Holz?</text:span></text:p>
      <text:p text:style-name="P174">„Was ist das denn?“ fragte Thorn und griff nach dem Holz. Es prustete aus Dania heraus. Thorn blickte sie verwundert an, hob es hoch, und roch daran. Er verzog das Gesicht.</text:p>
      <text:p text:style-name="P175">Beim Anblick von Thorns Gesichtsausdruck musste sogar Marcin lachen, während Dania sich gar nicht mehr einkriegte. Thorn legte es schnell wieder weg, und suchte nach etwas, um sich die Hände abzuwischen.</text:p>
      <text:p text:style-name="P175">„Das, mein lieber Thorn, ist ein Dildo.“, sagte Marcin zwischen zwei Lachern. „Und er ist die Lösung für eins unserer Probleme.“ mit diesen Worten erinnerte er sich an seine sonstige Ernsthaftigkeit und wurde wieder so grimmig wie sonst.</text:p>
      <text:p text:style-name="P175">Thorn wischte seine Hände angewidert am Stoff des Sofas ab. „Was wollt ihr bitte mit dem Ding? Ist das Wombatscheiße oder wie? Ist das wichtig für unser Bor?“</text:p>
      <text:p text:style-name="P175">Dania konnte nicht mehr und hielt sich den Bauch, während Marcin Thorn erklärte, wofür ein Dildo benutzt wurde. </text:p>
      <text:p text:style-name="P176">Noch weiter konnte Thorn sein Gesicht gar nicht verziehen. „Welcher verdammten Schwuchtel habt ihr dieses Ding abgenommen? Wollt ihr mich damit ärgern? Wollt ihr mich damit in eine von diesen abartigen…. Perversen verwandeln?“</text:p>
      <text:p text:style-name="P176">„Nein“, sagte Marcin, „viel besser. Wir sichern uns damit der Unterstützung der Miliz. Wir haben damit endlich das Militär in der Hand, zumindest teilweise.“</text:p>
      <text:p text:style-name="P176">Thorn schaute hoch. „Was? Eine Schwuchtel bei der Miliz? Ich hoffe, die war nicht in meiner Einheit.“</text:p>
      <text:p text:style-name="P176">„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76">Dania lachte. „Ich kann ja nicht mal lesen, da habe ich wohl aus reinem Zufall die richtigen Briefe erwischt. Hätte nie gedacht, dass ein paar Buchstaben einem so viel Macht über einen Menschen geben können!“</text:p>
      <text:p text:style-name="P189"><text:span text:style-name="T33">Thorn runzelte die Stirn. </text:span>Dieses Mädchen weiß definitiv zu viel über mich. Und sie wird langsam gefährlicher… ich hoffe, sie versteht nie die Tragweite solcher Aussagen. <text:span text:style-name="T33">Er hob die Zeichnung auf. „Hm, den Typen habe ich noch nie gesehen. Aber das Bild ist gut gemacht. Der Zeichner war talentiert.“</text:span></text:p>
      <text:p text:style-name="P189"><text:span text:style-name="T33">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text:span><text:soft-page-break/><text:span text:style-name="T33">ziehen gebrauchen… und vielleicht eine eigene Hütte hier im Bezirk. Kriegst du nicht auch mehr Geld, seit wir dich in den Rat gebracht haben?“</text:span></text:p>
      <text:p text:style-name="P189">Verdammt<text:span text:style-name="T33">, dachte Thorn. </text:span>Seit wann ist dieses Gör klug genug, sich solche Argumente einfallen zu lassen?<text:span text:style-name="T33"> Er schnaubte. </text:span>Nun, immerhin benutzt sie Worte gegenüber mir. Sie scheint meine Autorität also nicht in Frage zu stellen. Ich sollte dafür sorgen, dass das auch so bleibt. So unwahrscheinlich es ist, ich brauche dieses Wrack von einem Mädchen.</text:p>
      <text:p text:style-name="P189"><text:span text:style-name="T33">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62">also versprich dir nicht zu viel. Eine Hütte fällt auch nicht vom Himmel, und in den Baracken, die Arghan für seine Arbeiter hochzieht, willst du nicht wohnen… glaub mir.“</text:span></text:p>
      <text:p text:style-name="P177">Marcin hustete. Thorn hörte sofort, dass es nicht war, weil Marcin krank gewesen wäre. „Ja, Marcin, auch du hast dir eine Budgeterhöhung redlich verdient. Zwei Bezirke am Laufen zu halten ist auch etwas teurer, als nur einen, nicht wahr? Ich kümmer mich drum.“</text:p>
      <text:p text:style-name="P177">Er schnaubte. „Aber nun zu wichtigerem. Wenn wir erst die Unterstützung von Hauptmann Dragan und seiner Miliz haben, trennt uns nichts mehr vom Patrizier. Dania, dein nächster Auftrag wird anspruchsvoller, als was du bisher gemacht hast...“</text:p>
      <text:p text:style-name="P178">Dania blickte interessiert auf. „Ich liebe Herausforderungen.“</text:p>
      <text:p text:style-name="P178"/>
      <text:h text:style-name="Heading_20_1"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77"/>
      <text:p text:style-name="P179">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190">Dragan.<text:span text:style-name="T33"> Wie ein Blitz durchfuhr der Name Marcins Gehirn. </text:span><text:span text:style-name="T185">Was zur Hölle habe ich getan? Ihn ausgerechnet Thorn zum Fraß vorwerfen? Der wildesten Bestie Lagons?</text:span><text:span text:style-name="T63"> Ihm wurde etwas übel, doch ablenken tat ihn das nicht.</text:span></text:p>
      <text:p text:style-name="P191"><text:span text:style-name="T33">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33"> Marcin konnte nicht anders als unwillkürlich schmunzeln, was aber schnell wieder verging.</text:span></text:p>
      <text:p text:style-name="P180">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80">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191">Man geht ein Ziel niemals nur auf eine Weise an. Aber war die Wahl meiner Mittel weise?</text:p>
      <text:p text:style-name="P180">Ein solches Risiko war Marcin noch nie eingegangen. Und nicht nur Dragan, auch Thorn war in seinem Spiel ein beinahe unberechenbarer Faktor. Wenn nur einer der beiden nicht knallhart auf seinen Vorteil bedacht seine Rolle durchzog, ging Marcins Strategie nicht mehr auf.</text:p>
      <text:p text:style-name="P191"><text:soft-page-break/>Und Männer wie sie neigen zu Irrationalitäten. Ich habe oft genug erlebt, wie schwach Männer im Angesicht solcher Einsätze werden, wie schlecht sie spielen, wenn so viel im Pott ist – hoffen wir, dass zwei derart große Männer nicht den Kopf verlieren.</text:p>
      <text:p text:style-name="P180">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191">Dragan fallenzulassen liegt aber so wenig in seinem Interesse – wenn er das Patriziat wirklich will, ist er nicht so dumm, seinem Hass freien Lauf zu lassen.</text:p>
      <text:p text:style-name="P180">Als die Kutsche über eine holprige Bodenwelle fuhr, schlug ihm Danias müder Kopf gegen die Schulter. Sie erwachte sofort und etwas unsanft, rieb sich den Schädel und fragte: „Sind wir schon im ersten Bezirk?“</text:p>
      <text:p text:style-name="P191"><text:span text:style-name="T33">Marcin verneinte, woraufhin </text:span><text:span text:style-name="T64">sie sich wieder an ihn lehnte und ohne ein weiteres Wort wieder einschlief. Er wunderte sich kurz, wie kaputt ihr Schlafrhythmus war. </text:span><text:span text:style-name="T186">Brocken kann ein Leben ganz schön durcheinanderbringen. Ein Wunder, dass sie noch nie während einer Mission plötzlich eingeschlafen ist.</text:span></text:p>
      <text:p text:style-name="P192"><text:span text:style-name="T33">Schon schweiften seine Gedanken wieder ab. </text:span><text:span text:style-name="T187">Vielleicht, wenn wir eines Tages mal auf derselben Seite stehen,</text:span><text:span text:style-name="T65"> </text:span><text:span text:style-name="T33">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81">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81">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190">bei dieser Regel zu bleiben</text:span>. Marcin hoffte nur, dass er sich in diesem Fall nicht verkalkuliert hatte.</text:p>
      <text:p text:style-name="P181">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aber ganz würde er sich wohl nie daran gewöhnen. Und direkt nach dem Elend des siebten Bezirks war der Kontrast beeindruckend.</text:p>
      <text:p text:style-name="P181">Sein Staunen stand aber in keinem Vergleich zu Danias. <text:span text:style-name="T188">Sie war die Idylle des ersten Bezirks noch viel weniger gewohnt. Selbst im elften Bezirk, wo sie immerhin viel Zeit verbrachte und das Chaos der Großstadt sich selten hin verirrte, lag immer ein Hauch von Armut, Argwohn und Verwesung in der Luft.</text:span></text:p>
      <text:p text:style-name="P182">Hier säumten sich Hecken und Gärten die breiten und ordentlichen Straßen entlang, <text:span text:style-name="T189">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83">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190">und deren Uniformen blitzblank waren und wie angegossen saßen</text:span>, störten die Szenerie, und die Kinder, die von ihren Müttern über die Gehwege gezerrt wurden, hatten keine Angst vor ihnen. Die Soldaten waren darauf trainiert, immer zu lächeln, und alle vorbeikommenden nett zu <text:soft-page-break/>grüßen, auch wenn es von diesen niemals erwidert wurde.</text:p>
      <text:p text:style-name="P183">Während Dania sich noch wunderte, dass es hier Wege gab, auf denen Fußgänger vor Kutschen sicher waren, versuchte Marcin, keine Aufmerksamkeit zu erregen und ging weiter.</text:p>
      <text:p text:style-name="P193">Immerhin habe ich meine Diebesmütze nicht auf. So gehen wir mit etwas Glück als Angestellte einer reichen Persönlichkeit durch.</text:p>
      <text:p text:style-name="P183">Dania kam ihm bald hinterher, und sie gingen in Richtung der Patriziervilla. Ihr Auftrag war, sie auszukundschaften, und einen Eindruck von ihr zu bekommen.</text:p>
      <text:p text:style-name="P195">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191">f</text:span>en, wie es die Karte versprach.</text:p>
      <text:p text:style-name="P196">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197">Hier unbemerkt ein paar Eindrücke zu sammeln, wird nicht einfach.<text:span text:style-name="T33"> Marcin fluchte.</text:span></text:p>
      <text:p text:style-name="P197"><text:span text:style-name="T33">Die Soldaten bewachten ein breites Tor, dass geschmackvoll verziert war. Es stach aus einem Zaun mit Eisenspitzen hervor, der etwa anderthalb Mann hoch war; einige Kutschen standen am Straßenrand und konnten als Deckung dienen, doch sonst konnte man nicht auf viel hoffen.</text:span></text:p>
      <text:p text:style-name="P197"><text:span text:style-name="T33">„Dania, wir brauchen einen Plan. Hast du Pulver, mit dem man hoch springen kann? </text:span><text:span text:style-name="T66">Und ein Vergissmich wäre noch praktisch, für den Rückweg. </text:span><text:span text:style-name="T33">Vielleicht muss ich über den Zaun“, raunte er ihr zu. Wortlos reichte sie </text:span><text:span text:style-name="T66">ihm zwei </text:span><text:span text:style-name="T33">Döschen, nach dem sie sich davon überzeugt hatte, dass niemand sie b</text:span><text:span text:style-name="T66">e</text:span><text:span text:style-name="T33">obachtete. </text:span><text:span text:style-name="T66">Marcin schraubte sie kurz auf, um sich ihres Inhalts zu vergewissern. „Nun gut. Du weißt, wie du die Wachen ablenkst?“</text:span></text:p>
      <text:p text:style-name="P198"><text:span text:style-name="T33">Dania grinste breit. „Das werde ich nie verlernen. Einer der Momente, wo man sich noch am meisten herausnehmen kann.“</text:span></text:p>
      <text:p text:style-name="P198"><text:span text:style-name="T33">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span></text:p>
      <text:p text:style-name="P198"><text:span text:style-name="T33">„Selbstverständlich, Boss.“</text:span></text:p>
      <text:p text:style-name="P198"><text:span text:style-name="T33">„</text:span><text:span text:style-name="T69">Du musst nicht auf mich warten.“ </text:span><text:span text:style-name="T33">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67">Er war etwas nervös, weil er die Pulver noch nie verwendet hatte, und dann ausgerechnet in einer solchen riskanten Situation – doch er hatte Dania tausendmal dabei beobachtet und war gewohnt, derartige Risiken einzugehen.</text:span></text:p>
      <text:p text:style-name="P199"><text:span text:style-name="T33">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span></text:p>
      <text:p text:style-name="P199"><text:span text:style-name="T33">Von der Menge, die er aus der Dose nahm, verschüttete er erst einmal die Hälfte, bis er es schaffte, den Finger ruhig zu halten und noch einmal nachzulegen. Dann blies er und spürte sofort, wie die Luft um ihn leichter wurde.</text:span></text:p>
      <text:p text:style-name="P199"><text:span text:style-name="T33">Er hatte in der Tat ein bisschen zu viel gewählt, und flog mit einer Armlänge unter sich über den </text:span><text:soft-page-break/><text:span text:style-name="T33">Zaun. Gegen das Fallen half das Pulver leider nicht, und als er sich abrollen wollte, krachte ihm der Rasen schmerzhaft entgegen. Marcin verkniff sich jeden Laut, rollte in die Hocke und versuchte, mit einem Blick wahrzunehmen, ob </text:span><text:span text:style-name="T68">ihn jemand gesehen hatte – doch die Fläche vor der Villa war ansonsten leer, und niemand schien aus dem Fenster zu sehen.</text:span></text:p>
      <text:p text:style-name="P200"><text:span text:style-name="T33">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span></text:p>
      <text:p text:style-name="P200"><text:span text:style-name="T33">Marcin wusste, dass das nicht reichte. Mut und Beobachtungsgabe waren viel wichtiger. Vor allem angesichts der Fallen, die er bereits auf den ersten Blick erkennen konnte. Er presste sich in den Schatten einer Hecke und ließ sich Zeit zur Beobachtung.</text:span></text:p>
      <text:p text:style-name="P200"><text:span text:style-name="T33">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span></text:p>
      <text:p text:style-name="P201">Der Weg also.<text:span text:style-name="T33">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202"><text:span text:style-name="T33">Noch schien Dania die beiden Wachen abzulenken, also würden sie den Weg nicht im Blick haben. Er beschloss, aufrecht und zügig zu gehen, wie als würde er hierher gehören; flüchtige Blicke würden sich nicht unbedingt wundern.</text:span></text:p>
      <text:p text:style-name="P202"><text:span text:style-name="T33">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70">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03">Was weiß ich, welche Fallen ich von hier aus nicht einmal wahrnehme.</text:p>
      <text:p text:style-name="P203"><text:span text:style-name="T33">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span></text:p>
      <text:p text:style-name="P203"><text:span text:style-name="T33">Endlich war er an den Treppen angekommen und ließ sich in ihren Schatten sinken, lehnte sich an das Geländer. Durch die relative Dunkelheit und den kühlen Marmor beruhigte er sich sofort. Er gönnte sich noch eine kurze Verschnaufpause und sah zum Tor.</text:span></text:p>
      <text:p text:style-name="P203">Dania hat sich aus dem Staub gemacht. Cleveres Mädchen.</text:p>
      <text:p text:style-name="P204"><text:span text:style-name="T33">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72">Verkleidung</text:span><text:span text:style-name="T33"> am besten versorgt, da lohnte es sich vielmehr, den Lieferanteneingang zu finden. Er stahl sich wieder aus dem Schatten des Marmors, und diesmal hetzte er ohne zu zögern aus dem Sichtfeld um die Ecke.</text:span></text:p>
      <text:p text:style-name="P204"><text:span text:style-name="T33">Der Garten ging auch an der Seite des Hauses weiter, wenn auch weniger schmuckvoll, da dies nicht die Schokoladenseite des Anwesens war. Die Luft war rein, es war niemand zu sehen, als Marcin sich voranschlich.</text:span></text:p>
      <text:p text:style-name="P204"><text:span text:style-name="T33">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span></text:p>
      <text:p text:style-name="P205"><text:span text:style-name="T33">Der Käfig passte überhaupt nicht in die Ästhetik des restlichen Gebäudes, doch Marcin musste den Einfallsreichtum bewundern. Hier würde niemand ungesehen und unkontrolliert durchkommen. </text:span></text:p>
      <text:p text:style-name="P205"><text:soft-page-break/><text:span text:style-name="T33">Jedenfalls niemand, der sich nicht auf Bormagie verstand </text:span><text:span text:style-name="T71">oder gute Kontakte hatte</text:span><text:span text:style-name="T33">. </text:span><text:span text:style-name="T71">In Marcins Kopf formte sich natürlich bereits ein Plan. Für die Einzelheiten müsste Joran noch einmal seine Zutatenliste durchgehen, aber Marcin war sich sicher, dass sie etwas finden würden.</text:span></text:p>
      <text:p text:style-name="P206"><text:span text:style-name="T33">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span></text:p>
      <text:p text:style-name="P206"><text:span text:style-name="T33">Er hatte Glück – er musste nicht im Garten übernachten. Auch wenn es gefühlte Stunden dauerte, </text:span><text:span text:style-name="T73">und die Sonne bereits sehr tief stand,</text:span><text:span text:style-name="T33"> bis endlich eine Kutsche auftauchte, die wohl frische Zutaten für das Abendessen brachte. Noch bevor sie angehalten hatte, hatte Marcin sich bereits ihren Namen eingeprägt.</text:span></text:p>
      <text:p text:style-name="P206"><text:span text:style-name="T33">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Angestellten anwies, Pakete aus dem Wagen in das Gebäude zu tragen.</text:span></text:p>
      <text:p text:style-name="P206"><text:span text:style-name="T33">Die Soldaten stoppten ihn jedoch, und bekamen Ausweispapiere ausgehändigt. Der Offizier nahm sie und trug sie nach hinten, wo ein anderer Soldat mit einer Liste stand. Sie glichen die Namen ab, der Offizier nickte, brachte dem Lieferanten die Papiere </text:span><text:span text:style-name="T72">zurück, und die beiden begannen, ihre Pakete zu schleppen.</text:span></text:p>
      <text:p text:style-name="P207"><text:span text:style-name="T33">Sie blieben nicht lange innen; nach wenigen Augenblicken kamen sie sofort zurück, um das nächste Paket zu holen. Anscheinend legten sie sie nur innen ab, von wo dann andere Leute zuständig waren… </text:span>ein Hindernis, doch keins, das nicht überwindbar ist.</text:p>
      <text:p text:style-name="P207"><text:span text:style-name="T33">Nachdem sie ein knappes Dutzend Pakete geschleppt hatten, verabschiedeten sie sich und stiegen wieder in die Kutsche. Die Soldaten verriegelten das Tor wieder, und alles konnte wieder den gewohnten Gang gehen.</text:span></text:p>
      <text:p text:style-name="P208"><text:span text:style-name="T33">Marcin hatte genug gesehen. Es war Zeit, zu verschwinden. Er entschied sich, es beim Haupteingang zu versuchen und näherte sich dem vorderen Garten.</text:span></text:p>
      <text:p text:style-name="P208"><text:span text:style-name="T33">Als er wenige Meter vor der Ecke war, hörte er plötzlich Schritte. Marcin erstarrte, als ein Gärtner um die Ecke bog, grasfleckige </text:span><text:span text:style-name="T73">Uniform</text:span><text:span text:style-name="T33">, eine riesige Heckenschere in der Hand.</text:span></text:p>
      <text:p text:style-name="P208"><text:span text:style-name="T33">Auch der Gärtner war ziemlich perplex, hier jemanden anzutreffen. „Entschuldigung, was machen Sie hier, wenn ich fragen darf?“</text:span></text:p>
      <text:p text:style-name="P209"><text:span text:style-name="T33">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span></text:p>
      <text:p text:style-name="P208"><text:span text:style-name="T33">Marcin handelte, ohne zu denken. Mit einem beherzten Sprung nach vorne ergriff er die Gartenschere. Die andere Hand packte den Gärtner am Hals. </text:span><text:span text:style-name="T73">Der Gärtner</text:span><text:span text:style-name="T33"> versuchte zu schreien, doch der Druck von Marcins im Würgen geübten Fingern ließ das nicht zu.</text:span></text:p>
      <text:p text:style-name="P208">Ein Arbeitsunfall, richtig. Wer lässt hier denn auch so fahrlässig die ganzen Fallen herumliegen?<text:span text:style-name="T33"> Marcin kicherte, entwand ihm mit einer ruckartigen Bewegung die Gartenschere und ließ sie fallen. Dann packte er den Gärtner, zog ihn noch ein paar Meter nach hinten und warf ihn in die Fallen neben der Hecke.</text:span></text:p>
      <text:p text:style-name="P208"><text:span text:style-name="T33">Was die Bärenfallen mit ihm anstellten, war nicht schön mit anzusehen. Viel beunruhigender war jedoch der durchdringende Ton, der plötzlich die Luft erfüllte, wie von einer Trompete. Die Fallen waren wohl mit einer </text:span><text:span text:style-name="T73">Luftbetriebenen Alarmanlage verbunden.</text:span></text:p>
      <text:p text:style-name="P209"><text:span text:style-name="T33">Marcin fluchte. Blitzschnell musste er ein Versteck finden. An der Hausseite waren nur die Hecken zu sehen, hier konnte er sich nicht verstecken; er erinnerte sich an das Geländer und sprintete um die Hausecke.</text:span></text:p>
      <text:p text:style-name="P209"><text:span text:style-name="T33">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span></text:p>
      <text:p text:style-name="P209"><text:soft-page-break/><text:span text:style-name="T33">Marcin nutzte ihren toten Winkel, um in ihrem Rücken über den langen Weg zum Haupttor zu sprinten. In ihrer Eile hatten die Wachen es offen gelassen. </text:span></text:p>
      <text:p text:style-name="P209">Das Glück hat mich also nicht vollends verlassen.</text:p>
      <text:p text:style-name="P209"><text:span text:style-name="T33">Marcin schlüpfte hindurch und normalisierte sofort seinen Gang. Lässig schob er die Hände in die Tasche, während er in zügigem Tempo die Straßenseite wechselte.</text:span></text:p>
      <text:p text:style-name="P209">Da wird wohl jemand einen neuen Gärtner brauchen.<text:span text:style-name="T33"> Marcin hatte sich auch den Namen der Firma auf der Uniform des Gärtners gemerkt, und freute sich, dass er mehrere Optionen hatte.</text:span></text:p>
      <text:p text:style-name="P209"><text:span text:style-name="T33">Er beschloss, Dragan einen Besuch abzustatten.</text:span></text:p>
      <text:p text:style-name="P209"><text:span text:style-name="T73"/></text:p>
      <text:h text:style-name="Heading_20_1" text:outline-level="1"><text:span text:style-name="T48">Dragan – kriegt einen Besuch von Marcin, bei dem dieser ihn auffordert, </text:span><text:span text:style-name="T75">Namen</text:span><text:span text:style-name="T73"> in die Lieferantenliste einzutragen; Erpressung</text:span></text:h>
      <text:p text:style-name="P209"><text:span text:style-name="T33"/></text:p>
      <text:p text:style-name="P210"><text:span text:style-name="T33">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span></text:p>
      <text:p text:style-name="P210"><text:span text:style-name="T33">Dragan fühlte sich in seinen eigenen vier Wänden zunehmend unsicher; die Zeiten wurden schließlich auch unsicherer. Dragan war mit Sicherheit beauftragt, von allen Leuten musste er das am besten wissen.</text:span></text:p>
      <text:p text:style-name="P210">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210"><text:span text:style-name="T33">Er schnaubte, und entschied sich, die Tür zu öffnen. Seine Paranoia wurde langsam lächerlich. Er ging zur Haustür und beantwortete das Klopfen, indem er die Klinke betätigte.</text:span></text:p>
      <text:p text:style-name="P210"><text:span text:style-name="T33">„Marcin?“ Dragan verfluchte sich selbst dafür, nur einen Bademantel zu tragen. Was sollte er von ihm denken?</text:span></text:p>
      <text:p text:style-name="P210">Was Marcin von mir denkt ist mir sowieso völlig unklar.<text:span text:style-name="T33"> Es freute ihn, dass er wieder auftauchte – immerhin hatte er bei ihrem letzten Date versucht, ihn zu töten.</text:span></text:p>
      <text:p text:style-name="P210"><text:span text:style-name="T33">Wie räumte man so etwas aus dem Weg? Passierte Dieben das vielleicht öfter? Hatte er sich damals eigentlich entschuldigt? Dragans Gedanken fuhren Achterbahn.</text:span></text:p>
      <text:p text:style-name="P210"><text:span text:style-name="T33">Marcin drängte sich an ihm vorbei ins Haus hinein, bevor er etwas herausbrachte.</text:span></text:p>
      <text:p text:style-name="P210"><text:span text:style-name="T33">Dragan fluchte innerlich. Er wusste nicht, was er sagen sollte. Alles was er am Ende herausbrachte, war: „Ist dir jemand gefolgt? Du weißt, welche Risiken auf mir lasten.“ und sofort wollte er sich selbst ohrfeigen.</text:span></text:p>
      <text:p text:style-name="P210">Vorwürfe sind sicher das letzte, was er von mir hören will.</text:p>
      <text:p text:style-name="P210"><text:span text:style-name="T33">Marcin blieb stehen, und sprach, ohne sich zu ihm umzudrehen, mit fast gleichgültiger Stimme: „Ich bin nicht deswegen hier.“ er senkte den Kopf leicht. „Auch wenn absolute Geheimhaltung natürlich auch wegen deswegen wichtig ist.“</text:span></text:p>
      <text:p text:style-name="P210"><text:span text:style-name="T33">Dragan stockte. Was auch immer Marcin sonst meinen konnte, konnte nur sehr viel unangenehmer sein.</text:span></text:p>
      <text:p text:style-name="P210"><text:span text:style-name="T33">„Ich brauche viel mehr einen Gefallen von dir.“ </text:span><text:span text:style-name="T74">Marcin ging vor ins Wohnzimmer, sah Wein und ein Glas auf dem Tisch stehen und goss es sich ein.</text:span></text:p>
      <text:p text:style-name="P210"><text:span text:style-name="T74">„Einen Gefallen? Du meinst doch nicht so einen… wie letztes Mal?“ Dragan schluckte. Und entschied sich dagegen, sich auch ein Glas zu holen. Es sah so aus, als würde er einen klaren Kopf brauchen.</text:span></text:p>
      <text:p text:style-name="P211"><text:span text:style-name="T74">M</text:span><text:span text:style-name="T33">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Wir sitzen im selben Boot.“</text:span></text:p>
      <text:p text:style-name="P211"><text:soft-page-break/><text:span text:style-name="T33">Dragan starrte ihn an. Das Glas würdigte er keines Blickes.</text:span></text:p>
      <text:p text:style-name="P211">Dieser verdammte… Dieb will mich wohl verarschen.<text:span text:style-name="T33"> Er schluckte. </text:span>Ob er mich von Anfang an nur benutzen wollte? Ich hätte niemals so leichtfertig mit meinen Geheimnissen umgehen sollen.</text:p>
      <text:p text:style-name="P211"><text:span text:style-name="T33">„Einen Teufel werde ich tun. Du benutzt mich nicht. </text:span><text:span text:style-name="T76">Ich werde den verdammten ehrbaren Dieben sicher keinen Zutritt zum Anwesen des verdammten Patriziers geben.“</text:span></text:p>
      <text:p text:style-name="P212"><text:span text:style-name="T33">Marcin seufzte. „Ich wollte das nicht tun. Aber du lässt mir keine Wahl.“ Langsam kippte er das Glas zur Seite, bis der Wein fast herauslief. „Mein Auftraggeber hat Beweise, dass du mit Männern… Briefe, und dir ist vielleicht aufgefallen, dass di</text:span><text:span text:style-name="T77">r</text:span><text:span text:style-name="T33"> dein Spielzeug abhanden gekommen ist.“</text:span></text:p>
      <text:p text:style-name="P212"><text:span text:style-name="T33">Dragan verengte die Augen und merkte, dass er unwillentlich immer röter wurde – vor Scham und Wut gleichermaßen.</text:span></text:p>
      <text:p text:style-name="P212"><text:span text:style-name="T33">Marcin erwiderte den Blick, ohne mit den Wimpern zu zucken. „Du hast keine Wahl. Ich auch nicht. Ich überbringe nur die Botschaft. Also handle rational und rette deinen süßen Arsch.“</text:span></text:p>
      <text:p text:style-name="P212"><text:span text:style-name="T33">Dragan zuckte es in den Gliedern. Er wollte diesen Mann zerbrechen, jedes einzelne seiner Glieder knacken wie einen dünnen Zweig. Er überlegte, wo er eine Waffe versteckt hatte, doch ihm war klar, dass er das nicht tun konnte.</text:span></text:p>
      <text:p text:style-name="P213">Dania – schleicht sich in das Haus des Patriziers, <text:span text:style-name="T122">bringt ihn um, kehrt heim um Thorn zu berichten, die beiden stoßen darauf an, sie stirbt vergiftet an dem Wein, im sterben betrunkener Monolog?</text:span></text:p>
      <text:p text:style-name="P19">Joran – Traumsequenz Danias Tod</text:p>
      <text:p text:style-name="P19">Thorn – im Rat mit Arghan, Dragan und Marcin, stellen Danias Leiche vor, Thorn lässt sich zum Patrizier wählen</text:p>
      <text:p text:style-name="P19"/>
      <text:p text:style-name="P19">Akt 3</text:p>
      <text:p text:style-name="P19"/>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7-03-02T00:11:42.245744624</dc:date>
    <meta:editing-duration>P26DT5H23M24S</meta:editing-duration>
    <meta:editing-cycles>110</meta:editing-cycles>
    <meta:generator>LibreOffice/5.1.6.2$Linux_X86_64 LibreOffice_project/10m0$Build-2</meta:generator>
    <meta:document-statistic meta:table-count="0" meta:image-count="0" meta:object-count="0" meta:page-count="148" meta:paragraph-count="2214" meta:word-count="95908" meta:character-count="601240" meta:non-whitespace-character-count="504748"/>
  </office:meta>
</office:document-meta>
</file>